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2591in"/>
    </style:style>
    <style:style style:name="co6" style:family="table-column">
      <style:table-column-properties fo:break-before="auto" style:column-width="1.7543in"/>
    </style:style>
    <style:style style:name="co7" style:family="table-column">
      <style:table-column-properties fo:break-before="auto" style:column-width="1.0236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0.5917in"/>
    </style:style>
    <style:style style:name="co11" style:family="table-column">
      <style:table-column-properties fo:break-before="auto" style:column-width="1.646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2807in"/>
    </style:style>
    <style:style style:name="co15" style:family="table-column">
      <style:table-column-properties fo:break-before="auto" style:column-width="1.3984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0866in"/>
    </style:style>
    <style:style style:name="co18" style:family="table-column">
      <style:table-column-properties fo:break-before="auto" style:column-width="1.1516in"/>
    </style:style>
    <style:style style:name="co19" style:family="table-column">
      <style:table-column-properties fo:break-before="auto" style:column-width="1.2693in"/>
    </style:style>
    <style:style style:name="co20" style:family="table-column">
      <style:table-column-properties fo:break-before="auto" style:column-width="1.3126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1.1146in"/>
    </style:style>
    <style:style style:name="co23" style:family="table-column">
      <style:table-column-properties fo:break-before="auto" style:column-width="1.1256in"/>
    </style:style>
    <style:style style:name="co24" style:family="table-column">
      <style:table-column-properties fo:break-before="auto" style:column-width="1.1618in"/>
    </style:style>
    <style:style style:name="co25" style:family="table-column">
      <style:table-column-properties fo:break-before="auto" style:column-width="1.1299in"/>
    </style:style>
    <style:style style:name="co26" style:family="table-column">
      <style:table-column-properties fo:break-before="auto" style:column-width="1.0654in"/>
    </style:style>
    <style:style style:name="co27" style:family="table-column">
      <style:table-column-properties fo:break-before="auto" style:column-width="1.3882in"/>
    </style:style>
    <style:style style:name="co28" style:family="table-column">
      <style:table-column-properties fo:break-before="auto" style:column-width="1.5063in"/>
    </style:style>
    <style:style style:name="co29" style:family="table-column">
      <style:table-column-properties fo:break-before="auto" style:column-width="1.4846in"/>
    </style:style>
    <style:style style:name="co30" style:family="table-column">
      <style:table-column-properties fo:break-before="auto" style:column-width="1.1402in"/>
    </style:style>
    <style:style style:name="co31" style:family="table-column">
      <style:table-column-properties fo:break-before="auto" style:column-width="1.0543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</style:style>
    <style:style style:name="ce8" style:family="table-cell" style:parent-style-name="Default" style:data-style-name="N12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</style:style>
    <style:style style:name="ce9" style:family="table-cell" style:parent-style-name="Default" style:data-style-name="N12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order-left="none" fo:padding-bottom="0.0193in" fo:padding-left="0.0138in" fo:padding-right="0.0138in" fo:padding-top="0.0193in" fo:border-right="2.49pt solid #000000" fo:border-top="none"/>
    </style:style>
    <style:style style:name="ce12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36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6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7" style:family="table-cell" style:parent-style-name="Default" style:data-style-name="N136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ff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36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36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ext-properties fo:color="#ff0000"/>
    </style:style>
    <style:style style:name="ce25" style:family="table-cell" style:parent-style-name="Default"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7" style:family="table-cell" style:parent-style-name="Default" style:data-style-name="N136">
      <style:table-cell-properties fo:border-bottom="none" fo:border-left="2.55pt solid #000000" fo:border-right="none" fo:border-top="none"/>
    </style:style>
    <style:style style:name="ce28" style:family="table-cell" style:parent-style-name="Default">
      <style:table-cell-properties fo:border-bottom="none" fo:border-left="2.55pt solid #000000" fo:border-right="none" fo:border-top="none"/>
    </style:style>
    <style:style style:name="ce29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32" style:family="table-cell" style:parent-style-name="Default" style:data-style-name="N136"/>
    <style:style style:name="ce33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  <style:text-properties fo:color="#ff0000"/>
    </style:style>
    <style:style style:name="ce38" style:family="table-cell" style:parent-style-name="Default">
      <style:text-properties fo:color="#0000ff"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80"/>
    </style:style>
    <style:style style:name="ce40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color="#ff0000"/>
    </style:style>
    <style:style style:name="ce41" style:family="table-cell" style:parent-style-name="Default">
      <style:table-cell-properties fo:border="none" fo:padding-bottom="0.0193in" fo:padding-left="0.0138in" fo:padding-right="0.0138in" fo:padding-top="0.0193in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ff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ff"/>
    </style:style>
    <style:style style:name="ce44" style:family="table-cell" style:parent-style-name="Default" style:data-style-name="N12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ff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2.49pt solid #000000" fo:border-top="none"/>
      <style:paragraph-properties fo:text-align="center" fo:margin-left="0in"/>
      <style:text-properties fo:color="#ff00ff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padding-bottom="0.0193in" fo:padding-left="0.0138in" fo:padding-right="0.0138in" fo:padding-top="0.0193in" fo:border-right="2.49pt solid #000000" fo:border-top="none"/>
      <style:text-properties fo:font-weight="bold" style:font-weight-asian="bold" style:font-weight-complex="bold"/>
    </style:style>
  </office:automatic-styles>
  <office:body>
    <office:spreadsheet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4" table:default-cell-style-name="ce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default-cell-style-name="ce4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47"/>
        <table:table-column table:style-name="co1" table:number-columns-repeated="2" table:default-cell-style-name="ce2"/>
        <table:table-column table:style-name="co17" table:default-cell-style-name="ce2"/>
        <table:table-column table:style-name="co19" table:default-cell-style-name="ce2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4" table:default-cell-style-name="Default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 table:number-columns-repeated="4"/>
          <table:table-cell table:number-columns-repeated="4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38" office:value-type="string">
            <text:p>fixed TRandom</text:p>
          </table:table-cell>
          <table:table-cell table:number-columns-repeated="3"/>
          <table:table-cell table:style-name="ce33"/>
          <table:table-cell table:style-name="ce38" office:value-type="string">
            <text:p>2010 resolution from note 0.2/pt</text:p>
          </table:table-cell>
          <table:table-cell table:number-columns-repeated="3"/>
          <table:table-cell table:style-name="ce11"/>
          <table:table-cell table:number-columns-repeated="7"/>
          <table:table-cell table:style-name="ce11"/>
          <table:table-cell table:number-columns-repeated="4"/>
          <table:table-cell table:style-name="ce11"/>
          <table:table-cell table:number-columns-repeated="5"/>
          <table:table-cell table:style-name="ce28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8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Diff 0-8</text:p>
          </table:table-cell>
          <table:table-cell table:style-name="ce1" office:value-type="string">
            <text:p>Pile-up 9-20 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Diff 9-20</text:p>
          </table:table-cell>
          <table:table-cell table:style-name="ce30" office:value-type="string">
            <text:p>Average Variance</text:p>
          </table:table-cell>
          <table:table-cell table:style-name="ce30"/>
          <table:table-cell table:style-name="ce6" office:value-type="string">
            <text:p>Average 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 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Track pt Res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variance </text:p>
          </table:table-cell>
          <table:table-cell table:style-name="ce6" office:value-type="string">
            <text:p>Variance %</text:p>
          </table:table-cell>
          <table:table-cell table:style-name="ce2" office:value-type="string">
            <text:p>JES Uncertainty UP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JES Uncertainty DOWN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UP- Nominal % </text:p>
          </table:table-cell>
          <table:table-cell table:style-name="ce2" office:value-type="string">
            <text:p>DOWN-Nomina %</text:p>
          </table:table-cell>
          <table:table-cell table:style-name="ce2" office:value-type="string">
            <text:p><text:s/>UP-DOWN</text:p>
          </table:table-cell>
          <table:table-cell table:style-name="ce10" office:value-type="string">
            <text:p>UP-DOWN %</text:p>
          </table:table-cell>
          <table:table-cell table:style-name="ce2" office:value-type="string">
            <text:p>JetFitterCOMBNN 60%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This – Nominal</text:p>
          </table:table-cell>
          <table:table-cell table:style-name="ce2" office:value-type="string">
            <text:p>This-Nominal/err</text:p>
          </table:table-cell>
          <table:table-cell table:style-name="ce10" office:value-type="string">
            <text:p>This – Nominal %</text:p>
          </table:table-cell>
          <table:table-cell office:value-type="string">
            <text:p>MV1 70%</text:p>
          </table:table-cell>
          <table:table-cell office:value-type="string">
            <text:p>err</text:p>
          </table:table-cell>
          <table:table-cell office:value-type="string">
            <text:p>This – Nominal </text:p>
          </table:table-cell>
          <table:table-cell office:value-type="string">
            <text:p>This – nominal/ err</text:p>
          </table:table-cell>
          <table:table-cell office:value-type="string">
            <text:p>This – nominal %</text:p>
          </table:table-cell>
          <table:table-cell table:style-name="ce28" office:value-type="string">
            <text:p>LC calib</text:p>
          </table:table-cell>
          <table:table-cell office:value-type="string">
            <text:p>err </text:p>
          </table:table-cell>
          <table:table-cell office:value-type="string">
            <text:p>This – nominal</text:p>
          </table:table-cell>
          <table:table-cell office:value-type="string">
            <text:p>This – nomial %</text:p>
          </table:table-cell>
          <table:table-cell table:number-columns-repeated="4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7.61755">
            <text:p>7.62</text:p>
          </table:table-cell>
          <table:table-cell table:style-name="ce4" office:value-type="float" office:value="0.27323">
            <text:p>0.27</text:p>
          </table:table-cell>
          <table:table-cell table:style-name="ce7" table:formula="of:=[.C3]*100/[.B3]" office:value-type="float" office:value="3.58684878996528">
            <text:p>3.59</text:p>
          </table:table-cell>
          <table:table-cell table:style-name="ce4" office:value-type="float" office:value="7.33423">
            <text:p>7.33</text:p>
          </table:table-cell>
          <table:table-cell table:style-name="ce4" office:value-type="float" office:value="0.354628">
            <text:p>0.35</text:p>
          </table:table-cell>
          <table:table-cell table:style-name="ce4" table:formula="of:=[.F3]*100/[.E3]" office:value-type="float" office:value="4.83524514502545">
            <text:p>4.84</text:p>
          </table:table-cell>
          <table:table-cell table:style-name="ce15" table:formula="of:=[.B3]-[.E3]" office:value-type="float" office:value="0.283320000000001">
            <text:p>0.28</text:p>
          </table:table-cell>
          <table:table-cell table:style-name="ce4" office:value-type="float" office:value="7.27758">
            <text:p>7.28</text:p>
          </table:table-cell>
          <table:table-cell table:style-name="ce4" office:value-type="float" office:value="0.389096">
            <text:p>0.39</text:p>
          </table:table-cell>
          <table:table-cell table:style-name="ce4" table:formula="of:=[.J3]*100/[.I3]" office:value-type="float" office:value="5.34650254617606">
            <text:p>5.35</text:p>
          </table:table-cell>
          <table:table-cell table:style-name="ce15" table:formula="of:=[.B3]-[.I3]" office:value-type="float" office:value="0.33997">
            <text:p>0.34</text:p>
          </table:table-cell>
          <table:table-cell table:style-name="ce31" table:formula="of:=AVERAGE(ABS([.E3]-[.B3]);ABS([.I3]-[.B3]))" office:value-type="float" office:value="0.311645">
            <text:p>0.31</text:p>
          </table:table-cell>
          <table:table-cell table:style-name="ce31" table:formula="of:=[.E3]-[.I3]" office:value-type="float" office:value="0.0566499999999994">
            <text:p>0.06</text:p>
          </table:table-cell>
          <table:table-cell table:style-name="ce33" table:formula="of:=[.M3]*100/[.B3]" office:value-type="float" office:value="4.09114479064792">
            <text:p>4.09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Q3]*100/[.P3]" office:value-type="float" office:value="3.54207575704665">
            <text:p>3.54</text:p>
          </table:table-cell>
          <table:table-cell table:style-name="ce4" table:formula="of:=[.P3]-[.B3]" office:value-type="float" office:value="-0.17217">
            <text:p>-0.17</text:p>
          </table:table-cell>
          <table:table-cell table:style-name="ce35" table:formula="of:=[.S3]*100/[.B3]" office:value-type="float" office:value="-2.26017551574982">
            <text:p>-2.26</text:p>
          </table:table-cell>
          <table:table-cell table:style-name="ce4" office:value-type="float" office:value="7.52313">
            <text:p>7.52</text:p>
          </table:table-cell>
          <table:table-cell table:style-name="ce5" office:value-type="float" office:value="0.431515">
            <text:p>0.43</text:p>
          </table:table-cell>
          <table:table-cell table:style-name="ce4" table:formula="of:=[.V3]*100/[.U3]" office:value-type="float" office:value="5.73584399046673">
            <text:p>5.74</text:p>
          </table:table-cell>
          <table:table-cell table:style-name="ce39" table:formula="of:=[.U3]-[.B3]" office:value-type="float" office:value="-0.0944200000000004">
            <text:p>-0.09</text:p>
          </table:table-cell>
          <table:table-cell table:style-name="ce35" table:formula="of:=[.X3]*100/[.B3]" office:value-type="float" office:value="-1.23950614042573">
            <text:p>-1.24</text:p>
          </table:table-cell>
          <table:table-cell table:style-name="ce4" office:value-type="float" office:value="7.83421">
            <text:p>7.83</text:p>
          </table:table-cell>
          <table:table-cell table:style-name="ce4" office:value-type="float" office:value="0.299772">
            <text:p>0.30</text:p>
          </table:table-cell>
          <table:table-cell table:style-name="ce4" table:formula="of:=[.AA3]*100/[.Z3]" office:value-type="float" office:value="3.82644835918363">
            <text:p>3.83</text:p>
          </table:table-cell>
          <table:table-cell table:style-name="ce4" table:formula="of:=[.Z3]-[.B3]" office:value-type="float" office:value="0.216659999999999">
            <text:p>0.22</text:p>
          </table:table-cell>
          <table:table-cell table:style-name="ce40" table:formula="of:=[.AC3]*100/[.B3]" office:value-type="float" office:value="2.84422156730181">
            <text:p>2.84</text:p>
          </table:table-cell>
          <table:table-cell table:style-name="ce4" office:value-type="float" office:value="8.08357">
            <text:p>8.08</text:p>
          </table:table-cell>
          <table:table-cell table:style-name="ce4" office:value-type="float" office:value="0.308644">
            <text:p>0.31</text:p>
          </table:table-cell>
          <table:table-cell table:style-name="ce4" office:value-type="float" office:value="8.61953">
            <text:p>8.62</text:p>
          </table:table-cell>
          <table:table-cell table:style-name="ce4" office:value-type="float" office:value="0.326224">
            <text:p>0.33</text:p>
          </table:table-cell>
          <table:table-cell table:style-name="ce15" table:formula="of:=([.AE3]-[.B3])*100/[.B3]" office:value-type="float" office:value="6.11771501335731">
            <text:p>6.12</text:p>
          </table:table-cell>
          <table:table-cell table:style-name="ce42" table:formula="of:=([.AG3]-[.B3])*100/[.B3]" office:value-type="float" office:value="13.1535729991926">
            <text:p>13.15</text:p>
          </table:table-cell>
          <table:table-cell table:style-name="ce4" table:formula="of:=[.AE3]-[.AG3]" office:value-type="float" office:value="-0.535959999999999">
            <text:p>-0.54</text:p>
          </table:table-cell>
          <table:table-cell table:style-name="ce46" table:formula="of:=[.AK3]*100/[.AG3]" office:value-type="float" office:value="-6.21797244165284">
            <text:p>-6.22</text:p>
          </table:table-cell>
          <table:table-cell table:style-name="ce2" office:value-type="float" office:value="8.13486">
            <text:p>8.13486</text:p>
          </table:table-cell>
          <table:table-cell table:style-name="ce2" office:value-type="float" office:value="0.311455">
            <text:p>0.311455</text:p>
          </table:table-cell>
          <table:table-cell table:style-name="ce4" table:formula="of:=[.AM3]-[.B3]" office:value-type="float" office:value="0.517309999999999">
            <text:p>0.52</text:p>
          </table:table-cell>
          <table:table-cell table:style-name="ce4" table:formula="of:=([.AM3]-[.B3])/[.AN3]" office:value-type="float" office:value="1.66094620410653">
            <text:p>1.66</text:p>
          </table:table-cell>
          <table:table-cell table:style-name="ce40" table:formula="of:=[.AO3]*100/[.B3]" office:value-type="float" office:value="6.79102861156145">
            <text:p>6.79</text:p>
          </table:table-cell>
          <table:table-cell office:value-type="float" office:value="8.01985">
            <text:p>8.01985</text:p>
          </table:table-cell>
          <table:table-cell office:value-type="float" office:value="0.292122">
            <text:p>0.292122</text:p>
          </table:table-cell>
          <table:table-cell table:style-name="ce48" table:formula="of:=[.AR3]-[.B3]" office:value-type="float" office:value="0.402299999999999">
            <text:p>0.402</text:p>
          </table:table-cell>
          <table:table-cell table:style-name="ce4" table:formula="of:=([.AR3]-[.B3])/[.AS3]" office:value-type="float" office:value="1.37716433544889">
            <text:p>1.38</text:p>
          </table:table-cell>
          <table:table-cell table:style-name="ce4" table:formula="of:=[.AT3]*100/[.B3]" office:value-type="float" office:value="5.28122559090521">
            <text:p>5.28</text:p>
          </table:table-cell>
          <table:table-cell table:style-name="ce28" office:value-type="float" office:value="7.43058">
            <text:p>7.43058</text:p>
          </table:table-cell>
          <table:table-cell office:value-type="float" office:value="0.246147">
            <text:p>0.246147</text:p>
          </table:table-cell>
          <table:table-cell table:formula="of:=[.AW3]-[.B3]" office:value-type="float" office:value="-0.186970000000001">
            <text:p>-0.18697</text:p>
          </table:table-cell>
          <table:table-cell table:formula="of:=[.AY3]*100/[.B3]" office:value-type="float" office:value="-2.45446370552212">
            <text:p>-2.4544637055</text:p>
          </table:table-cell>
          <table:table-cell table:number-columns-repeated="4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10.5791">
            <text:p>10.58</text:p>
          </table:table-cell>
          <table:table-cell table:style-name="ce4" office:value-type="float" office:value="0.432337">
            <text:p>0.43</text:p>
          </table:table-cell>
          <table:table-cell table:style-name="ce7" table:formula="of:=[.C4]*100/[.B4]" office:value-type="float" office:value="4.08670869922772">
            <text:p>4.09</text:p>
          </table:table-cell>
          <table:table-cell table:style-name="ce4" office:value-type="float" office:value="11.1492">
            <text:p>11.15</text:p>
          </table:table-cell>
          <table:table-cell table:style-name="ce4" office:value-type="float" office:value="0.661132">
            <text:p>0.66</text:p>
          </table:table-cell>
          <table:table-cell table:style-name="ce4" table:formula="of:=[.F4]*100/[.E4]" office:value-type="float" office:value="5.92986043841711">
            <text:p>5.93</text:p>
          </table:table-cell>
          <table:table-cell table:style-name="ce15" table:formula="of:=[.B4]-[.E4]" office:value-type="float" office:value="-0.5701">
            <text:p>-0.57</text:p>
          </table:table-cell>
          <table:table-cell table:style-name="ce4" office:value-type="float" office:value="9.81567">
            <text:p>9.82</text:p>
          </table:table-cell>
          <table:table-cell table:style-name="ce4" office:value-type="float" office:value="0.587506">
            <text:p>0.59</text:p>
          </table:table-cell>
          <table:table-cell table:style-name="ce4" table:formula="of:=[.J4]*100/[.I4]" office:value-type="float" office:value="5.98538866934198">
            <text:p>5.99</text:p>
          </table:table-cell>
          <table:table-cell table:style-name="ce15" table:formula="of:=[.B4]-[.I4]" office:value-type="float" office:value="0.76343">
            <text:p>0.76</text:p>
          </table:table-cell>
          <table:table-cell table:style-name="ce31" table:formula="of:=AVERAGE(ABS([.E4]-[.B4]);ABS([.I4]-[.B4]))" office:value-type="float" office:value="0.666765">
            <text:p>0.67</text:p>
          </table:table-cell>
          <table:table-cell table:style-name="ce31" table:formula="of:=[.E4]-[.I4]" office:value-type="float" office:value="1.33353">
            <text:p>1.33</text:p>
          </table:table-cell>
          <table:table-cell table:style-name="ce33" table:formula="of:=[.M4]*100/[.B4]" office:value-type="float" office:value="6.30266279740242">
            <text:p>6.30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Q4]*100/[.P4]" office:value-type="float" office:value="4.02174825594179">
            <text:p>4.02</text:p>
          </table:table-cell>
          <table:table-cell table:style-name="ce4" table:formula="of:=[.P4]-[.B4]" office:value-type="float" office:value="-0.573700000000001">
            <text:p>-0.57</text:p>
          </table:table-cell>
          <table:table-cell table:style-name="ce35" table:formula="of:=[.S4]*100/[.B4]" office:value-type="float" office:value="-5.42295658420849">
            <text:p>-5.42</text:p>
          </table:table-cell>
          <table:table-cell table:style-name="ce4" office:value-type="float" office:value="9.56382">
            <text:p>9.56</text:p>
          </table:table-cell>
          <table:table-cell table:style-name="ce5" office:value-type="float" office:value="0.587845">
            <text:p>0.59</text:p>
          </table:table-cell>
          <table:table-cell table:style-name="ce4" table:formula="of:=[.V4]*100/[.U4]" office:value-type="float" office:value="6.14655022783783">
            <text:p>6.15</text:p>
          </table:table-cell>
          <table:table-cell table:style-name="ce39" table:formula="of:=[.U4]-[.B4]" office:value-type="float" office:value="-1.01528">
            <text:p>-1.02</text:p>
          </table:table-cell>
          <table:table-cell table:style-name="ce35" table:formula="of:=[.X4]*100/[.B4]" office:value-type="float" office:value="-9.59703566465957">
            <text:p>-9.60</text:p>
          </table:table-cell>
          <table:table-cell table:style-name="ce4" office:value-type="float" office:value="10.9138">
            <text:p>10.91</text:p>
          </table:table-cell>
          <table:table-cell table:style-name="ce4" office:value-type="float" office:value="0.465981">
            <text:p>0.47</text:p>
          </table:table-cell>
          <table:table-cell table:style-name="ce4" table:formula="of:=[.AA4]*100/[.Z4]" office:value-type="float" office:value="4.2696494346607">
            <text:p>4.27</text:p>
          </table:table-cell>
          <table:table-cell table:style-name="ce4" table:formula="of:=[.Z4]-[.B4]" office:value-type="float" office:value="0.3347">
            <text:p>0.33</text:p>
          </table:table-cell>
          <table:table-cell table:style-name="ce40" table:formula="of:=[.AC4]*100/[.B4]" office:value-type="float" office:value="3.16378519911902">
            <text:p>3.16</text:p>
          </table:table-cell>
          <table:table-cell table:style-name="ce4" office:value-type="float" office:value="10.7723">
            <text:p>10.77</text:p>
          </table:table-cell>
          <table:table-cell table:style-name="ce4" office:value-type="float" office:value="0.499891">
            <text:p>0.50</text:p>
          </table:table-cell>
          <table:table-cell table:style-name="ce4" office:value-type="float" office:value="11.766">
            <text:p>11.77</text:p>
          </table:table-cell>
          <table:table-cell table:style-name="ce4" office:value-type="float" office:value="0.539217">
            <text:p>0.54</text:p>
          </table:table-cell>
          <table:table-cell table:style-name="ce15" table:formula="of:=([.AE4]-[.B4])*100/[.B4]" office:value-type="float" office:value="1.82624230794679">
            <text:p>1.83</text:p>
          </table:table-cell>
          <table:table-cell table:style-name="ce42" table:formula="of:=([.AG4]-[.B4])*100/[.B4]" office:value-type="float" office:value="11.2192908659527">
            <text:p>11.22</text:p>
          </table:table-cell>
          <table:table-cell table:style-name="ce4" table:formula="of:=[.AE4]-[.AG4]" office:value-type="float" office:value="-0.993700000000001">
            <text:p>-0.99</text:p>
          </table:table-cell>
          <table:table-cell table:style-name="ce46" table:formula="of:=[.AK4]*100/[.AG4]" office:value-type="float" office:value="-8.44552099269081">
            <text:p>-8.45</text:p>
          </table:table-cell>
          <table:table-cell table:style-name="ce2" office:value-type="float" office:value="11.6026">
            <text:p>11.6026</text:p>
          </table:table-cell>
          <table:table-cell table:style-name="ce2" office:value-type="float" office:value="0.515031">
            <text:p>0.515031</text:p>
          </table:table-cell>
          <table:table-cell table:style-name="ce4" table:formula="of:=[.AM4]-[.B4]" office:value-type="float" office:value="1.0235">
            <text:p>1.02</text:p>
          </table:table-cell>
          <table:table-cell table:style-name="ce4" table:formula="of:=([.AM4]-[.B4])/[.AN4]" office:value-type="float" office:value="1.98725901936">
            <text:p>1.99</text:p>
          </table:table-cell>
          <table:table-cell table:style-name="ce40" table:formula="of:=[.AO4]*100/[.B4]" office:value-type="float" office:value="9.67473603614674">
            <text:p>9.67</text:p>
          </table:table-cell>
          <table:table-cell office:value-type="float" office:value="11.3731">
            <text:p>11.3731</text:p>
          </table:table-cell>
          <table:table-cell office:value-type="float" office:value="0.492633">
            <text:p>0.492633</text:p>
          </table:table-cell>
          <table:table-cell table:style-name="ce48" table:formula="of:=[.AR4]-[.B4]" office:value-type="float" office:value="0.794000000000001">
            <text:p>0.794</text:p>
          </table:table-cell>
          <table:table-cell table:style-name="ce4" table:formula="of:=([.AR4]-[.B4])/[.AS4]" office:value-type="float" office:value="1.61174748748054">
            <text:p>1.61</text:p>
          </table:table-cell>
          <table:table-cell table:style-name="ce4" table:formula="of:=[.AT4]*100/[.B4]" office:value-type="float" office:value="7.5053643504646">
            <text:p>7.51</text:p>
          </table:table-cell>
          <table:table-cell table:style-name="ce28" office:value-type="float" office:value="10.7386">
            <text:p>10.7386</text:p>
          </table:table-cell>
          <table:table-cell office:value-type="float" office:value="0.430056">
            <text:p>0.430056</text:p>
          </table:table-cell>
          <table:table-cell table:formula="of:=[.AW4]-[.B4]" office:value-type="float" office:value="0.1595">
            <text:p>0.1595</text:p>
          </table:table-cell>
          <table:table-cell table:formula="of:=[.AY4]*100/[.B4]" office:value-type="float" office:value="1.50768969004924">
            <text:p>1.50768969</text:p>
          </table:table-cell>
          <table:table-cell table:number-columns-repeated="4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14.0012">
            <text:p>14.00</text:p>
          </table:table-cell>
          <table:table-cell table:style-name="ce4" office:value-type="float" office:value="0.697146">
            <text:p>0.70</text:p>
          </table:table-cell>
          <table:table-cell table:style-name="ce7" table:formula="of:=[.C5]*100/[.B5]" office:value-type="float" office:value="4.97918749821444">
            <text:p>4.98</text:p>
          </table:table-cell>
          <table:table-cell table:style-name="ce4" office:value-type="float" office:value="13.2328">
            <text:p>13.23</text:p>
          </table:table-cell>
          <table:table-cell table:style-name="ce4" office:value-type="float" office:value="0.827575">
            <text:p>0.83</text:p>
          </table:table-cell>
          <table:table-cell table:style-name="ce4" table:formula="of:=[.F5]*100/[.E5]" office:value-type="float" office:value="6.25396741430385">
            <text:p>6.25</text:p>
          </table:table-cell>
          <table:table-cell table:style-name="ce15" table:formula="of:=[.B5]-[.E5]" office:value-type="float" office:value="0.768400000000002">
            <text:p>0.77</text:p>
          </table:table-cell>
          <table:table-cell table:style-name="ce4" office:value-type="float" office:value="14.4674">
            <text:p>14.47</text:p>
          </table:table-cell>
          <table:table-cell table:style-name="ce4" office:value-type="float" office:value="0.947968">
            <text:p>0.95</text:p>
          </table:table-cell>
          <table:table-cell table:style-name="ce4" table:formula="of:=[.J5]*100/[.I5]" office:value-type="float" office:value="6.55244204210846">
            <text:p>6.55</text:p>
          </table:table-cell>
          <table:table-cell table:style-name="ce15" table:formula="of:=[.B5]-[.I5]" office:value-type="float" office:value="-0.466199999999999">
            <text:p>-0.47</text:p>
          </table:table-cell>
          <table:table-cell table:style-name="ce31" table:formula="of:=AVERAGE(ABS([.E5]-[.B5]);ABS([.I5]-[.B5]))" office:value-type="float" office:value="0.6173">
            <text:p>0.62</text:p>
          </table:table-cell>
          <table:table-cell table:style-name="ce31" table:formula="of:=[.E5]-[.I5]" office:value-type="float" office:value="-1.2346">
            <text:p>-1.23</text:p>
          </table:table-cell>
          <table:table-cell table:style-name="ce33" table:formula="of:=[.M5]*100/[.B5]" office:value-type="float" office:value="4.40890780790218">
            <text:p>4.41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Q5]*100/[.P5]" office:value-type="float" office:value="4.24768925975298">
            <text:p>4.25</text:p>
          </table:table-cell>
          <table:table-cell table:style-name="ce4" table:formula="of:=[.P5]-[.B5]" office:value-type="float" office:value="-0.423300000000001">
            <text:p>-0.42</text:p>
          </table:table-cell>
          <table:table-cell table:style-name="ce35" table:formula="of:=[.S5]*100/[.B5]" office:value-type="float" office:value="-3.02331228751822">
            <text:p>-3.02</text:p>
          </table:table-cell>
          <table:table-cell table:style-name="ce4" office:value-type="float" office:value="13.167">
            <text:p>13.17</text:p>
          </table:table-cell>
          <table:table-cell table:style-name="ce5" office:value-type="float" office:value="0.913123">
            <text:p>0.91</text:p>
          </table:table-cell>
          <table:table-cell table:style-name="ce4" table:formula="of:=[.V5]*100/[.U5]" office:value-type="float" office:value="6.93493582440951">
            <text:p>6.93</text:p>
          </table:table-cell>
          <table:table-cell table:style-name="ce39" table:formula="of:=[.U5]-[.B5]" office:value-type="float" office:value="-0.834200000000001">
            <text:p>-0.83</text:p>
          </table:table-cell>
          <table:table-cell table:style-name="ce35" table:formula="of:=[.X5]*100/[.B5]" office:value-type="float" office:value="-5.95806073765107">
            <text:p>-5.96</text:p>
          </table:table-cell>
          <table:table-cell table:style-name="ce4" office:value-type="float" office:value="14.0295">
            <text:p>14.03</text:p>
          </table:table-cell>
          <table:table-cell table:style-name="ce4" office:value-type="float" office:value="0.6288">
            <text:p>0.63</text:p>
          </table:table-cell>
          <table:table-cell table:style-name="ce4" table:formula="of:=[.AA5]*100/[.Z5]" office:value-type="float" office:value="4.48198439003528">
            <text:p>4.48</text:p>
          </table:table-cell>
          <table:table-cell table:style-name="ce4" table:formula="of:=[.Z5]-[.B5]" office:value-type="float" office:value="0.0282999999999998">
            <text:p>0.03</text:p>
          </table:table-cell>
          <table:table-cell table:style-name="ce40" table:formula="of:=[.AC5]*100/[.B5]" office:value-type="float" office:value="0.202125532097247">
            <text:p>0.20</text:p>
          </table:table-cell>
          <table:table-cell table:style-name="ce4" office:value-type="float" office:value="12.6991">
            <text:p>12.70</text:p>
          </table:table-cell>
          <table:table-cell table:style-name="ce4" office:value-type="float" office:value="0.78969">
            <text:p>0.79</text:p>
          </table:table-cell>
          <table:table-cell table:style-name="ce4" office:value-type="float" office:value="15.2512">
            <text:p>15.25</text:p>
          </table:table-cell>
          <table:table-cell table:style-name="ce4" office:value-type="float" office:value="0.934204">
            <text:p>0.93</text:p>
          </table:table-cell>
          <table:table-cell table:style-name="ce15" table:formula="of:=([.AE5]-[.B5])*100/[.B5]" office:value-type="float" office:value="-9.29991714995858">
            <text:p>-9.30</text:p>
          </table:table-cell>
          <table:table-cell table:style-name="ce42" table:formula="of:=([.AG5]-[.B5])*100/[.B5]" office:value-type="float" office:value="8.92780618804103">
            <text:p>8.93</text:p>
          </table:table-cell>
          <table:table-cell table:style-name="ce4" table:formula="of:=[.AE5]-[.AG5]" office:value-type="float" office:value="-2.5521">
            <text:p>-2.55</text:p>
          </table:table-cell>
          <table:table-cell table:style-name="ce46" table:formula="of:=[.AK5]*100/[.AG5]" office:value-type="float" office:value="-16.7337652119178">
            <text:p>-16.73</text:p>
          </table:table-cell>
          <table:table-cell table:style-name="ce2" office:value-type="float" office:value="13.7323">
            <text:p>13.7323</text:p>
          </table:table-cell>
          <table:table-cell table:style-name="ce2" office:value-type="float" office:value="0.923721">
            <text:p>0.923721</text:p>
          </table:table-cell>
          <table:table-cell table:style-name="ce4" table:formula="of:=[.AM5]-[.B5]" office:value-type="float" office:value="-0.2689">
            <text:p>-0.27</text:p>
          </table:table-cell>
          <table:table-cell table:style-name="ce4" table:formula="of:=([.AM5]-[.B5])/[.AN5]" office:value-type="float" office:value="-0.291105214669798">
            <text:p>-0.29</text:p>
          </table:table-cell>
          <table:table-cell table:style-name="ce40" table:formula="of:=[.AO5]*100/[.B5]" office:value-type="float" office:value="-1.92054966717139">
            <text:p>-1.92</text:p>
          </table:table-cell>
          <table:table-cell office:value-type="float" office:value="13.0729">
            <text:p>13.0729</text:p>
          </table:table-cell>
          <table:table-cell office:value-type="float" office:value="0.736465">
            <text:p>0.736465</text:p>
          </table:table-cell>
          <table:table-cell table:style-name="ce48" table:formula="of:=[.AR5]-[.B5]" office:value-type="float" office:value="-0.9283">
            <text:p>-0.928</text:p>
          </table:table-cell>
          <table:table-cell table:style-name="ce4" table:formula="of:=([.AR5]-[.B5])/[.AS5]" office:value-type="float" office:value="-1.26048081035759">
            <text:p>-1.26</text:p>
          </table:table-cell>
          <table:table-cell table:style-name="ce4" table:formula="of:=[.AT5]*100/[.B5]" office:value-type="float" office:value="-6.63014598748679">
            <text:p>-6.63</text:p>
          </table:table-cell>
          <table:table-cell table:style-name="ce28" office:value-type="float" office:value="13.4106">
            <text:p>13.4106</text:p>
          </table:table-cell>
          <table:table-cell office:value-type="float" office:value="0.556808">
            <text:p>0.556808</text:p>
          </table:table-cell>
          <table:table-cell table:formula="of:=[.AW5]-[.B5]" office:value-type="float" office:value="-0.5906">
            <text:p>-0.5906</text:p>
          </table:table-cell>
          <table:table-cell table:formula="of:=[.AY5]*100/[.B5]" office:value-type="float" office:value="-4.21820986772562">
            <text:p>-4.2182098677</text:p>
          </table:table-cell>
          <table:table-cell table:number-columns-repeated="4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8.6732">
            <text:p>18.67</text:p>
          </table:table-cell>
          <table:table-cell table:style-name="ce4" office:value-type="float" office:value="0.844036">
            <text:p>0.84</text:p>
          </table:table-cell>
          <table:table-cell table:style-name="ce7" table:formula="of:=[.C6]*100/[.B6]" office:value-type="float" office:value="4.52003941477626">
            <text:p>4.52</text:p>
          </table:table-cell>
          <table:table-cell table:style-name="ce4" office:value-type="float" office:value="17.9296">
            <text:p>17.93</text:p>
          </table:table-cell>
          <table:table-cell table:style-name="ce4" office:value-type="float" office:value="1.04021">
            <text:p>1.04</text:p>
          </table:table-cell>
          <table:table-cell table:style-name="ce4" table:formula="of:=[.F6]*100/[.E6]" office:value-type="float" office:value="5.80163528466893">
            <text:p>5.80</text:p>
          </table:table-cell>
          <table:table-cell table:style-name="ce15" table:formula="of:=[.B6]-[.E6]" office:value-type="float" office:value="0.743600000000001">
            <text:p>0.74</text:p>
          </table:table-cell>
          <table:table-cell table:style-name="ce4" office:value-type="float" office:value="20.0129">
            <text:p>20.01</text:p>
          </table:table-cell>
          <table:table-cell table:style-name="ce4" office:value-type="float" office:value="1.1751">
            <text:p>1.18</text:p>
          </table:table-cell>
          <table:table-cell table:style-name="ce4" table:formula="of:=[.J6]*100/[.I6]" office:value-type="float" office:value="5.8717127452793">
            <text:p>5.87</text:p>
          </table:table-cell>
          <table:table-cell table:style-name="ce15" table:formula="of:=[.B6]-[.I6]" office:value-type="float" office:value="-1.3397">
            <text:p>-1.34</text:p>
          </table:table-cell>
          <table:table-cell table:style-name="ce31" table:formula="of:=AVERAGE(ABS([.E6]-[.B6]);ABS([.I6]-[.B6]))" office:value-type="float" office:value="1.04165">
            <text:p>1.04</text:p>
          </table:table-cell>
          <table:table-cell table:style-name="ce31" table:formula="of:=[.E6]-[.I6]" office:value-type="float" office:value="-2.0833">
            <text:p>-2.08</text:p>
          </table:table-cell>
          <table:table-cell table:style-name="ce33" table:formula="of:=[.M6]*100/[.B6]" office:value-type="float" office:value="5.57831544673649">
            <text:p>5.58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Q6]*100/[.P6]" office:value-type="float" office:value="4.56077557363359">
            <text:p>4.56</text:p>
          </table:table-cell>
          <table:table-cell table:style-name="ce4" table:formula="of:=[.P6]-[.B6]" office:value-type="float" office:value="-0.591100000000001">
            <text:p>-0.59</text:p>
          </table:table-cell>
          <table:table-cell table:style-name="ce35" table:formula="of:=[.S6]*100/[.B6]" office:value-type="float" office:value="-3.1654992181308">
            <text:p>-3.17</text:p>
          </table:table-cell>
          <table:table-cell table:style-name="ce4" office:value-type="float" office:value="17.6871">
            <text:p>17.69</text:p>
          </table:table-cell>
          <table:table-cell table:style-name="ce5" office:value-type="float" office:value="1.11432">
            <text:p>1.11</text:p>
          </table:table-cell>
          <table:table-cell table:style-name="ce4" table:formula="of:=[.V6]*100/[.U6]" office:value-type="float" office:value="6.30018488050613">
            <text:p>6.30</text:p>
          </table:table-cell>
          <table:table-cell table:style-name="ce39" table:formula="of:=[.U6]-[.B6]" office:value-type="float" office:value="-0.9861">
            <text:p>-0.99</text:p>
          </table:table-cell>
          <table:table-cell table:style-name="ce35" table:formula="of:=[.X6]*100/[.B6]" office:value-type="float" office:value="-5.28083028083028">
            <text:p>-5.28</text:p>
          </table:table-cell>
          <table:table-cell table:style-name="ce4" office:value-type="float" office:value="18.7995">
            <text:p>18.80</text:p>
          </table:table-cell>
          <table:table-cell table:style-name="ce4" office:value-type="float" office:value="0.882663">
            <text:p>0.88</text:p>
          </table:table-cell>
          <table:table-cell table:style-name="ce4" table:formula="of:=[.AA6]*100/[.Z6]" office:value-type="float" office:value="4.69514082821352">
            <text:p>4.70</text:p>
          </table:table-cell>
          <table:table-cell table:style-name="ce4" table:formula="of:=[.Z6]-[.B6]" office:value-type="float" office:value="0.126299999999997">
            <text:p>0.13</text:p>
          </table:table-cell>
          <table:table-cell table:style-name="ce40" table:formula="of:=[.AC6]*100/[.B6]" office:value-type="float" office:value="0.676370413212502">
            <text:p>0.68</text:p>
          </table:table-cell>
          <table:table-cell table:style-name="ce4" office:value-type="float" office:value="19.1466">
            <text:p>19.15</text:p>
          </table:table-cell>
          <table:table-cell table:style-name="ce4" office:value-type="float" office:value="1.38172">
            <text:p>1.38</text:p>
          </table:table-cell>
          <table:table-cell table:style-name="ce4" office:value-type="float" office:value="20.4386">
            <text:p>20.44</text:p>
          </table:table-cell>
          <table:table-cell table:style-name="ce4" office:value-type="float" office:value="1.18928">
            <text:p>1.19</text:p>
          </table:table-cell>
          <table:table-cell table:style-name="ce15" table:formula="of:=([.AE6]-[.B6])*100/[.B6]" office:value-type="float" office:value="2.53518411413147">
            <text:p>2.54</text:p>
          </table:table-cell>
          <table:table-cell table:style-name="ce42" table:formula="of:=([.AG6]-[.B6])*100/[.B6]" office:value-type="float" office:value="9.4541910331384">
            <text:p>9.45</text:p>
          </table:table-cell>
          <table:table-cell table:style-name="ce4" table:formula="of:=[.AE6]-[.AG6]" office:value-type="float" office:value="-1.292">
            <text:p>-1.29</text:p>
          </table:table-cell>
          <table:table-cell table:style-name="ce46" table:formula="of:=[.AK6]*100/[.AG6]" office:value-type="float" office:value="-6.32137230534382">
            <text:p>-6.32</text:p>
          </table:table-cell>
          <table:table-cell table:style-name="ce2" office:value-type="float" office:value="19.8374">
            <text:p>19.8374</text:p>
          </table:table-cell>
          <table:table-cell table:style-name="ce2" office:value-type="float" office:value="1.25354">
            <text:p>1.25354</text:p>
          </table:table-cell>
          <table:table-cell table:style-name="ce4" table:formula="of:=[.AM6]-[.B6]" office:value-type="float" office:value="1.1642">
            <text:p>1.16</text:p>
          </table:table-cell>
          <table:table-cell table:style-name="ce4" table:formula="of:=([.AM6]-[.B6])/[.AN6]" office:value-type="float" office:value="0.928729837101327">
            <text:p>0.93</text:p>
          </table:table-cell>
          <table:table-cell table:style-name="ce40" table:formula="of:=[.AO6]*100/[.B6]" office:value-type="float" office:value="6.23460360302464">
            <text:p>6.23</text:p>
          </table:table-cell>
          <table:table-cell office:value-type="float" office:value="19.0478">
            <text:p>19.0478</text:p>
          </table:table-cell>
          <table:table-cell office:value-type="float" office:value="1.25312">
            <text:p>1.25312</text:p>
          </table:table-cell>
          <table:table-cell table:style-name="ce48" table:formula="of:=[.AR6]-[.B6]" office:value-type="float" office:value="0.374599999999997">
            <text:p>0.375</text:p>
          </table:table-cell>
          <table:table-cell table:style-name="ce4" table:formula="of:=([.AR6]-[.B6])/[.AS6]" office:value-type="float" office:value="0.298933861082735">
            <text:p>0.30</text:p>
          </table:table-cell>
          <table:table-cell table:style-name="ce4" table:formula="of:=[.AT6]*100/[.B6]" office:value-type="float" office:value="2.00608358503094">
            <text:p>2.01</text:p>
          </table:table-cell>
          <table:table-cell table:style-name="ce28" office:value-type="float" office:value="19.1482">
            <text:p>19.1482</text:p>
          </table:table-cell>
          <table:table-cell office:value-type="float" office:value="0.902591">
            <text:p>0.902591</text:p>
          </table:table-cell>
          <table:table-cell table:formula="of:=[.AW6]-[.B6]" office:value-type="float" office:value="0.474999999999998">
            <text:p>0.475</text:p>
          </table:table-cell>
          <table:table-cell table:formula="of:=[.AY6]*100/[.B6]" office:value-type="float" office:value="2.54375254375253">
            <text:p>2.5437525438</text:p>
          </table:table-cell>
          <table:table-cell table:number-columns-repeated="4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23.7731">
            <text:p>23.77</text:p>
          </table:table-cell>
          <table:table-cell table:style-name="ce4" office:value-type="float" office:value="1.17193">
            <text:p>1.17</text:p>
          </table:table-cell>
          <table:table-cell table:style-name="ce7" table:formula="of:=[.C7]*100/[.B7]" office:value-type="float" office:value="4.92964737455359">
            <text:p>4.93</text:p>
          </table:table-cell>
          <table:table-cell table:style-name="ce5" office:value-type="float" office:value="23.8314">
            <text:p>23.83</text:p>
          </table:table-cell>
          <table:table-cell table:style-name="ce5" office:value-type="float" office:value="1.5783">
            <text:p>1.58</text:p>
          </table:table-cell>
          <table:table-cell table:style-name="ce4" table:formula="of:=[.F7]*100/[.E7]" office:value-type="float" office:value="6.62277499433521">
            <text:p>6.62</text:p>
          </table:table-cell>
          <table:table-cell table:style-name="ce15" table:formula="of:=[.B7]-[.E7]" office:value-type="float" office:value="-0.0582999999999991">
            <text:p>-0.06</text:p>
          </table:table-cell>
          <table:table-cell table:style-name="ce5" office:value-type="float" office:value="24.0732">
            <text:p>24.07</text:p>
          </table:table-cell>
          <table:table-cell table:style-name="ce5" office:value-type="float" office:value="2.08298">
            <text:p>2.08</text:p>
          </table:table-cell>
          <table:table-cell table:style-name="ce4" table:formula="of:=[.J7]*100/[.I7]" office:value-type="float" office:value="8.65269262083977">
            <text:p>8.65</text:p>
          </table:table-cell>
          <table:table-cell table:style-name="ce15" table:formula="of:=[.B7]-[.I7]" office:value-type="float" office:value="-0.3001">
            <text:p>-0.30</text:p>
          </table:table-cell>
          <table:table-cell table:style-name="ce31" table:formula="of:=AVERAGE(ABS([.E7]-[.B7]);ABS([.I7]-[.B7]))" office:value-type="float" office:value="0.1792">
            <text:p>0.18</text:p>
          </table:table-cell>
          <table:table-cell table:style-name="ce31" table:formula="of:=[.E7]-[.I7]" office:value-type="float" office:value="-0.241800000000001">
            <text:p>-0.24</text:p>
          </table:table-cell>
          <table:table-cell table:style-name="ce33" table:formula="of:=[.M7]*100/[.B7]" office:value-type="float" office:value="0.753793152765099">
            <text:p>0.75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Q7]*100/[.P7]" office:value-type="float" office:value="5.09807875475163">
            <text:p>5.10</text:p>
          </table:table-cell>
          <table:table-cell table:style-name="ce4" table:formula="of:=[.P7]-[.B7]" office:value-type="float" office:value="-0.465299999999999">
            <text:p>-0.47</text:p>
          </table:table-cell>
          <table:table-cell table:style-name="ce35" table:formula="of:=[.S7]*100/[.B7]" office:value-type="float" office:value="-1.95725420748661">
            <text:p>-1.96</text:p>
          </table:table-cell>
          <table:table-cell table:style-name="ce4" office:value-type="float" office:value="20.7402">
            <text:p>20.74</text:p>
          </table:table-cell>
          <table:table-cell table:style-name="ce5" office:value-type="float" office:value="1.30664">
            <text:p>1.31</text:p>
          </table:table-cell>
          <table:table-cell table:style-name="ce4" table:formula="of:=[.V7]*100/[.U7]" office:value-type="float" office:value="6.30003567950164">
            <text:p>6.30</text:p>
          </table:table-cell>
          <table:table-cell table:style-name="ce39" table:formula="of:=[.U7]-[.B7]" office:value-type="float" office:value="-3.0329">
            <text:p>-3.03</text:p>
          </table:table-cell>
          <table:table-cell table:style-name="ce35" table:formula="of:=[.X7]*100/[.B7]" office:value-type="float" office:value="-12.7576967244491">
            <text:p>-12.76</text:p>
          </table:table-cell>
          <table:table-cell table:style-name="ce4" office:value-type="float" office:value="23.6172">
            <text:p>23.62</text:p>
          </table:table-cell>
          <table:table-cell table:style-name="ce4" office:value-type="float" office:value="1.20404">
            <text:p>1.20</text:p>
          </table:table-cell>
          <table:table-cell table:style-name="ce4" table:formula="of:=[.AA7]*100/[.Z7]" office:value-type="float" office:value="5.09814880680182">
            <text:p>5.10</text:p>
          </table:table-cell>
          <table:table-cell table:style-name="ce4" table:formula="of:=[.Z7]-[.B7]" office:value-type="float" office:value="-0.155899999999999">
            <text:p>-0.16</text:p>
          </table:table-cell>
          <table:table-cell table:style-name="ce40" table:formula="of:=[.AC7]*100/[.B7]" office:value-type="float" office:value="-0.655783217165616">
            <text:p>-0.66</text:p>
          </table:table-cell>
          <table:table-cell table:style-name="ce4" office:value-type="float" office:value="21.5998">
            <text:p>21.60</text:p>
          </table:table-cell>
          <table:table-cell table:style-name="ce4" office:value-type="float" office:value="1.46252">
            <text:p>1.46</text:p>
          </table:table-cell>
          <table:table-cell table:style-name="ce4" office:value-type="float" office:value="23.9645">
            <text:p>23.96</text:p>
          </table:table-cell>
          <table:table-cell table:style-name="ce4" office:value-type="float" office:value="2.04962">
            <text:p>2.05</text:p>
          </table:table-cell>
          <table:table-cell table:style-name="ce15" table:formula="of:=([.AE7]-[.B7])*100/[.B7]" office:value-type="float" office:value="-9.14184519477898">
            <text:p>-9.14</text:p>
          </table:table-cell>
          <table:table-cell table:style-name="ce42" table:formula="of:=([.AG7]-[.B7])*100/[.B7]" office:value-type="float" office:value="0.805111659817195">
            <text:p>0.81</text:p>
          </table:table-cell>
          <table:table-cell table:style-name="ce4" table:formula="of:=[.AE7]-[.AG7]" office:value-type="float" office:value="-2.3647">
            <text:p>-2.36</text:p>
          </table:table-cell>
          <table:table-cell table:style-name="ce46" table:formula="of:=[.AK7]*100/[.AG7]" office:value-type="float" office:value="-9.86751236203552">
            <text:p>-9.87</text:p>
          </table:table-cell>
          <table:table-cell table:style-name="ce2" office:value-type="float" office:value="22.8059">
            <text:p>22.8059</text:p>
          </table:table-cell>
          <table:table-cell table:style-name="ce2" office:value-type="float" office:value="1.96446">
            <text:p>1.96446</text:p>
          </table:table-cell>
          <table:table-cell table:style-name="ce4" table:formula="of:=[.AM7]-[.B7]" office:value-type="float" office:value="-0.967199999999998">
            <text:p>-0.97</text:p>
          </table:table-cell>
          <table:table-cell table:style-name="ce4" table:formula="of:=([.AM7]-[.B7])/[.AN7]" office:value-type="float" office:value="-0.492349042484957">
            <text:p>-0.49</text:p>
          </table:table-cell>
          <table:table-cell table:style-name="ce40" table:formula="of:=[.AO7]*100/[.B7]" office:value-type="float" office:value="-4.06846393612948">
            <text:p>-4.07</text:p>
          </table:table-cell>
          <table:table-cell office:value-type="float" office:value="21.4648">
            <text:p>21.4648</text:p>
          </table:table-cell>
          <table:table-cell office:value-type="float" office:value="1.50747">
            <text:p>1.50747</text:p>
          </table:table-cell>
          <table:table-cell table:style-name="ce48" table:formula="of:=[.AR7]-[.B7]" office:value-type="float" office:value="-2.3083">
            <text:p>-2.308</text:p>
          </table:table-cell>
          <table:table-cell table:style-name="ce4" table:formula="of:=([.AR7]-[.B7])/[.AS7]" office:value-type="float" office:value="-1.5312410860581">
            <text:p>-1.53</text:p>
          </table:table-cell>
          <table:table-cell table:style-name="ce4" table:formula="of:=[.AT7]*100/[.B7]" office:value-type="float" office:value="-9.70971392035536">
            <text:p>-9.71</text:p>
          </table:table-cell>
          <table:table-cell table:style-name="ce28" office:value-type="float" office:value="22.8454">
            <text:p>22.8454</text:p>
          </table:table-cell>
          <table:table-cell office:value-type="float" office:value="1.22866">
            <text:p>1.22866</text:p>
          </table:table-cell>
          <table:table-cell table:formula="of:=[.AW7]-[.B7]" office:value-type="float" office:value="-0.927699999999998">
            <text:p>-0.9277</text:p>
          </table:table-cell>
          <table:table-cell table:formula="of:=[.AY7]*100/[.B7]" office:value-type="float" office:value="-3.90230975346084">
            <text:p>-3.9023097535</text:p>
          </table:table-cell>
          <table:table-cell table:number-columns-repeated="4"/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5" office:value-type="float" office:value="28.8738">
            <text:p>28.87</text:p>
          </table:table-cell>
          <table:table-cell table:style-name="ce5" office:value-type="float" office:value="1.98656">
            <text:p>1.99</text:p>
          </table:table-cell>
          <table:table-cell table:style-name="ce7" table:formula="of:=[.C8]*100/[.B8]" office:value-type="float" office:value="6.88014740006511">
            <text:p>6.88</text:p>
          </table:table-cell>
          <table:table-cell table:style-name="ce5" office:value-type="float" office:value="28.1754">
            <text:p>28.18</text:p>
          </table:table-cell>
          <table:table-cell table:style-name="ce5" office:value-type="float" office:value="2.50224">
            <text:p>2.50</text:p>
          </table:table-cell>
          <table:table-cell table:style-name="ce4" table:formula="of:=[.F8]*100/[.E8]" office:value-type="float" office:value="8.88093869119871">
            <text:p>8.88</text:p>
          </table:table-cell>
          <table:table-cell table:style-name="ce15" table:formula="of:=[.B8]-[.E8]" office:value-type="float" office:value="0.698399999999999">
            <text:p>0.70</text:p>
          </table:table-cell>
          <table:table-cell table:style-name="ce5" office:value-type="float" office:value="28.537">
            <text:p>28.54</text:p>
          </table:table-cell>
          <table:table-cell table:style-name="ce22" office:value-type="float" office:value="2.65458">
            <text:p>2.65</text:p>
          </table:table-cell>
          <table:table-cell table:style-name="ce4" table:formula="of:=[.J8]*100/[.I8]" office:value-type="float" office:value="9.30223919823387">
            <text:p>9.30</text:p>
          </table:table-cell>
          <table:table-cell table:style-name="ce15" table:formula="of:=[.B8]-[.I8]" office:value-type="float" office:value="0.3368">
            <text:p>0.34</text:p>
          </table:table-cell>
          <table:table-cell table:style-name="ce31" table:formula="of:=AVERAGE(ABS([.E8]-[.B8]);ABS([.I8]-[.B8]))" office:value-type="float" office:value="0.5176">
            <text:p>0.52</text:p>
          </table:table-cell>
          <table:table-cell table:style-name="ce31" table:formula="of:=[.E8]-[.I8]" office:value-type="float" office:value="-0.361599999999999">
            <text:p>-0.36</text:p>
          </table:table-cell>
          <table:table-cell table:style-name="ce34" table:formula="of:=[.M8]*100/[.B8]" office:value-type="float" office:value="1.7926286114055">
            <text:p>1.79</text:p>
          </table:table-cell>
          <table:table-cell table:style-name="ce5" office:value-type="float" office:value="27.2614">
            <text:p>27.26</text:p>
          </table:table-cell>
          <table:table-cell table:style-name="ce5" office:value-type="float" office:value="1.5542">
            <text:p>1.55</text:p>
          </table:table-cell>
          <table:table-cell table:style-name="ce4" table:formula="of:=[.Q8]*100/[.P8]" office:value-type="float" office:value="5.70110119069454">
            <text:p>5.70</text:p>
          </table:table-cell>
          <table:table-cell table:style-name="ce4" table:formula="of:=[.P8]-[.B8]" office:value-type="float" office:value="-1.6124">
            <text:p>-1.61</text:p>
          </table:table-cell>
          <table:table-cell table:style-name="ce35" table:formula="of:=[.S8]*100/[.B8]" office:value-type="float" office:value="-5.58430133893011">
            <text:p>-5.58</text:p>
          </table:table-cell>
          <table:table-cell table:style-name="ce5" office:value-type="float" office:value="23.5237">
            <text:p>23.52</text:p>
          </table:table-cell>
          <table:table-cell table:style-name="ce5" office:value-type="float" office:value="2.00917">
            <text:p>2.01</text:p>
          </table:table-cell>
          <table:table-cell table:style-name="ce4" table:formula="of:=[.V8]*100/[.U8]" office:value-type="float" office:value="8.54104583887739">
            <text:p>8.54</text:p>
          </table:table-cell>
          <table:table-cell table:style-name="ce39" table:formula="of:=[.U8]-[.B8]" office:value-type="float" office:value="-5.3501">
            <text:p>-5.35</text:p>
          </table:table-cell>
          <table:table-cell table:style-name="ce35" table:formula="of:=[.X8]*100/[.B8]" office:value-type="float" office:value="-18.5292548954415">
            <text:p>-18.53</text:p>
          </table:table-cell>
          <table:table-cell table:style-name="ce5" office:value-type="float" office:value="28.7038">
            <text:p>28.70</text:p>
          </table:table-cell>
          <table:table-cell table:style-name="ce4" office:value-type="float" office:value="2.00937">
            <text:p>2.01</text:p>
          </table:table-cell>
          <table:table-cell table:style-name="ce4" table:formula="of:=[.AA8]*100/[.Z8]" office:value-type="float" office:value="7.00036232136512">
            <text:p>7.00</text:p>
          </table:table-cell>
          <table:table-cell table:style-name="ce4" table:formula="of:=[.Z8]-[.B8]" office:value-type="float" office:value="-0.169999999999998">
            <text:p>-0.17</text:p>
          </table:table-cell>
          <table:table-cell table:style-name="ce40" table:formula="of:=[.AC8]*100/[.B8]" office:value-type="float" office:value="-0.588769057069032">
            <text:p>-0.59</text:p>
          </table:table-cell>
          <table:table-cell table:style-name="ce4" office:value-type="float" office:value="31.5441">
            <text:p>31.54</text:p>
          </table:table-cell>
          <table:table-cell table:style-name="ce4" office:value-type="float" office:value="3.16085">
            <text:p>3.16</text:p>
          </table:table-cell>
          <table:table-cell table:style-name="ce4" office:value-type="float" office:value="29.8734">
            <text:p>29.87</text:p>
          </table:table-cell>
          <table:table-cell table:style-name="ce4" office:value-type="float" office:value="2.68828">
            <text:p>2.69</text:p>
          </table:table-cell>
          <table:table-cell table:style-name="ce15" table:formula="of:=([.AE8]-[.B8])*100/[.B8]" office:value-type="float" office:value="9.24817654759679">
            <text:p>9.25</text:p>
          </table:table-cell>
          <table:table-cell table:style-name="ce42" table:formula="of:=([.AG8]-[.B8])*100/[.B8]" office:value-type="float" office:value="3.46196205556595">
            <text:p>3.46</text:p>
          </table:table-cell>
          <table:table-cell table:style-name="ce4" table:formula="of:=[.AE8]-[.AG8]" office:value-type="float" office:value="1.6707">
            <text:p>1.67</text:p>
          </table:table-cell>
          <table:table-cell table:style-name="ce46" table:formula="of:=[.AK8]*100/[.AG8]" office:value-type="float" office:value="5.59260077527165">
            <text:p>5.59</text:p>
          </table:table-cell>
          <table:table-cell table:style-name="ce2" office:value-type="float" office:value="32.2785">
            <text:p>32.2785</text:p>
          </table:table-cell>
          <table:table-cell table:style-name="ce2" office:value-type="float" office:value="2.79033">
            <text:p>2.79033</text:p>
          </table:table-cell>
          <table:table-cell table:style-name="ce4" table:formula="of:=[.AM8]-[.B8]" office:value-type="float" office:value="3.4047">
            <text:p>3.40</text:p>
          </table:table-cell>
          <table:table-cell table:style-name="ce4" table:formula="of:=([.AM8]-[.B8])/[.AN8]" office:value-type="float" office:value="1.22017825848556">
            <text:p>1.22</text:p>
          </table:table-cell>
          <table:table-cell table:style-name="ce40" table:formula="of:=[.AO8]*100/[.B8]" office:value-type="float" office:value="11.791658874135">
            <text:p>11.79</text:p>
          </table:table-cell>
          <table:table-cell office:value-type="float" office:value="27.9342">
            <text:p>27.9342</text:p>
          </table:table-cell>
          <table:table-cell office:value-type="float" office:value="2.28072">
            <text:p>2.28072</text:p>
          </table:table-cell>
          <table:table-cell table:style-name="ce48" table:formula="of:=[.AR8]-[.B8]" office:value-type="float" office:value="-0.939599999999999">
            <text:p>-0.940</text:p>
          </table:table-cell>
          <table:table-cell table:style-name="ce4" table:formula="of:=([.AR8]-[.B8])/[.AS8]" office:value-type="float" office:value="-0.411975165737135">
            <text:p>-0.41</text:p>
          </table:table-cell>
          <table:table-cell table:style-name="ce4" table:formula="of:=[.AT8]*100/[.B8]" office:value-type="float" office:value="-3.25416121189452">
            <text:p>-3.25</text:p>
          </table:table-cell>
          <table:table-cell table:style-name="ce28" office:value-type="float" office:value="26.011">
            <text:p>26.011</text:p>
          </table:table-cell>
          <table:table-cell office:value-type="float" office:value="1.49057">
            <text:p>1.49057</text:p>
          </table:table-cell>
          <table:table-cell table:formula="of:=[.AW8]-[.B8]" office:value-type="float" office:value="-2.8628">
            <text:p>-2.8628</text:p>
          </table:table-cell>
          <table:table-cell table:formula="of:=[.AY8]*100/[.B8]" office:value-type="float" office:value="-9.91487092104261">
            <text:p>-9.914870921</text:p>
          </table:table-cell>
          <table:table-cell table:style-name="ce24" table:formula="of:=AVERAGE([.AZ3:.AZ8])" office:value-type="float" office:value="-2.73973533565824">
            <text:p>-2.7397353357</text:p>
          </table:table-cell>
          <table:table-cell table:style-name="ce24" office:value-type="string">
            <text:p><text:s/>Promedio sin los ultimos dos bines</text:p>
          </table:table-cell>
          <table:table-cell table:style-name="ce24" table:number-columns-repeated="2"/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5" office:value-type="float" office:value="35.3029">
            <text:p>35.30</text:p>
          </table:table-cell>
          <table:table-cell table:style-name="ce5" office:value-type="float" office:value="2.19145">
            <text:p>2.19</text:p>
          </table:table-cell>
          <table:table-cell table:style-name="ce7" table:formula="of:=[.C9]*100/[.B9]" office:value-type="float" office:value="6.20756368456982">
            <text:p>6.21</text:p>
          </table:table-cell>
          <table:table-cell table:style-name="ce5" office:value-type="float" office:value="35.4147">
            <text:p>35.41</text:p>
          </table:table-cell>
          <table:table-cell table:style-name="ce5" office:value-type="float" office:value="2.83749">
            <text:p>2.84</text:p>
          </table:table-cell>
          <table:table-cell table:style-name="ce4" table:formula="of:=[.F9]*100/[.E9]" office:value-type="float" office:value="8.01218138230735">
            <text:p>8.01</text:p>
          </table:table-cell>
          <table:table-cell table:style-name="ce15" table:formula="of:=[.B9]-[.E9]" office:value-type="float" office:value="-0.111800000000002">
            <text:p>-0.11</text:p>
          </table:table-cell>
          <table:table-cell table:style-name="ce5" office:value-type="float" office:value="35.7733">
            <text:p>35.77</text:p>
          </table:table-cell>
          <table:table-cell table:style-name="ce5" office:value-type="float" office:value="3.02944">
            <text:p>3.03</text:p>
          </table:table-cell>
          <table:table-cell table:style-name="ce4" table:formula="of:=[.J9]*100/[.I9]" office:value-type="float" office:value="8.46843875180652">
            <text:p>8.47</text:p>
          </table:table-cell>
          <table:table-cell table:style-name="ce15" table:formula="of:=[.B9]-[.I9]" office:value-type="float" office:value="-0.470399999999998">
            <text:p>-0.47</text:p>
          </table:table-cell>
          <table:table-cell table:style-name="ce31" table:formula="of:=AVERAGE(ABS([.E9]-[.B9]);ABS([.I9]-[.B9]))" office:value-type="float" office:value="0.2911">
            <text:p>0.29</text:p>
          </table:table-cell>
          <table:table-cell table:style-name="ce31" table:formula="of:=[.E9]-[.I9]" office:value-type="float" office:value="-0.358599999999996">
            <text:p>-0.36</text:p>
          </table:table-cell>
          <table:table-cell table:style-name="ce34" table:formula="of:=[.M9]*100/[.B9]" office:value-type="float" office:value="0.824578150803475">
            <text:p>0.82</text:p>
          </table:table-cell>
          <table:table-cell table:style-name="ce5" office:value-type="float" office:value="32.8514">
            <text:p>32.85</text:p>
          </table:table-cell>
          <table:table-cell table:style-name="ce5" office:value-type="float" office:value="2.09422">
            <text:p>2.09</text:p>
          </table:table-cell>
          <table:table-cell table:style-name="ce4" table:formula="of:=[.Q9]*100/[.P9]" office:value-type="float" office:value="6.37482725241542">
            <text:p>6.37</text:p>
          </table:table-cell>
          <table:table-cell table:style-name="ce4" table:formula="of:=[.P9]-[.B9]" office:value-type="float" office:value="-2.4515">
            <text:p>-2.45</text:p>
          </table:table-cell>
          <table:table-cell table:style-name="ce35" table:formula="of:=[.S9]*100/[.B9]" office:value-type="float" office:value="-6.94418872103992">
            <text:p>-6.94</text:p>
          </table:table-cell>
          <table:table-cell table:style-name="ce5" office:value-type="float" office:value="31.0721">
            <text:p>31.07</text:p>
          </table:table-cell>
          <table:table-cell table:style-name="ce5" office:value-type="float" office:value="2.08842">
            <text:p>2.09</text:p>
          </table:table-cell>
          <table:table-cell table:style-name="ce4" table:formula="of:=[.V9]*100/[.U9]" office:value-type="float" office:value="6.72120648427367">
            <text:p>6.72</text:p>
          </table:table-cell>
          <table:table-cell table:style-name="ce39" table:formula="of:=[.U9]-[.B9]" office:value-type="float" office:value="-4.2308">
            <text:p>-4.23</text:p>
          </table:table-cell>
          <table:table-cell table:style-name="ce35" table:formula="of:=[.X9]*100/[.B9]" office:value-type="float" office:value="-11.9842845771877">
            <text:p>-11.98</text:p>
          </table:table-cell>
          <table:table-cell table:style-name="ce5" office:value-type="float" office:value="35.3476">
            <text:p>35.35</text:p>
          </table:table-cell>
          <table:table-cell table:style-name="ce4" office:value-type="float" office:value="2.28759">
            <text:p>2.29</text:p>
          </table:table-cell>
          <table:table-cell table:style-name="ce4" table:formula="of:=[.AA9]*100/[.Z9]" office:value-type="float" office:value="6.47169821996402">
            <text:p>6.47</text:p>
          </table:table-cell>
          <table:table-cell table:style-name="ce4" table:formula="of:=[.Z9]-[.B9]" office:value-type="float" office:value="0.0446999999999989">
            <text:p>0.04</text:p>
          </table:table-cell>
          <table:table-cell table:style-name="ce40" table:formula="of:=[.AC9]*100/[.B9]" office:value-type="float" office:value="0.126618493098297">
            <text:p>0.13</text:p>
          </table:table-cell>
          <table:table-cell table:style-name="ce4" office:value-type="float" office:value="31.489">
            <text:p>31.49</text:p>
          </table:table-cell>
          <table:table-cell table:style-name="ce4" office:value-type="float" office:value="2.73633">
            <text:p>2.74</text:p>
          </table:table-cell>
          <table:table-cell table:style-name="ce4" office:value-type="float" office:value="40.4118">
            <text:p>40.41</text:p>
          </table:table-cell>
          <table:table-cell table:style-name="ce4" office:value-type="float" office:value="3.26952">
            <text:p>3.27</text:p>
          </table:table-cell>
          <table:table-cell table:style-name="ce15" table:formula="of:=([.AE9]-[.B9])*100/[.B9]" office:value-type="float" office:value="-10.8033617634812">
            <text:p>-10.80</text:p>
          </table:table-cell>
          <table:table-cell table:style-name="ce42" table:formula="of:=([.AG9]-[.B9])*100/[.B9]" office:value-type="float" office:value="14.4716156463067">
            <text:p>14.47</text:p>
          </table:table-cell>
          <table:table-cell table:style-name="ce4" table:formula="of:=[.AE9]-[.AG9]" office:value-type="float" office:value="-8.9228">
            <text:p>-8.92</text:p>
          </table:table-cell>
          <table:table-cell table:style-name="ce46" table:formula="of:=[.AK9]*100/[.AG9]" office:value-type="float" office:value="-22.0796895956132">
            <text:p>-22.08</text:p>
          </table:table-cell>
          <table:table-cell table:style-name="ce2" office:value-type="float" office:value="42.9513">
            <text:p>42.9513</text:p>
          </table:table-cell>
          <table:table-cell table:style-name="ce2" office:value-type="float" office:value="5.03578">
            <text:p>5.03578</text:p>
          </table:table-cell>
          <table:table-cell table:style-name="ce4" table:formula="of:=[.AM9]-[.B9]" office:value-type="float" office:value="7.6484">
            <text:p>7.65</text:p>
          </table:table-cell>
          <table:table-cell table:style-name="ce4" table:formula="of:=([.AM9]-[.B9])/[.AN9]" office:value-type="float" office:value="1.51881138572376">
            <text:p>1.52</text:p>
          </table:table-cell>
          <table:table-cell table:style-name="ce40" table:formula="of:=[.AO9]*100/[.B9]" office:value-type="float" office:value="21.6650756736699">
            <text:p>21.67</text:p>
          </table:table-cell>
          <table:table-cell office:value-type="float" office:value="33.7377">
            <text:p>33.7377</text:p>
          </table:table-cell>
          <table:table-cell office:value-type="float" office:value="3.03559">
            <text:p>3.03559</text:p>
          </table:table-cell>
          <table:table-cell table:style-name="ce48" table:formula="of:=[.AR9]-[.B9]" office:value-type="float" office:value="-1.5652">
            <text:p>-1.565</text:p>
          </table:table-cell>
          <table:table-cell table:style-name="ce4" table:formula="of:=([.AR9]-[.B9])/[.AS9]" office:value-type="float" office:value="-0.515616404059838">
            <text:p>-0.52</text:p>
          </table:table-cell>
          <table:table-cell table:style-name="ce4" table:formula="of:=[.AT9]*100/[.B9]" office:value-type="float" office:value="-4.4336300983772">
            <text:p>-4.43</text:p>
          </table:table-cell>
          <table:table-cell table:style-name="ce28" office:value-type="float" office:value="30.5079">
            <text:p>30.5079</text:p>
          </table:table-cell>
          <table:table-cell office:value-type="float" office:value="1.69402">
            <text:p>1.69402</text:p>
          </table:table-cell>
          <table:table-cell table:formula="of:=[.AW9]-[.B9]" office:value-type="float" office:value="-4.795">
            <text:p>-4.795</text:p>
          </table:table-cell>
          <table:table-cell table:formula="of:=[.AY9]*100/[.B9]" office:value-type="float" office:value="-13.5824535661376">
            <text:p>-13.5824535661</text:p>
          </table:table-cell>
          <table:table-cell table:number-columns-repeated="4"/>
        </table:table-row>
        <table:table-row table:style-name="ro1">
          <table:table-cell table:style-name="ce3" office:value-type="float" office:value="360">
            <text:p>360</text:p>
          </table:table-cell>
          <table:table-cell table:style-name="ce5" office:value-type="float" office:value="39.3648">
            <text:p>39.36</text:p>
          </table:table-cell>
          <table:table-cell table:style-name="ce5" office:value-type="float" office:value="3.11311">
            <text:p>3.11</text:p>
          </table:table-cell>
          <table:table-cell table:style-name="ce7" table:formula="of:=[.C10]*100/[.B10]" office:value-type="float" office:value="7.90835975287567">
            <text:p>7.91</text:p>
          </table:table-cell>
          <table:table-cell table:style-name="ce5" office:value-type="float" office:value="37.9752">
            <text:p>37.98</text:p>
          </table:table-cell>
          <table:table-cell table:style-name="ce5" office:value-type="float" office:value="4.54871">
            <text:p>4.55</text:p>
          </table:table-cell>
          <table:table-cell table:style-name="ce4" table:formula="of:=[.F10]*100/[.E10]" office:value-type="float" office:value="11.9781067644147">
            <text:p>11.98</text:p>
          </table:table-cell>
          <table:table-cell table:style-name="ce15" table:formula="of:=[.B10]-[.E10]" office:value-type="float" office:value="1.3896">
            <text:p>1.39</text:p>
          </table:table-cell>
          <table:table-cell table:style-name="ce5" office:value-type="float" office:value="37.709">
            <text:p>37.71</text:p>
          </table:table-cell>
          <table:table-cell table:style-name="ce5" office:value-type="float" office:value="3.4248">
            <text:p>3.42</text:p>
          </table:table-cell>
          <table:table-cell table:style-name="ce5" table:formula="of:=[.J10]*100/[.I10]" office:value-type="float" office:value="9.08218197247341">
            <text:p>9.08</text:p>
          </table:table-cell>
          <table:table-cell table:style-name="ce15" table:formula="of:=[.B10]-[.I10]" office:value-type="float" office:value="1.6558">
            <text:p>1.66</text:p>
          </table:table-cell>
          <table:table-cell table:style-name="ce31" table:formula="of:=AVERAGE(ABS([.E10]-[.B10]);ABS([.I10]-[.B10]))" office:value-type="float" office:value="1.5227">
            <text:p>1.52</text:p>
          </table:table-cell>
          <table:table-cell table:style-name="ce31" table:formula="of:=[.E10]-[.I10]" office:value-type="float" office:value="0.266199999999998">
            <text:p>0.27</text:p>
          </table:table-cell>
          <table:table-cell table:style-name="ce34" table:formula="of:=[.M10]*100/[.B10]" office:value-type="float" office:value="3.86817664512458">
            <text:p>3.87</text:p>
          </table:table-cell>
          <table:table-cell table:style-name="ce5" office:value-type="float" office:value="36.3853">
            <text:p>36.39</text:p>
          </table:table-cell>
          <table:table-cell table:style-name="ce5" office:value-type="float" office:value="2.87235">
            <text:p>2.87</text:p>
          </table:table-cell>
          <table:table-cell table:style-name="ce4" table:formula="of:=[.Q10]*100/[.P10]" office:value-type="float" office:value="7.89425949490591">
            <text:p>7.89</text:p>
          </table:table-cell>
          <table:table-cell table:style-name="ce4" table:formula="of:=[.P10]-[.B10]" office:value-type="float" office:value="-2.9795">
            <text:p>-2.98</text:p>
          </table:table-cell>
          <table:table-cell table:style-name="ce35" table:formula="of:=[.S10]*100/[.B10]" office:value-type="float" office:value="-7.5689448441247">
            <text:p>-7.57</text:p>
          </table:table-cell>
          <table:table-cell table:style-name="ce5" office:value-type="float" office:value="39.2167">
            <text:p>39.22</text:p>
          </table:table-cell>
          <table:table-cell table:style-name="ce5" office:value-type="float" office:value="3.89779">
            <text:p>3.90</text:p>
          </table:table-cell>
          <table:table-cell table:style-name="ce5" table:formula="of:=[.V10]*100/[.U10]" office:value-type="float" office:value="9.93910757406921">
            <text:p>9.94</text:p>
          </table:table-cell>
          <table:table-cell table:style-name="ce39" table:formula="of:=[.U10]-[.B10]" office:value-type="float" office:value="-0.148099999999999">
            <text:p>-0.15</text:p>
          </table:table-cell>
          <table:table-cell table:style-name="ce35" table:formula="of:=[.X10]*100/[.B10]" office:value-type="float" office:value="-0.376224444173473">
            <text:p>-0.38</text:p>
          </table:table-cell>
          <table:table-cell table:style-name="ce4" office:value-type="float" office:value="39.3523">
            <text:p>39.35</text:p>
          </table:table-cell>
          <table:table-cell table:style-name="ce4" office:value-type="float" office:value="3.24668">
            <text:p>3.25</text:p>
          </table:table-cell>
          <table:table-cell table:style-name="ce4" table:formula="of:=[.AA10]*100/[.Z10]" office:value-type="float" office:value="8.250292867253">
            <text:p>8.25</text:p>
          </table:table-cell>
          <table:table-cell table:style-name="ce4" table:formula="of:=[.Z10]-[.B10]" office:value-type="float" office:value="-0.0125000000000028">
            <text:p>-0.01</text:p>
          </table:table-cell>
          <table:table-cell table:style-name="ce40" table:formula="of:=[.AC10]*100/[.B10]" office:value-type="float" office:value="-0.0317542576108677">
            <text:p>-0.03</text:p>
          </table:table-cell>
          <table:table-cell table:style-name="ce4" office:value-type="float" office:value="39.0919">
            <text:p>39.09</text:p>
          </table:table-cell>
          <table:table-cell table:style-name="ce4" office:value-type="float" office:value="4.75627">
            <text:p>4.76</text:p>
          </table:table-cell>
          <table:table-cell table:style-name="ce4" office:value-type="float" office:value="36.2961">
            <text:p>36.30</text:p>
          </table:table-cell>
          <table:table-cell table:style-name="ce4" office:value-type="float" office:value="4.5311">
            <text:p>4.53</text:p>
          </table:table-cell>
          <table:table-cell table:style-name="ce15" table:formula="of:=([.AE10]-[.B10])*100/[.B10]" office:value-type="float" office:value="-0.693258952160305">
            <text:p>-0.69</text:p>
          </table:table-cell>
          <table:table-cell table:style-name="ce42" table:formula="of:=([.AG10]-[.B10])*100/[.B10]" office:value-type="float" office:value="-7.7955432264358">
            <text:p>-7.80</text:p>
          </table:table-cell>
          <table:table-cell table:style-name="ce4" table:formula="of:=[.AE10]-[.AG10]" office:value-type="float" office:value="2.7958">
            <text:p>2.80</text:p>
          </table:table-cell>
          <table:table-cell table:style-name="ce46" table:formula="of:=[.AK10]*100/[.AG10]" office:value-type="float" office:value="7.70275594347602">
            <text:p>7.70</text:p>
          </table:table-cell>
          <table:table-cell table:style-name="ce2" office:value-type="float" office:value="43.8358">
            <text:p>43.8358</text:p>
          </table:table-cell>
          <table:table-cell table:style-name="ce2" office:value-type="float" office:value="4.81567">
            <text:p>4.81567</text:p>
          </table:table-cell>
          <table:table-cell table:style-name="ce4" table:formula="of:=[.AM10]-[.B10]" office:value-type="float" office:value="4.471">
            <text:p>4.47</text:p>
          </table:table-cell>
          <table:table-cell table:style-name="ce4" table:formula="of:=([.AM10]-[.B10])/[.AN10]" office:value-type="float" office:value="0.928427404701733">
            <text:p>0.93</text:p>
          </table:table-cell>
          <table:table-cell table:style-name="ce40" table:formula="of:=[.AO10]*100/[.B10]" office:value-type="float" office:value="11.3578628622526">
            <text:p>11.36</text:p>
          </table:table-cell>
          <table:table-cell office:value-type="float" office:value="32.6193">
            <text:p>32.6193</text:p>
          </table:table-cell>
          <table:table-cell office:value-type="float" office:value="4.525">
            <text:p>4.525</text:p>
          </table:table-cell>
          <table:table-cell table:style-name="ce48" table:formula="of:=[.AR10]-[.B10]" office:value-type="float" office:value="-6.7455">
            <text:p>-6.746</text:p>
          </table:table-cell>
          <table:table-cell table:style-name="ce4" table:formula="of:=([.AR10]-[.B10])/[.AS10]" office:value-type="float" office:value="-1.4907182320442">
            <text:p>-1.49</text:p>
          </table:table-cell>
          <table:table-cell table:style-name="ce4" table:formula="of:=[.AT10]*100/[.B10]" office:value-type="float" office:value="-17.1358675771247">
            <text:p>-17.14</text:p>
          </table:table-cell>
          <table:table-cell table:style-name="ce28" office:value-type="float" office:value="30.0228">
            <text:p>30.0228</text:p>
          </table:table-cell>
          <table:table-cell office:value-type="float" office:value="2.10657">
            <text:p>2.10657</text:p>
          </table:table-cell>
          <table:table-cell table:formula="of:=[.AW10]-[.B10]" office:value-type="float" office:value="-9.342">
            <text:p>-9.342</text:p>
          </table:table-cell>
          <table:table-cell table:formula="of:=[.AY10]*100/[.B10]" office:value-type="float" office:value="-23.7318619680527">
            <text:p>-23.7318619681</text:p>
          </table:table-cell>
          <table:table-cell table:number-columns-repeated="4"/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2"/>
          <table:table-cell table:style-name="ce15" office:value-type="string">
            <text:p>PROMEDIO =</text:p>
          </table:table-cell>
          <table:table-cell table:style-name="ce18" table:formula="of:=AVERAGE([.H3:.H10])" office:value-type="float" office:value="0.39289">
            <text:p>0.39</text:p>
          </table:table-cell>
          <table:table-cell/>
          <table:table-cell table:style-name="ce4"/>
          <table:table-cell table:style-name="ce15" office:value-type="string">
            <text:p>PROMEDIO =</text:p>
          </table:table-cell>
          <table:table-cell table:style-name="ce18" table:formula="of:=AVERAGE([.L3:.L10])" office:value-type="float" office:value="0.0649500000000006">
            <text:p>0.06</text:p>
          </table:table-cell>
          <table:table-cell table:style-name="ce31"/>
          <table:table-cell table:style-name="ce31" table:formula="of:=AVERAGE([.N3:.N10])" office:value-type="float" office:value="-0.32794">
            <text:p>-0.33</text:p>
          </table:table-cell>
          <table:table-cell table:style-name="ce34"/>
          <table:table-cell table:style-name="ce4" table:number-columns-repeated="3"/>
          <table:table-cell table:style-name="ce15" office:value-type="string">
            <text:p>PROMEDIO =</text:p>
          </table:table-cell>
          <table:table-cell table:style-name="ce36" table:formula="of:=AVERAGE([.T3:.T10])" office:value-type="float" office:value="-4.49082908964858">
            <text:p>-4.49</text:p>
          </table:table-cell>
          <table:table-cell table:style-name="ce5" table:number-columns-repeated="3"/>
          <table:table-cell table:style-name="ce15" office:value-type="string">
            <text:p>PROMEDIO = </text:p>
          </table:table-cell>
          <table:table-cell table:style-name="ce36" table:formula="of:=AVERAGE([.Y3:.Y10])" office:value-type="float" office:value="-8.2153616831023">
            <text:p>-8.22</text:p>
          </table:table-cell>
          <table:table-cell table:style-name="ce4" table:number-columns-repeated="3"/>
          <table:table-cell table:style-name="ce15" office:value-type="string">
            <text:p>PROMEDIO=</text:p>
          </table:table-cell>
          <table:table-cell table:style-name="ce37" table:formula="of:=AVERAGE([.AD3:.AD10])" office:value-type="float" office:value="0.71710183412292">
            <text:p>0.72</text:p>
          </table:table-cell>
          <table:table-cell table:style-name="ce2" table:number-columns-repeated="3"/>
          <table:table-cell table:style-name="ce16" office:value-type="string">
            <text:p>promedio=</text:p>
          </table:table-cell>
          <table:table-cell table:style-name="ce18" table:formula="of:=AVERAGE([.AI3:.AI10])" office:value-type="float" office:value="-1.27638313466834">
            <text:p>-1.28</text:p>
          </table:table-cell>
          <table:table-cell table:style-name="ce43" table:formula="of:=AVERAGE([.AJ3:.AJ10])" office:value-type="float" office:value="6.71225090269735">
            <text:p>6.71</text:p>
          </table:table-cell>
          <table:table-cell table:style-name="ce45" office:value-type="string">
            <text:p>promedio=</text:p>
          </table:table-cell>
          <table:table-cell table:style-name="ce46" table:formula="of:=AVERAGE([.AL3:.AL10])" office:value-type="float" office:value="-7.04630952381328">
            <text:p>-7.05</text:p>
          </table:table-cell>
          <table:table-cell table:style-name="ce2" table:number-columns-repeated="2"/>
          <table:table-cell table:style-name="ce16" office:value-type="string">
            <text:p>PROMEDIO = </text:p>
          </table:table-cell>
          <table:table-cell table:style-name="ce4"/>
          <table:table-cell table:style-name="ce40" table:formula="of:=AVERAGE([.AQ3:.AQ10])" office:value-type="float" office:value="7.69074400718618">
            <text:p>7.69</text:p>
          </table:table-cell>
          <table:table-cell table:number-columns-repeated="2"/>
          <table:table-cell table:style-name="ce48"/>
          <table:table-cell/>
          <table:table-cell table:style-name="ce49" table:formula="of:=AVERAGE([.AV3:.AV10])" office:value-type="float" office:value="-3.29635565860473">
            <text:p>-3.30</text:p>
          </table:table-cell>
          <table:table-cell table:style-name="ce28"/>
          <table:table-cell/>
          <table:table-cell table:formula="of:=AVERAGE([.AY3:.AY10])" office:value-type="float" office:value="-2.25882125">
            <text:p>-2.25882125</text:p>
          </table:table-cell>
          <table:table-cell table:style-name="ce24" table:formula="of:=AVERAGE([.AZ3:.AZ10])" office:value-type="float" office:value="-6.71909094351747">
            <text:p>-6.719090943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4" table:number-columns-repeated="2"/>
          <table:table-cell/>
          <table:table-cell table:style-name="ce4" table:number-columns-repeated="3"/>
          <table:table-cell table:style-name="ce31" table:number-columns-repeated="2"/>
          <table:table-cell table:style-name="ce34"/>
          <table:table-cell table:style-name="ce4" table:number-columns-repeated="4"/>
          <table:table-cell table:style-name="ce33"/>
          <table:table-cell table:style-name="ce5" table:number-columns-repeated="3"/>
          <table:table-cell table:style-name="ce39"/>
          <table:table-cell table:style-name="ce34"/>
          <table:table-cell table:style-name="ce4" table:number-columns-repeated="4"/>
          <table:table-cell table:style-name="ce7"/>
          <table:table-cell table:style-name="ce2" table:number-columns-repeated="4"/>
          <table:table-cell table:style-name="ce15"/>
          <table:table-cell table:style-name="ce42"/>
          <table:table-cell table:style-name="ce2"/>
          <table:table-cell table:style-name="ce46"/>
          <table:table-cell table:style-name="ce2" table:number-columns-repeated="3"/>
          <table:table-cell table:style-name="ce4"/>
          <table:table-cell table:style-name="ce10"/>
          <table:table-cell table:number-columns-repeated="2"/>
          <table:table-cell table:style-name="ce48"/>
          <table:table-cell table:number-columns-repeated="2"/>
          <table:table-cell table:style-name="ce28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"/>
          <table:table-cell table:style-name="ce4" table:number-columns-repeated="2"/>
          <table:table-cell table:style-name="ce19" office:value-type="string">
            <text:p>Pile-up 7-12 </text:p>
          </table:table-cell>
          <table:table-cell table:style-name="ce23"/>
          <table:table-cell table:style-name="ce4" table:number-columns-repeated="2"/>
          <table:table-cell table:style-name="ce31" table:number-columns-repeated="2"/>
          <table:table-cell table:style-name="ce33" office:value-type="string">
            <text:p>Average variance %</text:p>
          </table:table-cell>
          <table:table-cell table:style-name="ce4" table:number-columns-repeated="4"/>
          <table:table-cell table:style-name="ce33"/>
          <table:table-cell table:style-name="ce5" table:number-columns-repeated="3"/>
          <table:table-cell table:style-name="ce39"/>
          <table:table-cell table:style-name="ce34"/>
          <table:table-cell table:style-name="ce4" table:number-columns-repeated="4"/>
          <table:table-cell table:style-name="ce7"/>
          <table:table-cell table:style-name="ce2" table:number-columns-repeated="4"/>
          <table:table-cell table:style-name="ce15"/>
          <table:table-cell table:style-name="ce42"/>
          <table:table-cell table:style-name="ce2"/>
          <table:table-cell table:style-name="ce46"/>
          <table:table-cell table:style-name="ce2" table:number-columns-repeated="3"/>
          <table:table-cell table:style-name="ce4"/>
          <table:table-cell table:style-name="ce10"/>
          <table:table-cell table:number-columns-repeated="2"/>
          <table:table-cell table:style-name="ce48"/>
          <table:table-cell table:number-columns-repeated="2"/>
          <table:table-cell table:style-name="ce28"/>
          <table:table-cell table:number-columns-repeated="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5.41169">
            <text:p>5.41</text:p>
          </table:table-cell>
          <table:table-cell table:style-name="ce4" office:value-type="float" office:value="0.162509">
            <text:p>0.16</text:p>
          </table:table-cell>
          <table:table-cell table:style-name="ce7" table:formula="of:=[.C14]*100/[.B14]" office:value-type="float" office:value="3.00292514907543">
            <text:p>3.00</text:p>
          </table:table-cell>
          <table:table-cell table:style-name="ce4" office:value-type="float" office:value="5.28921">
            <text:p>5.29</text:p>
          </table:table-cell>
          <table:table-cell table:style-name="ce4" office:value-type="float" office:value="0.243327">
            <text:p>0.24</text:p>
          </table:table-cell>
          <table:table-cell table:style-name="ce4" table:formula="of:=[.F14]*100/[.E14]" office:value-type="float" office:value="4.60044127572927">
            <text:p>4.60</text:p>
          </table:table-cell>
          <table:table-cell table:style-name="ce15" table:formula="of:=[.B14]-[.E14]" office:value-type="float" office:value="0.12248">
            <text:p>0.12</text:p>
          </table:table-cell>
          <table:table-cell table:style-name="ce4" office:value-type="float" office:value="5.19501">
            <text:p>5.20</text:p>
          </table:table-cell>
          <table:table-cell table:style-name="ce4" office:value-type="float" office:value="0.231174">
            <text:p>0.23</text:p>
          </table:table-cell>
          <table:table-cell table:style-name="ce4" table:formula="of:=[.J14]*100/[.I14]" office:value-type="float" office:value="4.44992406174387">
            <text:p>4.45</text:p>
          </table:table-cell>
          <table:table-cell table:style-name="ce15" table:formula="of:=[.B14]-[.I14]" office:value-type="float" office:value="0.21668">
            <text:p>0.22</text:p>
          </table:table-cell>
          <table:table-cell table:style-name="ce31" table:formula="of:=AVERAGE(ABS([.E14]-[.B14]);ABS([.I14]-[.B14]))" office:value-type="float" office:value="0.16958">
            <text:p>0.17</text:p>
          </table:table-cell>
          <table:table-cell table:style-name="ce31" table:formula="of:=[.E14]-[.I14]" office:value-type="float" office:value="0.0941999999999998">
            <text:p>0.09</text:p>
          </table:table-cell>
          <table:table-cell table:style-name="ce33" table:formula="of:=[.M14]*100/[.B14]" office:value-type="float" office:value="3.13358673538211">
            <text:p>3.13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Q14]*100/[.P14]" office:value-type="float" office:value="2.97618411204961">
            <text:p>2.98</text:p>
          </table:table-cell>
          <table:table-cell table:style-name="ce4" table:formula="of:=[.P14]-[.B14]" office:value-type="float" office:value="-0.17401">
            <text:p>-0.17</text:p>
          </table:table-cell>
          <table:table-cell table:style-name="ce35" table:formula="of:=[.S14]*100/[.B14]" office:value-type="float" office:value="-3.21544656105579">
            <text:p>-3.22</text:p>
          </table:table-cell>
          <table:table-cell table:style-name="ce5" office:value-type="float" office:value="5.3811">
            <text:p>5.38</text:p>
          </table:table-cell>
          <table:table-cell table:style-name="ce5" office:value-type="float" office:value="0.276728">
            <text:p>0.28</text:p>
          </table:table-cell>
          <table:table-cell table:style-name="ce5" table:formula="of:=[.V14]*100/[.U14]" office:value-type="float" office:value="5.14259166341454">
            <text:p>5.14</text:p>
          </table:table-cell>
          <table:table-cell table:style-name="ce39" table:formula="of:=[.U14]-[.B14]" office:value-type="float" office:value="-0.0305900000000001">
            <text:p>-0.03</text:p>
          </table:table-cell>
          <table:table-cell table:style-name="ce35" table:formula="of:=[.X14]*100/[.B14]" office:value-type="float" office:value="-0.565257803015326">
            <text:p>-0.57</text:p>
          </table:table-cell>
          <table:table-cell table:style-name="ce4" office:value-type="float" office:value="5.50906">
            <text:p>5.51</text:p>
          </table:table-cell>
          <table:table-cell table:style-name="ce4" office:value-type="float" office:value="0.174722">
            <text:p>0.17</text:p>
          </table:table-cell>
          <table:table-cell table:style-name="ce4" table:formula="of:=[.AA14]*100/[.Z14]" office:value-type="float" office:value="3.1715392462598">
            <text:p>3.17</text:p>
          </table:table-cell>
          <table:table-cell table:style-name="ce4" table:formula="of:=[.Z14]-[.B14]" office:value-type="float" office:value="0.0973699999999997">
            <text:p>0.10</text:p>
          </table:table-cell>
          <table:table-cell table:style-name="ce40" table:formula="of:=[.AC14]*100/[.B14]" office:value-type="float" office:value="1.79925309838516">
            <text:p>1.80</text:p>
          </table:table-cell>
          <table:table-cell table:style-name="ce4" office:value-type="float" office:value="5.6825">
            <text:p>5.68</text:p>
          </table:table-cell>
          <table:table-cell table:style-name="ce4" office:value-type="float" office:value="0.189939">
            <text:p>0.19</text:p>
          </table:table-cell>
          <table:table-cell table:style-name="ce4" office:value-type="float" office:value="6.13481">
            <text:p>6.13</text:p>
          </table:table-cell>
          <table:table-cell table:style-name="ce4" office:value-type="float" office:value="0.195382">
            <text:p>0.20</text:p>
          </table:table-cell>
          <table:table-cell table:style-name="ce15" table:formula="of:=([.AE14]-[.B14])*100/[.B14]" office:value-type="float" office:value="5.0041669053475">
            <text:p>5.00</text:p>
          </table:table-cell>
          <table:table-cell table:style-name="ce42" table:formula="of:=([.AG14]-[.B14])*100/[.B14]" office:value-type="float" office:value="13.3621844562419">
            <text:p>13.36</text:p>
          </table:table-cell>
          <table:table-cell table:style-name="ce4" table:formula="of:=[.AE14]-[.AG14]" office:value-type="float" office:value="-0.45231">
            <text:p>-0.45</text:p>
          </table:table-cell>
          <table:table-cell table:style-name="ce46" table:formula="of:=[.AK14]*100/[.AG14]" office:value-type="float" office:value="-7.37284447277095">
            <text:p>-7.37</text:p>
          </table:table-cell>
          <table:table-cell table:style-name="ce2" office:value-type="float" office:value="5.81324">
            <text:p>5.81324</text:p>
          </table:table-cell>
          <table:table-cell table:style-name="ce2" office:value-type="float" office:value="0.188298">
            <text:p>0.188298</text:p>
          </table:table-cell>
          <table:table-cell table:style-name="ce4" table:formula="of:=[.AM14]-[.B14]" office:value-type="float" office:value="0.40155">
            <text:p>0.40</text:p>
          </table:table-cell>
          <table:table-cell table:style-name="ce4" table:formula="of:=([.AM14]-[.B14])/[.AN14]" office:value-type="float" office:value="2.13252397794985">
            <text:p>2.13</text:p>
          </table:table-cell>
          <table:table-cell table:style-name="ce40" table:formula="of:=[.AO14]*100/[.B14]" office:value-type="float" office:value="7.42004808109852">
            <text:p>7.42</text:p>
          </table:table-cell>
          <table:table-cell office:value-type="float" office:value="5.65307">
            <text:p>5.65307</text:p>
          </table:table-cell>
          <table:table-cell office:value-type="float" office:value="0.175853">
            <text:p>0.175853</text:p>
          </table:table-cell>
          <table:table-cell table:style-name="ce48" table:formula="of:=[.AR14]-[.B14]" office:value-type="float" office:value="0.24138">
            <text:p>0.241</text:p>
          </table:table-cell>
          <table:table-cell table:style-name="ce4" table:formula="of:=([.AR14]-[.B14])/[.AS14]" office:value-type="float" office:value="1.372623725498">
            <text:p>1.37</text:p>
          </table:table-cell>
          <table:table-cell table:style-name="ce4" table:formula="of:=[.AT14]*100/[.B14]" office:value-type="float" office:value="4.46034418083816">
            <text:p>4.46</text:p>
          </table:table-cell>
          <table:table-cell table:style-name="ce28" office:value-type="float" office:value="5.22648">
            <text:p>5.22648</text:p>
          </table:table-cell>
          <table:table-cell office:value-type="float" office:value="0.152043">
            <text:p>0.152043</text:p>
          </table:table-cell>
          <table:table-cell table:formula="of:=[.AW14]-[.B14]" office:value-type="float" office:value="-0.18521">
            <text:p>-0.18521</text:p>
          </table:table-cell>
          <table:table-cell table:formula="of:=[.AY14]*100/[.B14]" office:value-type="float" office:value="-3.42240593973416">
            <text:p>-3.4224059397</text:p>
          </table:table-cell>
          <table:table-cell table:number-columns-repeated="4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7.337">
            <text:p>7.34</text:p>
          </table:table-cell>
          <table:table-cell table:style-name="ce4" office:value-type="float" office:value="0.286064">
            <text:p>0.29</text:p>
          </table:table-cell>
          <table:table-cell table:style-name="ce7" table:formula="of:=[.C15]*100/[.B15]" office:value-type="float" office:value="3.89892326563991">
            <text:p>3.90</text:p>
          </table:table-cell>
          <table:table-cell table:style-name="ce4" office:value-type="float" office:value="7.62846">
            <text:p>7.63</text:p>
          </table:table-cell>
          <table:table-cell table:style-name="ce4" office:value-type="float" office:value="0.414241">
            <text:p>0.41</text:p>
          </table:table-cell>
          <table:table-cell table:style-name="ce4" table:formula="of:=[.F15]*100/[.E15]" office:value-type="float" office:value="5.43020478576279">
            <text:p>5.43</text:p>
          </table:table-cell>
          <table:table-cell table:style-name="ce15" table:formula="of:=[.B15]-[.E15]" office:value-type="float" office:value="-0.291460000000001">
            <text:p>-0.29</text:p>
          </table:table-cell>
          <table:table-cell table:style-name="ce4" office:value-type="float" office:value="7.00602">
            <text:p>7.01</text:p>
          </table:table-cell>
          <table:table-cell table:style-name="ce4" office:value-type="float" office:value="0.360266">
            <text:p>0.36</text:p>
          </table:table-cell>
          <table:table-cell table:style-name="ce4" table:formula="of:=[.J15]*100/[.I15]" office:value-type="float" office:value="5.14223482091116">
            <text:p>5.14</text:p>
          </table:table-cell>
          <table:table-cell table:style-name="ce15" table:formula="of:=[.B15]-[.I15]" office:value-type="float" office:value="0.330979999999999">
            <text:p>0.33</text:p>
          </table:table-cell>
          <table:table-cell table:style-name="ce31" table:formula="of:=AVERAGE(ABS([.E15]-[.B15]);ABS([.I15]-[.B15]))" office:value-type="float" office:value="0.31122">
            <text:p>0.31</text:p>
          </table:table-cell>
          <table:table-cell table:style-name="ce31" table:formula="of:=[.E15]-[.I15]" office:value-type="float" office:value="0.62244">
            <text:p>0.62</text:p>
          </table:table-cell>
          <table:table-cell table:style-name="ce33" table:formula="of:=[.M15]*100/[.B15]" office:value-type="float" office:value="4.24178819681069">
            <text:p>4.24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Q15]*100/[.P15]" office:value-type="float" office:value="3.82440364716209">
            <text:p>3.82</text:p>
          </table:table-cell>
          <table:table-cell table:style-name="ce4" table:formula="of:=[.P15]-[.B15]" office:value-type="float" office:value="-0.261909999999999">
            <text:p>-0.26</text:p>
          </table:table-cell>
          <table:table-cell table:style-name="ce35" table:formula="of:=[.S15]*100/[.B15]" office:value-type="float" office:value="-3.56971514242878">
            <text:p>-3.57</text:p>
          </table:table-cell>
          <table:table-cell table:style-name="ce5" office:value-type="float" office:value="6.72855">
            <text:p>6.73</text:p>
          </table:table-cell>
          <table:table-cell table:style-name="ce5" office:value-type="float" office:value="0.37061">
            <text:p>0.37</text:p>
          </table:table-cell>
          <table:table-cell table:style-name="ce5" table:formula="of:=[.V15]*100/[.U15]" office:value-type="float" office:value="5.50802178775516">
            <text:p>5.51</text:p>
          </table:table-cell>
          <table:table-cell table:style-name="ce39" table:formula="of:=[.U15]-[.B15]" office:value-type="float" office:value="-0.60845">
            <text:p>-0.61</text:p>
          </table:table-cell>
          <table:table-cell table:style-name="ce35" table:formula="of:=[.X15]*100/[.B15]" office:value-type="float" office:value="-8.29289900504293">
            <text:p>-8.29</text:p>
          </table:table-cell>
          <table:table-cell table:style-name="ce4" office:value-type="float" office:value="7.52473">
            <text:p>7.52</text:p>
          </table:table-cell>
          <table:table-cell table:style-name="ce4" office:value-type="float" office:value="0.291433">
            <text:p>0.29</text:p>
          </table:table-cell>
          <table:table-cell table:style-name="ce4" table:formula="of:=[.AA15]*100/[.Z15]" office:value-type="float" office:value="3.87300275225822">
            <text:p>3.87</text:p>
          </table:table-cell>
          <table:table-cell table:style-name="ce4" table:formula="of:=[.Z15]-[.B15]" office:value-type="float" office:value="0.18773">
            <text:p>0.19</text:p>
          </table:table-cell>
          <table:table-cell table:style-name="ce40" table:formula="of:=[.AC15]*100/[.B15]" office:value-type="float" office:value="2.55867520785062">
            <text:p>2.56</text:p>
          </table:table-cell>
          <table:table-cell table:style-name="ce4" office:value-type="float" office:value="7.34904">
            <text:p>7.35</text:p>
          </table:table-cell>
          <table:table-cell table:style-name="ce4" office:value-type="float" office:value="0.307548">
            <text:p>0.31</text:p>
          </table:table-cell>
          <table:table-cell table:style-name="ce4" office:value-type="float" office:value="8.24934">
            <text:p>8.25</text:p>
          </table:table-cell>
          <table:table-cell table:style-name="ce4" office:value-type="float" office:value="0.34103">
            <text:p>0.34</text:p>
          </table:table-cell>
          <table:table-cell table:style-name="ce15" table:formula="of:=([.AE15]-[.B15])*100/[.B15]" office:value-type="float" office:value="0.164099768297679">
            <text:p>0.16</text:p>
          </table:table-cell>
          <table:table-cell table:style-name="ce42" table:formula="of:=([.AG15]-[.B15])*100/[.B15]" office:value-type="float" office:value="12.4347826086957">
            <text:p>12.43</text:p>
          </table:table-cell>
          <table:table-cell table:style-name="ce4" table:formula="of:=[.AE15]-[.AG15]" office:value-type="float" office:value="-0.9003">
            <text:p>-0.90</text:p>
          </table:table-cell>
          <table:table-cell table:style-name="ce46" table:formula="of:=[.AK15]*100/[.AG15]" office:value-type="float" office:value="-10.9136003607561">
            <text:p>-10.91</text:p>
          </table:table-cell>
          <table:table-cell table:style-name="ce2" office:value-type="float" office:value="7.84573">
            <text:p>7.84573</text:p>
          </table:table-cell>
          <table:table-cell table:style-name="ce2" office:value-type="float" office:value="0.326771">
            <text:p>0.326771</text:p>
          </table:table-cell>
          <table:table-cell table:style-name="ce4" table:formula="of:=[.AM15]-[.B15]" office:value-type="float" office:value="0.50873">
            <text:p>0.51</text:p>
          </table:table-cell>
          <table:table-cell table:style-name="ce4" table:formula="of:=([.AM15]-[.B15])/[.AN15]" office:value-type="float" office:value="1.55683949922117">
            <text:p>1.56</text:p>
          </table:table-cell>
          <table:table-cell table:style-name="ce40" table:formula="of:=[.AO15]*100/[.B15]" office:value-type="float" office:value="6.93376039253101">
            <text:p>6.93</text:p>
          </table:table-cell>
          <table:table-cell office:value-type="float" office:value="7.67146">
            <text:p>7.67146</text:p>
          </table:table-cell>
          <table:table-cell office:value-type="float" office:value="0.285045">
            <text:p>0.285045</text:p>
          </table:table-cell>
          <table:table-cell table:style-name="ce48" table:formula="of:=[.AR15]-[.B15]" office:value-type="float" office:value="0.33446">
            <text:p>0.334</text:p>
          </table:table-cell>
          <table:table-cell table:style-name="ce4" table:formula="of:=([.AR15]-[.B15])/[.AS15]" office:value-type="float" office:value="1.17335859250294">
            <text:p>1.17</text:p>
          </table:table-cell>
          <table:table-cell table:style-name="ce4" table:formula="of:=[.AT15]*100/[.B15]" office:value-type="float" office:value="4.558538912362">
            <text:p>4.56</text:p>
          </table:table-cell>
          <table:table-cell table:style-name="ce28" office:value-type="float" office:value="7.49556">
            <text:p>7.49556</text:p>
          </table:table-cell>
          <table:table-cell office:value-type="float" office:value="0.268101">
            <text:p>0.268101</text:p>
          </table:table-cell>
          <table:table-cell table:formula="of:=[.AW15]-[.B15]" office:value-type="float" office:value="0.15856">
            <text:p>0.15856</text:p>
          </table:table-cell>
          <table:table-cell table:formula="of:=[.AY15]*100/[.B15]" office:value-type="float" office:value="2.16110126754805">
            <text:p>2.1611012675</text:p>
          </table:table-cell>
          <table:table-cell table:number-columns-repeated="4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9.39805">
            <text:p>9.40</text:p>
          </table:table-cell>
          <table:table-cell table:style-name="ce4" office:value-type="float" office:value="0.375426">
            <text:p>0.38</text:p>
          </table:table-cell>
          <table:table-cell table:style-name="ce7" table:formula="of:=[.C16]*100/[.B16]" office:value-type="float" office:value="3.99472230941525">
            <text:p>3.99</text:p>
          </table:table-cell>
          <table:table-cell table:style-name="ce4" office:value-type="float" office:value="8.75837">
            <text:p>8.76</text:p>
          </table:table-cell>
          <table:table-cell table:style-name="ce4" office:value-type="float" office:value="0.478096">
            <text:p>0.48</text:p>
          </table:table-cell>
          <table:table-cell table:style-name="ce4" table:formula="of:=[.F16]*100/[.E16]" office:value-type="float" office:value="5.45873261805564">
            <text:p>5.46</text:p>
          </table:table-cell>
          <table:table-cell table:style-name="ce15" table:formula="of:=[.B16]-[.E16]" office:value-type="float" office:value="0.63968">
            <text:p>0.64</text:p>
          </table:table-cell>
          <table:table-cell table:style-name="ce4" office:value-type="float" office:value="10.2215">
            <text:p>10.22</text:p>
          </table:table-cell>
          <table:table-cell table:style-name="ce4" office:value-type="float" office:value="0.58165">
            <text:p>0.58</text:p>
          </table:table-cell>
          <table:table-cell table:style-name="ce4" table:formula="of:=[.J16]*100/[.I16]" office:value-type="float" office:value="5.69045639094066">
            <text:p>5.69</text:p>
          </table:table-cell>
          <table:table-cell table:style-name="ce15" table:formula="of:=[.B16]-[.I16]" office:value-type="float" office:value="-0.823450000000001">
            <text:p>-0.82</text:p>
          </table:table-cell>
          <table:table-cell table:style-name="ce31" table:formula="of:=AVERAGE(ABS([.E16]-[.B16]);ABS([.I16]-[.B16]))" office:value-type="float" office:value="0.731565000000001">
            <text:p>0.73</text:p>
          </table:table-cell>
          <table:table-cell table:style-name="ce31" table:formula="of:=[.E16]-[.I16]" office:value-type="float" office:value="-1.46313">
            <text:p>-1.46</text:p>
          </table:table-cell>
          <table:table-cell table:style-name="ce33" table:formula="of:=[.M16]*100/[.B16]" office:value-type="float" office:value="7.78422119482234">
            <text:p>7.78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Q16]*100/[.P16]" office:value-type="float" office:value="4.02806530704081">
            <text:p>4.03</text:p>
          </table:table-cell>
          <table:table-cell table:style-name="ce4" table:formula="of:=[.P16]-[.B16]" office:value-type="float" office:value="-0.331339999999999">
            <text:p>-0.33</text:p>
          </table:table-cell>
          <table:table-cell table:style-name="ce35" table:formula="of:=[.S16]*100/[.B16]" office:value-type="float" office:value="-3.52562499667483">
            <text:p>-3.53</text:p>
          </table:table-cell>
          <table:table-cell table:style-name="ce5" office:value-type="float" office:value="9.07854">
            <text:p>9.08</text:p>
          </table:table-cell>
          <table:table-cell table:style-name="ce5" office:value-type="float" office:value="0.487406">
            <text:p>0.49</text:p>
          </table:table-cell>
          <table:table-cell table:style-name="ce5" table:formula="of:=[.V16]*100/[.U16]" office:value-type="float" office:value="5.36877074948174">
            <text:p>5.37</text:p>
          </table:table-cell>
          <table:table-cell table:style-name="ce39" table:formula="of:=[.U16]-[.B16]" office:value-type="float" office:value="-0.319509999999999">
            <text:p>-0.32</text:p>
          </table:table-cell>
          <table:table-cell table:style-name="ce35" table:formula="of:=[.X16]*100/[.B16]" office:value-type="float" office:value="-3.39974782002649">
            <text:p>-3.40</text:p>
          </table:table-cell>
          <table:table-cell table:style-name="ce4" office:value-type="float" office:value="9.34585">
            <text:p>9.35</text:p>
          </table:table-cell>
          <table:table-cell table:style-name="ce4" office:value-type="float" office:value="0.391169">
            <text:p>0.39</text:p>
          </table:table-cell>
          <table:table-cell table:style-name="ce4" table:formula="of:=[.AA16]*100/[.Z16]" office:value-type="float" office:value="4.18548339637379">
            <text:p>4.19</text:p>
          </table:table-cell>
          <table:table-cell table:style-name="ce4" table:formula="of:=[.Z16]-[.B16]" office:value-type="float" office:value="-0.0521999999999991">
            <text:p>-0.05</text:p>
          </table:table-cell>
          <table:table-cell table:style-name="ce40" table:formula="of:=[.AC16]*100/[.B16]" office:value-type="float" office:value="-0.555434372023974">
            <text:p>-0.56</text:p>
          </table:table-cell>
          <table:table-cell table:style-name="ce4" office:value-type="float" office:value="8.71279">
            <text:p>8.71</text:p>
          </table:table-cell>
          <table:table-cell table:style-name="ce4" office:value-type="float" office:value="0.493336">
            <text:p>0.49</text:p>
          </table:table-cell>
          <table:table-cell table:style-name="ce4" office:value-type="float" office:value="10.2442">
            <text:p>10.24</text:p>
          </table:table-cell>
          <table:table-cell table:style-name="ce4" office:value-type="float" office:value="0.609825">
            <text:p>0.61</text:p>
          </table:table-cell>
          <table:table-cell table:style-name="ce15" table:formula="of:=([.AE16]-[.B16])*100/[.B16]" office:value-type="float" office:value="-7.29151260101829">
            <text:p>-7.29</text:p>
          </table:table-cell>
          <table:table-cell table:style-name="ce42" table:formula="of:=([.AG16]-[.B16])*100/[.B16]" office:value-type="float" office:value="9.00346348444624">
            <text:p>9.00</text:p>
          </table:table-cell>
          <table:table-cell table:style-name="ce4" table:formula="of:=[.AE16]-[.AG16]" office:value-type="float" office:value="-1.53141">
            <text:p>-1.53</text:p>
          </table:table-cell>
          <table:table-cell table:style-name="ce46" table:formula="of:=[.AK16]*100/[.AG16]" office:value-type="float" office:value="-14.9490443372835">
            <text:p>-14.95</text:p>
          </table:table-cell>
          <table:table-cell table:style-name="ce2" office:value-type="float" office:value="9.20378">
            <text:p>9.20378</text:p>
          </table:table-cell>
          <table:table-cell table:style-name="ce2" office:value-type="float" office:value="0.528778">
            <text:p>0.528778</text:p>
          </table:table-cell>
          <table:table-cell table:style-name="ce4" table:formula="of:=[.AM16]-[.B16]" office:value-type="float" office:value="-0.19427">
            <text:p>-0.19</text:p>
          </table:table-cell>
          <table:table-cell table:style-name="ce4" table:formula="of:=([.AM16]-[.B16])/[.AN16]" office:value-type="float" office:value="-0.367394256190688">
            <text:p>-0.37</text:p>
          </table:table-cell>
          <table:table-cell table:style-name="ce40" table:formula="of:=[.AO16]*100/[.B16]" office:value-type="float" office:value="-2.06713094737738">
            <text:p>-2.07</text:p>
          </table:table-cell>
          <table:table-cell office:value-type="float" office:value="8.72516">
            <text:p>8.72516</text:p>
          </table:table-cell>
          <table:table-cell office:value-type="float" office:value="0.465946">
            <text:p>0.465946</text:p>
          </table:table-cell>
          <table:table-cell table:style-name="ce48" table:formula="of:=[.AR16]-[.B16]" office:value-type="float" office:value="-0.672889999999999">
            <text:p>-0.673</text:p>
          </table:table-cell>
          <table:table-cell table:style-name="ce4" table:formula="of:=([.AR16]-[.B16])/[.AS16]" office:value-type="float" office:value="-1.44413730346435">
            <text:p>-1.44</text:p>
          </table:table-cell>
          <table:table-cell table:style-name="ce4" table:formula="of:=[.AT16]*100/[.B16]" office:value-type="float" office:value="-7.1598895515559">
            <text:p>-7.16</text:p>
          </table:table-cell>
          <table:table-cell table:style-name="ce28" office:value-type="float" office:value="8.95221">
            <text:p>8.95221</text:p>
          </table:table-cell>
          <table:table-cell office:value-type="float" office:value="0.348784">
            <text:p>0.348784</text:p>
          </table:table-cell>
          <table:table-cell table:formula="of:=[.AW16]-[.B16]" office:value-type="float" office:value="-0.445839999999999">
            <text:p>-0.44584</text:p>
          </table:table-cell>
          <table:table-cell table:formula="of:=[.AY16]*100/[.B16]" office:value-type="float" office:value="-4.74396284335579">
            <text:p>-4.7439628434</text:p>
          </table:table-cell>
          <table:table-cell table:number-columns-repeated="4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1.9955">
            <text:p>12.00</text:p>
          </table:table-cell>
          <table:table-cell table:style-name="ce4" office:value-type="float" office:value="0.498106">
            <text:p>0.50</text:p>
          </table:table-cell>
          <table:table-cell table:style-name="ce7" table:formula="of:=[.C17]*100/[.B17]" office:value-type="float" office:value="4.15244049852028">
            <text:p>4.15</text:p>
          </table:table-cell>
          <table:table-cell table:style-name="ce4" office:value-type="float" office:value="11.5123">
            <text:p>11.51</text:p>
          </table:table-cell>
          <table:table-cell table:style-name="ce4" office:value-type="float" office:value="0.616206">
            <text:p>0.62</text:p>
          </table:table-cell>
          <table:table-cell table:style-name="ce4" table:formula="of:=[.F17]*100/[.E17]" office:value-type="float" office:value="5.35258810142196">
            <text:p>5.35</text:p>
          </table:table-cell>
          <table:table-cell table:style-name="ce15" table:formula="of:=[.B17]-[.E17]" office:value-type="float" office:value="0.4832">
            <text:p>0.48</text:p>
          </table:table-cell>
          <table:table-cell table:style-name="ce4" office:value-type="float" office:value="12.6197">
            <text:p>12.62</text:p>
          </table:table-cell>
          <table:table-cell table:style-name="ce4" office:value-type="float" office:value="0.769645">
            <text:p>0.77</text:p>
          </table:table-cell>
          <table:table-cell table:style-name="ce4" table:formula="of:=[.J17]*100/[.I17]" office:value-type="float" office:value="6.09875829060913">
            <text:p>6.10</text:p>
          </table:table-cell>
          <table:table-cell table:style-name="ce15" table:formula="of:=[.B17]-[.I17]" office:value-type="float" office:value="-0.6242">
            <text:p>-0.62</text:p>
          </table:table-cell>
          <table:table-cell table:style-name="ce31" table:formula="of:=AVERAGE(ABS([.E17]-[.B17]);ABS([.I17]-[.B17]))" office:value-type="float" office:value="0.5537">
            <text:p>0.55</text:p>
          </table:table-cell>
          <table:table-cell table:style-name="ce31" table:formula="of:=[.E17]-[.I17]" office:value-type="float" office:value="-1.1074">
            <text:p>-1.11</text:p>
          </table:table-cell>
          <table:table-cell table:style-name="ce33" table:formula="of:=[.M17]*100/[.B17]" office:value-type="float" office:value="4.61589762827727">
            <text:p>4.62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Q17]*100/[.P17]" office:value-type="float" office:value="4.26836798771979">
            <text:p>4.27</text:p>
          </table:table-cell>
          <table:table-cell table:style-name="ce4" table:formula="of:=[.P17]-[.B17]" office:value-type="float" office:value="-0.5299">
            <text:p>-0.53</text:p>
          </table:table-cell>
          <table:table-cell table:style-name="ce35" table:formula="of:=[.S17]*100/[.B17]" office:value-type="float" office:value="-4.41748989204285">
            <text:p>-4.42</text:p>
          </table:table-cell>
          <table:table-cell table:style-name="ce5" office:value-type="float" office:value="11.4872">
            <text:p>11.49</text:p>
          </table:table-cell>
          <table:table-cell table:style-name="ce5" office:value-type="float" office:value="0.618267">
            <text:p>0.62</text:p>
          </table:table-cell>
          <table:table-cell table:style-name="ce5" table:formula="of:=[.V17]*100/[.U17]" office:value-type="float" office:value="5.38222543352601">
            <text:p>5.38</text:p>
          </table:table-cell>
          <table:table-cell table:style-name="ce39" table:formula="of:=[.U17]-[.B17]" office:value-type="float" office:value="-0.5083">
            <text:p>-0.51</text:p>
          </table:table-cell>
          <table:table-cell table:style-name="ce35" table:formula="of:=[.X17]*100/[.B17]" office:value-type="float" office:value="-4.23742236672086">
            <text:p>-4.24</text:p>
          </table:table-cell>
          <table:table-cell table:style-name="ce4" office:value-type="float" office:value="12.0976">
            <text:p>12.10</text:p>
          </table:table-cell>
          <table:table-cell table:style-name="ce4" office:value-type="float" office:value="0.530741">
            <text:p>0.53</text:p>
          </table:table-cell>
          <table:table-cell table:style-name="ce4" table:formula="of:=[.AA17]*100/[.Z17]" office:value-type="float" office:value="4.38715943658246">
            <text:p>4.39</text:p>
          </table:table-cell>
          <table:table-cell table:style-name="ce4" table:formula="of:=[.Z17]-[.B17]" office:value-type="float" office:value="0.1021">
            <text:p>0.10</text:p>
          </table:table-cell>
          <table:table-cell table:style-name="ce40" table:formula="of:=[.AC17]*100/[.B17]" office:value-type="float" office:value="0.851152515526657">
            <text:p>0.85</text:p>
          </table:table-cell>
          <table:table-cell table:style-name="ce4" office:value-type="float" office:value="12.8342">
            <text:p>12.83</text:p>
          </table:table-cell>
          <table:table-cell table:style-name="ce4" office:value-type="float" office:value="0.781262">
            <text:p>0.78</text:p>
          </table:table-cell>
          <table:table-cell table:style-name="ce4" office:value-type="float" office:value="12.6898">
            <text:p>12.69</text:p>
          </table:table-cell>
          <table:table-cell table:style-name="ce4" office:value-type="float" office:value="0.745355">
            <text:p>0.75</text:p>
          </table:table-cell>
          <table:table-cell table:style-name="ce15" table:formula="of:=([.AE17]-[.B17])*100/[.B17]" office:value-type="float" office:value="6.99178858738693">
            <text:p>6.99</text:p>
          </table:table-cell>
          <table:table-cell table:style-name="ce42" table:formula="of:=([.AG17]-[.B17])*100/[.B17]" office:value-type="float" office:value="5.78800383477137">
            <text:p>5.79</text:p>
          </table:table-cell>
          <table:table-cell table:style-name="ce4" table:formula="of:=[.AE17]-[.AG17]" office:value-type="float" office:value="0.144399999999999">
            <text:p>0.14</text:p>
          </table:table-cell>
          <table:table-cell table:style-name="ce46" table:formula="of:=[.AK17]*100/[.AG17]" office:value-type="float" office:value="1.13792179545776">
            <text:p>1.14</text:p>
          </table:table-cell>
          <table:table-cell table:style-name="ce2" office:value-type="float" office:value="12.5618">
            <text:p>12.5618</text:p>
          </table:table-cell>
          <table:table-cell table:style-name="ce2" office:value-type="float" office:value="0.717137">
            <text:p>0.717137</text:p>
          </table:table-cell>
          <table:table-cell table:style-name="ce4" table:formula="of:=[.AM17]-[.B17]" office:value-type="float" office:value="0.5663">
            <text:p>0.57</text:p>
          </table:table-cell>
          <table:table-cell table:style-name="ce4" table:formula="of:=([.AM17]-[.B17])/[.AN17]" office:value-type="float" office:value="0.789667804059754">
            <text:p>0.79</text:p>
          </table:table-cell>
          <table:table-cell table:style-name="ce40" table:formula="of:=[.AO17]*100/[.B17]" office:value-type="float" office:value="4.72093701804844">
            <text:p>4.72</text:p>
          </table:table-cell>
          <table:table-cell office:value-type="float" office:value="12.1583">
            <text:p>12.1583</text:p>
          </table:table-cell>
          <table:table-cell office:value-type="float" office:value="0.680259">
            <text:p>0.680259</text:p>
          </table:table-cell>
          <table:table-cell table:style-name="ce48" table:formula="of:=[.AR17]-[.B17]" office:value-type="float" office:value="0.162800000000001">
            <text:p>0.163</text:p>
          </table:table-cell>
          <table:table-cell table:style-name="ce4" table:formula="of:=([.AR17]-[.B17])/[.AS17]" office:value-type="float" office:value="0.239320611708189">
            <text:p>0.24</text:p>
          </table:table-cell>
          <table:table-cell table:style-name="ce4" table:formula="of:=[.AT17]*100/[.B17]" office:value-type="float" office:value="1.35717560751949">
            <text:p>1.36</text:p>
          </table:table-cell>
          <table:table-cell table:style-name="ce28" office:value-type="float" office:value="11.6575">
            <text:p>11.6575</text:p>
          </table:table-cell>
          <table:table-cell office:value-type="float" office:value="0.454954">
            <text:p>0.454954</text:p>
          </table:table-cell>
          <table:table-cell table:formula="of:=[.AW17]-[.B17]" office:value-type="float" office:value="-0.337999999999999">
            <text:p>-0.338</text:p>
          </table:table-cell>
          <table:table-cell table:formula="of:=[.AY17]*100/[.B17]" office:value-type="float" office:value="-2.817723312909">
            <text:p>-2.8177233129</text:p>
          </table:table-cell>
          <table:table-cell table:number-columns-repeated="4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14.054">
            <text:p>14.05</text:p>
          </table:table-cell>
          <table:table-cell table:style-name="ce4" office:value-type="float" office:value="0.676323">
            <text:p>0.68</text:p>
          </table:table-cell>
          <table:table-cell table:style-name="ce7" table:formula="of:=[.C18]*100/[.B18]" office:value-type="float" office:value="4.81231677814145">
            <text:p>4.81</text:p>
          </table:table-cell>
          <table:table-cell table:style-name="ce4" office:value-type="float" office:value="14.7381">
            <text:p>14.74</text:p>
          </table:table-cell>
          <table:table-cell table:style-name="ce4" office:value-type="float" office:value="0.980979">
            <text:p>0.98</text:p>
          </table:table-cell>
          <table:table-cell table:style-name="ce4" table:formula="of:=[.F18]*100/[.E18]" office:value-type="float" office:value="6.65607507073503">
            <text:p>6.66</text:p>
          </table:table-cell>
          <table:table-cell table:style-name="ce15" table:formula="of:=[.B18]-[.E18]" office:value-type="float" office:value="-0.684099999999999">
            <text:p>-0.68</text:p>
          </table:table-cell>
          <table:table-cell table:style-name="ce4" office:value-type="float" office:value="13.7294">
            <text:p>13.73</text:p>
          </table:table-cell>
          <table:table-cell table:style-name="ce4" office:value-type="float" office:value="0.935705">
            <text:p>0.94</text:p>
          </table:table-cell>
          <table:table-cell table:style-name="ce4" table:formula="of:=[.J18]*100/[.I18]" office:value-type="float" office:value="6.81533788803589">
            <text:p>6.82</text:p>
          </table:table-cell>
          <table:table-cell table:style-name="ce15" table:formula="of:=[.B18]-[.I18]" office:value-type="float" office:value="0.3246">
            <text:p>0.32</text:p>
          </table:table-cell>
          <table:table-cell table:style-name="ce31" table:formula="of:=AVERAGE(ABS([.E18]-[.B18]);ABS([.I18]-[.B18]))" office:value-type="float" office:value="0.50435">
            <text:p>0.50</text:p>
          </table:table-cell>
          <table:table-cell table:style-name="ce31" table:formula="of:=[.E18]-[.I18]" office:value-type="float" office:value="1.0087">
            <text:p>1.01</text:p>
          </table:table-cell>
          <table:table-cell table:style-name="ce33" table:formula="of:=[.M18]*100/[.B18]" office:value-type="float" office:value="3.58865803330012">
            <text:p>3.59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Q18]*100/[.P18]" office:value-type="float" office:value="5.00692036449208">
            <text:p>5.01</text:p>
          </table:table-cell>
          <table:table-cell table:style-name="ce4" table:formula="of:=[.P18]-[.B18]" office:value-type="float" office:value="-0.4131">
            <text:p>-0.41</text:p>
          </table:table-cell>
          <table:table-cell table:style-name="ce35" table:formula="of:=[.S18]*100/[.B18]" office:value-type="float" office:value="-2.93937668991035">
            <text:p>-2.94</text:p>
          </table:table-cell>
          <table:table-cell table:style-name="ce5" office:value-type="float" office:value="12.6869">
            <text:p>12.69</text:p>
          </table:table-cell>
          <table:table-cell table:style-name="ce5" office:value-type="float" office:value="0.734453">
            <text:p>0.73</text:p>
          </table:table-cell>
          <table:table-cell table:style-name="ce5" table:formula="of:=[.V18]*100/[.U18]" office:value-type="float" office:value="5.78906588685967">
            <text:p>5.79</text:p>
          </table:table-cell>
          <table:table-cell table:style-name="ce39" table:formula="of:=[.U18]-[.B18]" office:value-type="float" office:value="-1.3671">
            <text:p>-1.37</text:p>
          </table:table-cell>
          <table:table-cell table:style-name="ce35" table:formula="of:=[.X18]*100/[.B18]" office:value-type="float" office:value="-9.72747972107585">
            <text:p>-9.73</text:p>
          </table:table-cell>
          <table:table-cell table:style-name="ce4" office:value-type="float" office:value="14.1212">
            <text:p>14.12</text:p>
          </table:table-cell>
          <table:table-cell table:style-name="ce4" office:value-type="float" office:value="0.706701">
            <text:p>0.71</text:p>
          </table:table-cell>
          <table:table-cell table:style-name="ce4" table:formula="of:=[.AA18]*100/[.Z18]" office:value-type="float" office:value="5.00453927428264">
            <text:p>5.00</text:p>
          </table:table-cell>
          <table:table-cell table:style-name="ce4" table:formula="of:=[.Z18]-[.B18]" office:value-type="float" office:value="0.0671999999999997">
            <text:p>0.07</text:p>
          </table:table-cell>
          <table:table-cell table:style-name="ce40" table:formula="of:=[.AC18]*100/[.B18]" office:value-type="float" office:value="0.478155685214172">
            <text:p>0.48</text:p>
          </table:table-cell>
          <table:table-cell table:style-name="ce4" office:value-type="float" office:value="13.7343">
            <text:p>13.73</text:p>
          </table:table-cell>
          <table:table-cell table:style-name="ce4" office:value-type="float" office:value="0.935265">
            <text:p>0.94</text:p>
          </table:table-cell>
          <table:table-cell table:style-name="ce4" office:value-type="float" office:value="13.917">
            <text:p>13.92</text:p>
          </table:table-cell>
          <table:table-cell table:style-name="ce4" office:value-type="float" office:value="1.00485">
            <text:p>1.00</text:p>
          </table:table-cell>
          <table:table-cell table:style-name="ce15" table:formula="of:=([.AE18]-[.B18])*100/[.B18]" office:value-type="float" office:value="-2.27479721075851">
            <text:p>-2.27</text:p>
          </table:table-cell>
          <table:table-cell table:style-name="ce42" table:formula="of:=([.AG18]-[.B18])*100/[.B18]" office:value-type="float" office:value="-0.974811441582471">
            <text:p>-0.97</text:p>
          </table:table-cell>
          <table:table-cell table:style-name="ce4" table:formula="of:=[.AE18]-[.AG18]" office:value-type="float" office:value="-0.182700000000001">
            <text:p>-0.18</text:p>
          </table:table-cell>
          <table:table-cell table:style-name="ce46" table:formula="of:=[.AK18]*100/[.AG18]" office:value-type="float" office:value="-1.31278292735504">
            <text:p>-1.31</text:p>
          </table:table-cell>
          <table:table-cell table:style-name="ce2" office:value-type="float" office:value="14.4605">
            <text:p>14.4605</text:p>
          </table:table-cell>
          <table:table-cell table:style-name="ce2" office:value-type="float" office:value="1.05112">
            <text:p>1.05112</text:p>
          </table:table-cell>
          <table:table-cell table:style-name="ce4" table:formula="of:=[.AM18]-[.B18]" office:value-type="float" office:value="0.406499999999999">
            <text:p>0.41</text:p>
          </table:table-cell>
          <table:table-cell table:style-name="ce4" table:formula="of:=([.AM18]-[.B18])/[.AN18]" office:value-type="float" office:value="0.386730344775096">
            <text:p>0.39</text:p>
          </table:table-cell>
          <table:table-cell table:style-name="ce40" table:formula="of:=[.AO18]*100/[.B18]" office:value-type="float" office:value="2.89241497082681">
            <text:p>2.89</text:p>
          </table:table-cell>
          <table:table-cell office:value-type="float" office:value="13.2926">
            <text:p>13.2926</text:p>
          </table:table-cell>
          <table:table-cell office:value-type="float" office:value="0.943508">
            <text:p>0.943508</text:p>
          </table:table-cell>
          <table:table-cell table:style-name="ce48" table:formula="of:=[.AR18]-[.B18]" office:value-type="float" office:value="-0.7614">
            <text:p>-0.761</text:p>
          </table:table-cell>
          <table:table-cell table:style-name="ce4" table:formula="of:=([.AR18]-[.B18])/[.AS18]" office:value-type="float" office:value="-0.806988388015788">
            <text:p>-0.81</text:p>
          </table:table-cell>
          <table:table-cell table:style-name="ce4" table:formula="of:=[.AT18]*100/[.B18]" office:value-type="float" office:value="-5.41767468336417">
            <text:p>-5.42</text:p>
          </table:table-cell>
          <table:table-cell table:style-name="ce28" office:value-type="float" office:value="13.3663">
            <text:p>13.3663</text:p>
          </table:table-cell>
          <table:table-cell office:value-type="float" office:value="0.622762">
            <text:p>0.622762</text:p>
          </table:table-cell>
          <table:table-cell table:formula="of:=[.AW18]-[.B18]" office:value-type="float" office:value="-0.6877">
            <text:p>-0.6877</text:p>
          </table:table-cell>
          <table:table-cell table:formula="of:=[.AY18]*100/[.B18]" office:value-type="float" office:value="-4.89326882026469">
            <text:p>-4.8932688203</text:p>
          </table:table-cell>
          <table:table-cell table:number-columns-repeated="4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float" office:value="15.6515">
            <text:p>15.65</text:p>
          </table:table-cell>
          <table:table-cell table:style-name="ce4" office:value-type="float" office:value="0.896898">
            <text:p>0.90</text:p>
          </table:table-cell>
          <table:table-cell table:style-name="ce7" table:formula="of:=[.C19]*100/[.B19]" office:value-type="float" office:value="5.73042839344472">
            <text:p>5.73</text:p>
          </table:table-cell>
          <table:table-cell table:style-name="ce4" office:value-type="float" office:value="15.1354">
            <text:p>15.14</text:p>
          </table:table-cell>
          <table:table-cell table:style-name="ce4" office:value-type="float" office:value="1.10305">
            <text:p>1.10</text:p>
          </table:table-cell>
          <table:table-cell table:style-name="ce4" table:formula="of:=[.F19]*100/[.E19]" office:value-type="float" office:value="7.28788139064709">
            <text:p>7.29</text:p>
          </table:table-cell>
          <table:table-cell table:style-name="ce15" table:formula="of:=[.B19]-[.E19]" office:value-type="float" office:value="0.5161">
            <text:p>0.52</text:p>
          </table:table-cell>
          <table:table-cell table:style-name="ce4" office:value-type="float" office:value="15.6996">
            <text:p>15.70</text:p>
          </table:table-cell>
          <table:table-cell table:style-name="ce4" office:value-type="float" office:value="1.15047">
            <text:p>1.15</text:p>
          </table:table-cell>
          <table:table-cell table:style-name="ce4" table:formula="of:=[.J19]*100/[.I19]" office:value-type="float" office:value="7.32802109607888">
            <text:p>7.33</text:p>
          </table:table-cell>
          <table:table-cell table:style-name="ce15" table:formula="of:=[.B19]-[.I19]" office:value-type="float" office:value="-0.0480999999999998">
            <text:p>-0.05</text:p>
          </table:table-cell>
          <table:table-cell table:style-name="ce31" table:formula="of:=AVERAGE(ABS([.E19]-[.B19]);ABS([.I19]-[.B19]))" office:value-type="float" office:value="0.2821">
            <text:p>0.28</text:p>
          </table:table-cell>
          <table:table-cell table:style-name="ce31" table:formula="of:=[.E19]-[.I19]" office:value-type="float" office:value="-0.5642">
            <text:p>-0.56</text:p>
          </table:table-cell>
          <table:table-cell table:style-name="ce34" table:formula="of:=[.M19]*100/[.B19]" office:value-type="float" office:value="1.80238315816375">
            <text:p>1.80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Q19]*100/[.P19]" office:value-type="float" office:value="5.53337589411975">
            <text:p>5.53</text:p>
          </table:table-cell>
          <table:table-cell table:style-name="ce4" table:formula="of:=[.P19]-[.B19]" office:value-type="float" office:value="-1.0841">
            <text:p>-1.08</text:p>
          </table:table-cell>
          <table:table-cell table:style-name="ce35" table:formula="of:=[.S19]*100/[.B19]" office:value-type="float" office:value="-6.92649266843434">
            <text:p>-6.93</text:p>
          </table:table-cell>
          <table:table-cell table:style-name="ce5" office:value-type="float" office:value="13.031">
            <text:p>13.03</text:p>
          </table:table-cell>
          <table:table-cell table:style-name="ce5" office:value-type="float" office:value="0.898624">
            <text:p>0.90</text:p>
          </table:table-cell>
          <table:table-cell table:style-name="ce5" table:formula="of:=[.V19]*100/[.U19]" office:value-type="float" office:value="6.89604788581076">
            <text:p>6.90</text:p>
          </table:table-cell>
          <table:table-cell table:style-name="ce39" table:formula="of:=[.U19]-[.B19]" office:value-type="float" office:value="-2.6205">
            <text:p>-2.62</text:p>
          </table:table-cell>
          <table:table-cell table:style-name="ce35" table:formula="of:=[.X19]*100/[.B19]" office:value-type="float" office:value="-16.7428042040699">
            <text:p>-16.74</text:p>
          </table:table-cell>
          <table:table-cell table:style-name="ce4" office:value-type="float" office:value="15.9721">
            <text:p>15.97</text:p>
          </table:table-cell>
          <table:table-cell table:style-name="ce4" office:value-type="float" office:value="0.895981">
            <text:p>0.90</text:p>
          </table:table-cell>
          <table:table-cell table:style-name="ce4" table:formula="of:=[.AA19]*100/[.Z19]" office:value-type="float" office:value="5.60966310003068">
            <text:p>5.61</text:p>
          </table:table-cell>
          <table:table-cell table:style-name="ce4" table:formula="of:=[.Z19]-[.B19]" office:value-type="float" office:value="0.320599999999999">
            <text:p>0.32</text:p>
          </table:table-cell>
          <table:table-cell table:style-name="ce40" table:formula="of:=[.AC19]*100/[.B19]" office:value-type="float" office:value="2.04836597131265">
            <text:p>2.05</text:p>
          </table:table-cell>
          <table:table-cell table:style-name="ce4" office:value-type="float" office:value="17.227">
            <text:p>17.23</text:p>
          </table:table-cell>
          <table:table-cell table:style-name="ce4" office:value-type="float" office:value="1.34904">
            <text:p>1.35</text:p>
          </table:table-cell>
          <table:table-cell table:style-name="ce4" office:value-type="float" office:value="16.1399">
            <text:p>16.14</text:p>
          </table:table-cell>
          <table:table-cell table:style-name="ce4" office:value-type="float" office:value="1.22782">
            <text:p>1.23</text:p>
          </table:table-cell>
          <table:table-cell table:style-name="ce15" table:formula="of:=([.AE19]-[.B19])*100/[.B19]" office:value-type="float" office:value="10.0661278471712">
            <text:p>10.07</text:p>
          </table:table-cell>
          <table:table-cell table:style-name="ce42" table:formula="of:=([.AG19]-[.B19])*100/[.B19]" office:value-type="float" office:value="3.12046768680318">
            <text:p>3.12</text:p>
          </table:table-cell>
          <table:table-cell table:style-name="ce4" table:formula="of:=[.AE19]-[.AG19]" office:value-type="float" office:value="1.0871">
            <text:p>1.09</text:p>
          </table:table-cell>
          <table:table-cell table:style-name="ce46" table:formula="of:=[.AK19]*100/[.AG19]" office:value-type="float" office:value="6.73548163247603">
            <text:p>6.74</text:p>
          </table:table-cell>
          <table:table-cell table:style-name="ce2" office:value-type="float" office:value="18.8128">
            <text:p>18.8128</text:p>
          </table:table-cell>
          <table:table-cell table:style-name="ce2" office:value-type="float" office:value="1.69363">
            <text:p>1.69363</text:p>
          </table:table-cell>
          <table:table-cell table:style-name="ce4" table:formula="of:=[.AM19]-[.B19]" office:value-type="float" office:value="3.1613">
            <text:p>3.16</text:p>
          </table:table-cell>
          <table:table-cell table:style-name="ce4" table:formula="of:=([.AM19]-[.B19])/[.AN19]" office:value-type="float" office:value="1.86658242945626">
            <text:p>1.87</text:p>
          </table:table-cell>
          <table:table-cell table:style-name="ce40" table:formula="of:=[.AO19]*100/[.B19]" office:value-type="float" office:value="20.1980640833147">
            <text:p>20.20</text:p>
          </table:table-cell>
          <table:table-cell office:value-type="float" office:value="15.4574">
            <text:p>15.4574</text:p>
          </table:table-cell>
          <table:table-cell office:value-type="float" office:value="1.28376">
            <text:p>1.28376</text:p>
          </table:table-cell>
          <table:table-cell table:style-name="ce48" table:formula="of:=[.AR19]-[.B19]" office:value-type="float" office:value="-0.194100000000001">
            <text:p>-0.194</text:p>
          </table:table-cell>
          <table:table-cell table:style-name="ce4" table:formula="of:=([.AR19]-[.B19])/[.AS19]" office:value-type="float" office:value="-0.15119648532436">
            <text:p>-0.15</text:p>
          </table:table-cell>
          <table:table-cell table:style-name="ce4" table:formula="of:=[.AT19]*100/[.B19]" office:value-type="float" office:value="-1.24013672810913">
            <text:p>-1.24</text:p>
          </table:table-cell>
          <table:table-cell table:style-name="ce28" office:value-type="float" office:value="14.6075">
            <text:p>14.6075</text:p>
          </table:table-cell>
          <table:table-cell office:value-type="float" office:value="0.786355">
            <text:p>0.786355</text:p>
          </table:table-cell>
          <table:table-cell table:formula="of:=[.AW19]-[.B19]" office:value-type="float" office:value="-1.044">
            <text:p>-1.044</text:p>
          </table:table-cell>
          <table:table-cell table:formula="of:=[.AY19]*100/[.B19]" office:value-type="float" office:value="-6.67028719292081">
            <text:p>-6.6702871929</text:p>
          </table:table-cell>
          <table:table-cell table:style-name="ce24" table:formula="of:=AVERAGE([.AZ14:.AZ19])" office:value-type="float" office:value="-3.3977578069394">
            <text:p>-3.3977578069</text:p>
          </table:table-cell>
          <table:table-cell table:style-name="ce24" office:value-type="string">
            <text:p>Promedio sin los ultimos dos bines</text:p>
          </table:table-cell>
          <table:table-cell table:style-name="ce24" table:number-columns-repeated="2"/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4" office:value-type="float" office:value="18.6763">
            <text:p>18.68</text:p>
          </table:table-cell>
          <table:table-cell table:style-name="ce4" office:value-type="float" office:value="1.05072">
            <text:p>1.05</text:p>
          </table:table-cell>
          <table:table-cell table:style-name="ce7" table:formula="of:=[.C20]*100/[.B20]" office:value-type="float" office:value="5.62595374886889">
            <text:p>5.63</text:p>
          </table:table-cell>
          <table:table-cell table:style-name="ce4" office:value-type="float" office:value="18.3125">
            <text:p>18.31</text:p>
          </table:table-cell>
          <table:table-cell table:style-name="ce4" office:value-type="float" office:value="1.42042">
            <text:p>1.42</text:p>
          </table:table-cell>
          <table:table-cell table:style-name="ce4" table:formula="of:=[.F20]*100/[.E20]" office:value-type="float" office:value="7.75655972696246">
            <text:p>7.76</text:p>
          </table:table-cell>
          <table:table-cell table:style-name="ce15" table:formula="of:=[.B20]-[.E20]" office:value-type="float" office:value="0.363800000000001">
            <text:p>0.36</text:p>
          </table:table-cell>
          <table:table-cell table:style-name="ce4" office:value-type="float" office:value="19.5213">
            <text:p>19.52</text:p>
          </table:table-cell>
          <table:table-cell table:style-name="ce4" office:value-type="float" office:value="1.48753">
            <text:p>1.49</text:p>
          </table:table-cell>
          <table:table-cell table:style-name="ce4" table:formula="of:=[.J20]*100/[.I20]" office:value-type="float" office:value="7.62003555091106">
            <text:p>7.62</text:p>
          </table:table-cell>
          <table:table-cell table:style-name="ce15" table:formula="of:=[.B20]-[.I20]" office:value-type="float" office:value="-0.844999999999999">
            <text:p>-0.84</text:p>
          </table:table-cell>
          <table:table-cell table:style-name="ce31" table:formula="of:=AVERAGE(ABS([.E20]-[.B20]);ABS([.I20]-[.B20]))" office:value-type="float" office:value="0.6044">
            <text:p>0.60</text:p>
          </table:table-cell>
          <table:table-cell table:style-name="ce31" table:formula="of:=[.E20]-[.I20]" office:value-type="float" office:value="-1.2088">
            <text:p>-1.21</text:p>
          </table:table-cell>
          <table:table-cell table:style-name="ce33" table:formula="of:=[.M20]*100/[.B20]" office:value-type="float" office:value="3.2361870391887">
            <text:p>3.24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Q20]*100/[.P20]" office:value-type="float" office:value="5.38026904829601">
            <text:p>5.38</text:p>
          </table:table-cell>
          <table:table-cell table:style-name="ce4" table:formula="of:=[.P20]-[.B20]" office:value-type="float" office:value="-0.739000000000001">
            <text:p>-0.74</text:p>
          </table:table-cell>
          <table:table-cell table:style-name="ce35" table:formula="of:=[.S20]*100/[.B20]" office:value-type="float" office:value="-3.95688653534159">
            <text:p>-3.96</text:p>
          </table:table-cell>
          <table:table-cell table:style-name="ce5" office:value-type="float" office:value="16.7228">
            <text:p>16.72</text:p>
          </table:table-cell>
          <table:table-cell table:style-name="ce5" office:value-type="float" office:value="1.03477">
            <text:p>1.03</text:p>
          </table:table-cell>
          <table:table-cell table:style-name="ce5" table:formula="of:=[.V20]*100/[.U20]" office:value-type="float" office:value="6.18777955844715">
            <text:p>6.19</text:p>
          </table:table-cell>
          <table:table-cell table:style-name="ce39" table:formula="of:=[.U20]-[.B20]" office:value-type="float" office:value="-1.9535">
            <text:p>-1.95</text:p>
          </table:table-cell>
          <table:table-cell table:style-name="ce35" table:formula="of:=[.X20]*100/[.B20]" office:value-type="float" office:value="-10.4597805775234">
            <text:p>-10.46</text:p>
          </table:table-cell>
          <table:table-cell table:style-name="ce4" office:value-type="float" office:value="18.034">
            <text:p>18.03</text:p>
          </table:table-cell>
          <table:table-cell table:style-name="ce4" office:value-type="float" office:value="0.922886">
            <text:p>0.92</text:p>
          </table:table-cell>
          <table:table-cell table:style-name="ce4" table:formula="of:=[.AA20]*100/[.Z20]" office:value-type="float" office:value="5.11747809692803">
            <text:p>5.12</text:p>
          </table:table-cell>
          <table:table-cell table:style-name="ce4" table:formula="of:=[.Z20]-[.B20]" office:value-type="float" office:value="-0.642300000000002">
            <text:p>-0.64</text:p>
          </table:table-cell>
          <table:table-cell table:style-name="ce40" table:formula="of:=[.AC20]*100/[.B20]" office:value-type="float" office:value="-3.43911802658986">
            <text:p>-3.44</text:p>
          </table:table-cell>
          <table:table-cell table:style-name="ce4" office:value-type="float" office:value="17.0187">
            <text:p>17.02</text:p>
          </table:table-cell>
          <table:table-cell table:style-name="ce4" office:value-type="float" office:value="1.19721">
            <text:p>1.20</text:p>
          </table:table-cell>
          <table:table-cell table:style-name="ce4" office:value-type="float" office:value="18.958">
            <text:p>18.96</text:p>
          </table:table-cell>
          <table:table-cell table:style-name="ce4" office:value-type="float" office:value="1.66503">
            <text:p>1.67</text:p>
          </table:table-cell>
          <table:table-cell table:style-name="ce15" table:formula="of:=([.AE20]-[.B20])*100/[.B20]" office:value-type="float" office:value="-8.87541964950232">
            <text:p>-8.88</text:p>
          </table:table-cell>
          <table:table-cell table:style-name="ce42" table:formula="of:=([.AG20]-[.B20])*100/[.B20]" office:value-type="float" office:value="1.50832873749082">
            <text:p>1.51</text:p>
          </table:table-cell>
          <table:table-cell table:style-name="ce4" table:formula="of:=[.AE20]-[.AG20]" office:value-type="float" office:value="-1.9393">
            <text:p>-1.94</text:p>
          </table:table-cell>
          <table:table-cell table:style-name="ce46" table:formula="of:=[.AK20]*100/[.AG20]" office:value-type="float" office:value="-10.2294545838169">
            <text:p>-10.23</text:p>
          </table:table-cell>
          <table:table-cell table:style-name="ce2" office:value-type="float" office:value="21.041">
            <text:p>21.041</text:p>
          </table:table-cell>
          <table:table-cell table:style-name="ce2" office:value-type="float" office:value="1.68716">
            <text:p>1.68716</text:p>
          </table:table-cell>
          <table:table-cell table:style-name="ce4" table:formula="of:=[.AM20]-[.B20]" office:value-type="float" office:value="2.3647">
            <text:p>2.36</text:p>
          </table:table-cell>
          <table:table-cell table:style-name="ce4" table:formula="of:=([.AM20]-[.B20])/[.AN20]" office:value-type="float" office:value="1.40158609734702">
            <text:p>1.40</text:p>
          </table:table-cell>
          <table:table-cell table:style-name="ce40" table:formula="of:=[.AO20]*100/[.B20]" office:value-type="float" office:value="12.6615014751316">
            <text:p>12.66</text:p>
          </table:table-cell>
          <table:table-cell office:value-type="float" office:value="17.0878">
            <text:p>17.0878</text:p>
          </table:table-cell>
          <table:table-cell office:value-type="float" office:value="1.41123">
            <text:p>1.41123</text:p>
          </table:table-cell>
          <table:table-cell table:style-name="ce48" table:formula="of:=[.AR20]-[.B20]" office:value-type="float" office:value="-1.5885">
            <text:p>-1.589</text:p>
          </table:table-cell>
          <table:table-cell table:style-name="ce4" table:formula="of:=([.AR20]-[.B20])/[.AS20]" office:value-type="float" office:value="-1.12561382623669">
            <text:p>-1.13</text:p>
          </table:table-cell>
          <table:table-cell table:style-name="ce4" table:formula="of:=[.AT20]*100/[.B20]" office:value-type="float" office:value="-8.50543201811922">
            <text:p>-8.51</text:p>
          </table:table-cell>
          <table:table-cell table:style-name="ce28" office:value-type="float" office:value="16.1913">
            <text:p>16.1913</text:p>
          </table:table-cell>
          <table:table-cell office:value-type="float" office:value="0.793354">
            <text:p>0.793354</text:p>
          </table:table-cell>
          <table:table-cell table:formula="of:=[.AW20]-[.B20]" office:value-type="float" office:value="-2.485">
            <text:p>-2.485</text:p>
          </table:table-cell>
          <table:table-cell table:formula="of:=[.AY20]*100/[.B20]" office:value-type="float" office:value="-13.3056333427928">
            <text:p>-13.3056333428</text:p>
          </table:table-cell>
          <table:table-cell table:number-columns-repeated="4"/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4" office:value-type="float" office:value="18.204">
            <text:p>18.20</text:p>
          </table:table-cell>
          <table:table-cell table:style-name="ce4" office:value-type="float" office:value="1.37646">
            <text:p>1.38</text:p>
          </table:table-cell>
          <table:table-cell table:style-name="ce7" table:formula="of:=[.C21]*100/[.B21]" office:value-type="float" office:value="7.56130520764667">
            <text:p>7.56</text:p>
          </table:table-cell>
          <table:table-cell table:style-name="ce4" office:value-type="float" office:value="18.3798">
            <text:p>18.38</text:p>
          </table:table-cell>
          <table:table-cell table:style-name="ce4" office:value-type="float" office:value="1.93884">
            <text:p>1.94</text:p>
          </table:table-cell>
          <table:table-cell table:style-name="ce4" table:formula="of:=[.F21]*100/[.E21]" office:value-type="float" office:value="10.5487546110404">
            <text:p>10.55</text:p>
          </table:table-cell>
          <table:table-cell table:style-name="ce15" table:formula="of:=[.B21]-[.E21]" office:value-type="float" office:value="-0.175799999999999">
            <text:p>-0.18</text:p>
          </table:table-cell>
          <table:table-cell table:style-name="ce4" office:value-type="float" office:value="18.4398">
            <text:p>18.44</text:p>
          </table:table-cell>
          <table:table-cell table:style-name="ce4" office:value-type="float" office:value="2.17478">
            <text:p>2.17</text:p>
          </table:table-cell>
          <table:table-cell table:style-name="ce4" table:formula="of:=[.J21]*100/[.I21]" office:value-type="float" office:value="11.7939457044003">
            <text:p>11.79</text:p>
          </table:table-cell>
          <table:table-cell table:style-name="ce15" table:formula="of:=[.B21]-[.I21]" office:value-type="float" office:value="-0.235800000000001">
            <text:p>-0.24</text:p>
          </table:table-cell>
          <table:table-cell table:style-name="ce31" table:formula="of:=AVERAGE(ABS([.E21]-[.B21]);ABS([.I21]-[.B21]))" office:value-type="float" office:value="0.2058">
            <text:p>0.21</text:p>
          </table:table-cell>
          <table:table-cell table:style-name="ce31" table:formula="of:=[.E21]-[.I21]" office:value-type="float" office:value="-0.0600000000000023">
            <text:p>-0.06</text:p>
          </table:table-cell>
          <table:table-cell table:style-name="ce33" table:formula="of:=[.M21]*100/[.B21]" office:value-type="float" office:value="1.13052076466711">
            <text:p>1.13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Q21]*100/[.P21]" office:value-type="float" office:value="7.87830548461353">
            <text:p>7.88</text:p>
          </table:table-cell>
          <table:table-cell table:style-name="ce4" table:formula="of:=[.P21]-[.B21]" office:value-type="float" office:value="-0.740600000000001">
            <text:p>-0.74</text:p>
          </table:table-cell>
          <table:table-cell table:style-name="ce35" table:formula="of:=[.S21]*100/[.B21]" office:value-type="float" office:value="-4.06833662931224">
            <text:p>-4.07</text:p>
          </table:table-cell>
          <table:table-cell table:style-name="ce5" office:value-type="float" office:value="19.0687">
            <text:p>19.07</text:p>
          </table:table-cell>
          <table:table-cell table:style-name="ce5" office:value-type="float" office:value="1.8174">
            <text:p>1.82</text:p>
          </table:table-cell>
          <table:table-cell table:style-name="ce5" table:formula="of:=[.V21]*100/[.U21]" office:value-type="float" office:value="9.53080178512431">
            <text:p>9.53</text:p>
          </table:table-cell>
          <table:table-cell table:style-name="ce39" table:formula="of:=[.U21]-[.B21]" office:value-type="float" office:value="0.864699999999999">
            <text:p>0.86</text:p>
          </table:table-cell>
          <table:table-cell table:style-name="ce35" table:formula="of:=[.X21]*100/[.B21]" office:value-type="float" office:value="4.75005493298176">
            <text:p>4.75</text:p>
          </table:table-cell>
          <table:table-cell table:style-name="ce4" office:value-type="float" office:value="18.326">
            <text:p>18.33</text:p>
          </table:table-cell>
          <table:table-cell table:style-name="ce4" office:value-type="float" office:value="1.40932">
            <text:p>1.41</text:p>
          </table:table-cell>
          <table:table-cell table:style-name="ce4" table:formula="of:=[.AA21]*100/[.Z21]" office:value-type="float" office:value="7.69027611044418">
            <text:p>7.69</text:p>
          </table:table-cell>
          <table:table-cell table:style-name="ce4" table:formula="of:=[.Z21]-[.B21]" office:value-type="float" office:value="0.122">
            <text:p>0.12</text:p>
          </table:table-cell>
          <table:table-cell table:style-name="ce40" table:formula="of:=[.AC21]*100/[.B21]" office:value-type="float" office:value="0.67018237749945">
            <text:p>0.67</text:p>
          </table:table-cell>
          <table:table-cell table:style-name="ce4" office:value-type="float" office:value="18.0693">
            <text:p>18.07</text:p>
          </table:table-cell>
          <table:table-cell table:style-name="ce4" office:value-type="float" office:value="2.03739">
            <text:p>2.04</text:p>
          </table:table-cell>
          <table:table-cell table:style-name="ce4" office:value-type="float" office:value="16.6782">
            <text:p>16.68</text:p>
          </table:table-cell>
          <table:table-cell table:style-name="ce4" office:value-type="float" office:value="1.86639">
            <text:p>1.87</text:p>
          </table:table-cell>
          <table:table-cell table:style-name="ce15" table:formula="of:=([.AE21]-[.B21])*100/[.B21]" office:value-type="float" office:value="-0.739947264337521">
            <text:p>-0.74</text:p>
          </table:table-cell>
          <table:table-cell table:style-name="ce42" table:formula="of:=([.AG21]-[.B21])*100/[.B21]" office:value-type="float" office:value="-8.38167435728412">
            <text:p>-8.38</text:p>
          </table:table-cell>
          <table:table-cell table:style-name="ce4" table:formula="of:=[.AE21]-[.AG21]" office:value-type="float" office:value="1.3911">
            <text:p>1.39</text:p>
          </table:table-cell>
          <table:table-cell table:style-name="ce46" table:formula="of:=[.AK21]*100/[.AG21]" office:value-type="float" office:value="8.34082814692232">
            <text:p>8.34</text:p>
          </table:table-cell>
          <table:table-cell table:style-name="ce2" office:value-type="float" office:value="19.7009">
            <text:p>19.7009</text:p>
          </table:table-cell>
          <table:table-cell table:style-name="ce2" office:value-type="float" office:value="2.48951">
            <text:p>2.48951</text:p>
          </table:table-cell>
          <table:table-cell table:style-name="ce4" table:formula="of:=[.AM21]-[.B21]" office:value-type="float" office:value="1.4969">
            <text:p>1.50</text:p>
          </table:table-cell>
          <table:table-cell table:style-name="ce4" table:formula="of:=([.AM21]-[.B21])/[.AN21]" office:value-type="float" office:value="0.601282983398339">
            <text:p>0.60</text:p>
          </table:table-cell>
          <table:table-cell table:style-name="ce40" table:formula="of:=[.AO21]*100/[.B21]" office:value-type="float" office:value="8.22291803999121">
            <text:p>8.22</text:p>
          </table:table-cell>
          <table:table-cell office:value-type="float" office:value="15.0309">
            <text:p>15.0309</text:p>
          </table:table-cell>
          <table:table-cell office:value-type="float" office:value="1.45427">
            <text:p>1.45427</text:p>
          </table:table-cell>
          <table:table-cell table:style-name="ce48" table:formula="of:=[.AR21]-[.B21]" office:value-type="float" office:value="-3.1731">
            <text:p>-3.173</text:p>
          </table:table-cell>
          <table:table-cell table:style-name="ce4" table:formula="of:=([.AR21]-[.B21])/[.AS21]" office:value-type="float" office:value="-2.18191945099603">
            <text:p>-2.18</text:p>
          </table:table-cell>
          <table:table-cell table:style-name="ce4" table:formula="of:=[.AT21]*100/[.B21]" office:value-type="float" office:value="-17.4307844429796">
            <text:p>-17.43</text:p>
          </table:table-cell>
          <table:table-cell table:style-name="ce28" office:value-type="float" office:value="14.7673">
            <text:p>14.7673</text:p>
          </table:table-cell>
          <table:table-cell office:value-type="float" office:value="1.00664">
            <text:p>1.00664</text:p>
          </table:table-cell>
          <table:table-cell table:formula="of:=[.AW21]-[.B21]" office:value-type="float" office:value="-3.4367">
            <text:p>-3.4367</text:p>
          </table:table-cell>
          <table:table-cell table:formula="of:=[.AY21]*100/[.B21]" office:value-type="float" office:value="-18.8788178422325">
            <text:p>-18.8788178422</text:p>
          </table:table-cell>
          <table:table-cell table:number-columns-repeated="4"/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2"/>
          <table:table-cell table:style-name="ce16" office:value-type="string">
            <text:p>PROMEDIO =</text:p>
          </table:table-cell>
          <table:table-cell table:style-name="ce18" table:formula="of:=AVERAGE([.H14:.H21])" office:value-type="float" office:value="0.1217375">
            <text:p>0.12</text:p>
          </table:table-cell>
          <table:table-cell table:number-columns-repeated="2"/>
          <table:table-cell table:style-name="ce24" office:value-type="string">
            <text:p>PROMEDIO =</text:p>
          </table:table-cell>
          <table:table-cell table:style-name="ce18" table:formula="of:=AVERAGE([.L14:.L21])" office:value-type="float" office:value="-0.21303625">
            <text:p>-0.21</text:p>
          </table:table-cell>
          <table:table-cell table:style-name="ce29"/>
          <table:table-cell table:style-name="ce31" table:formula="of:=AVERAGE([.N14:.N21])" office:value-type="float" office:value="-0.334773750000001">
            <text:p>-0.33</text:p>
          </table:table-cell>
          <table:table-cell table:style-name="ce11"/>
          <table:table-cell table:number-columns-repeated="3"/>
          <table:table-cell table:style-name="ce24" office:value-type="string">
            <text:p>PROMEDIO =</text:p>
          </table:table-cell>
          <table:table-cell table:style-name="ce37" table:formula="of:=AVERAGE([.T14:.T21])" office:value-type="float" office:value="-4.0774211394001">
            <text:p>-4.08</text:p>
          </table:table-cell>
          <table:table-cell table:style-name="ce25" table:number-columns-repeated="3"/>
          <table:table-cell table:style-name="ce24" office:value-type="string">
            <text:p>PROMEDIO = </text:p>
          </table:table-cell>
          <table:table-cell table:style-name="ce36" table:formula="of:=AVERAGE([.Y14:.Y21])" office:value-type="float" office:value="-6.08441707056162">
            <text:p>-6.08</text:p>
          </table:table-cell>
          <table:table-cell table:number-columns-repeated="3"/>
          <table:table-cell table:style-name="ce24" office:value-type="string">
            <text:p>PROMEDIO=</text:p>
          </table:table-cell>
          <table:table-cell table:style-name="ce37" table:formula="of:=AVERAGE([.AD14:.AD21])" office:value-type="float" office:value="0.551404057146859">
            <text:p>0.55</text:p>
          </table:table-cell>
          <table:table-cell table:style-name="ce2" table:number-columns-repeated="3"/>
          <table:table-cell table:style-name="ce16" office:value-type="string">
            <text:p>promedio=</text:p>
          </table:table-cell>
          <table:table-cell table:style-name="ce18" table:formula="of:=AVERAGE([.AI14:.AI21])" office:value-type="float" office:value="0.380563297823333">
            <text:p>0.38</text:p>
          </table:table-cell>
          <table:table-cell table:style-name="ce44" table:formula="of:=AVERAGE([.AJ14:.AJ21])" office:value-type="float" office:value="4.48259312619783">
            <text:p>4.483</text:p>
          </table:table-cell>
          <table:table-cell table:style-name="ce45" office:value-type="string">
            <text:p>promedio=</text:p>
          </table:table-cell>
          <table:table-cell table:style-name="ce46" table:formula="of:=AVERAGE([.AL14:.AL21])" office:value-type="float" office:value="-3.5704368883908">
            <text:p>-3.57</text:p>
          </table:table-cell>
          <table:table-cell table:style-name="ce2" table:number-columns-repeated="2"/>
          <table:table-cell table:style-name="ce16" office:value-type="string">
            <text:p>pROMEDIO = </text:p>
          </table:table-cell>
          <table:table-cell table:style-name="ce16"/>
          <table:table-cell table:style-name="ce40" table:formula="of:=AVERAGE([.AQ14:.AQ21])" office:value-type="float" office:value="7.62281413919561">
            <text:p>7.62</text:p>
          </table:table-cell>
          <table:table-cell table:number-columns-repeated="4"/>
          <table:table-cell table:style-name="ce49" table:formula="of:=AVERAGE([.AV14:.AV21])" office:value-type="float" office:value="-3.67223234042604">
            <text:p>-3.67</text:p>
          </table:table-cell>
          <table:table-cell table:style-name="ce28"/>
          <table:table-cell/>
          <table:table-cell table:formula="of:=AVERAGE([.AY14:.AY21])" office:value-type="float" office:value="-1.05798625">
            <text:p>-1.05798625</text:p>
          </table:table-cell>
          <table:table-cell table:style-name="ce24" table:formula="of:=AVERAGE([.AZ14:.AZ21])" office:value-type="float" office:value="-6.5713747533327">
            <text:p>-6.571374753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"/>
          <table:table-cell table:number-columns-repeated="8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25" table:number-columns-repeated="4"/>
          <table:table-cell table:style-name="ce34"/>
          <table:table-cell table:number-columns-repeated="4"/>
          <table:table-cell table:style-name="ce11"/>
          <table:table-cell table:number-columns-repeated="7"/>
          <table:table-cell table:style-name="ce11"/>
          <table:table-cell table:style-name="ce2" table:number-columns-repeated="4"/>
          <table:table-cell table:style-name="ce10"/>
          <table:table-cell table:number-columns-repeated="5"/>
          <table:table-cell table:style-name="ce28"/>
          <table:table-cell table:number-columns-repeated="7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1" office:value-type="string">
            <text:p>JER %</text:p>
          </table:table-cell>
          <table:table-cell table:style-name="ce1" office:value-type="string">
            <text:p>Lccalib</text:p>
          </table:table-cell>
          <table:table-cell table:number-columns-repeated="44"/>
        </table:table-row>
        <table:table-row table:style-name="ro1">
          <table:table-cell table:number-columns-repeated="3"/>
          <table:table-cell table:style-name="ce12" office:value-type="percentage" office:value="0.5">
            <text:p>5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7.61755">
            <text:p>7.6</text:p>
          </table:table-cell>
          <table:table-cell table:style-name="ce17" office:value-type="float" office:value="3.58684878996528">
            <text:p>3.6</text:p>
          </table:table-cell>
          <table:table-cell table:style-name="ce17"/>
          <table:table-cell table:style-name="ce20" office:value-type="float" office:value="4.09114479064791">
            <text:p>4.1</text:p>
          </table:table-cell>
          <table:table-cell table:style-name="ce20" office:value-type="float" office:value="2.26017551574981">
            <text:p>2.3</text:p>
          </table:table-cell>
          <table:table-cell table:style-name="ce20" office:value-type="float" office:value="7.35787753280254">
            <text:p>7.4</text:p>
          </table:table-cell>
          <table:table-cell table:style-name="ce27" office:value-type="float" office:value="7.43058">
            <text:p>7.4</text:p>
          </table:table-cell>
          <table:table-cell table:style-name="ce32" office:value-type="float" office:value="0.246147">
            <text:p>0.2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10.5791">
            <text:p>10.6</text:p>
          </table:table-cell>
          <table:table-cell table:style-name="ce17" office:value-type="float" office:value="4.08670869922772">
            <text:p>4.1</text:p>
          </table:table-cell>
          <table:table-cell table:style-name="ce17"/>
          <table:table-cell table:style-name="ce20" office:value-type="float" office:value="6.30266279740242">
            <text:p>6.3</text:p>
          </table:table-cell>
          <table:table-cell table:style-name="ce20" office:value-type="float" office:value="5.42295658420849">
            <text:p>5.4</text:p>
          </table:table-cell>
          <table:table-cell table:style-name="ce20" office:value-type="float" office:value="15.2670832112373">
            <text:p>15.3</text:p>
          </table:table-cell>
          <table:table-cell table:style-name="ce27" office:value-type="float" office:value="10.7386">
            <text:p>10.7</text:p>
          </table:table-cell>
          <table:table-cell table:style-name="ce32" office:value-type="float" office:value="0.430056">
            <text:p>0.4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14.0012">
            <text:p>14.0</text:p>
          </table:table-cell>
          <table:table-cell table:style-name="ce17" office:value-type="float" office:value="4.97918749821444">
            <text:p>5.0</text:p>
          </table:table-cell>
          <table:table-cell table:style-name="ce17"/>
          <table:table-cell table:style-name="ce20" office:value-type="float" office:value="4.40890780790218">
            <text:p>4.4</text:p>
          </table:table-cell>
          <table:table-cell table:style-name="ce20" office:value-type="float" office:value="3.02331228751822">
            <text:p>3.0</text:p>
          </table:table-cell>
          <table:table-cell table:style-name="ce20" office:value-type="float" office:value="10.1462731765849">
            <text:p>10.1</text:p>
          </table:table-cell>
          <table:table-cell table:style-name="ce27" office:value-type="float" office:value="13.4106">
            <text:p>13.4</text:p>
          </table:table-cell>
          <table:table-cell table:style-name="ce32" office:value-type="float" office:value="0.556808">
            <text:p>0.6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8.6732">
            <text:p>18.7</text:p>
          </table:table-cell>
          <table:table-cell table:style-name="ce17" office:value-type="float" office:value="4.52003941477626">
            <text:p>4.5</text:p>
          </table:table-cell>
          <table:table-cell table:style-name="ce17"/>
          <table:table-cell table:style-name="ce20" office:value-type="float" office:value="5.57831544673649">
            <text:p>5.6</text:p>
          </table:table-cell>
          <table:table-cell table:style-name="ce20" office:value-type="float" office:value="3.1654992181308">
            <text:p>3.2</text:p>
          </table:table-cell>
          <table:table-cell table:style-name="ce20" office:value-type="float" office:value="10.3935051303473">
            <text:p>10.4</text:p>
          </table:table-cell>
          <table:table-cell table:style-name="ce27" office:value-type="float" office:value="19.1482">
            <text:p>19.1</text:p>
          </table:table-cell>
          <table:table-cell table:style-name="ce32" office:value-type="float" office:value="0.902591">
            <text:p>0.9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23.7731">
            <text:p>23.8</text:p>
          </table:table-cell>
          <table:table-cell table:style-name="ce17" office:value-type="float" office:value="4.92964737455359">
            <text:p>4.9</text:p>
          </table:table-cell>
          <table:table-cell table:style-name="ce17"/>
          <table:table-cell table:style-name="ce20" office:value-type="float" office:value="0.753793152765099">
            <text:p>0.8</text:p>
          </table:table-cell>
          <table:table-cell table:style-name="ce20" office:value-type="float" office:value="1.95725420748661">
            <text:p>2.0</text:p>
          </table:table-cell>
          <table:table-cell table:style-name="ce20" office:value-type="float" office:value="16.8619153581148">
            <text:p>16.9</text:p>
          </table:table-cell>
          <table:table-cell table:style-name="ce27" office:value-type="float" office:value="22.8454">
            <text:p>22.8</text:p>
          </table:table-cell>
          <table:table-cell table:style-name="ce32" office:value-type="float" office:value="1.22866">
            <text:p>1.2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4" office:value-type="float" office:value="28.8738">
            <text:p>28.9</text:p>
          </table:table-cell>
          <table:table-cell table:style-name="ce17" office:value-type="float" office:value="6.88014740006511">
            <text:p>6.9</text:p>
          </table:table-cell>
          <table:table-cell table:style-name="ce17"/>
          <table:table-cell table:style-name="ce21" office:value-type="float" office:value="1.7926286114055">
            <text:p>1.8</text:p>
          </table:table-cell>
          <table:table-cell table:style-name="ce21" office:value-type="float" office:value="5.58430133893011">
            <text:p>5.6</text:p>
          </table:table-cell>
          <table:table-cell table:style-name="ce21" office:value-type="float" office:value="9.14704680367668">
            <text:p>9.1</text:p>
          </table:table-cell>
          <table:table-cell table:style-name="ce27" office:value-type="float" office:value="26.011">
            <text:p>26.0</text:p>
          </table:table-cell>
          <table:table-cell table:style-name="ce32" office:value-type="float" office:value="1.49057">
            <text:p>1.5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4" office:value-type="float" office:value="35.3029">
            <text:p>35.3</text:p>
          </table:table-cell>
          <table:table-cell table:style-name="ce17" office:value-type="float" office:value="6.20756368456982">
            <text:p>6.2</text:p>
          </table:table-cell>
          <table:table-cell table:style-name="ce17"/>
          <table:table-cell table:style-name="ce21" office:value-type="float" office:value="0.824578150803475">
            <text:p>0.8</text:p>
          </table:table-cell>
          <table:table-cell table:style-name="ce21" office:value-type="float" office:value="6.94418872103992">
            <text:p>6.9</text:p>
          </table:table-cell>
          <table:table-cell table:style-name="ce21" office:value-type="float" office:value="16.9739596463747">
            <text:p>17.0</text:p>
          </table:table-cell>
          <table:table-cell table:style-name="ce27" office:value-type="float" office:value="30.5079">
            <text:p>30.5</text:p>
          </table:table-cell>
          <table:table-cell table:style-name="ce32" office:value-type="float" office:value="1.69402">
            <text:p>1.7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4" office:value-type="float" office:value="39.3648">
            <text:p>39.4</text:p>
          </table:table-cell>
          <table:table-cell table:style-name="ce17" office:value-type="float" office:value="7.90835975287567">
            <text:p>7.9</text:p>
          </table:table-cell>
          <table:table-cell table:style-name="ce17"/>
          <table:table-cell table:style-name="ce21" office:value-type="float" office:value="3.86817664512458">
            <text:p>3.9</text:p>
          </table:table-cell>
          <table:table-cell table:style-name="ce21" office:value-type="float" office:value="7.5689448441247">
            <text:p>7.6</text:p>
          </table:table-cell>
          <table:table-cell table:style-name="ce21" office:value-type="float" office:value="6.60945819615495">
            <text:p>6.6</text:p>
          </table:table-cell>
          <table:table-cell table:style-name="ce27" office:value-type="float" office:value="30.0228">
            <text:p>30.0</text:p>
          </table:table-cell>
          <table:table-cell table:style-name="ce32" office:value-type="float" office:value="2.10657">
            <text:p>2.1</text:p>
          </table:table-cell>
          <table:table-cell table:number-columns-repeated="43"/>
        </table:table-row>
        <table:table-row table:style-name="ro1" table:number-rows-repeated="3">
          <table:table-cell table:number-columns-repeated="10"/>
          <table:table-cell table:style-name="ce25"/>
          <table:table-cell table:style-name="ce28"/>
          <table:table-cell table:number-columns-repeated="44"/>
        </table:table-row>
        <table:table-row table:style-name="ro1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26" office:value-type="string">
            <text:p>JER %</text:p>
          </table:table-cell>
          <table:table-cell table:number-columns-repeated="45"/>
        </table:table-row>
        <table:table-row table:style-name="ro1">
          <table:table-cell table:number-columns-repeated="3"/>
          <table:table-cell table:style-name="ce12" office:value-type="percentage" office:value="0.6">
            <text:p>6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5.41169">
            <text:p>5.4</text:p>
          </table:table-cell>
          <table:table-cell table:style-name="ce17" office:value-type="float" office:value="3.00292514907543">
            <text:p>3.0</text:p>
          </table:table-cell>
          <table:table-cell table:style-name="ce17"/>
          <table:table-cell table:style-name="ce20" office:value-type="float" office:value="3.13358673538211">
            <text:p>3.1</text:p>
          </table:table-cell>
          <table:table-cell table:style-name="ce20" office:value-type="float" office:value="3.21544656105579">
            <text:p>3.2</text:p>
          </table:table-cell>
          <table:table-cell table:style-name="ce21" office:value-type="float" office:value="6.24148833358895">
            <text:p>6.2</text:p>
          </table:table-cell>
          <table:table-cell table:style-name="ce27" office:value-type="float" office:value="5.22648">
            <text:p>5.2</text:p>
          </table:table-cell>
          <table:table-cell table:style-name="ce32" office:value-type="float" office:value="0.152043">
            <text:p>0.2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7.337">
            <text:p>7.3</text:p>
          </table:table-cell>
          <table:table-cell table:style-name="ce17" office:value-type="float" office:value="3.89892326563991">
            <text:p>3.9</text:p>
          </table:table-cell>
          <table:table-cell table:style-name="ce17"/>
          <table:table-cell table:style-name="ce20" office:value-type="float" office:value="4.24178819681069">
            <text:p>4.2</text:p>
          </table:table-cell>
          <table:table-cell table:style-name="ce20" office:value-type="float" office:value="3.56971514242878">
            <text:p>3.6</text:p>
          </table:table-cell>
          <table:table-cell table:style-name="ce21" office:value-type="float" office:value="15.4687201853619">
            <text:p>15.5</text:p>
          </table:table-cell>
          <table:table-cell table:style-name="ce27" office:value-type="float" office:value="7.49556">
            <text:p>7.5</text:p>
          </table:table-cell>
          <table:table-cell table:style-name="ce32" office:value-type="float" office:value="0.268101">
            <text:p>0.3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9.39805">
            <text:p>9.4</text:p>
          </table:table-cell>
          <table:table-cell table:style-name="ce17" office:value-type="float" office:value="3.99472230941525">
            <text:p>4.0</text:p>
          </table:table-cell>
          <table:table-cell table:style-name="ce17"/>
          <table:table-cell table:style-name="ce20" office:value-type="float" office:value="7.78422119482234">
            <text:p>7.8</text:p>
          </table:table-cell>
          <table:table-cell table:style-name="ce20" office:value-type="float" office:value="3.52562499667483">
            <text:p>3.5</text:p>
          </table:table-cell>
          <table:table-cell table:style-name="ce21" office:value-type="float" office:value="6.80481589265858">
            <text:p>6.8</text:p>
          </table:table-cell>
          <table:table-cell table:style-name="ce27" office:value-type="float" office:value="8.95221">
            <text:p>9.0</text:p>
          </table:table-cell>
          <table:table-cell table:style-name="ce32" office:value-type="float" office:value="0.348784">
            <text:p>0.3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1.9955">
            <text:p>12.0</text:p>
          </table:table-cell>
          <table:table-cell table:style-name="ce17" office:value-type="float" office:value="4.15244049852028">
            <text:p>4.2</text:p>
          </table:table-cell>
          <table:table-cell table:style-name="ce17"/>
          <table:table-cell table:style-name="ce20" office:value-type="float" office:value="4.61589762827727">
            <text:p>4.6</text:p>
          </table:table-cell>
          <table:table-cell table:style-name="ce20" office:value-type="float" office:value="4.41748989204285">
            <text:p>4.4</text:p>
          </table:table-cell>
          <table:table-cell table:style-name="ce21" office:value-type="float" office:value="6.36905506231503">
            <text:p>6.4</text:p>
          </table:table-cell>
          <table:table-cell table:style-name="ce27" office:value-type="float" office:value="11.6575">
            <text:p>11.7</text:p>
          </table:table-cell>
          <table:table-cell table:style-name="ce32" office:value-type="float" office:value="0.454954">
            <text:p>0.5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14.054">
            <text:p>14.1</text:p>
          </table:table-cell>
          <table:table-cell table:style-name="ce17" office:value-type="float" office:value="4.81231677814145">
            <text:p>4.8</text:p>
          </table:table-cell>
          <table:table-cell table:style-name="ce17"/>
          <table:table-cell table:style-name="ce20" office:value-type="float" office:value="3.58865803330012">
            <text:p>3.6</text:p>
          </table:table-cell>
          <table:table-cell table:style-name="ce20" office:value-type="float" office:value="2.93937668991035">
            <text:p>2.9</text:p>
          </table:table-cell>
          <table:table-cell table:style-name="ce21" office:value-type="float" office:value="12.932261277928">
            <text:p>12.9</text:p>
          </table:table-cell>
          <table:table-cell table:style-name="ce27" office:value-type="float" office:value="13.3663">
            <text:p>13.4</text:p>
          </table:table-cell>
          <table:table-cell table:style-name="ce32" office:value-type="float" office:value="0.622762">
            <text:p>0.6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3" office:value-type="float" office:value="15.6515">
            <text:p>15.7</text:p>
          </table:table-cell>
          <table:table-cell table:style-name="ce17" office:value-type="float" office:value="5.73042839344472">
            <text:p>5.7</text:p>
          </table:table-cell>
          <table:table-cell table:style-name="ce17"/>
          <table:table-cell table:style-name="ce21" office:value-type="float" office:value="1.80238315816375">
            <text:p>1.8</text:p>
          </table:table-cell>
          <table:table-cell table:style-name="ce20" office:value-type="float" office:value="6.92649266843434">
            <text:p>6.9</text:p>
          </table:table-cell>
          <table:table-cell table:style-name="ce21" office:value-type="float" office:value="11.6116666134236">
            <text:p>11.6</text:p>
          </table:table-cell>
          <table:table-cell table:style-name="ce27" office:value-type="float" office:value="14.6075">
            <text:p>14.6</text:p>
          </table:table-cell>
          <table:table-cell table:style-name="ce32" office:value-type="float" office:value="0.786355">
            <text:p>0.8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3" office:value-type="float" office:value="18.6763">
            <text:p>18.7</text:p>
          </table:table-cell>
          <table:table-cell table:style-name="ce17" office:value-type="float" office:value="5.62595374886889">
            <text:p>5.6</text:p>
          </table:table-cell>
          <table:table-cell table:style-name="ce17"/>
          <table:table-cell table:style-name="ce20" office:value-type="float" office:value="3.2361870391887">
            <text:p>3.2</text:p>
          </table:table-cell>
          <table:table-cell table:style-name="ce20" office:value-type="float" office:value="3.95688653534159">
            <text:p>4.0</text:p>
          </table:table-cell>
          <table:table-cell table:style-name="ce21" office:value-type="float" office:value="13.8694495162318">
            <text:p>13.9</text:p>
          </table:table-cell>
          <table:table-cell table:style-name="ce27" office:value-type="float" office:value="16.1913">
            <text:p>16.2</text:p>
          </table:table-cell>
          <table:table-cell table:style-name="ce32" office:value-type="float" office:value="0.793354">
            <text:p>0.8</text:p>
          </table:table-cell>
          <table:table-cell table:number-columns-repeated="43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3" office:value-type="float" office:value="18.204">
            <text:p>18.2</text:p>
          </table:table-cell>
          <table:table-cell table:style-name="ce17" office:value-type="float" office:value="7.56130520764667">
            <text:p>7.6</text:p>
          </table:table-cell>
          <table:table-cell table:style-name="ce17"/>
          <table:table-cell table:style-name="ce20" office:value-type="float" office:value="1.13052076466711">
            <text:p>1.1</text:p>
          </table:table-cell>
          <table:table-cell table:style-name="ce20" office:value-type="float" office:value="4.06833662931224">
            <text:p>4.1</text:p>
          </table:table-cell>
          <table:table-cell table:style-name="ce21" office:value-type="float" office:value="0.610854757196222">
            <text:p>0.6</text:p>
          </table:table-cell>
          <table:table-cell table:style-name="ce27" office:value-type="float" office:value="14.7673">
            <text:p>14.8</text:p>
          </table:table-cell>
          <table:table-cell table:style-name="ce32" office:value-type="float" office:value="1.00664">
            <text:p>1.0</text:p>
          </table:table-cell>
          <table:table-cell table:number-columns-repeated="43"/>
        </table:table-row>
        <table:table-row table:style-name="ro1">
          <table:table-cell table:number-columns-repeated="10"/>
          <table:table-cell table:style-name="ce25" table:number-columns-repeated="2"/>
          <table:table-cell table:number-columns-repeated="44"/>
        </table:table-row>
        <table:table-row table:style-name="ro1" table:number-rows-repeated="104852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JER 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4" table:default-cell-style-name="ce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 table:number-columns-repeated="4"/>
          <table:table-cell table:number-columns-repeated="4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38" office:value-type="string">
            <text:p>fixed Trandom, NEW BINS</text:p>
          </table:table-cell>
          <table:table-cell table:number-columns-repeated="3"/>
          <table:table-cell table:style-name="ce33"/>
          <table:table-cell table:style-name="ce38" office:value-type="string">
            <text:p>2010 resolution from note 0.2/pt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8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Diff 0-8</text:p>
          </table:table-cell>
          <table:table-cell table:style-name="ce1" office:value-type="string">
            <text:p>Pile-up 9-20 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Diff 9-20</text:p>
          </table:table-cell>
          <table:table-cell table:style-name="ce30" office:value-type="string">
            <text:p>Average Variance</text:p>
          </table:table-cell>
          <table:table-cell table:style-name="ce30"/>
          <table:table-cell table:style-name="ce6" office:value-type="string">
            <text:p>Average 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 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Track pt Res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variance </text:p>
          </table:table-cell>
          <table:table-cell table:style-name="ce1" office:value-type="string">
            <text:p>Variance %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7.61755">
            <text:p>7.62</text:p>
          </table:table-cell>
          <table:table-cell table:style-name="ce4" office:value-type="float" office:value="0.27323">
            <text:p>0.27</text:p>
          </table:table-cell>
          <table:table-cell table:style-name="ce7" table:formula="of:=[.C3]*100/[.B3]" office:value-type="float" office:value="3.58684878996528">
            <text:p>3.59</text:p>
          </table:table-cell>
          <table:table-cell table:style-name="ce4" office:value-type="float" office:value="7.33423">
            <text:p>7.33</text:p>
          </table:table-cell>
          <table:table-cell table:style-name="ce4" office:value-type="float" office:value="0.354628">
            <text:p>0.35</text:p>
          </table:table-cell>
          <table:table-cell table:style-name="ce4" table:formula="of:=[.F3]*100/[.E3]" office:value-type="float" office:value="4.83524514502545">
            <text:p>4.84</text:p>
          </table:table-cell>
          <table:table-cell table:style-name="ce15" table:formula="of:=[.B3]-[.E3]" office:value-type="float" office:value="0.283320000000001">
            <text:p>0.28</text:p>
          </table:table-cell>
          <table:table-cell table:style-name="ce4" office:value-type="float" office:value="7.27758">
            <text:p>7.28</text:p>
          </table:table-cell>
          <table:table-cell table:style-name="ce4" office:value-type="float" office:value="0.389096">
            <text:p>0.39</text:p>
          </table:table-cell>
          <table:table-cell table:style-name="ce4" table:formula="of:=[.J3]*100/[.I3]" office:value-type="float" office:value="5.34650254617606">
            <text:p>5.35</text:p>
          </table:table-cell>
          <table:table-cell table:style-name="ce15" table:formula="of:=[.B3]-[.I3]" office:value-type="float" office:value="0.33997">
            <text:p>0.34</text:p>
          </table:table-cell>
          <table:table-cell table:style-name="ce31" table:formula="of:=AVERAGE(ABS([.E3]-[.B3]);ABS([.I3]-[.B3]))" office:value-type="float" office:value="0.311645">
            <text:p>0.31</text:p>
          </table:table-cell>
          <table:table-cell table:style-name="ce31" table:formula="of:=[.E3]-[.I3]" office:value-type="float" office:value="0.0566499999999994">
            <text:p>0.06</text:p>
          </table:table-cell>
          <table:table-cell table:style-name="ce33" table:formula="of:=[.M3]*100/[.B3]" office:value-type="float" office:value="4.09114479064792">
            <text:p>4.09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Q3]*100/[.P3]" office:value-type="float" office:value="3.54207575704665">
            <text:p>3.54</text:p>
          </table:table-cell>
          <table:table-cell table:style-name="ce4" table:formula="of:=[.P3]-[.B3]" office:value-type="float" office:value="-0.17217">
            <text:p>-0.17</text:p>
          </table:table-cell>
          <table:table-cell table:style-name="ce35" table:formula="of:=[.S3]*100/[.B3]" office:value-type="float" office:value="-2.26017551574982">
            <text:p>-2.26</text:p>
          </table:table-cell>
          <table:table-cell table:style-name="ce4" office:value-type="float" office:value="7.83832">
            <text:p>7.84</text:p>
          </table:table-cell>
          <table:table-cell table:style-name="ce5" office:value-type="float" office:value="0.456844">
            <text:p>0.46</text:p>
          </table:table-cell>
          <table:table-cell table:style-name="ce4" table:formula="of:=[.V3]*100/[.U3]" office:value-type="float" office:value="5.82834076689903">
            <text:p>5.83</text:p>
          </table:table-cell>
          <table:table-cell table:style-name="ce39" table:formula="of:=[.U3]-[.B3]" office:value-type="float" office:value="0.22077">
            <text:p>0.22</text:p>
          </table:table-cell>
          <table:table-cell table:style-name="ce35" table:formula="of:=[.X3]*100/[.B3]" office:value-type="float" office:value="2.89817592270481">
            <text:p>2.90</text:p>
          </table:table-cell>
          <table:table-cell table:style-name="ce4" office:value-type="float" office:value="7.83421">
            <text:p>7.83</text:p>
          </table:table-cell>
          <table:table-cell table:style-name="ce4" office:value-type="float" office:value="0.299772">
            <text:p>0.30</text:p>
          </table:table-cell>
          <table:table-cell table:style-name="ce4" table:formula="of:=[.AA3]*100/[.Z3]" office:value-type="float" office:value="3.82644835918363">
            <text:p>3.83</text:p>
          </table:table-cell>
          <table:table-cell table:style-name="ce4" table:formula="of:=[.Z3]-[.B3]" office:value-type="float" office:value="0.216659999999999">
            <text:p>0.22</text:p>
          </table:table-cell>
          <table:table-cell table:style-name="ce15" table:formula="of:=[.AC3]*100/[.B3]" office:value-type="float" office:value="2.84422156730181">
            <text:p>2.84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10.5791">
            <text:p>10.58</text:p>
          </table:table-cell>
          <table:table-cell table:style-name="ce4" office:value-type="float" office:value="0.432337">
            <text:p>0.43</text:p>
          </table:table-cell>
          <table:table-cell table:style-name="ce7" table:formula="of:=[.C4]*100/[.B4]" office:value-type="float" office:value="4.08670869922772">
            <text:p>4.09</text:p>
          </table:table-cell>
          <table:table-cell table:style-name="ce4" office:value-type="float" office:value="11.1492">
            <text:p>11.15</text:p>
          </table:table-cell>
          <table:table-cell table:style-name="ce4" office:value-type="float" office:value="0.661132">
            <text:p>0.66</text:p>
          </table:table-cell>
          <table:table-cell table:style-name="ce4" table:formula="of:=[.F4]*100/[.E4]" office:value-type="float" office:value="5.92986043841711">
            <text:p>5.93</text:p>
          </table:table-cell>
          <table:table-cell table:style-name="ce15" table:formula="of:=[.B4]-[.E4]" office:value-type="float" office:value="-0.5701">
            <text:p>-0.57</text:p>
          </table:table-cell>
          <table:table-cell table:style-name="ce4" office:value-type="float" office:value="9.81567">
            <text:p>9.82</text:p>
          </table:table-cell>
          <table:table-cell table:style-name="ce4" office:value-type="float" office:value="0.587506">
            <text:p>0.59</text:p>
          </table:table-cell>
          <table:table-cell table:style-name="ce4" table:formula="of:=[.J4]*100/[.I4]" office:value-type="float" office:value="5.98538866934198">
            <text:p>5.99</text:p>
          </table:table-cell>
          <table:table-cell table:style-name="ce15" table:formula="of:=[.B4]-[.I4]" office:value-type="float" office:value="0.76343">
            <text:p>0.76</text:p>
          </table:table-cell>
          <table:table-cell table:style-name="ce31" table:formula="of:=AVERAGE(ABS([.E4]-[.B4]);ABS([.I4]-[.B4]))" office:value-type="float" office:value="0.666765">
            <text:p>0.67</text:p>
          </table:table-cell>
          <table:table-cell table:style-name="ce31" table:formula="of:=[.E4]-[.I4]" office:value-type="float" office:value="1.33353">
            <text:p>1.33</text:p>
          </table:table-cell>
          <table:table-cell table:style-name="ce33" table:formula="of:=[.M4]*100/[.B4]" office:value-type="float" office:value="6.30266279740242">
            <text:p>6.30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Q4]*100/[.P4]" office:value-type="float" office:value="4.02174825594179">
            <text:p>4.02</text:p>
          </table:table-cell>
          <table:table-cell table:style-name="ce4" table:formula="of:=[.P4]-[.B4]" office:value-type="float" office:value="-0.573700000000001">
            <text:p>-0.57</text:p>
          </table:table-cell>
          <table:table-cell table:style-name="ce35" table:formula="of:=[.S4]*100/[.B4]" office:value-type="float" office:value="-5.42295658420849">
            <text:p>-5.42</text:p>
          </table:table-cell>
          <table:table-cell table:style-name="ce4" office:value-type="float" office:value="10.283">
            <text:p>10.28</text:p>
          </table:table-cell>
          <table:table-cell table:style-name="ce5" office:value-type="float" office:value="0.64385">
            <text:p>0.64</text:p>
          </table:table-cell>
          <table:table-cell table:style-name="ce4" table:formula="of:=[.V4]*100/[.U4]" office:value-type="float" office:value="6.2613050666148">
            <text:p>6.26</text:p>
          </table:table-cell>
          <table:table-cell table:style-name="ce39" table:formula="of:=[.U4]-[.B4]" office:value-type="float" office:value="-0.296100000000001">
            <text:p>-0.30</text:p>
          </table:table-cell>
          <table:table-cell table:style-name="ce35" table:formula="of:=[.X4]*100/[.B4]" office:value-type="float" office:value="-2.79891484152717">
            <text:p>-2.80</text:p>
          </table:table-cell>
          <table:table-cell table:style-name="ce4" office:value-type="float" office:value="10.9138">
            <text:p>10.91</text:p>
          </table:table-cell>
          <table:table-cell table:style-name="ce4" office:value-type="float" office:value="0.465981">
            <text:p>0.47</text:p>
          </table:table-cell>
          <table:table-cell table:style-name="ce4" table:formula="of:=[.AA4]*100/[.Z4]" office:value-type="float" office:value="4.2696494346607">
            <text:p>4.27</text:p>
          </table:table-cell>
          <table:table-cell table:style-name="ce4" table:formula="of:=[.Z4]-[.B4]" office:value-type="float" office:value="0.3347">
            <text:p>0.33</text:p>
          </table:table-cell>
          <table:table-cell table:style-name="ce15" table:formula="of:=[.AC4]*100/[.B4]" office:value-type="float" office:value="3.16378519911902">
            <text:p>3.16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14.0012">
            <text:p>14.00</text:p>
          </table:table-cell>
          <table:table-cell table:style-name="ce4" office:value-type="float" office:value="0.697146">
            <text:p>0.70</text:p>
          </table:table-cell>
          <table:table-cell table:style-name="ce7" table:formula="of:=[.C5]*100/[.B5]" office:value-type="float" office:value="4.97918749821444">
            <text:p>4.98</text:p>
          </table:table-cell>
          <table:table-cell table:style-name="ce4" office:value-type="float" office:value="13.2328">
            <text:p>13.23</text:p>
          </table:table-cell>
          <table:table-cell table:style-name="ce4" office:value-type="float" office:value="0.827575">
            <text:p>0.83</text:p>
          </table:table-cell>
          <table:table-cell table:style-name="ce4" table:formula="of:=[.F5]*100/[.E5]" office:value-type="float" office:value="6.25396741430385">
            <text:p>6.25</text:p>
          </table:table-cell>
          <table:table-cell table:style-name="ce15" table:formula="of:=[.B5]-[.E5]" office:value-type="float" office:value="0.768400000000002">
            <text:p>0.77</text:p>
          </table:table-cell>
          <table:table-cell table:style-name="ce4" office:value-type="float" office:value="14.4674">
            <text:p>14.47</text:p>
          </table:table-cell>
          <table:table-cell table:style-name="ce4" office:value-type="float" office:value="0.947968">
            <text:p>0.95</text:p>
          </table:table-cell>
          <table:table-cell table:style-name="ce4" table:formula="of:=[.J5]*100/[.I5]" office:value-type="float" office:value="6.55244204210846">
            <text:p>6.55</text:p>
          </table:table-cell>
          <table:table-cell table:style-name="ce15" table:formula="of:=[.B5]-[.I5]" office:value-type="float" office:value="-0.466199999999999">
            <text:p>-0.47</text:p>
          </table:table-cell>
          <table:table-cell table:style-name="ce31" table:formula="of:=AVERAGE(ABS([.E5]-[.B5]);ABS([.I5]-[.B5]))" office:value-type="float" office:value="0.6173">
            <text:p>0.62</text:p>
          </table:table-cell>
          <table:table-cell table:style-name="ce31" table:formula="of:=[.E5]-[.I5]" office:value-type="float" office:value="-1.2346">
            <text:p>-1.23</text:p>
          </table:table-cell>
          <table:table-cell table:style-name="ce33" table:formula="of:=[.M5]*100/[.B5]" office:value-type="float" office:value="4.40890780790218">
            <text:p>4.41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Q5]*100/[.P5]" office:value-type="float" office:value="4.24768925975298">
            <text:p>4.25</text:p>
          </table:table-cell>
          <table:table-cell table:style-name="ce4" table:formula="of:=[.P5]-[.B5]" office:value-type="float" office:value="-0.423300000000001">
            <text:p>-0.42</text:p>
          </table:table-cell>
          <table:table-cell table:style-name="ce35" table:formula="of:=[.S5]*100/[.B5]" office:value-type="float" office:value="-3.02331228751822">
            <text:p>-3.02</text:p>
          </table:table-cell>
          <table:table-cell table:style-name="ce4" office:value-type="float" office:value="14.2229">
            <text:p>14.22</text:p>
          </table:table-cell>
          <table:table-cell table:style-name="ce5" office:value-type="float" office:value="1.34809">
            <text:p>1.35</text:p>
          </table:table-cell>
          <table:table-cell table:style-name="ce4" table:formula="of:=[.V5]*100/[.U5]" office:value-type="float" office:value="9.47830611197435">
            <text:p>9.48</text:p>
          </table:table-cell>
          <table:table-cell table:style-name="ce39" table:formula="of:=[.U5]-[.B5]" office:value-type="float" office:value="0.221699999999998">
            <text:p>0.22</text:p>
          </table:table-cell>
          <table:table-cell table:style-name="ce35" table:formula="of:=[.X5]*100/[.B5]" office:value-type="float" office:value="1.58343570551095">
            <text:p>1.58</text:p>
          </table:table-cell>
          <table:table-cell table:style-name="ce4" office:value-type="float" office:value="14.0295">
            <text:p>14.03</text:p>
          </table:table-cell>
          <table:table-cell table:style-name="ce4" office:value-type="float" office:value="0.6288">
            <text:p>0.63</text:p>
          </table:table-cell>
          <table:table-cell table:style-name="ce4" table:formula="of:=[.AA5]*100/[.Z5]" office:value-type="float" office:value="4.48198439003528">
            <text:p>4.48</text:p>
          </table:table-cell>
          <table:table-cell table:style-name="ce4" table:formula="of:=[.Z5]-[.B5]" office:value-type="float" office:value="0.0282999999999998">
            <text:p>0.03</text:p>
          </table:table-cell>
          <table:table-cell table:style-name="ce15" table:formula="of:=[.AC5]*100/[.B5]" office:value-type="float" office:value="0.202125532097247">
            <text:p>0.20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8.6732">
            <text:p>18.67</text:p>
          </table:table-cell>
          <table:table-cell table:style-name="ce4" office:value-type="float" office:value="0.844036">
            <text:p>0.84</text:p>
          </table:table-cell>
          <table:table-cell table:style-name="ce7" table:formula="of:=[.C6]*100/[.B6]" office:value-type="float" office:value="4.52003941477626">
            <text:p>4.52</text:p>
          </table:table-cell>
          <table:table-cell table:style-name="ce4" office:value-type="float" office:value="17.9296">
            <text:p>17.93</text:p>
          </table:table-cell>
          <table:table-cell table:style-name="ce4" office:value-type="float" office:value="1.04021">
            <text:p>1.04</text:p>
          </table:table-cell>
          <table:table-cell table:style-name="ce4" table:formula="of:=[.F6]*100/[.E6]" office:value-type="float" office:value="5.80163528466893">
            <text:p>5.80</text:p>
          </table:table-cell>
          <table:table-cell table:style-name="ce15" table:formula="of:=[.B6]-[.E6]" office:value-type="float" office:value="0.743600000000001">
            <text:p>0.74</text:p>
          </table:table-cell>
          <table:table-cell table:style-name="ce4" office:value-type="float" office:value="20.0129">
            <text:p>20.01</text:p>
          </table:table-cell>
          <table:table-cell table:style-name="ce4" office:value-type="float" office:value="1.1751">
            <text:p>1.18</text:p>
          </table:table-cell>
          <table:table-cell table:style-name="ce4" table:formula="of:=[.J6]*100/[.I6]" office:value-type="float" office:value="5.8717127452793">
            <text:p>5.87</text:p>
          </table:table-cell>
          <table:table-cell table:style-name="ce15" table:formula="of:=[.B6]-[.I6]" office:value-type="float" office:value="-1.3397">
            <text:p>-1.34</text:p>
          </table:table-cell>
          <table:table-cell table:style-name="ce31" table:formula="of:=AVERAGE(ABS([.E6]-[.B6]);ABS([.I6]-[.B6]))" office:value-type="float" office:value="1.04165">
            <text:p>1.04</text:p>
          </table:table-cell>
          <table:table-cell table:style-name="ce31" table:formula="of:=[.E6]-[.I6]" office:value-type="float" office:value="-2.0833">
            <text:p>-2.08</text:p>
          </table:table-cell>
          <table:table-cell table:style-name="ce33" table:formula="of:=[.M6]*100/[.B6]" office:value-type="float" office:value="5.57831544673649">
            <text:p>5.58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Q6]*100/[.P6]" office:value-type="float" office:value="4.56077557363359">
            <text:p>4.56</text:p>
          </table:table-cell>
          <table:table-cell table:style-name="ce4" table:formula="of:=[.P6]-[.B6]" office:value-type="float" office:value="-0.591100000000001">
            <text:p>-0.59</text:p>
          </table:table-cell>
          <table:table-cell table:style-name="ce35" table:formula="of:=[.S6]*100/[.B6]" office:value-type="float" office:value="-3.1654992181308">
            <text:p>-3.17</text:p>
          </table:table-cell>
          <table:table-cell table:style-name="ce4" office:value-type="float" office:value="17.5767">
            <text:p>17.58</text:p>
          </table:table-cell>
          <table:table-cell table:style-name="ce5" office:value-type="float" office:value="1.48486">
            <text:p>1.48</text:p>
          </table:table-cell>
          <table:table-cell table:style-name="ce4" table:formula="of:=[.V6]*100/[.U6]" office:value-type="float" office:value="8.44788839770833">
            <text:p>8.45</text:p>
          </table:table-cell>
          <table:table-cell table:style-name="ce39" table:formula="of:=[.U6]-[.B6]" office:value-type="float" office:value="-1.0965">
            <text:p>-1.10</text:p>
          </table:table-cell>
          <table:table-cell table:style-name="ce35" table:formula="of:=[.X6]*100/[.B6]" office:value-type="float" office:value="-5.87205192468352">
            <text:p>-5.87</text:p>
          </table:table-cell>
          <table:table-cell table:style-name="ce4" office:value-type="float" office:value="18.7995">
            <text:p>18.80</text:p>
          </table:table-cell>
          <table:table-cell table:style-name="ce4" office:value-type="float" office:value="0.882663">
            <text:p>0.88</text:p>
          </table:table-cell>
          <table:table-cell table:style-name="ce4" table:formula="of:=[.AA6]*100/[.Z6]" office:value-type="float" office:value="4.69514082821352">
            <text:p>4.70</text:p>
          </table:table-cell>
          <table:table-cell table:style-name="ce4" table:formula="of:=[.Z6]-[.B6]" office:value-type="float" office:value="0.126299999999997">
            <text:p>0.13</text:p>
          </table:table-cell>
          <table:table-cell table:style-name="ce15" table:formula="of:=[.AC6]*100/[.B6]" office:value-type="float" office:value="0.676370413212502">
            <text:p>0.68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23.7731">
            <text:p>23.77</text:p>
          </table:table-cell>
          <table:table-cell table:style-name="ce4" office:value-type="float" office:value="1.17193">
            <text:p>1.17</text:p>
          </table:table-cell>
          <table:table-cell table:style-name="ce7" table:formula="of:=[.C7]*100/[.B7]" office:value-type="float" office:value="4.92964737455359">
            <text:p>4.93</text:p>
          </table:table-cell>
          <table:table-cell table:style-name="ce5" office:value-type="float" office:value="23.8314">
            <text:p>23.83</text:p>
          </table:table-cell>
          <table:table-cell table:style-name="ce5" office:value-type="float" office:value="1.5783">
            <text:p>1.58</text:p>
          </table:table-cell>
          <table:table-cell table:style-name="ce4" table:formula="of:=[.F7]*100/[.E7]" office:value-type="float" office:value="6.62277499433521">
            <text:p>6.62</text:p>
          </table:table-cell>
          <table:table-cell table:style-name="ce15" table:formula="of:=[.B7]-[.E7]" office:value-type="float" office:value="-0.0582999999999991">
            <text:p>-0.06</text:p>
          </table:table-cell>
          <table:table-cell table:style-name="ce5" office:value-type="float" office:value="24.0732">
            <text:p>24.07</text:p>
          </table:table-cell>
          <table:table-cell table:style-name="ce5" office:value-type="float" office:value="2.08298">
            <text:p>2.08</text:p>
          </table:table-cell>
          <table:table-cell table:style-name="ce4" table:formula="of:=[.J7]*100/[.I7]" office:value-type="float" office:value="8.65269262083977">
            <text:p>8.65</text:p>
          </table:table-cell>
          <table:table-cell table:style-name="ce15" table:formula="of:=[.B7]-[.I7]" office:value-type="float" office:value="-0.3001">
            <text:p>-0.30</text:p>
          </table:table-cell>
          <table:table-cell table:style-name="ce31" table:formula="of:=AVERAGE(ABS([.E7]-[.B7]);ABS([.I7]-[.B7]))" office:value-type="float" office:value="0.1792">
            <text:p>0.18</text:p>
          </table:table-cell>
          <table:table-cell table:style-name="ce31" table:formula="of:=[.E7]-[.I7]" office:value-type="float" office:value="-0.241800000000001">
            <text:p>-0.24</text:p>
          </table:table-cell>
          <table:table-cell table:style-name="ce33" table:formula="of:=[.M7]*100/[.B7]" office:value-type="float" office:value="0.753793152765099">
            <text:p>0.75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Q7]*100/[.P7]" office:value-type="float" office:value="5.09807875475163">
            <text:p>5.10</text:p>
          </table:table-cell>
          <table:table-cell table:style-name="ce4" table:formula="of:=[.P7]-[.B7]" office:value-type="float" office:value="-0.465299999999999">
            <text:p>-0.47</text:p>
          </table:table-cell>
          <table:table-cell table:style-name="ce35" table:formula="of:=[.S7]*100/[.B7]" office:value-type="float" office:value="-1.95725420748661">
            <text:p>-1.96</text:p>
          </table:table-cell>
          <table:table-cell table:style-name="ce4" office:value-type="float" office:value="19.9648">
            <text:p>19.96</text:p>
          </table:table-cell>
          <table:table-cell table:style-name="ce5" office:value-type="float" office:value="1.70051">
            <text:p>1.70</text:p>
          </table:table-cell>
          <table:table-cell table:style-name="ce4" table:formula="of:=[.V7]*100/[.U7]" office:value-type="float" office:value="8.51754087193461">
            <text:p>8.52</text:p>
          </table:table-cell>
          <table:table-cell table:style-name="ce39" table:formula="of:=[.U7]-[.B7]" office:value-type="float" office:value="-3.8083">
            <text:p>-3.81</text:p>
          </table:table-cell>
          <table:table-cell table:style-name="ce35" table:formula="of:=[.X7]*100/[.B7]" office:value-type="float" office:value="-16.0193664267597">
            <text:p>-16.02</text:p>
          </table:table-cell>
          <table:table-cell table:style-name="ce4" office:value-type="float" office:value="23.6172">
            <text:p>23.62</text:p>
          </table:table-cell>
          <table:table-cell table:style-name="ce4" office:value-type="float" office:value="1.20404">
            <text:p>1.20</text:p>
          </table:table-cell>
          <table:table-cell table:style-name="ce4" table:formula="of:=[.AA7]*100/[.Z7]" office:value-type="float" office:value="5.09814880680182">
            <text:p>5.10</text:p>
          </table:table-cell>
          <table:table-cell table:style-name="ce4" table:formula="of:=[.Z7]-[.B7]" office:value-type="float" office:value="-0.155899999999999">
            <text:p>-0.16</text:p>
          </table:table-cell>
          <table:table-cell table:style-name="ce15" table:formula="of:=[.AC7]*100/[.B7]" office:value-type="float" office:value="-0.655783217165616">
            <text:p>-0.66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5" office:value-type="float" office:value="28.8738">
            <text:p>28.87</text:p>
          </table:table-cell>
          <table:table-cell table:style-name="ce5" office:value-type="float" office:value="1.98656">
            <text:p>1.99</text:p>
          </table:table-cell>
          <table:table-cell table:style-name="ce7" table:formula="of:=[.C8]*100/[.B8]" office:value-type="float" office:value="6.88014740006511">
            <text:p>6.88</text:p>
          </table:table-cell>
          <table:table-cell table:style-name="ce5" office:value-type="float" office:value="28.1754">
            <text:p>28.18</text:p>
          </table:table-cell>
          <table:table-cell table:style-name="ce5" office:value-type="float" office:value="2.50224">
            <text:p>2.50</text:p>
          </table:table-cell>
          <table:table-cell table:style-name="ce4" table:formula="of:=[.F8]*100/[.E8]" office:value-type="float" office:value="8.88093869119871">
            <text:p>8.88</text:p>
          </table:table-cell>
          <table:table-cell table:style-name="ce15" table:formula="of:=[.B8]-[.E8]" office:value-type="float" office:value="0.698399999999999">
            <text:p>0.70</text:p>
          </table:table-cell>
          <table:table-cell table:style-name="ce5" office:value-type="float" office:value="28.537">
            <text:p>28.54</text:p>
          </table:table-cell>
          <table:table-cell table:style-name="ce22" office:value-type="float" office:value="2.65458">
            <text:p>2.65</text:p>
          </table:table-cell>
          <table:table-cell table:style-name="ce4" table:formula="of:=[.J8]*100/[.I8]" office:value-type="float" office:value="9.30223919823387">
            <text:p>9.30</text:p>
          </table:table-cell>
          <table:table-cell table:style-name="ce15" table:formula="of:=[.B8]-[.I8]" office:value-type="float" office:value="0.3368">
            <text:p>0.34</text:p>
          </table:table-cell>
          <table:table-cell table:style-name="ce31" table:formula="of:=AVERAGE(ABS([.E8]-[.B8]);ABS([.I8]-[.B8]))" office:value-type="float" office:value="0.5176">
            <text:p>0.52</text:p>
          </table:table-cell>
          <table:table-cell table:style-name="ce31" table:formula="of:=[.E8]-[.I8]" office:value-type="float" office:value="-0.361599999999999">
            <text:p>-0.36</text:p>
          </table:table-cell>
          <table:table-cell table:style-name="ce34" table:formula="of:=[.M8]*100/[.B8]" office:value-type="float" office:value="1.7926286114055">
            <text:p>1.79</text:p>
          </table:table-cell>
          <table:table-cell table:style-name="ce5" office:value-type="float" office:value="27.2614">
            <text:p>27.26</text:p>
          </table:table-cell>
          <table:table-cell table:style-name="ce5" office:value-type="float" office:value="1.5542">
            <text:p>1.55</text:p>
          </table:table-cell>
          <table:table-cell table:style-name="ce4" table:formula="of:=[.Q8]*100/[.P8]" office:value-type="float" office:value="5.70110119069454">
            <text:p>5.70</text:p>
          </table:table-cell>
          <table:table-cell table:style-name="ce4" table:formula="of:=[.P8]-[.B8]" office:value-type="float" office:value="-1.6124">
            <text:p>-1.61</text:p>
          </table:table-cell>
          <table:table-cell table:style-name="ce35" table:formula="of:=[.S8]*100/[.B8]" office:value-type="float" office:value="-5.58430133893011">
            <text:p>-5.58</text:p>
          </table:table-cell>
          <table:table-cell table:style-name="ce5" office:value-type="float" office:value="24.2926">
            <text:p>24.29</text:p>
          </table:table-cell>
          <table:table-cell table:style-name="ce5" office:value-type="float" office:value="2.91662">
            <text:p>2.92</text:p>
          </table:table-cell>
          <table:table-cell table:style-name="ce4" table:formula="of:=[.V8]*100/[.U8]" office:value-type="float" office:value="12.0062076517129">
            <text:p>12.01</text:p>
          </table:table-cell>
          <table:table-cell table:style-name="ce39" table:formula="of:=[.U8]-[.B8]" office:value-type="float" office:value="-4.5812">
            <text:p>-4.58</text:p>
          </table:table-cell>
          <table:table-cell table:style-name="ce35" table:formula="of:=[.X8]*100/[.B8]" office:value-type="float" office:value="-15.8662870837922">
            <text:p>-15.87</text:p>
          </table:table-cell>
          <table:table-cell table:style-name="ce5" office:value-type="float" office:value="28.7038">
            <text:p>28.70</text:p>
          </table:table-cell>
          <table:table-cell table:style-name="ce4" office:value-type="float" office:value="2.00937">
            <text:p>2.01</text:p>
          </table:table-cell>
          <table:table-cell table:style-name="ce4" table:formula="of:=[.AA8]*100/[.Z8]" office:value-type="float" office:value="7.00036232136512">
            <text:p>7.00</text:p>
          </table:table-cell>
          <table:table-cell table:style-name="ce4" table:formula="of:=[.Z8]-[.B8]" office:value-type="float" office:value="-0.169999999999998">
            <text:p>-0.17</text:p>
          </table:table-cell>
          <table:table-cell table:style-name="ce15" table:formula="of:=[.AC8]*100/[.B8]" office:value-type="float" office:value="-0.588769057069032">
            <text:p>-0.59</text:p>
          </table:table-cell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5" office:value-type="float" office:value="35.3029">
            <text:p>35.30</text:p>
          </table:table-cell>
          <table:table-cell table:style-name="ce5" office:value-type="float" office:value="2.19145">
            <text:p>2.19</text:p>
          </table:table-cell>
          <table:table-cell table:style-name="ce7" table:formula="of:=[.C9]*100/[.B9]" office:value-type="float" office:value="6.20756368456982">
            <text:p>6.21</text:p>
          </table:table-cell>
          <table:table-cell table:style-name="ce5" office:value-type="float" office:value="35.4147">
            <text:p>35.41</text:p>
          </table:table-cell>
          <table:table-cell table:style-name="ce5" office:value-type="float" office:value="2.83749">
            <text:p>2.84</text:p>
          </table:table-cell>
          <table:table-cell table:style-name="ce4" table:formula="of:=[.F9]*100/[.E9]" office:value-type="float" office:value="8.01218138230735">
            <text:p>8.01</text:p>
          </table:table-cell>
          <table:table-cell table:style-name="ce15" table:formula="of:=[.B9]-[.E9]" office:value-type="float" office:value="-0.111800000000002">
            <text:p>-0.11</text:p>
          </table:table-cell>
          <table:table-cell table:style-name="ce5" office:value-type="float" office:value="35.7733">
            <text:p>35.77</text:p>
          </table:table-cell>
          <table:table-cell table:style-name="ce5" office:value-type="float" office:value="3.02944">
            <text:p>3.03</text:p>
          </table:table-cell>
          <table:table-cell table:style-name="ce4" table:formula="of:=[.J9]*100/[.I9]" office:value-type="float" office:value="8.46843875180652">
            <text:p>8.47</text:p>
          </table:table-cell>
          <table:table-cell table:style-name="ce15" table:formula="of:=[.B9]-[.I9]" office:value-type="float" office:value="-0.470399999999998">
            <text:p>-0.47</text:p>
          </table:table-cell>
          <table:table-cell table:style-name="ce31" table:formula="of:=AVERAGE(ABS([.E9]-[.B9]);ABS([.I9]-[.B9]))" office:value-type="float" office:value="0.2911">
            <text:p>0.29</text:p>
          </table:table-cell>
          <table:table-cell table:style-name="ce31" table:formula="of:=[.E9]-[.I9]" office:value-type="float" office:value="-0.358599999999996">
            <text:p>-0.36</text:p>
          </table:table-cell>
          <table:table-cell table:style-name="ce34" table:formula="of:=[.M9]*100/[.B9]" office:value-type="float" office:value="0.824578150803475">
            <text:p>0.82</text:p>
          </table:table-cell>
          <table:table-cell table:style-name="ce5" office:value-type="float" office:value="32.8514">
            <text:p>32.85</text:p>
          </table:table-cell>
          <table:table-cell table:style-name="ce5" office:value-type="float" office:value="2.09422">
            <text:p>2.09</text:p>
          </table:table-cell>
          <table:table-cell table:style-name="ce4" table:formula="of:=[.Q9]*100/[.P9]" office:value-type="float" office:value="6.37482725241542">
            <text:p>6.37</text:p>
          </table:table-cell>
          <table:table-cell table:style-name="ce4" table:formula="of:=[.P9]-[.B9]" office:value-type="float" office:value="-2.4515">
            <text:p>-2.45</text:p>
          </table:table-cell>
          <table:table-cell table:style-name="ce35" table:formula="of:=[.S9]*100/[.B9]" office:value-type="float" office:value="-6.94418872103992">
            <text:p>-6.94</text:p>
          </table:table-cell>
          <table:table-cell table:style-name="ce5" office:value-type="float" office:value="30.3951">
            <text:p>30.40</text:p>
          </table:table-cell>
          <table:table-cell table:style-name="ce5" office:value-type="float" office:value="2.58151">
            <text:p>2.58</text:p>
          </table:table-cell>
          <table:table-cell table:style-name="ce4" table:formula="of:=[.V9]*100/[.U9]" office:value-type="float" office:value="8.49317817674559">
            <text:p>8.49</text:p>
          </table:table-cell>
          <table:table-cell table:style-name="ce39" table:formula="of:=[.U9]-[.B9]" office:value-type="float" office:value="-4.9078">
            <text:p>-4.91</text:p>
          </table:table-cell>
          <table:table-cell table:style-name="ce35" table:formula="of:=[.X9]*100/[.B9]" office:value-type="float" office:value="-13.9019740587884">
            <text:p>-13.90</text:p>
          </table:table-cell>
          <table:table-cell table:style-name="ce5" office:value-type="float" office:value="35.3476">
            <text:p>35.35</text:p>
          </table:table-cell>
          <table:table-cell table:style-name="ce4" office:value-type="float" office:value="2.28759">
            <text:p>2.29</text:p>
          </table:table-cell>
          <table:table-cell table:style-name="ce4" table:formula="of:=[.AA9]*100/[.Z9]" office:value-type="float" office:value="6.47169821996402">
            <text:p>6.47</text:p>
          </table:table-cell>
          <table:table-cell table:style-name="ce4" table:formula="of:=[.Z9]-[.B9]" office:value-type="float" office:value="0.0446999999999989">
            <text:p>0.04</text:p>
          </table:table-cell>
          <table:table-cell table:style-name="ce15" table:formula="of:=[.AC9]*100/[.B9]" office:value-type="float" office:value="0.126618493098297">
            <text:p>0.13</text:p>
          </table:table-cell>
        </table:table-row>
        <table:table-row table:style-name="ro1">
          <table:table-cell table:style-name="ce3" office:value-type="float" office:value="360">
            <text:p>360</text:p>
          </table:table-cell>
          <table:table-cell table:style-name="ce5" office:value-type="float" office:value="39.3648">
            <text:p>39.36</text:p>
          </table:table-cell>
          <table:table-cell table:style-name="ce5" office:value-type="float" office:value="3.11311">
            <text:p>3.11</text:p>
          </table:table-cell>
          <table:table-cell table:style-name="ce7" table:formula="of:=[.C10]*100/[.B10]" office:value-type="float" office:value="7.90835975287567">
            <text:p>7.91</text:p>
          </table:table-cell>
          <table:table-cell table:style-name="ce5" office:value-type="float" office:value="37.9752">
            <text:p>37.98</text:p>
          </table:table-cell>
          <table:table-cell table:style-name="ce5" office:value-type="float" office:value="4.54871">
            <text:p>4.55</text:p>
          </table:table-cell>
          <table:table-cell table:style-name="ce4" table:formula="of:=[.F10]*100/[.E10]" office:value-type="float" office:value="11.9781067644147">
            <text:p>11.98</text:p>
          </table:table-cell>
          <table:table-cell table:style-name="ce15" table:formula="of:=[.B10]-[.E10]" office:value-type="float" office:value="1.3896">
            <text:p>1.39</text:p>
          </table:table-cell>
          <table:table-cell table:style-name="ce5" office:value-type="float" office:value="37.709">
            <text:p>37.71</text:p>
          </table:table-cell>
          <table:table-cell table:style-name="ce5" office:value-type="float" office:value="3.4248">
            <text:p>3.42</text:p>
          </table:table-cell>
          <table:table-cell table:style-name="ce5" table:formula="of:=[.J10]*100/[.I10]" office:value-type="float" office:value="9.08218197247341">
            <text:p>9.08</text:p>
          </table:table-cell>
          <table:table-cell table:style-name="ce15" table:formula="of:=[.B10]-[.I10]" office:value-type="float" office:value="1.6558">
            <text:p>1.66</text:p>
          </table:table-cell>
          <table:table-cell table:style-name="ce31" table:formula="of:=AVERAGE(ABS([.E10]-[.B10]);ABS([.I10]-[.B10]))" office:value-type="float" office:value="1.5227">
            <text:p>1.52</text:p>
          </table:table-cell>
          <table:table-cell table:style-name="ce31" table:formula="of:=[.E10]-[.I10]" office:value-type="float" office:value="0.266199999999998">
            <text:p>0.27</text:p>
          </table:table-cell>
          <table:table-cell table:style-name="ce34" table:formula="of:=[.M10]*100/[.B10]" office:value-type="float" office:value="3.86817664512458">
            <text:p>3.87</text:p>
          </table:table-cell>
          <table:table-cell table:style-name="ce5" office:value-type="float" office:value="36.3853">
            <text:p>36.39</text:p>
          </table:table-cell>
          <table:table-cell table:style-name="ce5" office:value-type="float" office:value="2.87235">
            <text:p>2.87</text:p>
          </table:table-cell>
          <table:table-cell table:style-name="ce4" table:formula="of:=[.Q10]*100/[.P10]" office:value-type="float" office:value="7.89425949490591">
            <text:p>7.89</text:p>
          </table:table-cell>
          <table:table-cell table:style-name="ce4" table:formula="of:=[.P10]-[.B10]" office:value-type="float" office:value="-2.9795">
            <text:p>-2.98</text:p>
          </table:table-cell>
          <table:table-cell table:style-name="ce35" table:formula="of:=[.S10]*100/[.B10]" office:value-type="float" office:value="-7.5689448441247">
            <text:p>-7.57</text:p>
          </table:table-cell>
          <table:table-cell table:style-name="ce5" office:value-type="float" office:value="40.5961">
            <text:p>40.60</text:p>
          </table:table-cell>
          <table:table-cell table:style-name="ce5" office:value-type="float" office:value="6.05998">
            <text:p>6.06</text:p>
          </table:table-cell>
          <table:table-cell table:style-name="ce5" table:formula="of:=[.V10]*100/[.U10]" office:value-type="float" office:value="14.9274930350452">
            <text:p>14.93</text:p>
          </table:table-cell>
          <table:table-cell table:style-name="ce39" table:formula="of:=[.U10]-[.B10]" office:value-type="float" office:value="1.2313">
            <text:p>1.23</text:p>
          </table:table-cell>
          <table:table-cell table:style-name="ce35" table:formula="of:=[.X10]*100/[.B10]" office:value-type="float" office:value="3.12792139170019">
            <text:p>3.13</text:p>
          </table:table-cell>
          <table:table-cell table:style-name="ce4" office:value-type="float" office:value="39.3523">
            <text:p>39.35</text:p>
          </table:table-cell>
          <table:table-cell table:style-name="ce4" office:value-type="float" office:value="3.24668">
            <text:p>3.25</text:p>
          </table:table-cell>
          <table:table-cell table:style-name="ce4" table:formula="of:=[.AA10]*100/[.Z10]" office:value-type="float" office:value="8.250292867253">
            <text:p>8.25</text:p>
          </table:table-cell>
          <table:table-cell table:style-name="ce4" table:formula="of:=[.Z10]-[.B10]" office:value-type="float" office:value="-0.0125000000000028">
            <text:p>-0.01</text:p>
          </table:table-cell>
          <table:table-cell table:style-name="ce15" table:formula="of:=[.AC10]*100/[.B10]" office:value-type="float" office:value="-0.0317542576108677">
            <text:p>-0.03</text:p>
          </table:table-cell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2"/>
          <table:table-cell table:style-name="ce15" office:value-type="string">
            <text:p>PROMEDIO =</text:p>
          </table:table-cell>
          <table:table-cell table:style-name="ce18" table:formula="of:=AVERAGE([.H3:.H10])" office:value-type="float" office:value="0.39289">
            <text:p>0.39</text:p>
          </table:table-cell>
          <table:table-cell/>
          <table:table-cell table:style-name="ce4"/>
          <table:table-cell table:style-name="ce15" office:value-type="string">
            <text:p>PROMEDIO =</text:p>
          </table:table-cell>
          <table:table-cell table:style-name="ce18" table:formula="of:=AVERAGE([.L3:.L10])" office:value-type="float" office:value="0.0649500000000006">
            <text:p>0.06</text:p>
          </table:table-cell>
          <table:table-cell table:style-name="ce31"/>
          <table:table-cell table:style-name="ce31" table:formula="of:=AVERAGE([.N3:.N10])" office:value-type="float" office:value="-0.32794">
            <text:p>-0.33</text:p>
          </table:table-cell>
          <table:table-cell table:style-name="ce34"/>
          <table:table-cell table:style-name="ce4" table:number-columns-repeated="3"/>
          <table:table-cell table:style-name="ce15" office:value-type="string">
            <text:p>PROMEDIO =</text:p>
          </table:table-cell>
          <table:table-cell table:style-name="ce36" table:formula="of:=AVERAGE([.T3:.T10])" office:value-type="float" office:value="-4.49082908964858">
            <text:p>-4.49</text:p>
          </table:table-cell>
          <table:table-cell table:style-name="ce5" table:number-columns-repeated="3"/>
          <table:table-cell table:style-name="ce15" office:value-type="string">
            <text:p>PROMEDIO = </text:p>
          </table:table-cell>
          <table:table-cell table:style-name="ce36" table:formula="of:=AVERAGE([.Y3:.Y10])" office:value-type="float" office:value="-5.85613266445438">
            <text:p>-5.86</text:p>
          </table:table-cell>
          <table:table-cell table:style-name="ce4" table:number-columns-repeated="3"/>
          <table:table-cell table:style-name="ce15" office:value-type="string">
            <text:p>PROMEDIO=</text:p>
          </table:table-cell>
          <table:table-cell table:style-name="ce18" table:formula="of:=AVERAGE([.AD3:.AD10])" office:value-type="float" office:value="0.71710183412292">
            <text:p>0.72</text:p>
          </table:table-cell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4" table:number-columns-repeated="2"/>
          <table:table-cell/>
          <table:table-cell table:style-name="ce4" table:number-columns-repeated="3"/>
          <table:table-cell table:style-name="ce31" table:number-columns-repeated="2"/>
          <table:table-cell table:style-name="ce34"/>
          <table:table-cell table:style-name="ce4" table:number-columns-repeated="4"/>
          <table:table-cell table:style-name="ce33"/>
          <table:table-cell table:style-name="ce5" table:number-columns-repeated="3"/>
          <table:table-cell table:style-name="ce39"/>
          <table:table-cell table:style-name="ce34"/>
          <table:table-cell table:style-name="ce4" table:number-columns-repeated="5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"/>
          <table:table-cell table:style-name="ce4" table:number-columns-repeated="2"/>
          <table:table-cell table:style-name="ce19" office:value-type="string">
            <text:p>Pile-up 7-12 </text:p>
          </table:table-cell>
          <table:table-cell table:style-name="ce23"/>
          <table:table-cell table:style-name="ce4" table:number-columns-repeated="2"/>
          <table:table-cell table:style-name="ce31" table:number-columns-repeated="2"/>
          <table:table-cell table:style-name="ce33" office:value-type="string">
            <text:p>Average variance %</text:p>
          </table:table-cell>
          <table:table-cell table:style-name="ce4" table:number-columns-repeated="4"/>
          <table:table-cell table:style-name="ce33"/>
          <table:table-cell table:style-name="ce5" table:number-columns-repeated="3"/>
          <table:table-cell table:style-name="ce39"/>
          <table:table-cell table:style-name="ce34"/>
          <table:table-cell table:style-name="ce4" table:number-columns-repeated="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5.41169">
            <text:p>5.41</text:p>
          </table:table-cell>
          <table:table-cell table:style-name="ce4" office:value-type="float" office:value="0.162509">
            <text:p>0.16</text:p>
          </table:table-cell>
          <table:table-cell table:style-name="ce7" table:formula="of:=[.C14]*100/[.B14]" office:value-type="float" office:value="3.00292514907543">
            <text:p>3.00</text:p>
          </table:table-cell>
          <table:table-cell table:style-name="ce4" office:value-type="float" office:value="5.28921">
            <text:p>5.29</text:p>
          </table:table-cell>
          <table:table-cell table:style-name="ce4" office:value-type="float" office:value="0.243327">
            <text:p>0.24</text:p>
          </table:table-cell>
          <table:table-cell table:style-name="ce4" table:formula="of:=[.F14]*100/[.E14]" office:value-type="float" office:value="4.60044127572927">
            <text:p>4.60</text:p>
          </table:table-cell>
          <table:table-cell table:style-name="ce15" table:formula="of:=[.B14]-[.E14]" office:value-type="float" office:value="0.12248">
            <text:p>0.12</text:p>
          </table:table-cell>
          <table:table-cell table:style-name="ce4" office:value-type="float" office:value="5.19501">
            <text:p>5.20</text:p>
          </table:table-cell>
          <table:table-cell table:style-name="ce4" office:value-type="float" office:value="0.231174">
            <text:p>0.23</text:p>
          </table:table-cell>
          <table:table-cell table:style-name="ce4" table:formula="of:=[.J14]*100/[.I14]" office:value-type="float" office:value="4.44992406174387">
            <text:p>4.45</text:p>
          </table:table-cell>
          <table:table-cell table:style-name="ce15" table:formula="of:=[.B14]-[.I14]" office:value-type="float" office:value="0.21668">
            <text:p>0.22</text:p>
          </table:table-cell>
          <table:table-cell table:style-name="ce31" table:formula="of:=AVERAGE(ABS([.E14]-[.B14]);ABS([.I14]-[.B14]))" office:value-type="float" office:value="0.16958">
            <text:p>0.17</text:p>
          </table:table-cell>
          <table:table-cell table:style-name="ce31" table:formula="of:=[.E14]-[.I14]" office:value-type="float" office:value="0.0941999999999998">
            <text:p>0.09</text:p>
          </table:table-cell>
          <table:table-cell table:style-name="ce33" table:formula="of:=[.M14]*100/[.B14]" office:value-type="float" office:value="3.13358673538211">
            <text:p>3.13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Q14]*100/[.P14]" office:value-type="float" office:value="2.97618411204961">
            <text:p>2.98</text:p>
          </table:table-cell>
          <table:table-cell table:style-name="ce4" table:formula="of:=[.P14]-[.B14]" office:value-type="float" office:value="-0.17401">
            <text:p>-0.17</text:p>
          </table:table-cell>
          <table:table-cell table:style-name="ce35" table:formula="of:=[.S14]*100/[.B14]" office:value-type="float" office:value="-3.21544656105579">
            <text:p>-3.22</text:p>
          </table:table-cell>
          <table:table-cell table:style-name="ce5" office:value-type="float" office:value="5.84441">
            <text:p>5.84</text:p>
          </table:table-cell>
          <table:table-cell table:style-name="ce5" office:value-type="float" office:value="0.308671">
            <text:p>0.31</text:p>
          </table:table-cell>
          <table:table-cell table:style-name="ce5" table:formula="of:=[.V14]*100/[.U14]" office:value-type="float" office:value="5.28147409233781">
            <text:p>5.28</text:p>
          </table:table-cell>
          <table:table-cell table:style-name="ce39" table:formula="of:=[.U14]-[.B14]" office:value-type="float" office:value="0.43272">
            <text:p>0.43</text:p>
          </table:table-cell>
          <table:table-cell table:style-name="ce35" table:formula="of:=[.X14]*100/[.B14]" office:value-type="float" office:value="7.99602342336682">
            <text:p>8.00</text:p>
          </table:table-cell>
          <table:table-cell table:style-name="ce4" office:value-type="float" office:value="5.50906">
            <text:p>5.51</text:p>
          </table:table-cell>
          <table:table-cell table:style-name="ce4" office:value-type="float" office:value="0.174722">
            <text:p>0.17</text:p>
          </table:table-cell>
          <table:table-cell table:style-name="ce4" table:formula="of:=[.AA14]*100/[.Z14]" office:value-type="float" office:value="3.1715392462598">
            <text:p>3.17</text:p>
          </table:table-cell>
          <table:table-cell table:style-name="ce4" table:formula="of:=[.Z14]-[.B14]" office:value-type="float" office:value="0.0973699999999997">
            <text:p>0.10</text:p>
          </table:table-cell>
          <table:table-cell table:style-name="ce15" table:formula="of:=[.AC14]*100/[.B14]" office:value-type="float" office:value="1.79925309838516">
            <text:p>1.80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7.337">
            <text:p>7.34</text:p>
          </table:table-cell>
          <table:table-cell table:style-name="ce4" office:value-type="float" office:value="0.286064">
            <text:p>0.29</text:p>
          </table:table-cell>
          <table:table-cell table:style-name="ce7" table:formula="of:=[.C15]*100/[.B15]" office:value-type="float" office:value="3.89892326563991">
            <text:p>3.90</text:p>
          </table:table-cell>
          <table:table-cell table:style-name="ce4" office:value-type="float" office:value="7.62846">
            <text:p>7.63</text:p>
          </table:table-cell>
          <table:table-cell table:style-name="ce4" office:value-type="float" office:value="0.414241">
            <text:p>0.41</text:p>
          </table:table-cell>
          <table:table-cell table:style-name="ce4" table:formula="of:=[.F15]*100/[.E15]" office:value-type="float" office:value="5.43020478576279">
            <text:p>5.43</text:p>
          </table:table-cell>
          <table:table-cell table:style-name="ce15" table:formula="of:=[.B15]-[.E15]" office:value-type="float" office:value="-0.291460000000001">
            <text:p>-0.29</text:p>
          </table:table-cell>
          <table:table-cell table:style-name="ce4" office:value-type="float" office:value="7.00602">
            <text:p>7.01</text:p>
          </table:table-cell>
          <table:table-cell table:style-name="ce4" office:value-type="float" office:value="0.360266">
            <text:p>0.36</text:p>
          </table:table-cell>
          <table:table-cell table:style-name="ce4" table:formula="of:=[.J15]*100/[.I15]" office:value-type="float" office:value="5.14223482091116">
            <text:p>5.14</text:p>
          </table:table-cell>
          <table:table-cell table:style-name="ce15" table:formula="of:=[.B15]-[.I15]" office:value-type="float" office:value="0.330979999999999">
            <text:p>0.33</text:p>
          </table:table-cell>
          <table:table-cell table:style-name="ce31" table:formula="of:=AVERAGE(ABS([.E15]-[.B15]);ABS([.I15]-[.B15]))" office:value-type="float" office:value="0.31122">
            <text:p>0.31</text:p>
          </table:table-cell>
          <table:table-cell table:style-name="ce31" table:formula="of:=[.E15]-[.I15]" office:value-type="float" office:value="0.62244">
            <text:p>0.62</text:p>
          </table:table-cell>
          <table:table-cell table:style-name="ce33" table:formula="of:=[.M15]*100/[.B15]" office:value-type="float" office:value="4.24178819681069">
            <text:p>4.24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Q15]*100/[.P15]" office:value-type="float" office:value="3.82440364716209">
            <text:p>3.82</text:p>
          </table:table-cell>
          <table:table-cell table:style-name="ce4" table:formula="of:=[.P15]-[.B15]" office:value-type="float" office:value="-0.261909999999999">
            <text:p>-0.26</text:p>
          </table:table-cell>
          <table:table-cell table:style-name="ce35" table:formula="of:=[.S15]*100/[.B15]" office:value-type="float" office:value="-3.56971514242878">
            <text:p>-3.57</text:p>
          </table:table-cell>
          <table:table-cell table:style-name="ce5" office:value-type="float" office:value="7.36697">
            <text:p>7.37</text:p>
          </table:table-cell>
          <table:table-cell table:style-name="ce5" office:value-type="float" office:value="0.40546">
            <text:p>0.41</text:p>
          </table:table-cell>
          <table:table-cell table:style-name="ce5" table:formula="of:=[.V15]*100/[.U15]" office:value-type="float" office:value="5.50375527523527">
            <text:p>5.50</text:p>
          </table:table-cell>
          <table:table-cell table:style-name="ce39" table:formula="of:=[.U15]-[.B15]" office:value-type="float" office:value="0.0299700000000005">
            <text:p>0.03</text:p>
          </table:table-cell>
          <table:table-cell table:style-name="ce35" table:formula="of:=[.X15]*100/[.B15]" office:value-type="float" office:value="0.408477579392129">
            <text:p>0.41</text:p>
          </table:table-cell>
          <table:table-cell table:style-name="ce4" office:value-type="float" office:value="7.52473">
            <text:p>7.52</text:p>
          </table:table-cell>
          <table:table-cell table:style-name="ce4" office:value-type="float" office:value="0.291433">
            <text:p>0.29</text:p>
          </table:table-cell>
          <table:table-cell table:style-name="ce4" table:formula="of:=[.AA15]*100/[.Z15]" office:value-type="float" office:value="3.87300275225822">
            <text:p>3.87</text:p>
          </table:table-cell>
          <table:table-cell table:style-name="ce4" table:formula="of:=[.Z15]-[.B15]" office:value-type="float" office:value="0.18773">
            <text:p>0.19</text:p>
          </table:table-cell>
          <table:table-cell table:style-name="ce15" table:formula="of:=[.AC15]*100/[.B15]" office:value-type="float" office:value="2.55867520785062">
            <text:p>2.56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9.39805">
            <text:p>9.40</text:p>
          </table:table-cell>
          <table:table-cell table:style-name="ce4" office:value-type="float" office:value="0.375426">
            <text:p>0.38</text:p>
          </table:table-cell>
          <table:table-cell table:style-name="ce7" table:formula="of:=[.C16]*100/[.B16]" office:value-type="float" office:value="3.99472230941525">
            <text:p>3.99</text:p>
          </table:table-cell>
          <table:table-cell table:style-name="ce4" office:value-type="float" office:value="8.75837">
            <text:p>8.76</text:p>
          </table:table-cell>
          <table:table-cell table:style-name="ce4" office:value-type="float" office:value="0.478096">
            <text:p>0.48</text:p>
          </table:table-cell>
          <table:table-cell table:style-name="ce4" table:formula="of:=[.F16]*100/[.E16]" office:value-type="float" office:value="5.45873261805564">
            <text:p>5.46</text:p>
          </table:table-cell>
          <table:table-cell table:style-name="ce15" table:formula="of:=[.B16]-[.E16]" office:value-type="float" office:value="0.63968">
            <text:p>0.64</text:p>
          </table:table-cell>
          <table:table-cell table:style-name="ce4" office:value-type="float" office:value="10.2215">
            <text:p>10.22</text:p>
          </table:table-cell>
          <table:table-cell table:style-name="ce4" office:value-type="float" office:value="0.58165">
            <text:p>0.58</text:p>
          </table:table-cell>
          <table:table-cell table:style-name="ce4" table:formula="of:=[.J16]*100/[.I16]" office:value-type="float" office:value="5.69045639094066">
            <text:p>5.69</text:p>
          </table:table-cell>
          <table:table-cell table:style-name="ce15" table:formula="of:=[.B16]-[.I16]" office:value-type="float" office:value="-0.823450000000001">
            <text:p>-0.82</text:p>
          </table:table-cell>
          <table:table-cell table:style-name="ce31" table:formula="of:=AVERAGE(ABS([.E16]-[.B16]);ABS([.I16]-[.B16]))" office:value-type="float" office:value="0.731565000000001">
            <text:p>0.73</text:p>
          </table:table-cell>
          <table:table-cell table:style-name="ce31" table:formula="of:=[.E16]-[.I16]" office:value-type="float" office:value="-1.46313">
            <text:p>-1.46</text:p>
          </table:table-cell>
          <table:table-cell table:style-name="ce33" table:formula="of:=[.M16]*100/[.B16]" office:value-type="float" office:value="7.78422119482234">
            <text:p>7.78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Q16]*100/[.P16]" office:value-type="float" office:value="4.02806530704081">
            <text:p>4.03</text:p>
          </table:table-cell>
          <table:table-cell table:style-name="ce4" table:formula="of:=[.P16]-[.B16]" office:value-type="float" office:value="-0.331339999999999">
            <text:p>-0.33</text:p>
          </table:table-cell>
          <table:table-cell table:style-name="ce35" table:formula="of:=[.S16]*100/[.B16]" office:value-type="float" office:value="-3.52562499667483">
            <text:p>-3.53</text:p>
          </table:table-cell>
          <table:table-cell table:style-name="ce5" office:value-type="float" office:value="9.87022">
            <text:p>9.87</text:p>
          </table:table-cell>
          <table:table-cell table:style-name="ce5" office:value-type="float" office:value="0.83168">
            <text:p>0.83</text:p>
          </table:table-cell>
          <table:table-cell table:style-name="ce5" table:formula="of:=[.V16]*100/[.U16]" office:value-type="float" office:value="8.4261546348511">
            <text:p>8.43</text:p>
          </table:table-cell>
          <table:table-cell table:style-name="ce39" table:formula="of:=[.U16]-[.B16]" office:value-type="float" office:value="0.47217">
            <text:p>0.47</text:p>
          </table:table-cell>
          <table:table-cell table:style-name="ce35" table:formula="of:=[.X16]*100/[.B16]" office:value-type="float" office:value="5.02412734556637">
            <text:p>5.02</text:p>
          </table:table-cell>
          <table:table-cell table:style-name="ce4" office:value-type="float" office:value="9.34585">
            <text:p>9.35</text:p>
          </table:table-cell>
          <table:table-cell table:style-name="ce4" office:value-type="float" office:value="0.391169">
            <text:p>0.39</text:p>
          </table:table-cell>
          <table:table-cell table:style-name="ce4" table:formula="of:=[.AA16]*100/[.Z16]" office:value-type="float" office:value="4.18548339637379">
            <text:p>4.19</text:p>
          </table:table-cell>
          <table:table-cell table:style-name="ce4" table:formula="of:=[.Z16]-[.B16]" office:value-type="float" office:value="-0.0521999999999991">
            <text:p>-0.05</text:p>
          </table:table-cell>
          <table:table-cell table:style-name="ce15" table:formula="of:=[.AC16]*100/[.B16]" office:value-type="float" office:value="-0.555434372023974">
            <text:p>-0.56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1.9955">
            <text:p>12.00</text:p>
          </table:table-cell>
          <table:table-cell table:style-name="ce4" office:value-type="float" office:value="0.498106">
            <text:p>0.50</text:p>
          </table:table-cell>
          <table:table-cell table:style-name="ce7" table:formula="of:=[.C17]*100/[.B17]" office:value-type="float" office:value="4.15244049852028">
            <text:p>4.15</text:p>
          </table:table-cell>
          <table:table-cell table:style-name="ce4" office:value-type="float" office:value="11.5123">
            <text:p>11.51</text:p>
          </table:table-cell>
          <table:table-cell table:style-name="ce4" office:value-type="float" office:value="0.616206">
            <text:p>0.62</text:p>
          </table:table-cell>
          <table:table-cell table:style-name="ce4" table:formula="of:=[.F17]*100/[.E17]" office:value-type="float" office:value="5.35258810142196">
            <text:p>5.35</text:p>
          </table:table-cell>
          <table:table-cell table:style-name="ce15" table:formula="of:=[.B17]-[.E17]" office:value-type="float" office:value="0.4832">
            <text:p>0.48</text:p>
          </table:table-cell>
          <table:table-cell table:style-name="ce4" office:value-type="float" office:value="12.6197">
            <text:p>12.62</text:p>
          </table:table-cell>
          <table:table-cell table:style-name="ce4" office:value-type="float" office:value="0.769645">
            <text:p>0.77</text:p>
          </table:table-cell>
          <table:table-cell table:style-name="ce4" table:formula="of:=[.J17]*100/[.I17]" office:value-type="float" office:value="6.09875829060913">
            <text:p>6.10</text:p>
          </table:table-cell>
          <table:table-cell table:style-name="ce15" table:formula="of:=[.B17]-[.I17]" office:value-type="float" office:value="-0.6242">
            <text:p>-0.62</text:p>
          </table:table-cell>
          <table:table-cell table:style-name="ce31" table:formula="of:=AVERAGE(ABS([.E17]-[.B17]);ABS([.I17]-[.B17]))" office:value-type="float" office:value="0.5537">
            <text:p>0.55</text:p>
          </table:table-cell>
          <table:table-cell table:style-name="ce31" table:formula="of:=[.E17]-[.I17]" office:value-type="float" office:value="-1.1074">
            <text:p>-1.11</text:p>
          </table:table-cell>
          <table:table-cell table:style-name="ce33" table:formula="of:=[.M17]*100/[.B17]" office:value-type="float" office:value="4.61589762827727">
            <text:p>4.62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Q17]*100/[.P17]" office:value-type="float" office:value="4.26836798771979">
            <text:p>4.27</text:p>
          </table:table-cell>
          <table:table-cell table:style-name="ce4" table:formula="of:=[.P17]-[.B17]" office:value-type="float" office:value="-0.5299">
            <text:p>-0.53</text:p>
          </table:table-cell>
          <table:table-cell table:style-name="ce35" table:formula="of:=[.S17]*100/[.B17]" office:value-type="float" office:value="-4.41748989204285">
            <text:p>-4.42</text:p>
          </table:table-cell>
          <table:table-cell table:style-name="ce5" office:value-type="float" office:value="11.7684">
            <text:p>11.77</text:p>
          </table:table-cell>
          <table:table-cell table:style-name="ce5" office:value-type="float" office:value="0.98611">
            <text:p>0.99</text:p>
          </table:table-cell>
          <table:table-cell table:style-name="ce5" table:formula="of:=[.V17]*100/[.U17]" office:value-type="float" office:value="8.37930389857585">
            <text:p>8.38</text:p>
          </table:table-cell>
          <table:table-cell table:style-name="ce39" table:formula="of:=[.U17]-[.B17]" office:value-type="float" office:value="-0.2271">
            <text:p>-0.23</text:p>
          </table:table-cell>
          <table:table-cell table:style-name="ce35" table:formula="of:=[.X17]*100/[.B17]" office:value-type="float" office:value="-1.89320995373265">
            <text:p>-1.89</text:p>
          </table:table-cell>
          <table:table-cell table:style-name="ce4" office:value-type="float" office:value="12.0976">
            <text:p>12.10</text:p>
          </table:table-cell>
          <table:table-cell table:style-name="ce4" office:value-type="float" office:value="0.530741">
            <text:p>0.53</text:p>
          </table:table-cell>
          <table:table-cell table:style-name="ce4" table:formula="of:=[.AA17]*100/[.Z17]" office:value-type="float" office:value="4.38715943658246">
            <text:p>4.39</text:p>
          </table:table-cell>
          <table:table-cell table:style-name="ce4" table:formula="of:=[.Z17]-[.B17]" office:value-type="float" office:value="0.1021">
            <text:p>0.10</text:p>
          </table:table-cell>
          <table:table-cell table:style-name="ce15" table:formula="of:=[.AC17]*100/[.B17]" office:value-type="float" office:value="0.851152515526657">
            <text:p>0.85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14.054">
            <text:p>14.05</text:p>
          </table:table-cell>
          <table:table-cell table:style-name="ce4" office:value-type="float" office:value="0.676323">
            <text:p>0.68</text:p>
          </table:table-cell>
          <table:table-cell table:style-name="ce7" table:formula="of:=[.C18]*100/[.B18]" office:value-type="float" office:value="4.81231677814145">
            <text:p>4.81</text:p>
          </table:table-cell>
          <table:table-cell table:style-name="ce4" office:value-type="float" office:value="14.7381">
            <text:p>14.74</text:p>
          </table:table-cell>
          <table:table-cell table:style-name="ce4" office:value-type="float" office:value="0.980979">
            <text:p>0.98</text:p>
          </table:table-cell>
          <table:table-cell table:style-name="ce4" table:formula="of:=[.F18]*100/[.E18]" office:value-type="float" office:value="6.65607507073503">
            <text:p>6.66</text:p>
          </table:table-cell>
          <table:table-cell table:style-name="ce15" table:formula="of:=[.B18]-[.E18]" office:value-type="float" office:value="-0.684099999999999">
            <text:p>-0.68</text:p>
          </table:table-cell>
          <table:table-cell table:style-name="ce4" office:value-type="float" office:value="13.7294">
            <text:p>13.73</text:p>
          </table:table-cell>
          <table:table-cell table:style-name="ce4" office:value-type="float" office:value="0.935705">
            <text:p>0.94</text:p>
          </table:table-cell>
          <table:table-cell table:style-name="ce4" table:formula="of:=[.J18]*100/[.I18]" office:value-type="float" office:value="6.81533788803589">
            <text:p>6.82</text:p>
          </table:table-cell>
          <table:table-cell table:style-name="ce15" table:formula="of:=[.B18]-[.I18]" office:value-type="float" office:value="0.3246">
            <text:p>0.32</text:p>
          </table:table-cell>
          <table:table-cell table:style-name="ce31" table:formula="of:=AVERAGE(ABS([.E18]-[.B18]);ABS([.I18]-[.B18]))" office:value-type="float" office:value="0.50435">
            <text:p>0.50</text:p>
          </table:table-cell>
          <table:table-cell table:style-name="ce31" table:formula="of:=[.E18]-[.I18]" office:value-type="float" office:value="1.0087">
            <text:p>1.01</text:p>
          </table:table-cell>
          <table:table-cell table:style-name="ce33" table:formula="of:=[.M18]*100/[.B18]" office:value-type="float" office:value="3.58865803330012">
            <text:p>3.59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Q18]*100/[.P18]" office:value-type="float" office:value="5.00692036449208">
            <text:p>5.01</text:p>
          </table:table-cell>
          <table:table-cell table:style-name="ce4" table:formula="of:=[.P18]-[.B18]" office:value-type="float" office:value="-0.4131">
            <text:p>-0.41</text:p>
          </table:table-cell>
          <table:table-cell table:style-name="ce35" table:formula="of:=[.S18]*100/[.B18]" office:value-type="float" office:value="-2.93937668991035">
            <text:p>-2.94</text:p>
          </table:table-cell>
          <table:table-cell table:style-name="ce5" office:value-type="float" office:value="12.3318">
            <text:p>12.33</text:p>
          </table:table-cell>
          <table:table-cell table:style-name="ce5" office:value-type="float" office:value="0.966696">
            <text:p>0.97</text:p>
          </table:table-cell>
          <table:table-cell table:style-name="ce5" table:formula="of:=[.V18]*100/[.U18]" office:value-type="float" office:value="7.83905026030263">
            <text:p>7.84</text:p>
          </table:table-cell>
          <table:table-cell table:style-name="ce39" table:formula="of:=[.U18]-[.B18]" office:value-type="float" office:value="-1.7222">
            <text:p>-1.72</text:p>
          </table:table-cell>
          <table:table-cell table:style-name="ce35" table:formula="of:=[.X18]*100/[.B18]" office:value-type="float" office:value="-12.2541625160097">
            <text:p>-12.25</text:p>
          </table:table-cell>
          <table:table-cell table:style-name="ce4" office:value-type="float" office:value="14.1212">
            <text:p>14.12</text:p>
          </table:table-cell>
          <table:table-cell table:style-name="ce4" office:value-type="float" office:value="0.706701">
            <text:p>0.71</text:p>
          </table:table-cell>
          <table:table-cell table:style-name="ce4" table:formula="of:=[.AA18]*100/[.Z18]" office:value-type="float" office:value="5.00453927428264">
            <text:p>5.00</text:p>
          </table:table-cell>
          <table:table-cell table:style-name="ce4" table:formula="of:=[.Z18]-[.B18]" office:value-type="float" office:value="0.0671999999999997">
            <text:p>0.07</text:p>
          </table:table-cell>
          <table:table-cell table:style-name="ce15" table:formula="of:=[.AC18]*100/[.B18]" office:value-type="float" office:value="0.478155685214172">
            <text:p>0.48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float" office:value="15.6515">
            <text:p>15.65</text:p>
          </table:table-cell>
          <table:table-cell table:style-name="ce4" office:value-type="float" office:value="0.896898">
            <text:p>0.90</text:p>
          </table:table-cell>
          <table:table-cell table:style-name="ce7" table:formula="of:=[.C19]*100/[.B19]" office:value-type="float" office:value="5.73042839344472">
            <text:p>5.73</text:p>
          </table:table-cell>
          <table:table-cell table:style-name="ce4" office:value-type="float" office:value="15.1354">
            <text:p>15.14</text:p>
          </table:table-cell>
          <table:table-cell table:style-name="ce4" office:value-type="float" office:value="1.10305">
            <text:p>1.10</text:p>
          </table:table-cell>
          <table:table-cell table:style-name="ce4" table:formula="of:=[.F19]*100/[.E19]" office:value-type="float" office:value="7.28788139064709">
            <text:p>7.29</text:p>
          </table:table-cell>
          <table:table-cell table:style-name="ce15" table:formula="of:=[.B19]-[.E19]" office:value-type="float" office:value="0.5161">
            <text:p>0.52</text:p>
          </table:table-cell>
          <table:table-cell table:style-name="ce4" office:value-type="float" office:value="15.6996">
            <text:p>15.70</text:p>
          </table:table-cell>
          <table:table-cell table:style-name="ce4" office:value-type="float" office:value="1.15047">
            <text:p>1.15</text:p>
          </table:table-cell>
          <table:table-cell table:style-name="ce4" table:formula="of:=[.J19]*100/[.I19]" office:value-type="float" office:value="7.32802109607888">
            <text:p>7.33</text:p>
          </table:table-cell>
          <table:table-cell table:style-name="ce15" table:formula="of:=[.B19]-[.I19]" office:value-type="float" office:value="-0.0480999999999998">
            <text:p>-0.05</text:p>
          </table:table-cell>
          <table:table-cell table:style-name="ce31" table:formula="of:=AVERAGE(ABS([.E19]-[.B19]);ABS([.I19]-[.B19]))" office:value-type="float" office:value="0.2821">
            <text:p>0.28</text:p>
          </table:table-cell>
          <table:table-cell table:style-name="ce31" table:formula="of:=[.E19]-[.I19]" office:value-type="float" office:value="-0.5642">
            <text:p>-0.56</text:p>
          </table:table-cell>
          <table:table-cell table:style-name="ce34" table:formula="of:=[.M19]*100/[.B19]" office:value-type="float" office:value="1.80238315816375">
            <text:p>1.80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Q19]*100/[.P19]" office:value-type="float" office:value="5.53337589411975">
            <text:p>5.53</text:p>
          </table:table-cell>
          <table:table-cell table:style-name="ce4" table:formula="of:=[.P19]-[.B19]" office:value-type="float" office:value="-1.0841">
            <text:p>-1.08</text:p>
          </table:table-cell>
          <table:table-cell table:style-name="ce35" table:formula="of:=[.S19]*100/[.B19]" office:value-type="float" office:value="-6.92649266843434">
            <text:p>-6.93</text:p>
          </table:table-cell>
          <table:table-cell table:style-name="ce5" office:value-type="float" office:value="13.7751">
            <text:p>13.78</text:p>
          </table:table-cell>
          <table:table-cell table:style-name="ce5" office:value-type="float" office:value="1.35342">
            <text:p>1.35</text:p>
          </table:table-cell>
          <table:table-cell table:style-name="ce5" table:formula="of:=[.V19]*100/[.U19]" office:value-type="float" office:value="9.82511923688394">
            <text:p>9.83</text:p>
          </table:table-cell>
          <table:table-cell table:style-name="ce39" table:formula="of:=[.U19]-[.B19]" office:value-type="float" office:value="-1.8764">
            <text:p>-1.88</text:p>
          </table:table-cell>
          <table:table-cell table:style-name="ce35" table:formula="of:=[.X19]*100/[.B19]" office:value-type="float" office:value="-11.9886272881194">
            <text:p>-11.99</text:p>
          </table:table-cell>
          <table:table-cell table:style-name="ce4" office:value-type="float" office:value="15.9721">
            <text:p>15.97</text:p>
          </table:table-cell>
          <table:table-cell table:style-name="ce4" office:value-type="float" office:value="0.895981">
            <text:p>0.90</text:p>
          </table:table-cell>
          <table:table-cell table:style-name="ce4" table:formula="of:=[.AA19]*100/[.Z19]" office:value-type="float" office:value="5.60966310003068">
            <text:p>5.61</text:p>
          </table:table-cell>
          <table:table-cell table:style-name="ce4" table:formula="of:=[.Z19]-[.B19]" office:value-type="float" office:value="0.320599999999999">
            <text:p>0.32</text:p>
          </table:table-cell>
          <table:table-cell table:style-name="ce15" table:formula="of:=[.AC19]*100/[.B19]" office:value-type="float" office:value="2.04836597131265">
            <text:p>2.05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4" office:value-type="float" office:value="18.6763">
            <text:p>18.68</text:p>
          </table:table-cell>
          <table:table-cell table:style-name="ce4" office:value-type="float" office:value="1.05072">
            <text:p>1.05</text:p>
          </table:table-cell>
          <table:table-cell table:style-name="ce7" table:formula="of:=[.C20]*100/[.B20]" office:value-type="float" office:value="5.62595374886889">
            <text:p>5.63</text:p>
          </table:table-cell>
          <table:table-cell table:style-name="ce4" office:value-type="float" office:value="18.3125">
            <text:p>18.31</text:p>
          </table:table-cell>
          <table:table-cell table:style-name="ce4" office:value-type="float" office:value="1.42042">
            <text:p>1.42</text:p>
          </table:table-cell>
          <table:table-cell table:style-name="ce4" table:formula="of:=[.F20]*100/[.E20]" office:value-type="float" office:value="7.75655972696246">
            <text:p>7.76</text:p>
          </table:table-cell>
          <table:table-cell table:style-name="ce15" table:formula="of:=[.B20]-[.E20]" office:value-type="float" office:value="0.363800000000001">
            <text:p>0.36</text:p>
          </table:table-cell>
          <table:table-cell table:style-name="ce4" office:value-type="float" office:value="19.5213">
            <text:p>19.52</text:p>
          </table:table-cell>
          <table:table-cell table:style-name="ce4" office:value-type="float" office:value="1.48753">
            <text:p>1.49</text:p>
          </table:table-cell>
          <table:table-cell table:style-name="ce4" table:formula="of:=[.J20]*100/[.I20]" office:value-type="float" office:value="7.62003555091106">
            <text:p>7.62</text:p>
          </table:table-cell>
          <table:table-cell table:style-name="ce15" table:formula="of:=[.B20]-[.I20]" office:value-type="float" office:value="-0.844999999999999">
            <text:p>-0.84</text:p>
          </table:table-cell>
          <table:table-cell table:style-name="ce31" table:formula="of:=AVERAGE(ABS([.E20]-[.B20]);ABS([.I20]-[.B20]))" office:value-type="float" office:value="0.6044">
            <text:p>0.60</text:p>
          </table:table-cell>
          <table:table-cell table:style-name="ce31" table:formula="of:=[.E20]-[.I20]" office:value-type="float" office:value="-1.2088">
            <text:p>-1.21</text:p>
          </table:table-cell>
          <table:table-cell table:style-name="ce33" table:formula="of:=[.M20]*100/[.B20]" office:value-type="float" office:value="3.2361870391887">
            <text:p>3.24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Q20]*100/[.P20]" office:value-type="float" office:value="5.38026904829601">
            <text:p>5.38</text:p>
          </table:table-cell>
          <table:table-cell table:style-name="ce4" table:formula="of:=[.P20]-[.B20]" office:value-type="float" office:value="-0.739000000000001">
            <text:p>-0.74</text:p>
          </table:table-cell>
          <table:table-cell table:style-name="ce35" table:formula="of:=[.S20]*100/[.B20]" office:value-type="float" office:value="-3.95688653534159">
            <text:p>-3.96</text:p>
          </table:table-cell>
          <table:table-cell table:style-name="ce5" office:value-type="float" office:value="16.7778">
            <text:p>16.78</text:p>
          </table:table-cell>
          <table:table-cell table:style-name="ce5" office:value-type="float" office:value="1.32818">
            <text:p>1.33</text:p>
          </table:table-cell>
          <table:table-cell table:style-name="ce5" table:formula="of:=[.V20]*100/[.U20]" office:value-type="float" office:value="7.91629415060377">
            <text:p>7.92</text:p>
          </table:table-cell>
          <table:table-cell table:style-name="ce39" table:formula="of:=[.U20]-[.B20]" office:value-type="float" office:value="-1.8985">
            <text:p>-1.90</text:p>
          </table:table-cell>
          <table:table-cell table:style-name="ce35" table:formula="of:=[.X20]*100/[.B20]" office:value-type="float" office:value="-10.1652896987091">
            <text:p>-10.17</text:p>
          </table:table-cell>
          <table:table-cell table:style-name="ce4" office:value-type="float" office:value="18.034">
            <text:p>18.03</text:p>
          </table:table-cell>
          <table:table-cell table:style-name="ce4" office:value-type="float" office:value="0.922886">
            <text:p>0.92</text:p>
          </table:table-cell>
          <table:table-cell table:style-name="ce4" table:formula="of:=[.AA20]*100/[.Z20]" office:value-type="float" office:value="5.11747809692803">
            <text:p>5.12</text:p>
          </table:table-cell>
          <table:table-cell table:style-name="ce4" table:formula="of:=[.Z20]-[.B20]" office:value-type="float" office:value="-0.642300000000002">
            <text:p>-0.64</text:p>
          </table:table-cell>
          <table:table-cell table:style-name="ce15" table:formula="of:=[.AC20]*100/[.B20]" office:value-type="float" office:value="-3.43911802658986">
            <text:p>-3.44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4" office:value-type="float" office:value="18.204">
            <text:p>18.20</text:p>
          </table:table-cell>
          <table:table-cell table:style-name="ce4" office:value-type="float" office:value="1.37646">
            <text:p>1.38</text:p>
          </table:table-cell>
          <table:table-cell table:style-name="ce7" table:formula="of:=[.C21]*100/[.B21]" office:value-type="float" office:value="7.56130520764667">
            <text:p>7.56</text:p>
          </table:table-cell>
          <table:table-cell table:style-name="ce4" office:value-type="float" office:value="18.3798">
            <text:p>18.38</text:p>
          </table:table-cell>
          <table:table-cell table:style-name="ce4" office:value-type="float" office:value="1.93884">
            <text:p>1.94</text:p>
          </table:table-cell>
          <table:table-cell table:style-name="ce4" table:formula="of:=[.F21]*100/[.E21]" office:value-type="float" office:value="10.5487546110404">
            <text:p>10.55</text:p>
          </table:table-cell>
          <table:table-cell table:style-name="ce15" table:formula="of:=[.B21]-[.E21]" office:value-type="float" office:value="-0.175799999999999">
            <text:p>-0.18</text:p>
          </table:table-cell>
          <table:table-cell table:style-name="ce4" office:value-type="float" office:value="18.4398">
            <text:p>18.44</text:p>
          </table:table-cell>
          <table:table-cell table:style-name="ce4" office:value-type="float" office:value="2.17478">
            <text:p>2.17</text:p>
          </table:table-cell>
          <table:table-cell table:style-name="ce4" table:formula="of:=[.J21]*100/[.I21]" office:value-type="float" office:value="11.7939457044003">
            <text:p>11.79</text:p>
          </table:table-cell>
          <table:table-cell table:style-name="ce15" table:formula="of:=[.B21]-[.I21]" office:value-type="float" office:value="-0.235800000000001">
            <text:p>-0.24</text:p>
          </table:table-cell>
          <table:table-cell table:style-name="ce31" table:formula="of:=AVERAGE(ABS([.E21]-[.B21]);ABS([.I21]-[.B21]))" office:value-type="float" office:value="0.2058">
            <text:p>0.21</text:p>
          </table:table-cell>
          <table:table-cell table:style-name="ce31" table:formula="of:=[.E21]-[.I21]" office:value-type="float" office:value="-0.0600000000000023">
            <text:p>-0.06</text:p>
          </table:table-cell>
          <table:table-cell table:style-name="ce33" table:formula="of:=[.M21]*100/[.B21]" office:value-type="float" office:value="1.13052076466711">
            <text:p>1.13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Q21]*100/[.P21]" office:value-type="float" office:value="7.87830548461353">
            <text:p>7.88</text:p>
          </table:table-cell>
          <table:table-cell table:style-name="ce4" table:formula="of:=[.P21]-[.B21]" office:value-type="float" office:value="-0.740600000000001">
            <text:p>-0.74</text:p>
          </table:table-cell>
          <table:table-cell table:style-name="ce35" table:formula="of:=[.S21]*100/[.B21]" office:value-type="float" office:value="-4.06833662931224">
            <text:p>-4.07</text:p>
          </table:table-cell>
          <table:table-cell table:style-name="ce5" office:value-type="float" office:value="19.6685">
            <text:p>19.67</text:p>
          </table:table-cell>
          <table:table-cell table:style-name="ce5" office:value-type="float" office:value="2.80551">
            <text:p>2.81</text:p>
          </table:table-cell>
          <table:table-cell table:style-name="ce5" table:formula="of:=[.V21]*100/[.U21]" office:value-type="float" office:value="14.2639753921245">
            <text:p>14.26</text:p>
          </table:table-cell>
          <table:table-cell table:style-name="ce39" table:formula="of:=[.U21]-[.B21]" office:value-type="float" office:value="1.4645">
            <text:p>1.46</text:p>
          </table:table-cell>
          <table:table-cell table:style-name="ce35" table:formula="of:=[.X21]*100/[.B21]" office:value-type="float" office:value="8.04493517908153">
            <text:p>8.04</text:p>
          </table:table-cell>
          <table:table-cell table:style-name="ce4" office:value-type="float" office:value="18.326">
            <text:p>18.33</text:p>
          </table:table-cell>
          <table:table-cell table:style-name="ce4" office:value-type="float" office:value="1.40932">
            <text:p>1.41</text:p>
          </table:table-cell>
          <table:table-cell table:style-name="ce4" table:formula="of:=[.AA21]*100/[.Z21]" office:value-type="float" office:value="7.69027611044418">
            <text:p>7.69</text:p>
          </table:table-cell>
          <table:table-cell table:style-name="ce4" table:formula="of:=[.Z21]-[.B21]" office:value-type="float" office:value="0.122">
            <text:p>0.12</text:p>
          </table:table-cell>
          <table:table-cell table:style-name="ce15" table:formula="of:=[.AC21]*100/[.B21]" office:value-type="float" office:value="0.67018237749945">
            <text:p>0.67</text:p>
          </table:table-cell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2"/>
          <table:table-cell table:style-name="ce16" office:value-type="string">
            <text:p>PROMEDIO =</text:p>
          </table:table-cell>
          <table:table-cell table:style-name="ce18" table:formula="of:=AVERAGE([.H14:.H21])" office:value-type="float" office:value="0.1217375">
            <text:p>0.12</text:p>
          </table:table-cell>
          <table:table-cell table:number-columns-repeated="2"/>
          <table:table-cell table:style-name="ce24" office:value-type="string">
            <text:p>PROMEDIO =</text:p>
          </table:table-cell>
          <table:table-cell table:style-name="ce18" table:formula="of:=AVERAGE([.L14:.L21])" office:value-type="float" office:value="-0.21303625">
            <text:p>-0.21</text:p>
          </table:table-cell>
          <table:table-cell table:style-name="ce29"/>
          <table:table-cell table:style-name="ce31" table:formula="of:=AVERAGE([.N14:.N21])" office:value-type="float" office:value="-0.334773750000001">
            <text:p>-0.33</text:p>
          </table:table-cell>
          <table:table-cell table:style-name="ce11"/>
          <table:table-cell table:number-columns-repeated="3"/>
          <table:table-cell table:style-name="ce24" office:value-type="string">
            <text:p>PROMEDIO =</text:p>
          </table:table-cell>
          <table:table-cell table:style-name="ce37" table:formula="of:=AVERAGE([.T14:.T21])" office:value-type="float" office:value="-4.0774211394001">
            <text:p>-4.08</text:p>
          </table:table-cell>
          <table:table-cell table:style-name="ce25" table:number-columns-repeated="3"/>
          <table:table-cell table:style-name="ce24" office:value-type="string">
            <text:p>PROMEDIO = </text:p>
          </table:table-cell>
          <table:table-cell table:style-name="ce36" table:formula="of:=AVERAGE([.Y14:.Y21])" office:value-type="float" office:value="-1.85346574114549">
            <text:p>-1.85</text:p>
          </table:table-cell>
          <table:table-cell table:number-columns-repeated="3"/>
          <table:table-cell table:style-name="ce24" office:value-type="string">
            <text:p>PROMEDIO=</text:p>
          </table:table-cell>
          <table:table-cell table:style-name="ce18" table:formula="of:=AVERAGE([.AD14:.AD21])" office:value-type="float" office:value="0.551404057146859">
            <text:p>0.55</text:p>
          </table:table-cell>
        </table:table-row>
        <table:table-row table:style-name="ro1">
          <table:table-cell table:number-columns-repeated="3"/>
          <table:table-cell table:style-name="ce11"/>
          <table:table-cell table:number-columns-repeated="8"/>
          <table:table-cell table:style-name="ce29" table:number-columns-repeated="2"/>
          <table:table-cell table:style-name="ce11"/>
          <table:table-cell table:number-columns-repeated="4"/>
          <table:table-cell table:style-name="ce7"/>
          <table:table-cell table:style-name="ce25" table:number-columns-repeated="4"/>
          <table:table-cell table:style-name="ce34"/>
          <table:table-cell table:number-columns-repeated="5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1" office:value-type="string">
            <text:p>JER %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3"/>
          <table:table-cell table:style-name="ce12" office:value-type="percentage" office:value="0.5">
            <text:p>5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7.61755">
            <text:p>7.6</text:p>
          </table:table-cell>
          <table:table-cell table:style-name="ce17" office:value-type="float" office:value="3.58684878996528">
            <text:p>3.6</text:p>
          </table:table-cell>
          <table:table-cell table:style-name="ce17"/>
          <table:table-cell table:style-name="ce20" office:value-type="float" office:value="4.09114479064791">
            <text:p>4.1</text:p>
          </table:table-cell>
          <table:table-cell table:style-name="ce20" office:value-type="float" office:value="2.26017551574981">
            <text:p>2.3</text:p>
          </table:table-cell>
          <table:table-cell table:style-name="ce20" office:value-type="float" office:value="7.35787753280254">
            <text:p>7.4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10.5791">
            <text:p>10.6</text:p>
          </table:table-cell>
          <table:table-cell table:style-name="ce17" office:value-type="float" office:value="4.08670869922772">
            <text:p>4.1</text:p>
          </table:table-cell>
          <table:table-cell table:style-name="ce17"/>
          <table:table-cell table:style-name="ce20" office:value-type="float" office:value="6.30266279740242">
            <text:p>6.3</text:p>
          </table:table-cell>
          <table:table-cell table:style-name="ce20" office:value-type="float" office:value="5.42295658420849">
            <text:p>5.4</text:p>
          </table:table-cell>
          <table:table-cell table:style-name="ce20" office:value-type="float" office:value="15.2670832112373">
            <text:p>15.3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14.0012">
            <text:p>14.0</text:p>
          </table:table-cell>
          <table:table-cell table:style-name="ce17" office:value-type="float" office:value="4.97918749821444">
            <text:p>5.0</text:p>
          </table:table-cell>
          <table:table-cell table:style-name="ce17"/>
          <table:table-cell table:style-name="ce20" office:value-type="float" office:value="4.40890780790218">
            <text:p>4.4</text:p>
          </table:table-cell>
          <table:table-cell table:style-name="ce20" office:value-type="float" office:value="3.02331228751822">
            <text:p>3.0</text:p>
          </table:table-cell>
          <table:table-cell table:style-name="ce20" office:value-type="float" office:value="10.1462731765849">
            <text:p>10.1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8.6732">
            <text:p>18.7</text:p>
          </table:table-cell>
          <table:table-cell table:style-name="ce17" office:value-type="float" office:value="4.52003941477626">
            <text:p>4.5</text:p>
          </table:table-cell>
          <table:table-cell table:style-name="ce17"/>
          <table:table-cell table:style-name="ce20" office:value-type="float" office:value="5.57831544673649">
            <text:p>5.6</text:p>
          </table:table-cell>
          <table:table-cell table:style-name="ce20" office:value-type="float" office:value="3.1654992181308">
            <text:p>3.2</text:p>
          </table:table-cell>
          <table:table-cell table:style-name="ce20" office:value-type="float" office:value="10.3935051303473">
            <text:p>10.4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23.7731">
            <text:p>23.8</text:p>
          </table:table-cell>
          <table:table-cell table:style-name="ce17" office:value-type="float" office:value="4.92964737455359">
            <text:p>4.9</text:p>
          </table:table-cell>
          <table:table-cell table:style-name="ce17"/>
          <table:table-cell table:style-name="ce20" office:value-type="float" office:value="0.753793152765099">
            <text:p>0.8</text:p>
          </table:table-cell>
          <table:table-cell table:style-name="ce20" office:value-type="float" office:value="1.95725420748661">
            <text:p>2.0</text:p>
          </table:table-cell>
          <table:table-cell table:style-name="ce20" office:value-type="float" office:value="16.8619153581148">
            <text:p>16.9</text:p>
          </table:table-cell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4" office:value-type="float" office:value="28.8738">
            <text:p>28.9</text:p>
          </table:table-cell>
          <table:table-cell table:style-name="ce17" office:value-type="float" office:value="6.88014740006511">
            <text:p>6.9</text:p>
          </table:table-cell>
          <table:table-cell table:style-name="ce17"/>
          <table:table-cell table:style-name="ce21" office:value-type="float" office:value="1.7926286114055">
            <text:p>1.8</text:p>
          </table:table-cell>
          <table:table-cell table:style-name="ce21" office:value-type="float" office:value="5.58430133893011">
            <text:p>5.6</text:p>
          </table:table-cell>
          <table:table-cell table:style-name="ce21" office:value-type="float" office:value="9.14704680367668">
            <text:p>9.1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4" office:value-type="float" office:value="35.3029">
            <text:p>35.3</text:p>
          </table:table-cell>
          <table:table-cell table:style-name="ce17" office:value-type="float" office:value="6.20756368456982">
            <text:p>6.2</text:p>
          </table:table-cell>
          <table:table-cell table:style-name="ce17"/>
          <table:table-cell table:style-name="ce21" office:value-type="float" office:value="0.824578150803475">
            <text:p>0.8</text:p>
          </table:table-cell>
          <table:table-cell table:style-name="ce21" office:value-type="float" office:value="6.94418872103992">
            <text:p>6.9</text:p>
          </table:table-cell>
          <table:table-cell table:style-name="ce21" office:value-type="float" office:value="16.9739596463747">
            <text:p>17.0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4" office:value-type="float" office:value="39.3648">
            <text:p>39.4</text:p>
          </table:table-cell>
          <table:table-cell table:style-name="ce17" office:value-type="float" office:value="7.90835975287567">
            <text:p>7.9</text:p>
          </table:table-cell>
          <table:table-cell table:style-name="ce17"/>
          <table:table-cell table:style-name="ce21" office:value-type="float" office:value="3.86817664512458">
            <text:p>3.9</text:p>
          </table:table-cell>
          <table:table-cell table:style-name="ce21" office:value-type="float" office:value="7.5689448441247">
            <text:p>7.6</text:p>
          </table:table-cell>
          <table:table-cell table:style-name="ce21" office:value-type="float" office:value="6.60945819615495">
            <text:p>6.6</text:p>
          </table:table-cell>
          <table:table-cell table:style-name="ce21"/>
          <table:table-cell table:number-columns-repeated="18"/>
        </table:table-row>
        <table:table-row table:style-name="ro2" table:number-rows-repeated="3">
          <table:table-cell table:number-columns-repeated="10"/>
          <table:table-cell table:style-name="ce25" table:number-columns-repeated="2"/>
          <table:table-cell table:number-columns-repeated="18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26" office:value-type="string">
            <text:p>JER %</text:p>
          </table:table-cell>
          <table:table-cell table:style-name="ce26"/>
          <table:table-cell table:number-columns-repeated="18"/>
        </table:table-row>
        <table:table-row table:style-name="ro1">
          <table:table-cell table:number-columns-repeated="3"/>
          <table:table-cell table:style-name="ce12" office:value-type="percentage" office:value="0.6">
            <text:p>6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5.41169">
            <text:p>5.4</text:p>
          </table:table-cell>
          <table:table-cell table:style-name="ce17" office:value-type="float" office:value="3.00292514907543">
            <text:p>3.0</text:p>
          </table:table-cell>
          <table:table-cell table:style-name="ce17"/>
          <table:table-cell table:style-name="ce20" office:value-type="float" office:value="3.13358673538211">
            <text:p>3.1</text:p>
          </table:table-cell>
          <table:table-cell table:style-name="ce20" office:value-type="float" office:value="3.21544656105579">
            <text:p>3.2</text:p>
          </table:table-cell>
          <table:table-cell table:style-name="ce21" office:value-type="float" office:value="6.24148833358895">
            <text:p>6.2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7.337">
            <text:p>7.3</text:p>
          </table:table-cell>
          <table:table-cell table:style-name="ce17" office:value-type="float" office:value="3.89892326563991">
            <text:p>3.9</text:p>
          </table:table-cell>
          <table:table-cell table:style-name="ce17"/>
          <table:table-cell table:style-name="ce20" office:value-type="float" office:value="4.24178819681069">
            <text:p>4.2</text:p>
          </table:table-cell>
          <table:table-cell table:style-name="ce20" office:value-type="float" office:value="3.56971514242878">
            <text:p>3.6</text:p>
          </table:table-cell>
          <table:table-cell table:style-name="ce21" office:value-type="float" office:value="15.4687201853619">
            <text:p>15.5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9.39805">
            <text:p>9.4</text:p>
          </table:table-cell>
          <table:table-cell table:style-name="ce17" office:value-type="float" office:value="3.99472230941525">
            <text:p>4.0</text:p>
          </table:table-cell>
          <table:table-cell table:style-name="ce17"/>
          <table:table-cell table:style-name="ce20" office:value-type="float" office:value="7.78422119482234">
            <text:p>7.8</text:p>
          </table:table-cell>
          <table:table-cell table:style-name="ce20" office:value-type="float" office:value="3.52562499667483">
            <text:p>3.5</text:p>
          </table:table-cell>
          <table:table-cell table:style-name="ce21" office:value-type="float" office:value="6.80481589265858">
            <text:p>6.8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1.9955">
            <text:p>12.0</text:p>
          </table:table-cell>
          <table:table-cell table:style-name="ce17" office:value-type="float" office:value="4.15244049852028">
            <text:p>4.2</text:p>
          </table:table-cell>
          <table:table-cell table:style-name="ce17"/>
          <table:table-cell table:style-name="ce20" office:value-type="float" office:value="4.61589762827727">
            <text:p>4.6</text:p>
          </table:table-cell>
          <table:table-cell table:style-name="ce20" office:value-type="float" office:value="4.41748989204285">
            <text:p>4.4</text:p>
          </table:table-cell>
          <table:table-cell table:style-name="ce21" office:value-type="float" office:value="6.36905506231503">
            <text:p>6.4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14.054">
            <text:p>14.1</text:p>
          </table:table-cell>
          <table:table-cell table:style-name="ce17" office:value-type="float" office:value="4.81231677814145">
            <text:p>4.8</text:p>
          </table:table-cell>
          <table:table-cell table:style-name="ce17"/>
          <table:table-cell table:style-name="ce20" office:value-type="float" office:value="3.58865803330012">
            <text:p>3.6</text:p>
          </table:table-cell>
          <table:table-cell table:style-name="ce20" office:value-type="float" office:value="2.93937668991035">
            <text:p>2.9</text:p>
          </table:table-cell>
          <table:table-cell table:style-name="ce21" office:value-type="float" office:value="12.932261277928">
            <text:p>12.9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3" office:value-type="float" office:value="15.6515">
            <text:p>15.7</text:p>
          </table:table-cell>
          <table:table-cell table:style-name="ce17" office:value-type="float" office:value="5.73042839344472">
            <text:p>5.7</text:p>
          </table:table-cell>
          <table:table-cell table:style-name="ce17"/>
          <table:table-cell table:style-name="ce21" office:value-type="float" office:value="1.80238315816375">
            <text:p>1.8</text:p>
          </table:table-cell>
          <table:table-cell table:style-name="ce20" office:value-type="float" office:value="6.92649266843434">
            <text:p>6.9</text:p>
          </table:table-cell>
          <table:table-cell table:style-name="ce21" office:value-type="float" office:value="11.6116666134236">
            <text:p>11.6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3" office:value-type="float" office:value="18.6763">
            <text:p>18.7</text:p>
          </table:table-cell>
          <table:table-cell table:style-name="ce17" office:value-type="float" office:value="5.62595374886889">
            <text:p>5.6</text:p>
          </table:table-cell>
          <table:table-cell table:style-name="ce17"/>
          <table:table-cell table:style-name="ce20" office:value-type="float" office:value="3.2361870391887">
            <text:p>3.2</text:p>
          </table:table-cell>
          <table:table-cell table:style-name="ce20" office:value-type="float" office:value="3.95688653534159">
            <text:p>4.0</text:p>
          </table:table-cell>
          <table:table-cell table:style-name="ce21" office:value-type="float" office:value="13.8694495162318">
            <text:p>13.9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3" office:value-type="float" office:value="18.204">
            <text:p>18.2</text:p>
          </table:table-cell>
          <table:table-cell table:style-name="ce17" office:value-type="float" office:value="7.56130520764667">
            <text:p>7.6</text:p>
          </table:table-cell>
          <table:table-cell table:style-name="ce17"/>
          <table:table-cell table:style-name="ce20" office:value-type="float" office:value="1.13052076466711">
            <text:p>1.1</text:p>
          </table:table-cell>
          <table:table-cell table:style-name="ce20" office:value-type="float" office:value="4.06833662931224">
            <text:p>4.1</text:p>
          </table:table-cell>
          <table:table-cell table:style-name="ce21" office:value-type="float" office:value="0.610854757196222">
            <text:p>0.6</text:p>
          </table:table-cell>
          <table:table-cell table:style-name="ce21"/>
          <table:table-cell table:number-columns-repeated="18"/>
        </table:table-row>
        <table:table-row table:style-name="ro1">
          <table:table-cell table:number-columns-repeated="10"/>
          <table:table-cell table:style-name="ce25" table:number-columns-repeated="2"/>
          <table:table-cell table:number-columns-repeated="18"/>
        </table:table-row>
        <table:table-row table:style-name="ro1" table:number-rows-repeated="104852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wrong smearin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4" table:default-cell-style-name="ce4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 table:number-columns-repeated="4"/>
          <table:table-cell table:number-columns-repeated="4"/>
          <table:table-cell table:style-name="ce29"/>
          <table:table-cell table:style-name="ce11"/>
          <table:table-cell table:number-columns-repeated="4"/>
          <table:table-cell table:style-name="ce7"/>
          <table:table-cell table:number-columns-repeated="4"/>
          <table:table-cell table:style-name="ce33"/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8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Diff 0-8</text:p>
          </table:table-cell>
          <table:table-cell table:style-name="ce1" office:value-type="string">
            <text:p>Pile-up 9-20 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Diff 9-20</text:p>
          </table:table-cell>
          <table:table-cell table:style-name="ce30" office:value-type="string">
            <text:p>Average Variance</text:p>
          </table:table-cell>
          <table:table-cell table:style-name="ce6" office:value-type="string">
            <text:p>Average 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</text:p>
          </table:table-cell>
          <table:table-cell table:style-name="ce1" office:value-type="string">
            <text:p>variance </text:p>
          </table:table-cell>
          <table:table-cell table:style-name="ce33" office:value-type="string">
            <text:p>Variance %</text:p>
          </table:table-cell>
          <table:table-cell table:style-name="ce1" office:value-type="string">
            <text:p>Track pt Res</text:p>
          </table:table-cell>
          <table:table-cell table:style-name="ce1" office:value-type="string">
            <text:p>err</text:p>
          </table:table-cell>
          <table:table-cell table:style-name="ce1" office:value-type="string">
            <text:p>Err % </text:p>
          </table:table-cell>
          <table:table-cell table:style-name="ce1" office:value-type="string">
            <text:p>variance </text:p>
          </table:table-cell>
          <table:table-cell table:style-name="ce1" office:value-type="string">
            <text:p>Variance %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7.61755">
            <text:p>7.62</text:p>
          </table:table-cell>
          <table:table-cell table:style-name="ce4" office:value-type="float" office:value="0.27323">
            <text:p>0.27</text:p>
          </table:table-cell>
          <table:table-cell table:style-name="ce7" table:formula="of:=[.C3]*100/[.B3]" office:value-type="float" office:value="3.58684878996528">
            <text:p>3.59</text:p>
          </table:table-cell>
          <table:table-cell table:style-name="ce4" office:value-type="float" office:value="7.33423">
            <text:p>7.33</text:p>
          </table:table-cell>
          <table:table-cell table:style-name="ce4" office:value-type="float" office:value="0.354628">
            <text:p>0.35</text:p>
          </table:table-cell>
          <table:table-cell table:style-name="ce4" table:formula="of:=[.F3]*100/[.E3]" office:value-type="float" office:value="4.83524514502545">
            <text:p>4.84</text:p>
          </table:table-cell>
          <table:table-cell table:style-name="ce15" table:formula="of:=[.B3]-[.E3]" office:value-type="float" office:value="0.283320000000001">
            <text:p>0.28</text:p>
          </table:table-cell>
          <table:table-cell table:style-name="ce4" office:value-type="float" office:value="7.27758">
            <text:p>7.28</text:p>
          </table:table-cell>
          <table:table-cell table:style-name="ce4" office:value-type="float" office:value="0.389096">
            <text:p>0.39</text:p>
          </table:table-cell>
          <table:table-cell table:style-name="ce4" table:formula="of:=[.J3]*100/[.I3]" office:value-type="float" office:value="5.34650254617606">
            <text:p>5.35</text:p>
          </table:table-cell>
          <table:table-cell table:style-name="ce15" table:formula="of:=[.B3]-[.I3]" office:value-type="float" office:value="0.33997">
            <text:p>0.34</text:p>
          </table:table-cell>
          <table:table-cell table:style-name="ce31" table:formula="of:=AVERAGE(ABS([.E3]-[.B3]);ABS([.I3]-[.B3]))" office:value-type="float" office:value="0.311645">
            <text:p>0.31</text:p>
          </table:table-cell>
          <table:table-cell table:style-name="ce33" table:formula="of:=[.M3]*100/[.B3]" office:value-type="float" office:value="4.09114479064792">
            <text:p>4.09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P3]*100/[.O3]" office:value-type="float" office:value="3.54207575704665">
            <text:p>3.54</text:p>
          </table:table-cell>
          <table:table-cell table:style-name="ce4" table:formula="of:=[.O3]-[.B3]" office:value-type="float" office:value="-0.17217">
            <text:p>-0.17</text:p>
          </table:table-cell>
          <table:table-cell table:style-name="ce35" table:formula="of:=[.R3]*100/[.B3]" office:value-type="float" office:value="-2.26017551574982">
            <text:p>-2.26</text:p>
          </table:table-cell>
          <table:table-cell table:style-name="ce4" office:value-type="float" office:value="7.05706">
            <text:p>7.06</text:p>
          </table:table-cell>
          <table:table-cell table:style-name="ce5" office:value-type="float" office:value="0.407958">
            <text:p>0.41</text:p>
          </table:table-cell>
          <table:table-cell table:style-name="ce4" table:formula="of:=[.U3]*100/[.T3]" office:value-type="float" office:value="5.78084924883733">
            <text:p>5.78</text:p>
          </table:table-cell>
          <table:table-cell table:style-name="ce39" table:formula="of:=[.T3]-[.B3]" office:value-type="float" office:value="-0.560490000000001">
            <text:p>-0.56</text:p>
          </table:table-cell>
          <table:table-cell table:style-name="ce35" table:formula="of:=[.W3]*100/[.B3]" office:value-type="float" office:value="-7.35787753280255">
            <text:p>-7.36</text:p>
          </table:table-cell>
          <table:table-cell table:style-name="ce4" office:value-type="float" office:value="7.44538">
            <text:p>7.45</text:p>
          </table:table-cell>
          <table:table-cell table:style-name="ce4" office:value-type="float" office:value="0.263721">
            <text:p>0.26</text:p>
          </table:table-cell>
          <table:table-cell table:style-name="ce4" table:formula="of:=[.Z3]*100/[.Y3]" office:value-type="float" office:value="3.54207575704665">
            <text:p>3.54</text:p>
          </table:table-cell>
          <table:table-cell table:style-name="ce4" table:formula="of:=[.Y3]-[.B3]" office:value-type="float" office:value="-0.17217">
            <text:p>-0.17</text:p>
          </table:table-cell>
          <table:table-cell table:style-name="ce15" table:formula="of:=[.AB3]*100/[.B3]" office:value-type="float" office:value="-2.26017551574982">
            <text:p>-2.26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10.5791">
            <text:p>10.58</text:p>
          </table:table-cell>
          <table:table-cell table:style-name="ce4" office:value-type="float" office:value="0.432337">
            <text:p>0.43</text:p>
          </table:table-cell>
          <table:table-cell table:style-name="ce7" table:formula="of:=[.C4]*100/[.B4]" office:value-type="float" office:value="4.08670869922772">
            <text:p>4.09</text:p>
          </table:table-cell>
          <table:table-cell table:style-name="ce4" office:value-type="float" office:value="11.1492">
            <text:p>11.15</text:p>
          </table:table-cell>
          <table:table-cell table:style-name="ce4" office:value-type="float" office:value="0.661132">
            <text:p>0.66</text:p>
          </table:table-cell>
          <table:table-cell table:style-name="ce4" table:formula="of:=[.F4]*100/[.E4]" office:value-type="float" office:value="5.92986043841711">
            <text:p>5.93</text:p>
          </table:table-cell>
          <table:table-cell table:style-name="ce15" table:formula="of:=[.B4]-[.E4]" office:value-type="float" office:value="-0.5701">
            <text:p>-0.57</text:p>
          </table:table-cell>
          <table:table-cell table:style-name="ce4" office:value-type="float" office:value="9.81567">
            <text:p>9.82</text:p>
          </table:table-cell>
          <table:table-cell table:style-name="ce4" office:value-type="float" office:value="0.587506">
            <text:p>0.59</text:p>
          </table:table-cell>
          <table:table-cell table:style-name="ce4" table:formula="of:=[.J4]*100/[.I4]" office:value-type="float" office:value="5.98538866934198">
            <text:p>5.99</text:p>
          </table:table-cell>
          <table:table-cell table:style-name="ce15" table:formula="of:=[.B4]-[.I4]" office:value-type="float" office:value="0.76343">
            <text:p>0.76</text:p>
          </table:table-cell>
          <table:table-cell table:style-name="ce31" table:formula="of:=AVERAGE(ABS([.E4]-[.B4]);ABS([.I4]-[.B4]))" office:value-type="float" office:value="0.666765">
            <text:p>0.67</text:p>
          </table:table-cell>
          <table:table-cell table:style-name="ce33" table:formula="of:=[.M4]*100/[.B4]" office:value-type="float" office:value="6.30266279740242">
            <text:p>6.30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P4]*100/[.O4]" office:value-type="float" office:value="4.02174825594179">
            <text:p>4.02</text:p>
          </table:table-cell>
          <table:table-cell table:style-name="ce4" table:formula="of:=[.O4]-[.B4]" office:value-type="float" office:value="-0.573700000000001">
            <text:p>-0.57</text:p>
          </table:table-cell>
          <table:table-cell table:style-name="ce35" table:formula="of:=[.R4]*100/[.B4]" office:value-type="float" office:value="-5.42295658420849">
            <text:p>-5.42</text:p>
          </table:table-cell>
          <table:table-cell table:style-name="ce4" office:value-type="float" office:value="8.96398">
            <text:p>8.96</text:p>
          </table:table-cell>
          <table:table-cell table:style-name="ce5" office:value-type="float" office:value="0.573898">
            <text:p>0.57</text:p>
          </table:table-cell>
          <table:table-cell table:style-name="ce4" table:formula="of:=[.U4]*100/[.T4]" office:value-type="float" office:value="6.4022677426768">
            <text:p>6.40</text:p>
          </table:table-cell>
          <table:table-cell table:style-name="ce39" table:formula="of:=[.T4]-[.B4]" office:value-type="float" office:value="-1.61512">
            <text:p>-1.62</text:p>
          </table:table-cell>
          <table:table-cell table:style-name="ce35" table:formula="of:=[.W4]*100/[.B4]" office:value-type="float" office:value="-15.2670832112373">
            <text:p>-15.27</text:p>
          </table:table-cell>
          <table:table-cell table:style-name="ce4" office:value-type="float" office:value="10.0054">
            <text:p>10.01</text:p>
          </table:table-cell>
          <table:table-cell table:style-name="ce4" office:value-type="float" office:value="0.402392">
            <text:p>0.40</text:p>
          </table:table-cell>
          <table:table-cell table:style-name="ce4" table:formula="of:=[.Z4]*100/[.Y4]" office:value-type="float" office:value="4.02174825594179">
            <text:p>4.02</text:p>
          </table:table-cell>
          <table:table-cell table:style-name="ce4" table:formula="of:=[.Y4]-[.B4]" office:value-type="float" office:value="-0.573700000000001">
            <text:p>-0.57</text:p>
          </table:table-cell>
          <table:table-cell table:style-name="ce15" table:formula="of:=[.AB4]*100/[.B4]" office:value-type="float" office:value="-5.42295658420849">
            <text:p>-5.42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14.0012">
            <text:p>14.00</text:p>
          </table:table-cell>
          <table:table-cell table:style-name="ce4" office:value-type="float" office:value="0.697146">
            <text:p>0.70</text:p>
          </table:table-cell>
          <table:table-cell table:style-name="ce7" table:formula="of:=[.C5]*100/[.B5]" office:value-type="float" office:value="4.97918749821444">
            <text:p>4.98</text:p>
          </table:table-cell>
          <table:table-cell table:style-name="ce4" office:value-type="float" office:value="13.2328">
            <text:p>13.23</text:p>
          </table:table-cell>
          <table:table-cell table:style-name="ce4" office:value-type="float" office:value="0.827575">
            <text:p>0.83</text:p>
          </table:table-cell>
          <table:table-cell table:style-name="ce4" table:formula="of:=[.F5]*100/[.E5]" office:value-type="float" office:value="6.25396741430385">
            <text:p>6.25</text:p>
          </table:table-cell>
          <table:table-cell table:style-name="ce15" table:formula="of:=[.B5]-[.E5]" office:value-type="float" office:value="0.768400000000002">
            <text:p>0.77</text:p>
          </table:table-cell>
          <table:table-cell table:style-name="ce4" office:value-type="float" office:value="14.4674">
            <text:p>14.47</text:p>
          </table:table-cell>
          <table:table-cell table:style-name="ce4" office:value-type="float" office:value="0.947968">
            <text:p>0.95</text:p>
          </table:table-cell>
          <table:table-cell table:style-name="ce4" table:formula="of:=[.J5]*100/[.I5]" office:value-type="float" office:value="6.55244204210846">
            <text:p>6.55</text:p>
          </table:table-cell>
          <table:table-cell table:style-name="ce15" table:formula="of:=[.B5]-[.I5]" office:value-type="float" office:value="-0.466199999999999">
            <text:p>-0.47</text:p>
          </table:table-cell>
          <table:table-cell table:style-name="ce31" table:formula="of:=AVERAGE(ABS([.E5]-[.B5]);ABS([.I5]-[.B5]))" office:value-type="float" office:value="0.6173">
            <text:p>0.62</text:p>
          </table:table-cell>
          <table:table-cell table:style-name="ce33" table:formula="of:=[.M5]*100/[.B5]" office:value-type="float" office:value="4.40890780790218">
            <text:p>4.41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P5]*100/[.O5]" office:value-type="float" office:value="4.24768925975298">
            <text:p>4.25</text:p>
          </table:table-cell>
          <table:table-cell table:style-name="ce4" table:formula="of:=[.O5]-[.B5]" office:value-type="float" office:value="-0.423300000000001">
            <text:p>-0.42</text:p>
          </table:table-cell>
          <table:table-cell table:style-name="ce35" table:formula="of:=[.R5]*100/[.B5]" office:value-type="float" office:value="-3.02331228751822">
            <text:p>-3.02</text:p>
          </table:table-cell>
          <table:table-cell table:style-name="ce4" office:value-type="float" office:value="12.5806">
            <text:p>12.58</text:p>
          </table:table-cell>
          <table:table-cell table:style-name="ce5" office:value-type="float" office:value="0.724158">
            <text:p>0.72</text:p>
          </table:table-cell>
          <table:table-cell table:style-name="ce4" table:formula="of:=[.U5]*100/[.T5]" office:value-type="float" office:value="5.75614835540435">
            <text:p>5.76</text:p>
          </table:table-cell>
          <table:table-cell table:style-name="ce39" table:formula="of:=[.T5]-[.B5]" office:value-type="float" office:value="-1.4206">
            <text:p>-1.42</text:p>
          </table:table-cell>
          <table:table-cell table:style-name="ce35" table:formula="of:=[.W5]*100/[.B5]" office:value-type="float" office:value="-10.1462731765849">
            <text:p>-10.15</text:p>
          </table:table-cell>
          <table:table-cell table:style-name="ce4" office:value-type="float" office:value="13.5779">
            <text:p>13.58</text:p>
          </table:table-cell>
          <table:table-cell table:style-name="ce4" office:value-type="float" office:value="0.576747">
            <text:p>0.58</text:p>
          </table:table-cell>
          <table:table-cell table:style-name="ce4" table:formula="of:=[.Z5]*100/[.Y5]" office:value-type="float" office:value="4.24768925975298">
            <text:p>4.25</text:p>
          </table:table-cell>
          <table:table-cell table:style-name="ce4" table:formula="of:=[.Y5]-[.B5]" office:value-type="float" office:value="-0.423300000000001">
            <text:p>-0.42</text:p>
          </table:table-cell>
          <table:table-cell table:style-name="ce15" table:formula="of:=[.AB5]*100/[.B5]" office:value-type="float" office:value="-3.02331228751822">
            <text:p>-3.02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8.6732">
            <text:p>18.67</text:p>
          </table:table-cell>
          <table:table-cell table:style-name="ce4" office:value-type="float" office:value="0.844036">
            <text:p>0.84</text:p>
          </table:table-cell>
          <table:table-cell table:style-name="ce7" table:formula="of:=[.C6]*100/[.B6]" office:value-type="float" office:value="4.52003941477626">
            <text:p>4.52</text:p>
          </table:table-cell>
          <table:table-cell table:style-name="ce4" office:value-type="float" office:value="17.9296">
            <text:p>17.93</text:p>
          </table:table-cell>
          <table:table-cell table:style-name="ce4" office:value-type="float" office:value="1.04021">
            <text:p>1.04</text:p>
          </table:table-cell>
          <table:table-cell table:style-name="ce4" table:formula="of:=[.F6]*100/[.E6]" office:value-type="float" office:value="5.80163528466893">
            <text:p>5.80</text:p>
          </table:table-cell>
          <table:table-cell table:style-name="ce15" table:formula="of:=[.B6]-[.E6]" office:value-type="float" office:value="0.743600000000001">
            <text:p>0.74</text:p>
          </table:table-cell>
          <table:table-cell table:style-name="ce4" office:value-type="float" office:value="20.0129">
            <text:p>20.01</text:p>
          </table:table-cell>
          <table:table-cell table:style-name="ce4" office:value-type="float" office:value="1.1751">
            <text:p>1.18</text:p>
          </table:table-cell>
          <table:table-cell table:style-name="ce4" table:formula="of:=[.J6]*100/[.I6]" office:value-type="float" office:value="5.8717127452793">
            <text:p>5.87</text:p>
          </table:table-cell>
          <table:table-cell table:style-name="ce15" table:formula="of:=[.B6]-[.I6]" office:value-type="float" office:value="-1.3397">
            <text:p>-1.34</text:p>
          </table:table-cell>
          <table:table-cell table:style-name="ce31" table:formula="of:=AVERAGE(ABS([.E6]-[.B6]);ABS([.I6]-[.B6]))" office:value-type="float" office:value="1.04165">
            <text:p>1.04</text:p>
          </table:table-cell>
          <table:table-cell table:style-name="ce33" table:formula="of:=[.M6]*100/[.B6]" office:value-type="float" office:value="5.57831544673649">
            <text:p>5.58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P6]*100/[.O6]" office:value-type="float" office:value="4.56077557363359">
            <text:p>4.56</text:p>
          </table:table-cell>
          <table:table-cell table:style-name="ce4" table:formula="of:=[.O6]-[.B6]" office:value-type="float" office:value="-0.591100000000001">
            <text:p>-0.59</text:p>
          </table:table-cell>
          <table:table-cell table:style-name="ce35" table:formula="of:=[.R6]*100/[.B6]" office:value-type="float" office:value="-3.1654992181308">
            <text:p>-3.17</text:p>
          </table:table-cell>
          <table:table-cell table:style-name="ce4" office:value-type="float" office:value="16.7324">
            <text:p>16.73</text:p>
          </table:table-cell>
          <table:table-cell table:style-name="ce5" office:value-type="float" office:value="1.06043">
            <text:p>1.06</text:p>
          </table:table-cell>
          <table:table-cell table:style-name="ce4" table:formula="of:=[.U6]*100/[.T6]" office:value-type="float" office:value="6.33758456646984">
            <text:p>6.34</text:p>
          </table:table-cell>
          <table:table-cell table:style-name="ce39" table:formula="of:=[.T6]-[.B6]" office:value-type="float" office:value="-1.9408">
            <text:p>-1.94</text:p>
          </table:table-cell>
          <table:table-cell table:style-name="ce35" table:formula="of:=[.W6]*100/[.B6]" office:value-type="float" office:value="-10.3935051303473">
            <text:p>-10.39</text:p>
          </table:table-cell>
          <table:table-cell table:style-name="ce4" office:value-type="float" office:value="18.0821">
            <text:p>18.08</text:p>
          </table:table-cell>
          <table:table-cell table:style-name="ce4" office:value-type="float" office:value="0.824684">
            <text:p>0.82</text:p>
          </table:table-cell>
          <table:table-cell table:style-name="ce4" table:formula="of:=[.Z6]*100/[.Y6]" office:value-type="float" office:value="4.56077557363359">
            <text:p>4.56</text:p>
          </table:table-cell>
          <table:table-cell table:style-name="ce4" table:formula="of:=[.Y6]-[.B6]" office:value-type="float" office:value="-0.591100000000001">
            <text:p>-0.59</text:p>
          </table:table-cell>
          <table:table-cell table:style-name="ce15" table:formula="of:=[.AB6]*100/[.B6]" office:value-type="float" office:value="-3.1654992181308">
            <text:p>-3.17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23.7731">
            <text:p>23.77</text:p>
          </table:table-cell>
          <table:table-cell table:style-name="ce4" office:value-type="float" office:value="1.17193">
            <text:p>1.17</text:p>
          </table:table-cell>
          <table:table-cell table:style-name="ce7" table:formula="of:=[.C7]*100/[.B7]" office:value-type="float" office:value="4.92964737455359">
            <text:p>4.93</text:p>
          </table:table-cell>
          <table:table-cell table:style-name="ce5" office:value-type="float" office:value="23.8314">
            <text:p>23.83</text:p>
          </table:table-cell>
          <table:table-cell table:style-name="ce5" office:value-type="float" office:value="1.5783">
            <text:p>1.58</text:p>
          </table:table-cell>
          <table:table-cell table:style-name="ce4" table:formula="of:=[.F7]*100/[.E7]" office:value-type="float" office:value="6.62277499433521">
            <text:p>6.62</text:p>
          </table:table-cell>
          <table:table-cell table:style-name="ce15" table:formula="of:=[.B7]-[.E7]" office:value-type="float" office:value="-0.0582999999999991">
            <text:p>-0.06</text:p>
          </table:table-cell>
          <table:table-cell table:style-name="ce5" office:value-type="float" office:value="24.0732">
            <text:p>24.07</text:p>
          </table:table-cell>
          <table:table-cell table:style-name="ce5" office:value-type="float" office:value="2.08298">
            <text:p>2.08</text:p>
          </table:table-cell>
          <table:table-cell table:style-name="ce4" table:formula="of:=[.J7]*100/[.I7]" office:value-type="float" office:value="8.65269262083977">
            <text:p>8.65</text:p>
          </table:table-cell>
          <table:table-cell table:style-name="ce15" table:formula="of:=[.B7]-[.I7]" office:value-type="float" office:value="-0.3001">
            <text:p>-0.30</text:p>
          </table:table-cell>
          <table:table-cell table:style-name="ce31" table:formula="of:=AVERAGE(ABS([.E7]-[.B7]);ABS([.I7]-[.B7]))" office:value-type="float" office:value="0.1792">
            <text:p>0.18</text:p>
          </table:table-cell>
          <table:table-cell table:style-name="ce33" table:formula="of:=[.M7]*100/[.B7]" office:value-type="float" office:value="0.753793152765099">
            <text:p>0.75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P7]*100/[.O7]" office:value-type="float" office:value="5.09807875475163">
            <text:p>5.10</text:p>
          </table:table-cell>
          <table:table-cell table:style-name="ce4" table:formula="of:=[.O7]-[.B7]" office:value-type="float" office:value="-0.465299999999999">
            <text:p>-0.47</text:p>
          </table:table-cell>
          <table:table-cell table:style-name="ce35" table:formula="of:=[.R7]*100/[.B7]" office:value-type="float" office:value="-1.95725420748661">
            <text:p>-1.96</text:p>
          </table:table-cell>
          <table:table-cell table:style-name="ce4" office:value-type="float" office:value="19.7645">
            <text:p>19.76</text:p>
          </table:table-cell>
          <table:table-cell table:style-name="ce5" office:value-type="float" office:value="1.2511">
            <text:p>1.25</text:p>
          </table:table-cell>
          <table:table-cell table:style-name="ce4" table:formula="of:=[.U7]*100/[.T7]" office:value-type="float" office:value="6.33003617597207">
            <text:p>6.33</text:p>
          </table:table-cell>
          <table:table-cell table:style-name="ce39" table:formula="of:=[.T7]-[.B7]" office:value-type="float" office:value="-4.0086">
            <text:p>-4.01</text:p>
          </table:table-cell>
          <table:table-cell table:style-name="ce35" table:formula="of:=[.W7]*100/[.B7]" office:value-type="float" office:value="-16.8619153581148">
            <text:p>-16.86</text:p>
          </table:table-cell>
          <table:table-cell table:style-name="ce4" office:value-type="float" office:value="23.3078">
            <text:p>23.31</text:p>
          </table:table-cell>
          <table:table-cell table:style-name="ce4" office:value-type="float" office:value="1.18825">
            <text:p>1.19</text:p>
          </table:table-cell>
          <table:table-cell table:style-name="ce4" table:formula="of:=[.Z7]*100/[.Y7]" office:value-type="float" office:value="5.09807875475163">
            <text:p>5.10</text:p>
          </table:table-cell>
          <table:table-cell table:style-name="ce4" table:formula="of:=[.Y7]-[.B7]" office:value-type="float" office:value="-0.465299999999999">
            <text:p>-0.47</text:p>
          </table:table-cell>
          <table:table-cell table:style-name="ce15" table:formula="of:=[.AB7]*100/[.B7]" office:value-type="float" office:value="-1.95725420748661">
            <text:p>-1.96</text:p>
          </table:table-cell>
        </table:table-row>
        <table:table-row table:style-name="ro1">
          <table:table-cell table:style-name="ce3" office:value-type="float" office:value="200">
            <text:p>200</text:p>
          </table:table-cell>
          <table:table-cell table:style-name="ce5" office:value-type="float" office:value="28.8738">
            <text:p>28.87</text:p>
          </table:table-cell>
          <table:table-cell table:style-name="ce5" office:value-type="float" office:value="1.98656">
            <text:p>1.99</text:p>
          </table:table-cell>
          <table:table-cell table:style-name="ce7" table:formula="of:=[.C8]*100/[.B8]" office:value-type="float" office:value="6.88014740006511">
            <text:p>6.88</text:p>
          </table:table-cell>
          <table:table-cell table:style-name="ce5" office:value-type="float" office:value="28.1754">
            <text:p>28.18</text:p>
          </table:table-cell>
          <table:table-cell table:style-name="ce5" office:value-type="float" office:value="2.50224">
            <text:p>2.50</text:p>
          </table:table-cell>
          <table:table-cell table:style-name="ce4" table:formula="of:=[.F8]*100/[.E8]" office:value-type="float" office:value="8.88093869119871">
            <text:p>8.88</text:p>
          </table:table-cell>
          <table:table-cell table:style-name="ce15" table:formula="of:=[.B8]-[.E8]" office:value-type="float" office:value="0.698399999999999">
            <text:p>0.70</text:p>
          </table:table-cell>
          <table:table-cell table:style-name="ce5" office:value-type="float" office:value="28.537">
            <text:p>28.54</text:p>
          </table:table-cell>
          <table:table-cell table:style-name="ce22" office:value-type="float" office:value="2.65458">
            <text:p>2.65</text:p>
          </table:table-cell>
          <table:table-cell table:style-name="ce4" table:formula="of:=[.J8]*100/[.I8]" office:value-type="float" office:value="9.30223919823387">
            <text:p>9.30</text:p>
          </table:table-cell>
          <table:table-cell table:style-name="ce15" table:formula="of:=[.B8]-[.I8]" office:value-type="float" office:value="0.3368">
            <text:p>0.34</text:p>
          </table:table-cell>
          <table:table-cell table:style-name="ce31" table:formula="of:=AVERAGE(ABS([.E8]-[.B8]);ABS([.I8]-[.B8]))" office:value-type="float" office:value="0.5176">
            <text:p>0.52</text:p>
          </table:table-cell>
          <table:table-cell table:style-name="ce34" table:formula="of:=[.M8]*100/[.B8]" office:value-type="float" office:value="1.7926286114055">
            <text:p>1.79</text:p>
          </table:table-cell>
          <table:table-cell table:style-name="ce5" office:value-type="float" office:value="27.2614">
            <text:p>27.26</text:p>
          </table:table-cell>
          <table:table-cell table:style-name="ce5" office:value-type="float" office:value="1.5542">
            <text:p>1.55</text:p>
          </table:table-cell>
          <table:table-cell table:style-name="ce4" table:formula="of:=[.P8]*100/[.O8]" office:value-type="float" office:value="5.70110119069454">
            <text:p>5.70</text:p>
          </table:table-cell>
          <table:table-cell table:style-name="ce4" table:formula="of:=[.O8]-[.B8]" office:value-type="float" office:value="-1.6124">
            <text:p>-1.61</text:p>
          </table:table-cell>
          <table:table-cell table:style-name="ce35" table:formula="of:=[.R8]*100/[.B8]" office:value-type="float" office:value="-5.58430133893011">
            <text:p>-5.58</text:p>
          </table:table-cell>
          <table:table-cell table:style-name="ce5" office:value-type="float" office:value="26.2327">
            <text:p>26.23</text:p>
          </table:table-cell>
          <table:table-cell table:style-name="ce5" office:value-type="float" office:value="2.02178">
            <text:p>2.02</text:p>
          </table:table-cell>
          <table:table-cell table:style-name="ce4" table:formula="of:=[.U8]*100/[.T8]" office:value-type="float" office:value="7.70709839246437">
            <text:p>7.71</text:p>
          </table:table-cell>
          <table:table-cell table:style-name="ce39" table:formula="of:=[.T8]-[.B8]" office:value-type="float" office:value="-2.6411">
            <text:p>-2.64</text:p>
          </table:table-cell>
          <table:table-cell table:style-name="ce35" table:formula="of:=[.W8]*100/[.B8]" office:value-type="float" office:value="-9.14704680367668">
            <text:p>-9.15</text:p>
          </table:table-cell>
          <table:table-cell table:style-name="ce5" office:value-type="float" office:value="27.2614">
            <text:p>27.26</text:p>
          </table:table-cell>
          <table:table-cell table:style-name="ce4" office:value-type="float" office:value="1.5542">
            <text:p>1.55</text:p>
          </table:table-cell>
          <table:table-cell table:style-name="ce4" table:formula="of:=[.Z8]*100/[.Y8]" office:value-type="float" office:value="5.70110119069454">
            <text:p>5.70</text:p>
          </table:table-cell>
          <table:table-cell table:style-name="ce4" table:formula="of:=[.Y8]-[.B8]" office:value-type="float" office:value="-1.6124">
            <text:p>-1.61</text:p>
          </table:table-cell>
          <table:table-cell table:style-name="ce15" table:formula="of:=[.AB8]*100/[.B8]" office:value-type="float" office:value="-5.58430133893011">
            <text:p>-5.58</text:p>
          </table:table-cell>
        </table:table-row>
        <table:table-row table:style-name="ro1">
          <table:table-cell table:style-name="ce3" office:value-type="float" office:value="270">
            <text:p>270</text:p>
          </table:table-cell>
          <table:table-cell table:style-name="ce5" office:value-type="float" office:value="35.3029">
            <text:p>35.30</text:p>
          </table:table-cell>
          <table:table-cell table:style-name="ce5" office:value-type="float" office:value="2.19145">
            <text:p>2.19</text:p>
          </table:table-cell>
          <table:table-cell table:style-name="ce7" table:formula="of:=[.C9]*100/[.B9]" office:value-type="float" office:value="6.20756368456982">
            <text:p>6.21</text:p>
          </table:table-cell>
          <table:table-cell table:style-name="ce5" office:value-type="float" office:value="35.4147">
            <text:p>35.41</text:p>
          </table:table-cell>
          <table:table-cell table:style-name="ce5" office:value-type="float" office:value="2.83749">
            <text:p>2.84</text:p>
          </table:table-cell>
          <table:table-cell table:style-name="ce4" table:formula="of:=[.F9]*100/[.E9]" office:value-type="float" office:value="8.01218138230735">
            <text:p>8.01</text:p>
          </table:table-cell>
          <table:table-cell table:style-name="ce15" table:formula="of:=[.B9]-[.E9]" office:value-type="float" office:value="-0.111800000000002">
            <text:p>-0.11</text:p>
          </table:table-cell>
          <table:table-cell table:style-name="ce5" office:value-type="float" office:value="35.7733">
            <text:p>35.77</text:p>
          </table:table-cell>
          <table:table-cell table:style-name="ce5" office:value-type="float" office:value="3.02944">
            <text:p>3.03</text:p>
          </table:table-cell>
          <table:table-cell table:style-name="ce4" table:formula="of:=[.J9]*100/[.I9]" office:value-type="float" office:value="8.46843875180652">
            <text:p>8.47</text:p>
          </table:table-cell>
          <table:table-cell table:style-name="ce15" table:formula="of:=[.B9]-[.I9]" office:value-type="float" office:value="-0.470399999999998">
            <text:p>-0.47</text:p>
          </table:table-cell>
          <table:table-cell table:style-name="ce31" table:formula="of:=AVERAGE(ABS([.E9]-[.B9]);ABS([.I9]-[.B9]))" office:value-type="float" office:value="0.2911">
            <text:p>0.29</text:p>
          </table:table-cell>
          <table:table-cell table:style-name="ce34" table:formula="of:=[.M9]*100/[.B9]" office:value-type="float" office:value="0.824578150803475">
            <text:p>0.82</text:p>
          </table:table-cell>
          <table:table-cell table:style-name="ce5" office:value-type="float" office:value="32.8514">
            <text:p>32.85</text:p>
          </table:table-cell>
          <table:table-cell table:style-name="ce5" office:value-type="float" office:value="2.09422">
            <text:p>2.09</text:p>
          </table:table-cell>
          <table:table-cell table:style-name="ce4" table:formula="of:=[.P9]*100/[.O9]" office:value-type="float" office:value="6.37482725241542">
            <text:p>6.37</text:p>
          </table:table-cell>
          <table:table-cell table:style-name="ce4" table:formula="of:=[.O9]-[.B9]" office:value-type="float" office:value="-2.4515">
            <text:p>-2.45</text:p>
          </table:table-cell>
          <table:table-cell table:style-name="ce35" table:formula="of:=[.R9]*100/[.B9]" office:value-type="float" office:value="-6.94418872103992">
            <text:p>-6.94</text:p>
          </table:table-cell>
          <table:table-cell table:style-name="ce5" office:value-type="float" office:value="29.3106">
            <text:p>29.31</text:p>
          </table:table-cell>
          <table:table-cell table:style-name="ce5" office:value-type="float" office:value="1.76246">
            <text:p>1.76</text:p>
          </table:table-cell>
          <table:table-cell table:style-name="ce4" table:formula="of:=[.U9]*100/[.T9]" office:value-type="float" office:value="6.01304647465422">
            <text:p>6.01</text:p>
          </table:table-cell>
          <table:table-cell table:style-name="ce39" table:formula="of:=[.T9]-[.B9]" office:value-type="float" office:value="-5.9923">
            <text:p>-5.99</text:p>
          </table:table-cell>
          <table:table-cell table:style-name="ce35" table:formula="of:=[.W9]*100/[.B9]" office:value-type="float" office:value="-16.9739596463747">
            <text:p>-16.97</text:p>
          </table:table-cell>
          <table:table-cell table:style-name="ce5" office:value-type="float" office:value="32.8514">
            <text:p>32.85</text:p>
          </table:table-cell>
          <table:table-cell table:style-name="ce4" office:value-type="float" office:value="2.09422">
            <text:p>2.09</text:p>
          </table:table-cell>
          <table:table-cell table:style-name="ce4" table:formula="of:=[.Z9]*100/[.Y9]" office:value-type="float" office:value="6.37482725241542">
            <text:p>6.37</text:p>
          </table:table-cell>
          <table:table-cell table:style-name="ce4" table:formula="of:=[.Y9]-[.B9]" office:value-type="float" office:value="-2.4515">
            <text:p>-2.45</text:p>
          </table:table-cell>
          <table:table-cell table:style-name="ce15" table:formula="of:=[.AB9]*100/[.B9]" office:value-type="float" office:value="-6.94418872103992">
            <text:p>-6.94</text:p>
          </table:table-cell>
        </table:table-row>
        <table:table-row table:style-name="ro1">
          <table:table-cell table:style-name="ce3" office:value-type="float" office:value="360">
            <text:p>360</text:p>
          </table:table-cell>
          <table:table-cell table:style-name="ce5" office:value-type="float" office:value="39.3648">
            <text:p>39.36</text:p>
          </table:table-cell>
          <table:table-cell table:style-name="ce5" office:value-type="float" office:value="3.11311">
            <text:p>3.11</text:p>
          </table:table-cell>
          <table:table-cell table:style-name="ce7" table:formula="of:=[.C10]*100/[.B10]" office:value-type="float" office:value="7.90835975287567">
            <text:p>7.91</text:p>
          </table:table-cell>
          <table:table-cell table:style-name="ce5" office:value-type="float" office:value="37.9752">
            <text:p>37.98</text:p>
          </table:table-cell>
          <table:table-cell table:style-name="ce5" office:value-type="float" office:value="4.54871">
            <text:p>4.55</text:p>
          </table:table-cell>
          <table:table-cell table:style-name="ce4" table:formula="of:=[.F10]*100/[.E10]" office:value-type="float" office:value="11.9781067644147">
            <text:p>11.98</text:p>
          </table:table-cell>
          <table:table-cell table:style-name="ce15" table:formula="of:=[.B10]-[.E10]" office:value-type="float" office:value="1.3896">
            <text:p>1.39</text:p>
          </table:table-cell>
          <table:table-cell table:style-name="ce5" office:value-type="float" office:value="37.709">
            <text:p>37.71</text:p>
          </table:table-cell>
          <table:table-cell table:style-name="ce5" office:value-type="float" office:value="3.4248">
            <text:p>3.42</text:p>
          </table:table-cell>
          <table:table-cell table:style-name="ce5" table:formula="of:=[.J10]*100/[.I10]" office:value-type="float" office:value="9.08218197247341">
            <text:p>9.08</text:p>
          </table:table-cell>
          <table:table-cell table:style-name="ce15" table:formula="of:=[.B10]-[.I10]" office:value-type="float" office:value="1.6558">
            <text:p>1.66</text:p>
          </table:table-cell>
          <table:table-cell table:style-name="ce31" table:formula="of:=AVERAGE(ABS([.E10]-[.B10]);ABS([.I10]-[.B10]))" office:value-type="float" office:value="1.5227">
            <text:p>1.52</text:p>
          </table:table-cell>
          <table:table-cell table:style-name="ce34" table:formula="of:=[.M10]*100/[.B10]" office:value-type="float" office:value="3.86817664512458">
            <text:p>3.87</text:p>
          </table:table-cell>
          <table:table-cell table:style-name="ce5" office:value-type="float" office:value="36.3853">
            <text:p>36.39</text:p>
          </table:table-cell>
          <table:table-cell table:style-name="ce5" office:value-type="float" office:value="2.87235">
            <text:p>2.87</text:p>
          </table:table-cell>
          <table:table-cell table:style-name="ce4" table:formula="of:=[.P10]*100/[.O10]" office:value-type="float" office:value="7.89425949490591">
            <text:p>7.89</text:p>
          </table:table-cell>
          <table:table-cell table:style-name="ce4" table:formula="of:=[.O10]-[.B10]" office:value-type="float" office:value="-2.9795">
            <text:p>-2.98</text:p>
          </table:table-cell>
          <table:table-cell table:style-name="ce35" table:formula="of:=[.R10]*100/[.B10]" office:value-type="float" office:value="-7.5689448441247">
            <text:p>-7.57</text:p>
          </table:table-cell>
          <table:table-cell table:style-name="ce5" office:value-type="float" office:value="36.763">
            <text:p>36.76</text:p>
          </table:table-cell>
          <table:table-cell table:style-name="ce5" office:value-type="float" office:value="3.49509">
            <text:p>3.50</text:p>
          </table:table-cell>
          <table:table-cell table:style-name="ce5" table:formula="of:=[.U10]*100/[.T10]" office:value-type="float" office:value="9.5070859287871">
            <text:p>9.51</text:p>
          </table:table-cell>
          <table:table-cell table:style-name="ce39" table:formula="of:=[.T10]-[.B10]" office:value-type="float" office:value="-2.6018">
            <text:p>-2.60</text:p>
          </table:table-cell>
          <table:table-cell table:style-name="ce35" table:formula="of:=[.W10]*100/[.B10]" office:value-type="float" office:value="-6.60945819615495">
            <text:p>-6.61</text:p>
          </table:table-cell>
          <table:table-cell table:style-name="ce4" office:value-type="float" office:value="36.3853">
            <text:p>36.39</text:p>
          </table:table-cell>
          <table:table-cell table:style-name="ce4" office:value-type="float" office:value="2.87235">
            <text:p>2.87</text:p>
          </table:table-cell>
          <table:table-cell table:style-name="ce4" table:formula="of:=[.Z10]*100/[.Y10]" office:value-type="float" office:value="7.89425949490591">
            <text:p>7.89</text:p>
          </table:table-cell>
          <table:table-cell table:style-name="ce4" table:formula="of:=[.Y10]-[.B10]" office:value-type="float" office:value="-2.9795">
            <text:p>-2.98</text:p>
          </table:table-cell>
          <table:table-cell table:style-name="ce15" table:formula="of:=[.AB10]*100/[.B10]" office:value-type="float" office:value="-7.5689448441247">
            <text:p>-7.57</text:p>
          </table:table-cell>
        </table:table-row>
        <table:table-row table:style-name="ro1">
          <table:table-cell table:style-name="ce2" table:number-columns-repeated="3"/>
          <table:table-cell table:style-name="ce8"/>
          <table:table-cell table:style-name="ce2" table:number-columns-repeated="2"/>
          <table:table-cell table:style-name="ce15" office:value-type="string">
            <text:p>PROMEDIO =</text:p>
          </table:table-cell>
          <table:table-cell table:style-name="ce18" table:formula="of:=AVERAGE([.H3:.H10])" office:value-type="float" office:value="0.39289">
            <text:p>0.39</text:p>
          </table:table-cell>
          <table:table-cell/>
          <table:table-cell table:style-name="ce4"/>
          <table:table-cell table:style-name="ce15" office:value-type="string">
            <text:p>PROMEDIO =</text:p>
          </table:table-cell>
          <table:table-cell table:style-name="ce18" table:formula="of:=AVERAGE([.L3:.L10])" office:value-type="float" office:value="0.0649500000000006">
            <text:p>0.06</text:p>
          </table:table-cell>
          <table:table-cell table:style-name="ce31"/>
          <table:table-cell table:style-name="ce34"/>
          <table:table-cell table:style-name="ce4" table:number-columns-repeated="3"/>
          <table:table-cell table:style-name="ce15" office:value-type="string">
            <text:p>PROMEDIO =</text:p>
          </table:table-cell>
          <table:table-cell table:style-name="ce36" table:formula="of:=AVERAGE([.S3:.S10])" office:value-type="float" office:value="-4.49082908964858">
            <text:p>-4.49</text:p>
          </table:table-cell>
          <table:table-cell table:style-name="ce5" table:number-columns-repeated="3"/>
          <table:table-cell table:style-name="ce15" office:value-type="string">
            <text:p>PROMEDIO = </text:p>
          </table:table-cell>
          <table:table-cell table:style-name="ce36" table:formula="of:=AVERAGE([.X3:.X10])" office:value-type="float" office:value="-11.5946398819116">
            <text:p>-11.59</text:p>
          </table:table-cell>
          <table:table-cell table:style-name="ce4" table:number-columns-repeated="3"/>
          <table:table-cell table:style-name="ce15" office:value-type="string">
            <text:p>PROMEDIO=</text:p>
          </table:table-cell>
          <table:table-cell table:style-name="ce18" table:formula="of:=AVERAGE([.AC3:.AC10])" office:value-type="float" office:value="-4.49082908964858">
            <text:p>-4.49</text:p>
          </table:table-cell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4" table:number-columns-repeated="2"/>
          <table:table-cell/>
          <table:table-cell table:style-name="ce4" table:number-columns-repeated="3"/>
          <table:table-cell table:style-name="ce31"/>
          <table:table-cell table:style-name="ce34"/>
          <table:table-cell table:style-name="ce4" table:number-columns-repeated="4"/>
          <table:table-cell table:style-name="ce33"/>
          <table:table-cell table:style-name="ce5" table:number-columns-repeated="3"/>
          <table:table-cell table:style-name="ce39"/>
          <table:table-cell table:style-name="ce34"/>
          <table:table-cell table:style-name="ce4" table:number-columns-repeated="5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"/>
          <table:table-cell table:style-name="ce4" table:number-columns-repeated="2"/>
          <table:table-cell table:style-name="ce19" office:value-type="string">
            <text:p>Pile-up 7-12 </text:p>
          </table:table-cell>
          <table:table-cell table:style-name="ce23"/>
          <table:table-cell table:style-name="ce4" table:number-columns-repeated="2"/>
          <table:table-cell table:style-name="ce31"/>
          <table:table-cell table:style-name="ce33" office:value-type="string">
            <text:p>Average variance %</text:p>
          </table:table-cell>
          <table:table-cell table:style-name="ce4" table:number-columns-repeated="4"/>
          <table:table-cell table:style-name="ce33"/>
          <table:table-cell table:style-name="ce5" table:number-columns-repeated="3"/>
          <table:table-cell table:style-name="ce39"/>
          <table:table-cell table:style-name="ce34"/>
          <table:table-cell table:style-name="ce4" table:number-columns-repeated="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4" office:value-type="float" office:value="5.41169">
            <text:p>5.41</text:p>
          </table:table-cell>
          <table:table-cell table:style-name="ce4" office:value-type="float" office:value="0.162509">
            <text:p>0.16</text:p>
          </table:table-cell>
          <table:table-cell table:style-name="ce7" table:formula="of:=[.C14]*100/[.B14]" office:value-type="float" office:value="3.00292514907543">
            <text:p>3.00</text:p>
          </table:table-cell>
          <table:table-cell table:style-name="ce4" office:value-type="float" office:value="5.28921">
            <text:p>5.29</text:p>
          </table:table-cell>
          <table:table-cell table:style-name="ce4" office:value-type="float" office:value="0.243327">
            <text:p>0.24</text:p>
          </table:table-cell>
          <table:table-cell table:style-name="ce4" table:formula="of:=[.F14]*100/[.E14]" office:value-type="float" office:value="4.60044127572927">
            <text:p>4.60</text:p>
          </table:table-cell>
          <table:table-cell table:style-name="ce15" table:formula="of:=[.B14]-[.E14]" office:value-type="float" office:value="0.12248">
            <text:p>0.12</text:p>
          </table:table-cell>
          <table:table-cell table:style-name="ce4" office:value-type="float" office:value="5.19501">
            <text:p>5.20</text:p>
          </table:table-cell>
          <table:table-cell table:style-name="ce4" office:value-type="float" office:value="0.231174">
            <text:p>0.23</text:p>
          </table:table-cell>
          <table:table-cell table:style-name="ce4" table:formula="of:=[.J14]*100/[.I14]" office:value-type="float" office:value="4.44992406174387">
            <text:p>4.45</text:p>
          </table:table-cell>
          <table:table-cell table:style-name="ce15" table:formula="of:=[.B14]-[.I14]" office:value-type="float" office:value="0.21668">
            <text:p>0.22</text:p>
          </table:table-cell>
          <table:table-cell table:style-name="ce31" table:formula="of:=AVERAGE(ABS([.E14]-[.B14]);ABS([.I14]-[.B14]))" office:value-type="float" office:value="0.16958">
            <text:p>0.17</text:p>
          </table:table-cell>
          <table:table-cell table:style-name="ce33" table:formula="of:=[.M14]*100/[.B14]" office:value-type="float" office:value="3.13358673538211">
            <text:p>3.13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P14]*100/[.O14]" office:value-type="float" office:value="2.97618411204961">
            <text:p>2.98</text:p>
          </table:table-cell>
          <table:table-cell table:style-name="ce4" table:formula="of:=[.O14]-[.B14]" office:value-type="float" office:value="-0.17401">
            <text:p>-0.17</text:p>
          </table:table-cell>
          <table:table-cell table:style-name="ce35" table:formula="of:=[.R14]*100/[.B14]" office:value-type="float" office:value="-3.21544656105579">
            <text:p>-3.22</text:p>
          </table:table-cell>
          <table:table-cell table:style-name="ce5" office:value-type="float" office:value="5.07392">
            <text:p>5.07</text:p>
          </table:table-cell>
          <table:table-cell table:style-name="ce5" office:value-type="float" office:value="0.262368">
            <text:p>0.26</text:p>
          </table:table-cell>
          <table:table-cell table:style-name="ce5" table:formula="of:=[.U14]*100/[.T14]" office:value-type="float" office:value="5.17091321897074">
            <text:p>5.17</text:p>
          </table:table-cell>
          <table:table-cell table:style-name="ce39" table:formula="of:=[.T14]-[.B14]" office:value-type="float" office:value="-0.33777">
            <text:p>-0.34</text:p>
          </table:table-cell>
          <table:table-cell table:style-name="ce35" table:formula="of:=[.W14]*100/[.B14]" office:value-type="float" office:value="-6.24148833358895">
            <text:p>-6.24</text:p>
          </table:table-cell>
          <table:table-cell table:style-name="ce4" office:value-type="float" office:value="5.23768">
            <text:p>5.24</text:p>
          </table:table-cell>
          <table:table-cell table:style-name="ce4" office:value-type="float" office:value="0.155883">
            <text:p>0.16</text:p>
          </table:table-cell>
          <table:table-cell table:style-name="ce4" table:formula="of:=[.Z14]*100/[.Y14]" office:value-type="float" office:value="2.97618411204961">
            <text:p>2.98</text:p>
          </table:table-cell>
          <table:table-cell table:style-name="ce4" table:formula="of:=[.Y14]-[.B14]" office:value-type="float" office:value="-0.17401">
            <text:p>-0.17</text:p>
          </table:table-cell>
          <table:table-cell table:style-name="ce15" table:formula="of:=[.AB14]*100/[.B14]" office:value-type="float" office:value="-3.21544656105579">
            <text:p>-3.22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4" office:value-type="float" office:value="7.337">
            <text:p>7.34</text:p>
          </table:table-cell>
          <table:table-cell table:style-name="ce4" office:value-type="float" office:value="0.286064">
            <text:p>0.29</text:p>
          </table:table-cell>
          <table:table-cell table:style-name="ce7" table:formula="of:=[.C15]*100/[.B15]" office:value-type="float" office:value="3.89892326563991">
            <text:p>3.90</text:p>
          </table:table-cell>
          <table:table-cell table:style-name="ce4" office:value-type="float" office:value="7.62846">
            <text:p>7.63</text:p>
          </table:table-cell>
          <table:table-cell table:style-name="ce4" office:value-type="float" office:value="0.414241">
            <text:p>0.41</text:p>
          </table:table-cell>
          <table:table-cell table:style-name="ce4" table:formula="of:=[.F15]*100/[.E15]" office:value-type="float" office:value="5.43020478576279">
            <text:p>5.43</text:p>
          </table:table-cell>
          <table:table-cell table:style-name="ce15" table:formula="of:=[.B15]-[.E15]" office:value-type="float" office:value="-0.291460000000001">
            <text:p>-0.29</text:p>
          </table:table-cell>
          <table:table-cell table:style-name="ce4" office:value-type="float" office:value="7.00602">
            <text:p>7.01</text:p>
          </table:table-cell>
          <table:table-cell table:style-name="ce4" office:value-type="float" office:value="0.360266">
            <text:p>0.36</text:p>
          </table:table-cell>
          <table:table-cell table:style-name="ce4" table:formula="of:=[.J15]*100/[.I15]" office:value-type="float" office:value="5.14223482091116">
            <text:p>5.14</text:p>
          </table:table-cell>
          <table:table-cell table:style-name="ce15" table:formula="of:=[.B15]-[.I15]" office:value-type="float" office:value="0.330979999999999">
            <text:p>0.33</text:p>
          </table:table-cell>
          <table:table-cell table:style-name="ce31" table:formula="of:=AVERAGE(ABS([.E15]-[.B15]);ABS([.I15]-[.B15]))" office:value-type="float" office:value="0.31122">
            <text:p>0.31</text:p>
          </table:table-cell>
          <table:table-cell table:style-name="ce33" table:formula="of:=[.M15]*100/[.B15]" office:value-type="float" office:value="4.24178819681069">
            <text:p>4.24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P15]*100/[.O15]" office:value-type="float" office:value="3.82440364716209">
            <text:p>3.82</text:p>
          </table:table-cell>
          <table:table-cell table:style-name="ce4" table:formula="of:=[.O15]-[.B15]" office:value-type="float" office:value="-0.261909999999999">
            <text:p>-0.26</text:p>
          </table:table-cell>
          <table:table-cell table:style-name="ce35" table:formula="of:=[.R15]*100/[.B15]" office:value-type="float" office:value="-3.56971514242878">
            <text:p>-3.57</text:p>
          </table:table-cell>
          <table:table-cell table:style-name="ce5" office:value-type="float" office:value="6.20206">
            <text:p>6.20</text:p>
          </table:table-cell>
          <table:table-cell table:style-name="ce5" office:value-type="float" office:value="0.340299">
            <text:p>0.34</text:p>
          </table:table-cell>
          <table:table-cell table:style-name="ce5" table:formula="of:=[.U15]*100/[.T15]" office:value-type="float" office:value="5.48687049141737">
            <text:p>5.49</text:p>
          </table:table-cell>
          <table:table-cell table:style-name="ce39" table:formula="of:=[.T15]-[.B15]" office:value-type="float" office:value="-1.13494">
            <text:p>-1.13</text:p>
          </table:table-cell>
          <table:table-cell table:style-name="ce35" table:formula="of:=[.W15]*100/[.B15]" office:value-type="float" office:value="-15.4687201853619">
            <text:p>-15.47</text:p>
          </table:table-cell>
          <table:table-cell table:style-name="ce4" office:value-type="float" office:value="7.07509">
            <text:p>7.08</text:p>
          </table:table-cell>
          <table:table-cell table:style-name="ce4" office:value-type="float" office:value="0.27058">
            <text:p>0.27</text:p>
          </table:table-cell>
          <table:table-cell table:style-name="ce4" table:formula="of:=[.Z15]*100/[.Y15]" office:value-type="float" office:value="3.82440364716209">
            <text:p>3.82</text:p>
          </table:table-cell>
          <table:table-cell table:style-name="ce4" table:formula="of:=[.Y15]-[.B15]" office:value-type="float" office:value="-0.261909999999999">
            <text:p>-0.26</text:p>
          </table:table-cell>
          <table:table-cell table:style-name="ce15" table:formula="of:=[.AB15]*100/[.B15]" office:value-type="float" office:value="-3.56971514242878">
            <text:p>-3.57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4" office:value-type="float" office:value="9.39805">
            <text:p>9.40</text:p>
          </table:table-cell>
          <table:table-cell table:style-name="ce4" office:value-type="float" office:value="0.375426">
            <text:p>0.38</text:p>
          </table:table-cell>
          <table:table-cell table:style-name="ce7" table:formula="of:=[.C16]*100/[.B16]" office:value-type="float" office:value="3.99472230941525">
            <text:p>3.99</text:p>
          </table:table-cell>
          <table:table-cell table:style-name="ce4" office:value-type="float" office:value="8.75837">
            <text:p>8.76</text:p>
          </table:table-cell>
          <table:table-cell table:style-name="ce4" office:value-type="float" office:value="0.478096">
            <text:p>0.48</text:p>
          </table:table-cell>
          <table:table-cell table:style-name="ce4" table:formula="of:=[.F16]*100/[.E16]" office:value-type="float" office:value="5.45873261805564">
            <text:p>5.46</text:p>
          </table:table-cell>
          <table:table-cell table:style-name="ce15" table:formula="of:=[.B16]-[.E16]" office:value-type="float" office:value="0.63968">
            <text:p>0.64</text:p>
          </table:table-cell>
          <table:table-cell table:style-name="ce4" office:value-type="float" office:value="10.2215">
            <text:p>10.22</text:p>
          </table:table-cell>
          <table:table-cell table:style-name="ce4" office:value-type="float" office:value="0.58165">
            <text:p>0.58</text:p>
          </table:table-cell>
          <table:table-cell table:style-name="ce4" table:formula="of:=[.J16]*100/[.I16]" office:value-type="float" office:value="5.69045639094066">
            <text:p>5.69</text:p>
          </table:table-cell>
          <table:table-cell table:style-name="ce15" table:formula="of:=[.B16]-[.I16]" office:value-type="float" office:value="-0.823450000000001">
            <text:p>-0.82</text:p>
          </table:table-cell>
          <table:table-cell table:style-name="ce31" table:formula="of:=AVERAGE(ABS([.E16]-[.B16]);ABS([.I16]-[.B16]))" office:value-type="float" office:value="0.731565000000001">
            <text:p>0.73</text:p>
          </table:table-cell>
          <table:table-cell table:style-name="ce33" table:formula="of:=[.M16]*100/[.B16]" office:value-type="float" office:value="7.78422119482234">
            <text:p>7.78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P16]*100/[.O16]" office:value-type="float" office:value="4.02806530704081">
            <text:p>4.03</text:p>
          </table:table-cell>
          <table:table-cell table:style-name="ce4" table:formula="of:=[.O16]-[.B16]" office:value-type="float" office:value="-0.331339999999999">
            <text:p>-0.33</text:p>
          </table:table-cell>
          <table:table-cell table:style-name="ce35" table:formula="of:=[.R16]*100/[.B16]" office:value-type="float" office:value="-3.52562499667483">
            <text:p>-3.53</text:p>
          </table:table-cell>
          <table:table-cell table:style-name="ce5" office:value-type="float" office:value="8.75853">
            <text:p>8.76</text:p>
          </table:table-cell>
          <table:table-cell table:style-name="ce5" office:value-type="float" office:value="0.471629">
            <text:p>0.47</text:p>
          </table:table-cell>
          <table:table-cell table:style-name="ce5" table:formula="of:=[.U16]*100/[.T16]" office:value-type="float" office:value="5.38479630714286">
            <text:p>5.38</text:p>
          </table:table-cell>
          <table:table-cell table:style-name="ce39" table:formula="of:=[.T16]-[.B16]" office:value-type="float" office:value="-0.639519999999999">
            <text:p>-0.64</text:p>
          </table:table-cell>
          <table:table-cell table:style-name="ce35" table:formula="of:=[.W16]*100/[.B16]" office:value-type="float" office:value="-6.80481589265858">
            <text:p>-6.80</text:p>
          </table:table-cell>
          <table:table-cell table:style-name="ce4" office:value-type="float" office:value="9.06671">
            <text:p>9.07</text:p>
          </table:table-cell>
          <table:table-cell table:style-name="ce4" office:value-type="float" office:value="0.365213">
            <text:p>0.37</text:p>
          </table:table-cell>
          <table:table-cell table:style-name="ce4" table:formula="of:=[.Z16]*100/[.Y16]" office:value-type="float" office:value="4.02806530704081">
            <text:p>4.03</text:p>
          </table:table-cell>
          <table:table-cell table:style-name="ce4" table:formula="of:=[.Y16]-[.B16]" office:value-type="float" office:value="-0.331339999999999">
            <text:p>-0.33</text:p>
          </table:table-cell>
          <table:table-cell table:style-name="ce15" table:formula="of:=[.AB16]*100/[.B16]" office:value-type="float" office:value="-3.52562499667483">
            <text:p>-3.53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4" office:value-type="float" office:value="11.9955">
            <text:p>12.00</text:p>
          </table:table-cell>
          <table:table-cell table:style-name="ce4" office:value-type="float" office:value="0.498106">
            <text:p>0.50</text:p>
          </table:table-cell>
          <table:table-cell table:style-name="ce7" table:formula="of:=[.C17]*100/[.B17]" office:value-type="float" office:value="4.15244049852028">
            <text:p>4.15</text:p>
          </table:table-cell>
          <table:table-cell table:style-name="ce4" office:value-type="float" office:value="11.5123">
            <text:p>11.51</text:p>
          </table:table-cell>
          <table:table-cell table:style-name="ce4" office:value-type="float" office:value="0.616206">
            <text:p>0.62</text:p>
          </table:table-cell>
          <table:table-cell table:style-name="ce4" table:formula="of:=[.F17]*100/[.E17]" office:value-type="float" office:value="5.35258810142196">
            <text:p>5.35</text:p>
          </table:table-cell>
          <table:table-cell table:style-name="ce15" table:formula="of:=[.B17]-[.E17]" office:value-type="float" office:value="0.4832">
            <text:p>0.48</text:p>
          </table:table-cell>
          <table:table-cell table:style-name="ce4" office:value-type="float" office:value="12.6197">
            <text:p>12.62</text:p>
          </table:table-cell>
          <table:table-cell table:style-name="ce4" office:value-type="float" office:value="0.769645">
            <text:p>0.77</text:p>
          </table:table-cell>
          <table:table-cell table:style-name="ce4" table:formula="of:=[.J17]*100/[.I17]" office:value-type="float" office:value="6.09875829060913">
            <text:p>6.10</text:p>
          </table:table-cell>
          <table:table-cell table:style-name="ce15" table:formula="of:=[.B17]-[.I17]" office:value-type="float" office:value="-0.6242">
            <text:p>-0.62</text:p>
          </table:table-cell>
          <table:table-cell table:style-name="ce31" table:formula="of:=AVERAGE(ABS([.E17]-[.B17]);ABS([.I17]-[.B17]))" office:value-type="float" office:value="0.5537">
            <text:p>0.55</text:p>
          </table:table-cell>
          <table:table-cell table:style-name="ce33" table:formula="of:=[.M17]*100/[.B17]" office:value-type="float" office:value="4.61589762827727">
            <text:p>4.62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P17]*100/[.O17]" office:value-type="float" office:value="4.26836798771979">
            <text:p>4.27</text:p>
          </table:table-cell>
          <table:table-cell table:style-name="ce4" table:formula="of:=[.O17]-[.B17]" office:value-type="float" office:value="-0.5299">
            <text:p>-0.53</text:p>
          </table:table-cell>
          <table:table-cell table:style-name="ce35" table:formula="of:=[.R17]*100/[.B17]" office:value-type="float" office:value="-4.41748989204285">
            <text:p>-4.42</text:p>
          </table:table-cell>
          <table:table-cell table:style-name="ce5" office:value-type="float" office:value="11.2315">
            <text:p>11.23</text:p>
          </table:table-cell>
          <table:table-cell table:style-name="ce5" office:value-type="float" office:value="0.642367">
            <text:p>0.64</text:p>
          </table:table-cell>
          <table:table-cell table:style-name="ce5" table:formula="of:=[.U17]*100/[.T17]" office:value-type="float" office:value="5.71933401593732">
            <text:p>5.72</text:p>
          </table:table-cell>
          <table:table-cell table:style-name="ce39" table:formula="of:=[.T17]-[.B17]" office:value-type="float" office:value="-0.763999999999999">
            <text:p>-0.76</text:p>
          </table:table-cell>
          <table:table-cell table:style-name="ce35" table:formula="of:=[.W17]*100/[.B17]" office:value-type="float" office:value="-6.36905506231503">
            <text:p>-6.37</text:p>
          </table:table-cell>
          <table:table-cell table:style-name="ce4" office:value-type="float" office:value="11.4656">
            <text:p>11.47</text:p>
          </table:table-cell>
          <table:table-cell table:style-name="ce4" office:value-type="float" office:value="0.489394">
            <text:p>0.49</text:p>
          </table:table-cell>
          <table:table-cell table:style-name="ce4" table:formula="of:=[.Z17]*100/[.Y17]" office:value-type="float" office:value="4.26836798771979">
            <text:p>4.27</text:p>
          </table:table-cell>
          <table:table-cell table:style-name="ce4" table:formula="of:=[.Y17]-[.B17]" office:value-type="float" office:value="-0.5299">
            <text:p>-0.53</text:p>
          </table:table-cell>
          <table:table-cell table:style-name="ce15" table:formula="of:=[.AB17]*100/[.B17]" office:value-type="float" office:value="-4.41748989204285">
            <text:p>-4.42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4" office:value-type="float" office:value="14.054">
            <text:p>14.05</text:p>
          </table:table-cell>
          <table:table-cell table:style-name="ce4" office:value-type="float" office:value="0.676323">
            <text:p>0.68</text:p>
          </table:table-cell>
          <table:table-cell table:style-name="ce7" table:formula="of:=[.C18]*100/[.B18]" office:value-type="float" office:value="4.81231677814145">
            <text:p>4.81</text:p>
          </table:table-cell>
          <table:table-cell table:style-name="ce4" office:value-type="float" office:value="14.7381">
            <text:p>14.74</text:p>
          </table:table-cell>
          <table:table-cell table:style-name="ce4" office:value-type="float" office:value="0.980979">
            <text:p>0.98</text:p>
          </table:table-cell>
          <table:table-cell table:style-name="ce4" table:formula="of:=[.F18]*100/[.E18]" office:value-type="float" office:value="6.65607507073503">
            <text:p>6.66</text:p>
          </table:table-cell>
          <table:table-cell table:style-name="ce15" table:formula="of:=[.B18]-[.E18]" office:value-type="float" office:value="-0.684099999999999">
            <text:p>-0.68</text:p>
          </table:table-cell>
          <table:table-cell table:style-name="ce4" office:value-type="float" office:value="13.7294">
            <text:p>13.73</text:p>
          </table:table-cell>
          <table:table-cell table:style-name="ce4" office:value-type="float" office:value="0.935705">
            <text:p>0.94</text:p>
          </table:table-cell>
          <table:table-cell table:style-name="ce4" table:formula="of:=[.J18]*100/[.I18]" office:value-type="float" office:value="6.81533788803589">
            <text:p>6.82</text:p>
          </table:table-cell>
          <table:table-cell table:style-name="ce15" table:formula="of:=[.B18]-[.I18]" office:value-type="float" office:value="0.3246">
            <text:p>0.32</text:p>
          </table:table-cell>
          <table:table-cell table:style-name="ce31" table:formula="of:=AVERAGE(ABS([.E18]-[.B18]);ABS([.I18]-[.B18]))" office:value-type="float" office:value="0.50435">
            <text:p>0.50</text:p>
          </table:table-cell>
          <table:table-cell table:style-name="ce33" table:formula="of:=[.M18]*100/[.B18]" office:value-type="float" office:value="3.58865803330012">
            <text:p>3.59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P18]*100/[.O18]" office:value-type="float" office:value="5.00692036449208">
            <text:p>5.01</text:p>
          </table:table-cell>
          <table:table-cell table:style-name="ce4" table:formula="of:=[.O18]-[.B18]" office:value-type="float" office:value="-0.4131">
            <text:p>-0.41</text:p>
          </table:table-cell>
          <table:table-cell table:style-name="ce35" table:formula="of:=[.R18]*100/[.B18]" office:value-type="float" office:value="-2.93937668991035">
            <text:p>-2.94</text:p>
          </table:table-cell>
          <table:table-cell table:style-name="ce5" office:value-type="float" office:value="12.2365">
            <text:p>12.24</text:p>
          </table:table-cell>
          <table:table-cell table:style-name="ce5" office:value-type="float" office:value="0.638898">
            <text:p>0.64</text:p>
          </table:table-cell>
          <table:table-cell table:style-name="ce5" table:formula="of:=[.U18]*100/[.T18]" office:value-type="float" office:value="5.22124790585543">
            <text:p>5.22</text:p>
          </table:table-cell>
          <table:table-cell table:style-name="ce39" table:formula="of:=[.T18]-[.B18]" office:value-type="float" office:value="-1.8175">
            <text:p>-1.82</text:p>
          </table:table-cell>
          <table:table-cell table:style-name="ce35" table:formula="of:=[.W18]*100/[.B18]" office:value-type="float" office:value="-12.932261277928">
            <text:p>-12.93</text:p>
          </table:table-cell>
          <table:table-cell table:style-name="ce4" office:value-type="float" office:value="13.6409">
            <text:p>13.64</text:p>
          </table:table-cell>
          <table:table-cell table:style-name="ce4" office:value-type="float" office:value="0.682989">
            <text:p>0.68</text:p>
          </table:table-cell>
          <table:table-cell table:style-name="ce4" table:formula="of:=[.Z18]*100/[.Y18]" office:value-type="float" office:value="5.00692036449208">
            <text:p>5.01</text:p>
          </table:table-cell>
          <table:table-cell table:style-name="ce4" table:formula="of:=[.Y18]-[.B18]" office:value-type="float" office:value="-0.4131">
            <text:p>-0.41</text:p>
          </table:table-cell>
          <table:table-cell table:style-name="ce15" table:formula="of:=[.AB18]*100/[.B18]" office:value-type="float" office:value="-2.93937668991035">
            <text:p>-2.94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4" office:value-type="float" office:value="15.6515">
            <text:p>15.65</text:p>
          </table:table-cell>
          <table:table-cell table:style-name="ce4" office:value-type="float" office:value="0.896898">
            <text:p>0.90</text:p>
          </table:table-cell>
          <table:table-cell table:style-name="ce7" table:formula="of:=[.C19]*100/[.B19]" office:value-type="float" office:value="5.73042839344472">
            <text:p>5.73</text:p>
          </table:table-cell>
          <table:table-cell table:style-name="ce4" office:value-type="float" office:value="15.1354">
            <text:p>15.14</text:p>
          </table:table-cell>
          <table:table-cell table:style-name="ce4" office:value-type="float" office:value="1.10305">
            <text:p>1.10</text:p>
          </table:table-cell>
          <table:table-cell table:style-name="ce4" table:formula="of:=[.F19]*100/[.E19]" office:value-type="float" office:value="7.28788139064709">
            <text:p>7.29</text:p>
          </table:table-cell>
          <table:table-cell table:style-name="ce15" table:formula="of:=[.B19]-[.E19]" office:value-type="float" office:value="0.5161">
            <text:p>0.52</text:p>
          </table:table-cell>
          <table:table-cell table:style-name="ce4" office:value-type="float" office:value="15.6996">
            <text:p>15.70</text:p>
          </table:table-cell>
          <table:table-cell table:style-name="ce4" office:value-type="float" office:value="1.15047">
            <text:p>1.15</text:p>
          </table:table-cell>
          <table:table-cell table:style-name="ce4" table:formula="of:=[.J19]*100/[.I19]" office:value-type="float" office:value="7.32802109607888">
            <text:p>7.33</text:p>
          </table:table-cell>
          <table:table-cell table:style-name="ce15" table:formula="of:=[.B19]-[.I19]" office:value-type="float" office:value="-0.0480999999999998">
            <text:p>-0.05</text:p>
          </table:table-cell>
          <table:table-cell table:style-name="ce31" table:formula="of:=AVERAGE(ABS([.E19]-[.B19]);ABS([.I19]-[.B19]))" office:value-type="float" office:value="0.2821">
            <text:p>0.28</text:p>
          </table:table-cell>
          <table:table-cell table:style-name="ce34" table:formula="of:=[.M19]*100/[.B19]" office:value-type="float" office:value="1.80238315816375">
            <text:p>1.80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P19]*100/[.O19]" office:value-type="float" office:value="5.53337589411975">
            <text:p>5.53</text:p>
          </table:table-cell>
          <table:table-cell table:style-name="ce4" table:formula="of:=[.O19]-[.B19]" office:value-type="float" office:value="-1.0841">
            <text:p>-1.08</text:p>
          </table:table-cell>
          <table:table-cell table:style-name="ce35" table:formula="of:=[.R19]*100/[.B19]" office:value-type="float" office:value="-6.92649266843434">
            <text:p>-6.93</text:p>
          </table:table-cell>
          <table:table-cell table:style-name="ce5" office:value-type="float" office:value="13.8341">
            <text:p>13.83</text:p>
          </table:table-cell>
          <table:table-cell table:style-name="ce5" office:value-type="float" office:value="1.05414">
            <text:p>1.05</text:p>
          </table:table-cell>
          <table:table-cell table:style-name="ce5" table:formula="of:=[.U19]*100/[.T19]" office:value-type="float" office:value="7.61986685075285">
            <text:p>7.62</text:p>
          </table:table-cell>
          <table:table-cell table:style-name="ce39" table:formula="of:=[.T19]-[.B19]" office:value-type="float" office:value="-1.8174">
            <text:p>-1.82</text:p>
          </table:table-cell>
          <table:table-cell table:style-name="ce35" table:formula="of:=[.W19]*100/[.B19]" office:value-type="float" office:value="-11.6116666134236">
            <text:p>-11.61</text:p>
          </table:table-cell>
          <table:table-cell table:style-name="ce4" office:value-type="float" office:value="14.5674">
            <text:p>14.57</text:p>
          </table:table-cell>
          <table:table-cell table:style-name="ce4" office:value-type="float" office:value="0.806069">
            <text:p>0.81</text:p>
          </table:table-cell>
          <table:table-cell table:style-name="ce4" table:formula="of:=[.Z19]*100/[.Y19]" office:value-type="float" office:value="5.53337589411975">
            <text:p>5.53</text:p>
          </table:table-cell>
          <table:table-cell table:style-name="ce4" table:formula="of:=[.Y19]-[.B19]" office:value-type="float" office:value="-1.0841">
            <text:p>-1.08</text:p>
          </table:table-cell>
          <table:table-cell table:style-name="ce15" table:formula="of:=[.AB19]*100/[.B19]" office:value-type="float" office:value="-6.92649266843434">
            <text:p>-6.93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4" office:value-type="float" office:value="18.6763">
            <text:p>18.68</text:p>
          </table:table-cell>
          <table:table-cell table:style-name="ce4" office:value-type="float" office:value="1.05072">
            <text:p>1.05</text:p>
          </table:table-cell>
          <table:table-cell table:style-name="ce7" table:formula="of:=[.C20]*100/[.B20]" office:value-type="float" office:value="5.62595374886889">
            <text:p>5.63</text:p>
          </table:table-cell>
          <table:table-cell table:style-name="ce4" office:value-type="float" office:value="18.3125">
            <text:p>18.31</text:p>
          </table:table-cell>
          <table:table-cell table:style-name="ce4" office:value-type="float" office:value="1.42042">
            <text:p>1.42</text:p>
          </table:table-cell>
          <table:table-cell table:style-name="ce4" table:formula="of:=[.F20]*100/[.E20]" office:value-type="float" office:value="7.75655972696246">
            <text:p>7.76</text:p>
          </table:table-cell>
          <table:table-cell table:style-name="ce15" table:formula="of:=[.B20]-[.E20]" office:value-type="float" office:value="0.363800000000001">
            <text:p>0.36</text:p>
          </table:table-cell>
          <table:table-cell table:style-name="ce4" office:value-type="float" office:value="19.5213">
            <text:p>19.52</text:p>
          </table:table-cell>
          <table:table-cell table:style-name="ce4" office:value-type="float" office:value="1.48753">
            <text:p>1.49</text:p>
          </table:table-cell>
          <table:table-cell table:style-name="ce4" table:formula="of:=[.J20]*100/[.I20]" office:value-type="float" office:value="7.62003555091106">
            <text:p>7.62</text:p>
          </table:table-cell>
          <table:table-cell table:style-name="ce15" table:formula="of:=[.B20]-[.I20]" office:value-type="float" office:value="-0.844999999999999">
            <text:p>-0.84</text:p>
          </table:table-cell>
          <table:table-cell table:style-name="ce31" table:formula="of:=AVERAGE(ABS([.E20]-[.B20]);ABS([.I20]-[.B20]))" office:value-type="float" office:value="0.6044">
            <text:p>0.60</text:p>
          </table:table-cell>
          <table:table-cell table:style-name="ce33" table:formula="of:=[.M20]*100/[.B20]" office:value-type="float" office:value="3.2361870391887">
            <text:p>3.24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P20]*100/[.O20]" office:value-type="float" office:value="5.38026904829601">
            <text:p>5.38</text:p>
          </table:table-cell>
          <table:table-cell table:style-name="ce4" table:formula="of:=[.O20]-[.B20]" office:value-type="float" office:value="-0.739000000000001">
            <text:p>-0.74</text:p>
          </table:table-cell>
          <table:table-cell table:style-name="ce35" table:formula="of:=[.R20]*100/[.B20]" office:value-type="float" office:value="-3.95688653534159">
            <text:p>-3.96</text:p>
          </table:table-cell>
          <table:table-cell table:style-name="ce5" office:value-type="float" office:value="16.086">
            <text:p>16.09</text:p>
          </table:table-cell>
          <table:table-cell table:style-name="ce5" office:value-type="float" office:value="1.02088">
            <text:p>1.02</text:p>
          </table:table-cell>
          <table:table-cell table:style-name="ce5" table:formula="of:=[.U20]*100/[.T20]" office:value-type="float" office:value="6.34638816362054">
            <text:p>6.35</text:p>
          </table:table-cell>
          <table:table-cell table:style-name="ce39" table:formula="of:=[.T20]-[.B20]" office:value-type="float" office:value="-2.5903">
            <text:p>-2.59</text:p>
          </table:table-cell>
          <table:table-cell table:style-name="ce35" table:formula="of:=[.W20]*100/[.B20]" office:value-type="float" office:value="-13.8694495162318">
            <text:p>-13.87</text:p>
          </table:table-cell>
          <table:table-cell table:style-name="ce4" office:value-type="float" office:value="17.9373">
            <text:p>17.94</text:p>
          </table:table-cell>
          <table:table-cell table:style-name="ce4" office:value-type="float" office:value="0.965075">
            <text:p>0.97</text:p>
          </table:table-cell>
          <table:table-cell table:style-name="ce4" table:formula="of:=[.Z20]*100/[.Y20]" office:value-type="float" office:value="5.38026904829601">
            <text:p>5.38</text:p>
          </table:table-cell>
          <table:table-cell table:style-name="ce4" table:formula="of:=[.Y20]-[.B20]" office:value-type="float" office:value="-0.739000000000001">
            <text:p>-0.74</text:p>
          </table:table-cell>
          <table:table-cell table:style-name="ce15" table:formula="of:=[.AB20]*100/[.B20]" office:value-type="float" office:value="-3.95688653534159">
            <text:p>-3.96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4" office:value-type="float" office:value="18.204">
            <text:p>18.20</text:p>
          </table:table-cell>
          <table:table-cell table:style-name="ce4" office:value-type="float" office:value="1.37646">
            <text:p>1.38</text:p>
          </table:table-cell>
          <table:table-cell table:style-name="ce7" table:formula="of:=[.C21]*100/[.B21]" office:value-type="float" office:value="7.56130520764667">
            <text:p>7.56</text:p>
          </table:table-cell>
          <table:table-cell table:style-name="ce4" office:value-type="float" office:value="18.3798">
            <text:p>18.38</text:p>
          </table:table-cell>
          <table:table-cell table:style-name="ce4" office:value-type="float" office:value="1.93884">
            <text:p>1.94</text:p>
          </table:table-cell>
          <table:table-cell table:style-name="ce4" table:formula="of:=[.F21]*100/[.E21]" office:value-type="float" office:value="10.5487546110404">
            <text:p>10.55</text:p>
          </table:table-cell>
          <table:table-cell table:style-name="ce15" table:formula="of:=[.B21]-[.E21]" office:value-type="float" office:value="-0.175799999999999">
            <text:p>-0.18</text:p>
          </table:table-cell>
          <table:table-cell table:style-name="ce4" office:value-type="float" office:value="18.4398">
            <text:p>18.44</text:p>
          </table:table-cell>
          <table:table-cell table:style-name="ce4" office:value-type="float" office:value="2.17478">
            <text:p>2.17</text:p>
          </table:table-cell>
          <table:table-cell table:style-name="ce4" table:formula="of:=[.J21]*100/[.I21]" office:value-type="float" office:value="11.7939457044003">
            <text:p>11.79</text:p>
          </table:table-cell>
          <table:table-cell table:style-name="ce15" table:formula="of:=[.B21]-[.I21]" office:value-type="float" office:value="-0.235800000000001">
            <text:p>-0.24</text:p>
          </table:table-cell>
          <table:table-cell table:style-name="ce31" table:formula="of:=AVERAGE(ABS([.E21]-[.B21]);ABS([.I21]-[.B21]))" office:value-type="float" office:value="0.2058">
            <text:p>0.21</text:p>
          </table:table-cell>
          <table:table-cell table:style-name="ce33" table:formula="of:=[.M21]*100/[.B21]" office:value-type="float" office:value="1.13052076466711">
            <text:p>1.13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P21]*100/[.O21]" office:value-type="float" office:value="7.87830548461353">
            <text:p>7.88</text:p>
          </table:table-cell>
          <table:table-cell table:style-name="ce4" table:formula="of:=[.O21]-[.B21]" office:value-type="float" office:value="-0.740600000000001">
            <text:p>-0.74</text:p>
          </table:table-cell>
          <table:table-cell table:style-name="ce35" table:formula="of:=[.R21]*100/[.B21]" office:value-type="float" office:value="-4.06833662931224">
            <text:p>-4.07</text:p>
          </table:table-cell>
          <table:table-cell table:style-name="ce5" office:value-type="float" office:value="18.3152">
            <text:p>18.32</text:p>
          </table:table-cell>
          <table:table-cell table:style-name="ce5" office:value-type="float" office:value="1.60944">
            <text:p>1.61</text:p>
          </table:table-cell>
          <table:table-cell table:style-name="ce5" table:formula="of:=[.U21]*100/[.T21]" office:value-type="float" office:value="8.78745522844413">
            <text:p>8.79</text:p>
          </table:table-cell>
          <table:table-cell table:style-name="ce39" table:formula="of:=[.T21]-[.B21]" office:value-type="float" office:value="0.1112">
            <text:p>0.11</text:p>
          </table:table-cell>
          <table:table-cell table:style-name="ce35" table:formula="of:=[.W21]*100/[.B21]" office:value-type="float" office:value="0.610854757196222">
            <text:p>0.61</text:p>
          </table:table-cell>
          <table:table-cell table:style-name="ce4" office:value-type="float" office:value="17.4634">
            <text:p>17.46</text:p>
          </table:table-cell>
          <table:table-cell table:style-name="ce4" office:value-type="float" office:value="1.37582">
            <text:p>1.38</text:p>
          </table:table-cell>
          <table:table-cell table:style-name="ce4" table:formula="of:=[.Z21]*100/[.Y21]" office:value-type="float" office:value="7.87830548461353">
            <text:p>7.88</text:p>
          </table:table-cell>
          <table:table-cell table:style-name="ce4" table:formula="of:=[.Y21]-[.B21]" office:value-type="float" office:value="-0.740600000000001">
            <text:p>-0.74</text:p>
          </table:table-cell>
          <table:table-cell table:style-name="ce15" table:formula="of:=[.AB21]*100/[.B21]" office:value-type="float" office:value="-4.06833662931224">
            <text:p>-4.07</text:p>
          </table:table-cell>
        </table:table-row>
        <table:table-row table:style-name="ro1">
          <table:table-cell table:style-name="ce2" table:number-columns-repeated="3"/>
          <table:table-cell table:style-name="ce10"/>
          <table:table-cell table:style-name="ce2" table:number-columns-repeated="2"/>
          <table:table-cell table:style-name="ce16" office:value-type="string">
            <text:p>PROMEDIO =</text:p>
          </table:table-cell>
          <table:table-cell table:style-name="ce18" table:formula="of:=AVERAGE([.H14:.H21])" office:value-type="float" office:value="0.1217375">
            <text:p>0.12</text:p>
          </table:table-cell>
          <table:table-cell table:number-columns-repeated="2"/>
          <table:table-cell table:style-name="ce24" office:value-type="string">
            <text:p>PROMEDIO =</text:p>
          </table:table-cell>
          <table:table-cell table:style-name="ce18" table:formula="of:=AVERAGE([.L14:.L21])" office:value-type="float" office:value="-0.21303625">
            <text:p>-0.21</text:p>
          </table:table-cell>
          <table:table-cell table:style-name="ce29"/>
          <table:table-cell table:style-name="ce11"/>
          <table:table-cell table:number-columns-repeated="3"/>
          <table:table-cell table:style-name="ce24" office:value-type="string">
            <text:p>PROMEDIO =</text:p>
          </table:table-cell>
          <table:table-cell table:style-name="ce37" table:formula="of:=AVERAGE([.S14:.S21])" office:value-type="float" office:value="-4.0774211394001">
            <text:p>-4.08</text:p>
          </table:table-cell>
          <table:table-cell table:style-name="ce25" table:number-columns-repeated="3"/>
          <table:table-cell table:style-name="ce24" office:value-type="string">
            <text:p>PROMEDIO = </text:p>
          </table:table-cell>
          <table:table-cell table:style-name="ce36" table:formula="of:=AVERAGE([.X14:.X21])" office:value-type="float" office:value="-9.08582526553895">
            <text:p>-9.09</text:p>
          </table:table-cell>
          <table:table-cell table:number-columns-repeated="3"/>
          <table:table-cell table:style-name="ce24" office:value-type="string">
            <text:p>PROMEDIO=</text:p>
          </table:table-cell>
          <table:table-cell table:style-name="ce18" table:formula="of:=AVERAGE([.AC14:.AC21])" office:value-type="float" office:value="-4.0774211394001">
            <text:p>-4.08</text:p>
          </table:table-cell>
        </table:table-row>
        <table:table-row table:style-name="ro1">
          <table:table-cell table:number-columns-repeated="3"/>
          <table:table-cell table:style-name="ce11"/>
          <table:table-cell table:number-columns-repeated="8"/>
          <table:table-cell table:style-name="ce29"/>
          <table:table-cell table:style-name="ce11"/>
          <table:table-cell table:number-columns-repeated="4"/>
          <table:table-cell table:style-name="ce7"/>
          <table:table-cell table:style-name="ce25" table:number-columns-repeated="4"/>
          <table:table-cell table:style-name="ce34"/>
          <table:table-cell table:number-columns-repeated="5"/>
        </table:table-row>
        <table:table-row table:style-name="ro2">
          <table:table-cell table:number-columns-repeated="29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1" office:value-type="string">
            <text:p>JER %</text:p>
          </table:table-cell>
          <table:table-cell table:style-name="ce1"/>
          <table:table-cell table:number-columns-repeated="17"/>
        </table:table-row>
        <table:table-row table:style-name="ro1">
          <table:table-cell table:number-columns-repeated="3"/>
          <table:table-cell table:style-name="ce12" office:value-type="percentage" office:value="0.5">
            <text:p>5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7.61755">
            <text:p>7.6</text:p>
          </table:table-cell>
          <table:table-cell table:style-name="ce17" office:value-type="float" office:value="3.58684878996528">
            <text:p>3.6</text:p>
          </table:table-cell>
          <table:table-cell table:style-name="ce17"/>
          <table:table-cell table:style-name="ce20" office:value-type="float" office:value="4.09114479064791">
            <text:p>4.1</text:p>
          </table:table-cell>
          <table:table-cell table:style-name="ce20" office:value-type="float" office:value="2.26017551574981">
            <text:p>2.3</text:p>
          </table:table-cell>
          <table:table-cell table:style-name="ce20" office:value-type="float" office:value="7.35787753280254">
            <text:p>7.4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10.5791">
            <text:p>10.6</text:p>
          </table:table-cell>
          <table:table-cell table:style-name="ce17" office:value-type="float" office:value="4.08670869922772">
            <text:p>4.1</text:p>
          </table:table-cell>
          <table:table-cell table:style-name="ce17"/>
          <table:table-cell table:style-name="ce20" office:value-type="float" office:value="6.30266279740242">
            <text:p>6.3</text:p>
          </table:table-cell>
          <table:table-cell table:style-name="ce20" office:value-type="float" office:value="5.42295658420849">
            <text:p>5.4</text:p>
          </table:table-cell>
          <table:table-cell table:style-name="ce20" office:value-type="float" office:value="15.2670832112373">
            <text:p>15.3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14.0012">
            <text:p>14.0</text:p>
          </table:table-cell>
          <table:table-cell table:style-name="ce17" office:value-type="float" office:value="4.97918749821444">
            <text:p>5.0</text:p>
          </table:table-cell>
          <table:table-cell table:style-name="ce17"/>
          <table:table-cell table:style-name="ce20" office:value-type="float" office:value="4.40890780790218">
            <text:p>4.4</text:p>
          </table:table-cell>
          <table:table-cell table:style-name="ce20" office:value-type="float" office:value="3.02331228751822">
            <text:p>3.0</text:p>
          </table:table-cell>
          <table:table-cell table:style-name="ce20" office:value-type="float" office:value="10.1462731765849">
            <text:p>10.1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8.6732">
            <text:p>18.7</text:p>
          </table:table-cell>
          <table:table-cell table:style-name="ce17" office:value-type="float" office:value="4.52003941477626">
            <text:p>4.5</text:p>
          </table:table-cell>
          <table:table-cell table:style-name="ce17"/>
          <table:table-cell table:style-name="ce20" office:value-type="float" office:value="5.57831544673649">
            <text:p>5.6</text:p>
          </table:table-cell>
          <table:table-cell table:style-name="ce20" office:value-type="float" office:value="3.1654992181308">
            <text:p>3.2</text:p>
          </table:table-cell>
          <table:table-cell table:style-name="ce20" office:value-type="float" office:value="10.3935051303473">
            <text:p>10.4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23.7731">
            <text:p>23.8</text:p>
          </table:table-cell>
          <table:table-cell table:style-name="ce17" office:value-type="float" office:value="4.92964737455359">
            <text:p>4.9</text:p>
          </table:table-cell>
          <table:table-cell table:style-name="ce17"/>
          <table:table-cell table:style-name="ce20" office:value-type="float" office:value="0.753793152765099">
            <text:p>0.8</text:p>
          </table:table-cell>
          <table:table-cell table:style-name="ce20" office:value-type="float" office:value="1.95725420748661">
            <text:p>2.0</text:p>
          </table:table-cell>
          <table:table-cell table:style-name="ce20" office:value-type="float" office:value="16.8619153581148">
            <text:p>16.9</text:p>
          </table:table-cell>
          <table:table-cell table:style-name="ce20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4" office:value-type="float" office:value="28.8738">
            <text:p>28.9</text:p>
          </table:table-cell>
          <table:table-cell table:style-name="ce17" office:value-type="float" office:value="6.88014740006511">
            <text:p>6.9</text:p>
          </table:table-cell>
          <table:table-cell table:style-name="ce17"/>
          <table:table-cell table:style-name="ce21" office:value-type="float" office:value="1.7926286114055">
            <text:p>1.8</text:p>
          </table:table-cell>
          <table:table-cell table:style-name="ce21" office:value-type="float" office:value="5.58430133893011">
            <text:p>5.6</text:p>
          </table:table-cell>
          <table:table-cell table:style-name="ce21" office:value-type="float" office:value="9.14704680367668">
            <text:p>9.1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4" office:value-type="float" office:value="35.3029">
            <text:p>35.3</text:p>
          </table:table-cell>
          <table:table-cell table:style-name="ce17" office:value-type="float" office:value="6.20756368456982">
            <text:p>6.2</text:p>
          </table:table-cell>
          <table:table-cell table:style-name="ce17"/>
          <table:table-cell table:style-name="ce21" office:value-type="float" office:value="0.824578150803475">
            <text:p>0.8</text:p>
          </table:table-cell>
          <table:table-cell table:style-name="ce21" office:value-type="float" office:value="6.94418872103992">
            <text:p>6.9</text:p>
          </table:table-cell>
          <table:table-cell table:style-name="ce21" office:value-type="float" office:value="16.9739596463747">
            <text:p>17.0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4" office:value-type="float" office:value="39.3648">
            <text:p>39.4</text:p>
          </table:table-cell>
          <table:table-cell table:style-name="ce17" office:value-type="float" office:value="7.90835975287567">
            <text:p>7.9</text:p>
          </table:table-cell>
          <table:table-cell table:style-name="ce17"/>
          <table:table-cell table:style-name="ce21" office:value-type="float" office:value="3.86817664512458">
            <text:p>3.9</text:p>
          </table:table-cell>
          <table:table-cell table:style-name="ce21" office:value-type="float" office:value="7.5689448441247">
            <text:p>7.6</text:p>
          </table:table-cell>
          <table:table-cell table:style-name="ce21" office:value-type="float" office:value="6.60945819615495">
            <text:p>6.6</text:p>
          </table:table-cell>
          <table:table-cell table:style-name="ce21"/>
          <table:table-cell table:number-columns-repeated="17"/>
        </table:table-row>
        <table:table-row table:style-name="ro2" table:number-rows-repeated="3">
          <table:table-cell table:number-columns-repeated="10"/>
          <table:table-cell table:style-name="ce25" table:number-columns-repeated="2"/>
          <table:table-cell table:number-columns-repeated="17"/>
        </table:table-row>
        <table:table-row table:style-name="ro2">
          <table:table-cell table:number-columns-repeated="5"/>
          <table:table-cell table:style-name="ce1" office:value-type="string">
            <text:p>Rejection</text:p>
          </table:table-cell>
          <table:table-cell table:style-name="ce1" office:value-type="string">
            <text:p>statistical err %</text:p>
          </table:table-cell>
          <table:table-cell table:style-name="ce1"/>
          <table:table-cell table:style-name="ce1" office:value-type="string">
            <text:p>Pileup %</text:p>
          </table:table-cell>
          <table:table-cell table:style-name="ce1" office:value-type="string">
            <text:p>tracking eff %</text:p>
          </table:table-cell>
          <table:table-cell table:style-name="ce26" office:value-type="string">
            <text:p>JER %</text:p>
          </table:table-cell>
          <table:table-cell table:style-name="ce26"/>
          <table:table-cell table:number-columns-repeated="17"/>
        </table:table-row>
        <table:table-row table:style-name="ro1">
          <table:table-cell table:number-columns-repeated="3"/>
          <table:table-cell table:style-name="ce12" office:value-type="percentage" office:value="0.6">
            <text:p>60.00%</text:p>
          </table:table-cell>
          <table:table-cell table:style-name="ce2" office:value-type="float" office:value="40">
            <text:p>40</text:p>
          </table:table-cell>
          <table:table-cell table:style-name="ce13" office:value-type="float" office:value="5.41169">
            <text:p>5.4</text:p>
          </table:table-cell>
          <table:table-cell table:style-name="ce17" office:value-type="float" office:value="3.00292514907543">
            <text:p>3.0</text:p>
          </table:table-cell>
          <table:table-cell table:style-name="ce17"/>
          <table:table-cell table:style-name="ce20" office:value-type="float" office:value="3.13358673538211">
            <text:p>3.1</text:p>
          </table:table-cell>
          <table:table-cell table:style-name="ce20" office:value-type="float" office:value="3.21544656105579">
            <text:p>3.2</text:p>
          </table:table-cell>
          <table:table-cell table:style-name="ce21" office:value-type="float" office:value="6.24148833358895">
            <text:p>6.2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60">
            <text:p>60</text:p>
          </table:table-cell>
          <table:table-cell table:style-name="ce13" office:value-type="float" office:value="7.337">
            <text:p>7.3</text:p>
          </table:table-cell>
          <table:table-cell table:style-name="ce17" office:value-type="float" office:value="3.89892326563991">
            <text:p>3.9</text:p>
          </table:table-cell>
          <table:table-cell table:style-name="ce17"/>
          <table:table-cell table:style-name="ce20" office:value-type="float" office:value="4.24178819681069">
            <text:p>4.2</text:p>
          </table:table-cell>
          <table:table-cell table:style-name="ce20" office:value-type="float" office:value="3.56971514242878">
            <text:p>3.6</text:p>
          </table:table-cell>
          <table:table-cell table:style-name="ce21" office:value-type="float" office:value="15.4687201853619">
            <text:p>15.5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80">
            <text:p>80</text:p>
          </table:table-cell>
          <table:table-cell table:style-name="ce13" office:value-type="float" office:value="9.39805">
            <text:p>9.4</text:p>
          </table:table-cell>
          <table:table-cell table:style-name="ce17" office:value-type="float" office:value="3.99472230941525">
            <text:p>4.0</text:p>
          </table:table-cell>
          <table:table-cell table:style-name="ce17"/>
          <table:table-cell table:style-name="ce20" office:value-type="float" office:value="7.78422119482234">
            <text:p>7.8</text:p>
          </table:table-cell>
          <table:table-cell table:style-name="ce20" office:value-type="float" office:value="3.52562499667483">
            <text:p>3.5</text:p>
          </table:table-cell>
          <table:table-cell table:style-name="ce21" office:value-type="float" office:value="6.80481589265858">
            <text:p>6.8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10">
            <text:p>110</text:p>
          </table:table-cell>
          <table:table-cell table:style-name="ce13" office:value-type="float" office:value="11.9955">
            <text:p>12.0</text:p>
          </table:table-cell>
          <table:table-cell table:style-name="ce17" office:value-type="float" office:value="4.15244049852028">
            <text:p>4.2</text:p>
          </table:table-cell>
          <table:table-cell table:style-name="ce17"/>
          <table:table-cell table:style-name="ce20" office:value-type="float" office:value="4.61589762827727">
            <text:p>4.6</text:p>
          </table:table-cell>
          <table:table-cell table:style-name="ce20" office:value-type="float" office:value="4.41748989204285">
            <text:p>4.4</text:p>
          </table:table-cell>
          <table:table-cell table:style-name="ce21" office:value-type="float" office:value="6.36905506231503">
            <text:p>6.4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2" office:value-type="float" office:value="150">
            <text:p>150</text:p>
          </table:table-cell>
          <table:table-cell table:style-name="ce13" office:value-type="float" office:value="14.054">
            <text:p>14.1</text:p>
          </table:table-cell>
          <table:table-cell table:style-name="ce17" office:value-type="float" office:value="4.81231677814145">
            <text:p>4.8</text:p>
          </table:table-cell>
          <table:table-cell table:style-name="ce17"/>
          <table:table-cell table:style-name="ce20" office:value-type="float" office:value="3.58865803330012">
            <text:p>3.6</text:p>
          </table:table-cell>
          <table:table-cell table:style-name="ce20" office:value-type="float" office:value="2.93937668991035">
            <text:p>2.9</text:p>
          </table:table-cell>
          <table:table-cell table:style-name="ce21" office:value-type="float" office:value="12.932261277928">
            <text:p>12.9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00">
            <text:p>200</text:p>
          </table:table-cell>
          <table:table-cell table:style-name="ce13" office:value-type="float" office:value="15.6515">
            <text:p>15.7</text:p>
          </table:table-cell>
          <table:table-cell table:style-name="ce17" office:value-type="float" office:value="5.73042839344472">
            <text:p>5.7</text:p>
          </table:table-cell>
          <table:table-cell table:style-name="ce17"/>
          <table:table-cell table:style-name="ce21" office:value-type="float" office:value="1.80238315816375">
            <text:p>1.8</text:p>
          </table:table-cell>
          <table:table-cell table:style-name="ce20" office:value-type="float" office:value="6.92649266843434">
            <text:p>6.9</text:p>
          </table:table-cell>
          <table:table-cell table:style-name="ce21" office:value-type="float" office:value="11.6116666134236">
            <text:p>11.6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270">
            <text:p>270</text:p>
          </table:table-cell>
          <table:table-cell table:style-name="ce13" office:value-type="float" office:value="18.6763">
            <text:p>18.7</text:p>
          </table:table-cell>
          <table:table-cell table:style-name="ce17" office:value-type="float" office:value="5.62595374886889">
            <text:p>5.6</text:p>
          </table:table-cell>
          <table:table-cell table:style-name="ce17"/>
          <table:table-cell table:style-name="ce20" office:value-type="float" office:value="3.2361870391887">
            <text:p>3.2</text:p>
          </table:table-cell>
          <table:table-cell table:style-name="ce20" office:value-type="float" office:value="3.95688653534159">
            <text:p>4.0</text:p>
          </table:table-cell>
          <table:table-cell table:style-name="ce21" office:value-type="float" office:value="13.8694495162318">
            <text:p>13.9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4"/>
          <table:table-cell table:style-name="ce3" office:value-type="float" office:value="360">
            <text:p>360</text:p>
          </table:table-cell>
          <table:table-cell table:style-name="ce13" office:value-type="float" office:value="18.204">
            <text:p>18.2</text:p>
          </table:table-cell>
          <table:table-cell table:style-name="ce17" office:value-type="float" office:value="7.56130520764667">
            <text:p>7.6</text:p>
          </table:table-cell>
          <table:table-cell table:style-name="ce17"/>
          <table:table-cell table:style-name="ce20" office:value-type="float" office:value="1.13052076466711">
            <text:p>1.1</text:p>
          </table:table-cell>
          <table:table-cell table:style-name="ce20" office:value-type="float" office:value="4.06833662931224">
            <text:p>4.1</text:p>
          </table:table-cell>
          <table:table-cell table:style-name="ce21" office:value-type="float" office:value="0.610854757196222">
            <text:p>0.6</text:p>
          </table:table-cell>
          <table:table-cell table:style-name="ce21"/>
          <table:table-cell table:number-columns-repeated="17"/>
        </table:table-row>
        <table:table-row table:style-name="ro1">
          <table:table-cell table:number-columns-repeated="10"/>
          <table:table-cell table:style-name="ce25" table:number-columns-repeated="2"/>
          <table:table-cell table:number-columns-repeated="17"/>
        </table:table-row>
        <table:table-row table:style-name="ro1" table:number-rows-repeated="104852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OLD 3 bins NPV" table:style-name="ta1"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ce29"/>
        <table:table-column table:style-name="co28" table:default-cell-style-name="ce11"/>
        <table:table-column table:style-name="co28" table:default-cell-style-name="Default"/>
        <table:table-column table:style-name="co2" table:default-cell-style-name="Default"/>
        <table:table-column table:style-name="co2" table:default-cell-style-name="ce11"/>
        <table:table-column table:style-name="co29" table:default-cell-style-name="Default"/>
        <table:table-column table:style-name="co30" table:default-cell-style-name="Default"/>
        <table:table-column table:style-name="co30" table:default-cell-style-name="ce11"/>
        <table:table-column table:style-name="co31" table:default-cell-style-name="Default"/>
        <table:table-column table:style-name="co25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52"/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50 % efficiency</text:p>
          </table:table-cell>
          <table:table-cell table:style-name="ce1"/>
          <table:table-cell table:style-name="ce6"/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6" office:value-type="string">
            <text:p>pythia err %</text:p>
          </table:table-cell>
          <table:table-cell table:style-name="ce1" office:value-type="string">
            <text:p>Pileup 0-7</text:p>
          </table:table-cell>
          <table:table-cell table:style-name="ce1" office:value-type="string">
            <text:p>Pile-up 7-12 </text:p>
          </table:table-cell>
          <table:table-cell table:style-name="ce1" office:value-type="string">
            <text:p>Pile-up 12-20</text:p>
          </table:table-cell>
          <table:table-cell table:style-name="ce30" office:value-type="string">
            <text:p>Average Variance</text:p>
          </table:table-cell>
          <table:table-cell table:style-name="ce6" office:value-type="string">
            <text:p>Average variance %</text:p>
          </table:table-cell>
          <table:table-cell table:style-name="ce1" office:value-type="string">
            <text:p>herwig</text:p>
          </table:table-cell>
          <table:table-cell table:style-name="ce1" office:value-type="string">
            <text:p>Variance</text:p>
          </table:table-cell>
          <table:table-cell table:style-name="ce6" office:value-type="string">
            <text:p>Variance <text:s/>%</text:p>
          </table:table-cell>
          <table:table-cell table:style-name="ce1" office:value-type="string">
            <text:p>perugia</text:p>
          </table:table-cell>
          <table:table-cell table:style-name="ce1" office:value-type="string">
            <text:p>Variance</text:p>
          </table:table-cell>
          <table:table-cell table:style-name="ce6" office:value-type="string">
            <text:p>Variance %</text:p>
          </table:table-cell>
          <table:table-cell table:style-name="ce1" office:value-type="string">
            <text:p>Tracking Eff</text:p>
          </table:table-cell>
          <table:table-cell table:style-name="ce1" office:value-type="string">
            <text:p>Variance</text:p>
          </table:table-cell>
          <table:table-cell table:style-name="ce52" office:value-type="string">
            <text:p>Variance %</text:p>
          </table:table-cell>
          <table:table-cell table:style-name="ce1" office:value-type="string">
            <text:p>JER</text:p>
          </table:table-cell>
          <table:table-cell table:style-name="ce1" office:value-type="string">
            <text:p>variance </text:p>
          </table:table-cell>
          <table:table-cell table:style-name="ce6" office:value-type="string">
            <text:p>Variance %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7.56225">
            <text:p>7.56225</text:p>
          </table:table-cell>
          <table:table-cell table:style-name="ce2" office:value-type="float" office:value="0.31">
            <text:p>0.31</text:p>
          </table:table-cell>
          <table:table-cell table:style-name="ce8" table:formula="of:=[.C3]*100/[.B3]" office:value-type="float" office:value="4.09930906806837">
            <text:p>4.09930907</text:p>
          </table:table-cell>
          <table:table-cell table:style-name="ce2" office:value-type="float" office:value="7.55531">
            <text:p>7.55531</text:p>
          </table:table-cell>
          <table:table-cell office:value-type="float" office:value="6.99064">
            <text:p>6.99064</text:p>
          </table:table-cell>
          <table:table-cell table:style-name="ce4" office:value-type="float" office:value="7.25254">
            <text:p>7.25</text:p>
          </table:table-cell>
          <table:table-cell table:style-name="ce31" table:formula="of:=AVERAGE(ABS([.E3]-[.B3]);ABS([.F3]-[.B3]);ABS([.G3]-[.B3]))" office:value-type="float" office:value="0.296086666666666">
            <text:p>0.30</text:p>
          </table:table-cell>
          <table:table-cell table:style-name="ce33" table:formula="of:=[.H3]*100/[.B3]" office:value-type="float" office:value="3.91532502451871">
            <text:p>3.92</text:p>
          </table:table-cell>
          <table:table-cell table:style-name="ce4" office:value-type="float" office:value="7.8684">
            <text:p>7.87</text:p>
          </table:table-cell>
          <table:table-cell table:style-name="ce4" table:formula="of:=ABS([.J3]-[.B3])" office:value-type="float" office:value="0.306150000000001">
            <text:p>0.31</text:p>
          </table:table-cell>
          <table:table-cell table:style-name="ce33" table:formula="of:=ABS([.J3]-[.B3])*100/[.B3]" office:value-type="float" office:value="4.04839829415849">
            <text:p>4.05</text:p>
          </table:table-cell>
          <table:table-cell table:style-name="ce4" office:value-type="float" office:value="6.21678">
            <text:p>6.22</text:p>
          </table:table-cell>
          <table:table-cell table:style-name="ce4" table:formula="of:=ABS([.M3]-[.B3])" office:value-type="float" office:value="1.34547">
            <text:p>1.35</text:p>
          </table:table-cell>
          <table:table-cell table:style-name="ce33" table:formula="of:=ABS([.M3]-[.B3])*100/[.B3]" office:value-type="float" office:value="17.7919270058514">
            <text:p>17.79</text:p>
          </table:table-cell>
          <table:table-cell table:style-name="ce4" office:value-type="float" office:value="7.40411">
            <text:p>7.40</text:p>
          </table:table-cell>
          <table:table-cell table:style-name="ce4" table:formula="of:=ABS([.P3]-[.B3])" office:value-type="float" office:value="0.15814">
            <text:p>0.16</text:p>
          </table:table-cell>
          <table:table-cell table:style-name="ce52" table:formula="of:=[.Q3]*100/[.B3]" office:value-type="float" office:value="2.09117656782042">
            <text:p>2.0911765678</text:p>
          </table:table-cell>
          <table:table-cell office:value-type="float" office:value="7.07869">
            <text:p>7.07869</text:p>
          </table:table-cell>
          <table:table-cell table:formula="of:=ABS([.S3]-[.B3])" office:value-type="float" office:value="0.48356">
            <text:p>0.48356</text:p>
          </table:table-cell>
          <table:table-cell table:formula="of:=[.T3]*100/[.B3]" office:value-type="float" office:value="6.39439320308109">
            <text:p>6.3943932031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10.4377">
            <text:p>10.4377</text:p>
          </table:table-cell>
          <table:table-cell table:style-name="ce2" office:value-type="float" office:value="0.51">
            <text:p>0.51</text:p>
          </table:table-cell>
          <table:table-cell table:style-name="ce8" table:formula="of:=[.C4]*100/[.B4]" office:value-type="float" office:value="4.88613391839198">
            <text:p>4.88613392</text:p>
          </table:table-cell>
          <table:table-cell table:style-name="ce2" office:value-type="float" office:value="10.8">
            <text:p>10.8</text:p>
          </table:table-cell>
          <table:table-cell office:value-type="float" office:value="9.98116">
            <text:p>9.98116</text:p>
          </table:table-cell>
          <table:table-cell table:style-name="ce4" office:value-type="float" office:value="9.55929">
            <text:p>9.56</text:p>
          </table:table-cell>
          <table:table-cell table:style-name="ce31" table:formula="of:=AVERAGE(ABS([.E4]-[.B4]);ABS([.F4]-[.B4]);ABS([.G4]-[.B4]))" office:value-type="float" office:value="0.56575">
            <text:p>0.57</text:p>
          </table:table-cell>
          <table:table-cell table:style-name="ce33" table:formula="of:=[.H4]*100/[.B4]" office:value-type="float" office:value="5.42025542025542">
            <text:p>5.42</text:p>
          </table:table-cell>
          <table:table-cell table:style-name="ce4" office:value-type="float" office:value="11.1522">
            <text:p>11.15</text:p>
          </table:table-cell>
          <table:table-cell table:style-name="ce4" table:formula="of:=ABS([.J4]-[.B4])" office:value-type="float" office:value="0.714500000000001">
            <text:p>0.71</text:p>
          </table:table-cell>
          <table:table-cell table:style-name="ce33" table:formula="of:=ABS([.J4]-[.B4])*100/[.B4]" office:value-type="float" office:value="6.84537781311976">
            <text:p>6.85</text:p>
          </table:table-cell>
          <table:table-cell table:style-name="ce4" office:value-type="float" office:value="10.5818">
            <text:p>10.58</text:p>
          </table:table-cell>
          <table:table-cell table:style-name="ce4" table:formula="of:=ABS([.M4]-[.B4])" office:value-type="float" office:value="0.1441">
            <text:p>0.14</text:p>
          </table:table-cell>
          <table:table-cell table:style-name="ce33" table:formula="of:=ABS([.M4]-[.B4])*100/[.B4]" office:value-type="float" office:value="1.38057234831428">
            <text:p>1.38</text:p>
          </table:table-cell>
          <table:table-cell table:style-name="ce4" office:value-type="float" office:value="9.86831">
            <text:p>9.87</text:p>
          </table:table-cell>
          <table:table-cell table:style-name="ce4" table:formula="of:=ABS([.P4]-[.B4])" office:value-type="float" office:value="0.56939">
            <text:p>0.57</text:p>
          </table:table-cell>
          <table:table-cell table:style-name="ce52" table:formula="of:=[.Q4]*100/[.B4]" office:value-type="float" office:value="5.4551290035161">
            <text:p>5.4551290035</text:p>
          </table:table-cell>
          <table:table-cell office:value-type="float" office:value="8.99259">
            <text:p>8.99259</text:p>
          </table:table-cell>
          <table:table-cell table:formula="of:=ABS([.S4]-[.B4])" office:value-type="float" office:value="1.44511">
            <text:p>1.44511</text:p>
          </table:table-cell>
          <table:table-cell table:formula="of:=[.T4]*100/[.B4]" office:value-type="float" office:value="13.8450999741322">
            <text:p>13.8450999741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13.9198">
            <text:p>13.9198</text:p>
          </table:table-cell>
          <table:table-cell table:style-name="ce2" office:value-type="float" office:value="0.7">
            <text:p>0.7</text:p>
          </table:table-cell>
          <table:table-cell table:style-name="ce8" table:formula="of:=[.C5]*100/[.B5]" office:value-type="float" office:value="5.02880788517076">
            <text:p>5.02880789</text:p>
          </table:table-cell>
          <table:table-cell table:style-name="ce2" office:value-type="float" office:value="12.9014">
            <text:p>12.9014</text:p>
          </table:table-cell>
          <table:table-cell office:value-type="float" office:value="13.3564">
            <text:p>13.3564</text:p>
          </table:table-cell>
          <table:table-cell table:style-name="ce4" office:value-type="float" office:value="16.4424">
            <text:p>16.44</text:p>
          </table:table-cell>
          <table:table-cell table:style-name="ce31" table:formula="of:=AVERAGE(ABS([.E5]-[.B5]);ABS([.F5]-[.B5]);ABS([.G5]-[.B5]))" office:value-type="float" office:value="1.36813333333333">
            <text:p>1.37</text:p>
          </table:table-cell>
          <table:table-cell table:style-name="ce33" table:formula="of:=[.H5]*100/[.B5]" office:value-type="float" office:value="9.82868527804518">
            <text:p>9.83</text:p>
          </table:table-cell>
          <table:table-cell table:style-name="ce4" office:value-type="float" office:value="14.1532">
            <text:p>14.15</text:p>
          </table:table-cell>
          <table:table-cell table:style-name="ce4" table:formula="of:=ABS([.J5]-[.B5])" office:value-type="float" office:value="0.2334">
            <text:p>0.23</text:p>
          </table:table-cell>
          <table:table-cell table:style-name="ce33" table:formula="of:=ABS([.J5]-[.B5])*100/[.B5]" office:value-type="float" office:value="1.67674822914122">
            <text:p>1.68</text:p>
          </table:table-cell>
          <table:table-cell table:style-name="ce4" office:value-type="float" office:value="13.1486">
            <text:p>13.15</text:p>
          </table:table-cell>
          <table:table-cell table:style-name="ce4" table:formula="of:=ABS([.M5]-[.B5])" office:value-type="float" office:value="0.7712">
            <text:p>0.77</text:p>
          </table:table-cell>
          <table:table-cell table:style-name="ce33" table:formula="of:=ABS([.M5]-[.B5])*100/[.B5]" office:value-type="float" office:value="5.54030948720528">
            <text:p>5.54</text:p>
          </table:table-cell>
          <table:table-cell table:style-name="ce4" office:value-type="float" office:value="13.5603">
            <text:p>13.56</text:p>
          </table:table-cell>
          <table:table-cell table:style-name="ce4" table:formula="of:=ABS([.P5]-[.B5])" office:value-type="float" office:value="0.359500000000001">
            <text:p>0.36</text:p>
          </table:table-cell>
          <table:table-cell table:style-name="ce52" table:formula="of:=[.Q5]*100/[.B5]" office:value-type="float" office:value="2.58265204959842">
            <text:p>2.5826520496</text:p>
          </table:table-cell>
          <table:table-cell office:value-type="float" office:value="12.5076">
            <text:p>12.5076</text:p>
          </table:table-cell>
          <table:table-cell table:formula="of:=ABS([.S5]-[.B5])" office:value-type="float" office:value="1.4122">
            <text:p>1.4122</text:p>
          </table:table-cell>
          <table:table-cell table:formula="of:=[.T5]*100/[.B5]" office:value-type="float" office:value="10.1452607077688">
            <text:p>10.1452607078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8.6877">
            <text:p>18.6877</text:p>
          </table:table-cell>
          <table:table-cell table:style-name="ce2" office:value-type="float" office:value="0.88">
            <text:p>0.88</text:p>
          </table:table-cell>
          <table:table-cell table:style-name="ce8" table:formula="of:=[.C6]*100/[.B6]" office:value-type="float" office:value="4.70897970322726">
            <text:p>4.70897970</text:p>
          </table:table-cell>
          <table:table-cell table:style-name="ce2" office:value-type="float" office:value="17.6209">
            <text:p>17.6209</text:p>
          </table:table-cell>
          <table:table-cell office:value-type="float" office:value="18.5929">
            <text:p>18.5929</text:p>
          </table:table-cell>
          <table:table-cell table:style-name="ce4" office:value-type="float" office:value="18.9276">
            <text:p>18.93</text:p>
          </table:table-cell>
          <table:table-cell table:style-name="ce31" table:formula="of:=AVERAGE(ABS([.E6]-[.B6]);ABS([.F6]-[.B6]);ABS([.G6]-[.B6]))" office:value-type="float" office:value="0.467166666666667">
            <text:p>0.47</text:p>
          </table:table-cell>
          <table:table-cell table:style-name="ce33" table:formula="of:=[.H6]*100/[.B6]" office:value-type="float" office:value="2.49986176290644">
            <text:p>2.50</text:p>
          </table:table-cell>
          <table:table-cell table:style-name="ce4" office:value-type="float" office:value="16.0089">
            <text:p>16.01</text:p>
          </table:table-cell>
          <table:table-cell table:style-name="ce4" table:formula="of:=ABS([.J6]-[.B6])" office:value-type="float" office:value="2.6788">
            <text:p>2.68</text:p>
          </table:table-cell>
          <table:table-cell table:style-name="ce33" table:formula="of:=ABS([.J6]-[.B6])*100/[.B6]" office:value-type="float" office:value="14.3345623056877">
            <text:p>14.33</text:p>
          </table:table-cell>
          <table:table-cell table:style-name="ce4" office:value-type="float" office:value="17.1976">
            <text:p>17.20</text:p>
          </table:table-cell>
          <table:table-cell table:style-name="ce4" table:formula="of:=ABS([.M6]-[.B6])" office:value-type="float" office:value="1.4901">
            <text:p>1.49</text:p>
          </table:table-cell>
          <table:table-cell table:style-name="ce33" table:formula="of:=ABS([.M6]-[.B6])*100/[.B6]" office:value-type="float" office:value="7.97369392702151">
            <text:p>7.97</text:p>
          </table:table-cell>
          <table:table-cell table:style-name="ce4" office:value-type="float" office:value="17.8816">
            <text:p>17.88</text:p>
          </table:table-cell>
          <table:table-cell table:style-name="ce4" table:formula="of:=ABS([.P6]-[.B6])" office:value-type="float" office:value="0.806100000000001">
            <text:p>0.81</text:p>
          </table:table-cell>
          <table:table-cell table:style-name="ce52" table:formula="of:=[.Q6]*100/[.B6]" office:value-type="float" office:value="4.31353243042215">
            <text:p>4.3135324304</text:p>
          </table:table-cell>
          <table:table-cell office:value-type="float" office:value="16.8992">
            <text:p>16.8992</text:p>
          </table:table-cell>
          <table:table-cell table:formula="of:=ABS([.S6]-[.B6])" office:value-type="float" office:value="1.7885">
            <text:p>1.7885</text:p>
          </table:table-cell>
          <table:table-cell table:formula="of:=[.T6]*100/[.B6]" office:value-type="float" office:value="9.57046613547948">
            <text:p>9.5704661355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2" office:value-type="float" office:value="23.1679">
            <text:p>23.1679</text:p>
          </table:table-cell>
          <table:table-cell table:style-name="ce2" office:value-type="float" office:value="1.6">
            <text:p>1.6</text:p>
          </table:table-cell>
          <table:table-cell table:style-name="ce8" table:formula="of:=[.C7]*100/[.B7]" office:value-type="float" office:value="6.90610715688517">
            <text:p>6.90610716</text:p>
          </table:table-cell>
          <table:table-cell table:style-name="ce2" office:value-type="float" office:value="21.7726">
            <text:p>21.7726</text:p>
          </table:table-cell>
          <table:table-cell office:value-type="float" office:value="23.4038">
            <text:p>23.4038</text:p>
          </table:table-cell>
          <table:table-cell table:style-name="ce4" office:value-type="float" office:value="24.0189">
            <text:p>24.02</text:p>
          </table:table-cell>
          <table:table-cell table:style-name="ce31" table:formula="of:=AVERAGE(ABS([.E7]-[.B7]);ABS([.F7]-[.B7]);ABS([.G7]-[.B7]))" office:value-type="float" office:value="0.8274">
            <text:p>0.83</text:p>
          </table:table-cell>
          <table:table-cell table:style-name="ce33" table:formula="of:=[.H7]*100/[.B7]" office:value-type="float" office:value="3.57132066350424">
            <text:p>3.57</text:p>
          </table:table-cell>
          <table:table-cell table:style-name="ce4" office:value-type="float" office:value="18.7252">
            <text:p>18.73</text:p>
          </table:table-cell>
          <table:table-cell table:style-name="ce4" table:formula="of:=ABS([.J7]-[.B7])" office:value-type="float" office:value="4.4427">
            <text:p>4.44</text:p>
          </table:table-cell>
          <table:table-cell table:style-name="ce33" table:formula="of:=ABS([.J7]-[.B7])*100/[.B7]" office:value-type="float" office:value="19.1761014161836">
            <text:p>19.18</text:p>
          </table:table-cell>
          <table:table-cell table:style-name="ce4" office:value-type="float" office:value="27.9267">
            <text:p>27.93</text:p>
          </table:table-cell>
          <table:table-cell table:style-name="ce4" table:formula="of:=ABS([.M7]-[.B7])" office:value-type="float" office:value="4.7588">
            <text:p>4.76</text:p>
          </table:table-cell>
          <table:table-cell table:style-name="ce33" table:formula="of:=ABS([.M7]-[.B7])*100/[.B7]" office:value-type="float" office:value="20.5404892113657">
            <text:p>20.54</text:p>
          </table:table-cell>
          <table:table-cell table:style-name="ce4" office:value-type="float" office:value="22.8244">
            <text:p>22.82</text:p>
          </table:table-cell>
          <table:table-cell table:style-name="ce4" table:formula="of:=ABS([.P7]-[.B7])" office:value-type="float" office:value="0.343499999999999">
            <text:p>0.34</text:p>
          </table:table-cell>
          <table:table-cell table:style-name="ce52" table:formula="of:=[.Q7]*100/[.B7]" office:value-type="float" office:value="1.48265488024378">
            <text:p>1.4826548802</text:p>
          </table:table-cell>
          <table:table-cell office:value-type="float" office:value="19.7361">
            <text:p>19.7361</text:p>
          </table:table-cell>
          <table:table-cell table:formula="of:=ABS([.S7]-[.B7])" office:value-type="float" office:value="3.4318">
            <text:p>3.4318</text:p>
          </table:table-cell>
          <table:table-cell table:formula="of:=[.T7]*100/[.B7]" office:value-type="float" office:value="14.8127365881241">
            <text:p>14.8127365881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 office:value-type="float" office:value="29.5491">
            <text:p>29.5491</text:p>
          </table:table-cell>
          <table:table-cell table:style-name="ce2" office:value-type="float" office:value="2.1">
            <text:p>2.1</text:p>
          </table:table-cell>
          <table:table-cell table:style-name="ce8" table:formula="of:=[.C8]*100/[.B8]" office:value-type="float" office:value="7.10681543600313">
            <text:p>7.10681544</text:p>
          </table:table-cell>
          <table:table-cell table:style-name="ce2" office:value-type="float" office:value="27.2064">
            <text:p>27.2064</text:p>
          </table:table-cell>
          <table:table-cell office:value-type="float" office:value="24.0986">
            <text:p>24.0986</text:p>
          </table:table-cell>
          <table:table-cell table:style-name="ce50" office:value-type="float" office:value="35.7943">
            <text:p>35.79</text:p>
          </table:table-cell>
          <table:table-cell table:style-name="ce31" table:formula="of:=AVERAGE(ABS([.E8]-[.B8]);ABS([.F8]-[.B8]);ABS([.G8]-[.B8]))" office:value-type="float" office:value="4.67946666666667">
            <text:p>4.68</text:p>
          </table:table-cell>
          <table:table-cell table:style-name="ce35" table:formula="of:=[.H8]*100/[.B8]" office:value-type="float" office:value="15.8362409232994">
            <text:p>15.84</text:p>
          </table:table-cell>
          <table:table-cell table:style-name="ce4" office:value-type="float" office:value="17.1669">
            <text:p>17.17</text:p>
          </table:table-cell>
          <table:table-cell table:style-name="ce4" table:formula="of:=ABS([.J8]-[.B8])" office:value-type="float" office:value="12.3822">
            <text:p>12.38</text:p>
          </table:table-cell>
          <table:table-cell table:style-name="ce33" table:formula="of:=ABS([.J8]-[.B8])*100/[.B8]" office:value-type="float" office:value="41.9038143293704">
            <text:p>41.90</text:p>
          </table:table-cell>
          <table:table-cell table:style-name="ce4" office:value-type="float" office:value="39.9432">
            <text:p>39.94</text:p>
          </table:table-cell>
          <table:table-cell table:style-name="ce4" table:formula="of:=ABS([.M8]-[.B8])" office:value-type="float" office:value="10.3941">
            <text:p>10.39</text:p>
          </table:table-cell>
          <table:table-cell table:style-name="ce35" table:formula="of:=ABS([.M8]-[.B8])*100/[.B8]" office:value-type="float" office:value="35.1756906301715">
            <text:p>35.18</text:p>
          </table:table-cell>
          <table:table-cell table:style-name="ce4" office:value-type="float" office:value="27.6635">
            <text:p>27.66</text:p>
          </table:table-cell>
          <table:table-cell table:style-name="ce4" table:formula="of:=ABS([.P8]-[.B8])" office:value-type="float" office:value="1.8856">
            <text:p>1.89</text:p>
          </table:table-cell>
          <table:table-cell table:style-name="ce52" table:formula="of:=[.Q8]*100/[.B8]" office:value-type="float" office:value="6.38124342196547">
            <text:p>6.381243422</text:p>
          </table:table-cell>
          <table:table-cell office:value-type="float" office:value="26.4535">
            <text:p>26.4535</text:p>
          </table:table-cell>
          <table:table-cell table:formula="of:=ABS([.S8]-[.B8])" office:value-type="float" office:value="3.0956">
            <text:p>3.0956</text:p>
          </table:table-cell>
          <table:table-cell table:formula="of:=[.T8]*100/[.B8]" office:value-type="float" office:value="10.4761227922339">
            <text:p>10.4761227922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2" office:value-type="float" office:value="36.466">
            <text:p>36.466</text:p>
          </table:table-cell>
          <table:table-cell table:style-name="ce2" office:value-type="float" office:value="3.4">
            <text:p>3.4</text:p>
          </table:table-cell>
          <table:table-cell table:style-name="ce8" table:formula="of:=[.C9]*100/[.B9]" office:value-type="float" office:value="9.32375363352164">
            <text:p>9.32375363</text:p>
          </table:table-cell>
          <table:table-cell table:style-name="ce2" office:value-type="float" office:value="30.6267">
            <text:p>30.6267</text:p>
          </table:table-cell>
          <table:table-cell office:value-type="float" office:value="36.3681">
            <text:p>36.3681</text:p>
          </table:table-cell>
          <table:table-cell table:style-name="ce4" office:value-type="float" office:value="31.4911">
            <text:p>31.49</text:p>
          </table:table-cell>
          <table:table-cell table:style-name="ce31" table:formula="of:=AVERAGE(ABS([.E9]-[.B9]);ABS([.F9]-[.B9]);ABS([.G9]-[.B9]))" office:value-type="float" office:value="3.63736666666667">
            <text:p>3.64</text:p>
          </table:table-cell>
          <table:table-cell table:style-name="ce33" table:formula="of:=[.H9]*100/[.B9]" office:value-type="float" office:value="9.97467961023054">
            <text:p>9.97</text:p>
          </table:table-cell>
          <table:table-cell table:style-name="ce4" office:value-type="float" office:value="22.9959">
            <text:p>23.00</text:p>
          </table:table-cell>
          <table:table-cell table:style-name="ce4" table:formula="of:=ABS([.J9]-[.B9])" office:value-type="float" office:value="13.4701">
            <text:p>13.47</text:p>
          </table:table-cell>
          <table:table-cell table:style-name="ce33" table:formula="of:=ABS([.J9]-[.B9])*100/[.B9]" office:value-type="float" office:value="36.9387922996764">
            <text:p>36.94</text:p>
          </table:table-cell>
          <table:table-cell table:style-name="ce4" office:value-type="float" office:value="42.2589">
            <text:p>42.26</text:p>
          </table:table-cell>
          <table:table-cell table:style-name="ce4" table:formula="of:=ABS([.M9]-[.B9])" office:value-type="float" office:value="5.7929">
            <text:p>5.79</text:p>
          </table:table-cell>
          <table:table-cell table:style-name="ce33" table:formula="of:=ABS([.M9]-[.B9])*100/[.B9]" office:value-type="float" office:value="15.8857565951845">
            <text:p>15.89</text:p>
          </table:table-cell>
          <table:table-cell table:style-name="ce4" office:value-type="float" office:value="33.9857">
            <text:p>33.99</text:p>
          </table:table-cell>
          <table:table-cell table:style-name="ce4" table:formula="of:=ABS([.P9]-[.B9])" office:value-type="float" office:value="2.4803">
            <text:p>2.48</text:p>
          </table:table-cell>
          <table:table-cell table:style-name="ce52" table:formula="of:=[.Q9]*100/[.B9]" office:value-type="float" office:value="6.80167827565403">
            <text:p>6.8016782757</text:p>
          </table:table-cell>
          <table:table-cell office:value-type="float" office:value="29.2378">
            <text:p>29.2378</text:p>
          </table:table-cell>
          <table:table-cell table:formula="of:=ABS([.S9]-[.B9])" office:value-type="float" office:value="7.2282">
            <text:p>7.2282</text:p>
          </table:table-cell>
          <table:table-cell table:formula="of:=[.T9]*100/[.B9]" office:value-type="float" office:value="19.8217517687709">
            <text:p>19.8217517688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2" office:value-type="float" office:value="41.3612">
            <text:p>41.3612</text:p>
          </table:table-cell>
          <table:table-cell table:style-name="ce2" office:value-type="float" office:value="3.5">
            <text:p>3.5</text:p>
          </table:table-cell>
          <table:table-cell table:style-name="ce8" table:formula="of:=[.C10]*100/[.B10]" office:value-type="float" office:value="8.46203688480992">
            <text:p>8.46203688</text:p>
          </table:table-cell>
          <table:table-cell table:style-name="ce2" office:value-type="float" office:value="37.9769">
            <text:p>37.9769</text:p>
          </table:table-cell>
          <table:table-cell office:value-type="float" office:value="35.2306">
            <text:p>35.2306</text:p>
          </table:table-cell>
          <table:table-cell table:style-name="ce4" office:value-type="float" office:value="29.7888">
            <text:p>29.79</text:p>
          </table:table-cell>
          <table:table-cell table:style-name="ce31" table:formula="of:=AVERAGE(ABS([.E10]-[.B10]);ABS([.F10]-[.B10]);ABS([.G10]-[.B10]))" office:value-type="float" office:value="7.0291">
            <text:p>7.03</text:p>
          </table:table-cell>
          <table:table-cell table:style-name="ce35" table:formula="of:=[.H10]*100/[.B10]" office:value-type="float" office:value="16.994429562005">
            <text:p>16.99</text:p>
          </table:table-cell>
          <table:table-cell table:style-name="ce4" office:value-type="float" office:value="18.4635">
            <text:p>18.46</text:p>
          </table:table-cell>
          <table:table-cell table:style-name="ce4" table:formula="of:=ABS([.J10]-[.B10])" office:value-type="float" office:value="22.8977">
            <text:p>22.90</text:p>
          </table:table-cell>
          <table:table-cell table:style-name="ce33" table:formula="of:=ABS([.J10]-[.B10])*100/[.B10]" office:value-type="float" office:value="55.3603377078034">
            <text:p>55.36</text:p>
          </table:table-cell>
          <table:table-cell table:style-name="ce4" office:value-type="float" office:value="32.1875">
            <text:p>32.19</text:p>
          </table:table-cell>
          <table:table-cell table:style-name="ce4" table:formula="of:=ABS([.M10]-[.B10])" office:value-type="float" office:value="9.1737">
            <text:p>9.17</text:p>
          </table:table-cell>
          <table:table-cell table:style-name="ce33" table:formula="of:=ABS([.M10]-[.B10])*100/[.B10]" office:value-type="float" office:value="22.1794822200516">
            <text:p>22.18</text:p>
          </table:table-cell>
          <table:table-cell table:style-name="ce4" office:value-type="float" office:value="38.1213">
            <text:p>38.12</text:p>
          </table:table-cell>
          <table:table-cell table:style-name="ce4" table:formula="of:=ABS([.P10]-[.B10])" office:value-type="float" office:value="3.2399">
            <text:p>3.24</text:p>
          </table:table-cell>
          <table:table-cell table:style-name="ce52" table:formula="of:=[.Q10]*100/[.B10]" office:value-type="float" office:value="7.83318665802733">
            <text:p>7.833186658</text:p>
          </table:table-cell>
          <table:table-cell office:value-type="float" office:value="38.5802">
            <text:p>38.5802</text:p>
          </table:table-cell>
          <table:table-cell table:formula="of:=ABS([.S10]-[.B10])" office:value-type="float" office:value="2.781">
            <text:p>2.781</text:p>
          </table:table-cell>
          <table:table-cell table:formula="of:=[.T10]*100/[.B10]" office:value-type="float" office:value="6.72369273618754">
            <text:p>6.7236927362</text:p>
          </table:table-cell>
        </table:table-row>
        <table:table-row table:style-name="ro1">
          <table:table-cell table:style-name="ce2" table:number-columns-repeated="3"/>
          <table:table-cell table:style-name="ce8"/>
          <table:table-cell table:style-name="ce2"/>
          <table:table-cell/>
          <table:table-cell table:style-name="ce4"/>
          <table:table-cell table:style-name="ce31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1" office:value-type="string">
            <text:p>Rejection </text:p>
          </table:table-cell>
          <table:table-cell table:style-name="ce1" office:value-type="string">
            <text:p>60% efficiency</text:p>
          </table:table-cell>
          <table:table-cell table:style-name="ce1"/>
          <table:table-cell table:style-name="ce9"/>
          <table:table-cell table:style-name="ce1"/>
          <table:table-cell/>
          <table:table-cell table:style-name="ce4"/>
          <table:table-cell table:style-name="ce31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pythia</text:p>
          </table:table-cell>
          <table:table-cell table:style-name="ce1" office:value-type="string">
            <text:p>pythia err</text:p>
          </table:table-cell>
          <table:table-cell table:style-name="ce9"/>
          <table:table-cell table:style-name="ce1" office:value-type="string">
            <text:p>Pileup 0-7</text:p>
          </table:table-cell>
          <table:table-cell table:style-name="ce19" office:value-type="string">
            <text:p>Pile-up 7-12 </text:p>
          </table:table-cell>
          <table:table-cell table:style-name="ce23" office:value-type="string">
            <text:p>Pile-up 12-20</text:p>
          </table:table-cell>
          <table:table-cell table:style-name="ce51" office:value-type="string">
            <text:p>Average Variance</text:p>
          </table:table-cell>
          <table:table-cell table:style-name="ce33" office:value-type="string">
            <text:p>Average variance %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52"/>
          <table:table-cell table:number-columns-repeated="3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5.41531">
            <text:p>5.41531</text:p>
          </table:table-cell>
          <table:table-cell table:style-name="ce2" office:value-type="float" office:value="0.18">
            <text:p>0.18</text:p>
          </table:table-cell>
          <table:table-cell table:style-name="ce8" table:formula="of:=[.C14]*100/[.B14]" office:value-type="float" office:value="3.32390943454761">
            <text:p>3.32390943</text:p>
          </table:table-cell>
          <table:table-cell table:style-name="ce2" office:value-type="float" office:value="5.35483">
            <text:p>5.35483</text:p>
          </table:table-cell>
          <table:table-cell office:value-type="float" office:value="5.07791">
            <text:p>5.07791</text:p>
          </table:table-cell>
          <table:table-cell table:style-name="ce4" office:value-type="float" office:value="5.11603">
            <text:p>5.12</text:p>
          </table:table-cell>
          <table:table-cell table:style-name="ce31" table:formula="of:=AVERAGE(ABS([.E14]-[.B14]);ABS([.F14]-[.B14]);ABS([.G14]-[.B14]))" office:value-type="float" office:value="0.232386666666666">
            <text:p>0.23</text:p>
          </table:table-cell>
          <table:table-cell table:style-name="ce33" table:formula="of:=[.H14]*100/[.B14]" office:value-type="float" office:value="4.29129018775779">
            <text:p>4.29</text:p>
          </table:table-cell>
          <table:table-cell table:style-name="ce4" office:value-type="float" office:value="5.75681">
            <text:p>5.76</text:p>
          </table:table-cell>
          <table:table-cell table:style-name="ce4" table:formula="of:=ABS([.J14]-[.B14])" office:value-type="float" office:value="0.3415">
            <text:p>0.34</text:p>
          </table:table-cell>
          <table:table-cell table:style-name="ce33" table:formula="of:=ABS([.J14]-[.B14])*100/[.B14]" office:value-type="float" office:value="6.30619484387782">
            <text:p>6.31</text:p>
          </table:table-cell>
          <table:table-cell table:style-name="ce4" office:value-type="float" office:value="4.38871">
            <text:p>4.39</text:p>
          </table:table-cell>
          <table:table-cell table:style-name="ce4" table:formula="of:=ABS([.M14]-[.B14])" office:value-type="float" office:value="1.0266">
            <text:p>1.03</text:p>
          </table:table-cell>
          <table:table-cell table:style-name="ce33" table:formula="of:=ABS([.M14]-[.B14])*100/[.B14]" office:value-type="float" office:value="18.9573634750365">
            <text:p>18.96</text:p>
          </table:table-cell>
          <table:table-cell table:style-name="ce4" office:value-type="float" office:value="5.24258">
            <text:p>5.24</text:p>
          </table:table-cell>
          <table:table-cell table:style-name="ce4" table:formula="of:=ABS([.P14]-[.B14])" office:value-type="float" office:value="0.17273">
            <text:p>0.17</text:p>
          </table:table-cell>
          <table:table-cell table:style-name="ce52" table:formula="of:=[.Q14]*100/[.B14]" office:value-type="float" office:value="3.18966042571893">
            <text:p>3.1896604257</text:p>
          </table:table-cell>
          <table:table-cell office:value-type="float" office:value="5.10134">
            <text:p>5.10134</text:p>
          </table:table-cell>
          <table:table-cell table:formula="of:=ABS([.S14]-[.B14])" office:value-type="float" office:value="0.313969999999999">
            <text:p>0.31397</text:p>
          </table:table-cell>
          <table:table-cell table:formula="of:=[.T14]*100/[.B14]" office:value-type="float" office:value="5.79782136202728">
            <text:p>5.797821362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7.29786">
            <text:p>7.29786</text:p>
          </table:table-cell>
          <table:table-cell table:style-name="ce2" office:value-type="float" office:value="0.29">
            <text:p>0.29</text:p>
          </table:table-cell>
          <table:table-cell table:style-name="ce8" table:formula="of:=[.C15]*100/[.B15]" office:value-type="float" office:value="3.9737676524351">
            <text:p>3.97376765</text:p>
          </table:table-cell>
          <table:table-cell table:style-name="ce2" office:value-type="float" office:value="7.48542">
            <text:p>7.48542</text:p>
          </table:table-cell>
          <table:table-cell office:value-type="float" office:value="7.10903">
            <text:p>7.10903</text:p>
          </table:table-cell>
          <table:table-cell table:style-name="ce4" office:value-type="float" office:value="7.04596">
            <text:p>7.05</text:p>
          </table:table-cell>
          <table:table-cell table:style-name="ce31" table:formula="of:=AVERAGE(ABS([.E15]-[.B15]);ABS([.F15]-[.B15]);ABS([.G15]-[.B15]))" office:value-type="float" office:value="0.20943">
            <text:p>0.21</text:p>
          </table:table-cell>
          <table:table-cell table:style-name="ce33" table:formula="of:=[.H15]*100/[.B15]" office:value-type="float" office:value="2.86974537741201">
            <text:p>2.87</text:p>
          </table:table-cell>
          <table:table-cell table:style-name="ce4" office:value-type="float" office:value="7.31095">
            <text:p>7.31</text:p>
          </table:table-cell>
          <table:table-cell table:style-name="ce4" table:formula="of:=ABS([.J15]-[.B15])" office:value-type="float" office:value="0.01309">
            <text:p>0.01</text:p>
          </table:table-cell>
          <table:table-cell table:style-name="ce33" table:formula="of:=ABS([.J15]-[.B15])*100/[.B15]" office:value-type="float" office:value="0.179367650242675">
            <text:p>0.18</text:p>
          </table:table-cell>
          <table:table-cell table:style-name="ce4" office:value-type="float" office:value="7.68833">
            <text:p>7.69</text:p>
          </table:table-cell>
          <table:table-cell table:style-name="ce4" table:formula="of:=ABS([.M15]-[.B15])" office:value-type="float" office:value="0.39047">
            <text:p>0.39</text:p>
          </table:table-cell>
          <table:table-cell table:style-name="ce33" table:formula="of:=ABS([.M15]-[.B15])*100/[.B15]" office:value-type="float" office:value="5.35047260429769">
            <text:p>5.35</text:p>
          </table:table-cell>
          <table:table-cell table:style-name="ce4" office:value-type="float" office:value="6.99741">
            <text:p>7.00</text:p>
          </table:table-cell>
          <table:table-cell table:style-name="ce4" table:formula="of:=ABS([.P15]-[.B15])" office:value-type="float" office:value="0.30045">
            <text:p>0.30</text:p>
          </table:table-cell>
          <table:table-cell table:style-name="ce52" table:formula="of:=[.Q15]*100/[.B15]" office:value-type="float" office:value="4.11696031439353">
            <text:p>4.1169603144</text:p>
          </table:table-cell>
          <table:table-cell office:value-type="float" office:value="6.23962">
            <text:p>6.23962</text:p>
          </table:table-cell>
          <table:table-cell table:formula="of:=ABS([.S15]-[.B15])" office:value-type="float" office:value="1.05824">
            <text:p>1.05824</text:p>
          </table:table-cell>
          <table:table-cell table:formula="of:=[.T15]*100/[.B15]" office:value-type="float" office:value="14.500689243148">
            <text:p>14.5006892431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9.41564">
            <text:p>9.41564</text:p>
          </table:table-cell>
          <table:table-cell table:style-name="ce2" office:value-type="float" office:value="0.41">
            <text:p>0.41</text:p>
          </table:table-cell>
          <table:table-cell table:style-name="ce8" table:formula="of:=[.C16]*100/[.B16]" office:value-type="float" office:value="4.35445705230871">
            <text:p>4.35445705</text:p>
          </table:table-cell>
          <table:table-cell table:style-name="ce2" office:value-type="float" office:value="8.7287">
            <text:p>8.7287</text:p>
          </table:table-cell>
          <table:table-cell office:value-type="float" office:value="9.58171">
            <text:p>9.58171</text:p>
          </table:table-cell>
          <table:table-cell table:style-name="ce4" office:value-type="float" office:value="10.9609">
            <text:p>10.96</text:p>
          </table:table-cell>
          <table:table-cell table:style-name="ce31" table:formula="of:=AVERAGE(ABS([.E16]-[.B16]);ABS([.F16]-[.B16]);ABS([.G16]-[.B16]))" office:value-type="float" office:value="0.799423333333333">
            <text:p>0.80</text:p>
          </table:table-cell>
          <table:table-cell table:style-name="ce33" table:formula="of:=[.H16]*100/[.B16]" office:value-type="float" office:value="8.4903770039353">
            <text:p>8.49</text:p>
          </table:table-cell>
          <table:table-cell table:style-name="ce4" office:value-type="float" office:value="9.50262">
            <text:p>9.50</text:p>
          </table:table-cell>
          <table:table-cell table:style-name="ce4" table:formula="of:=ABS([.J16]-[.B16])" office:value-type="float" office:value="0.0869800000000005">
            <text:p>0.09</text:p>
          </table:table-cell>
          <table:table-cell table:style-name="ce33" table:formula="of:=ABS([.J16]-[.B16])*100/[.B16]" office:value-type="float" office:value="0.923782132706863">
            <text:p>0.92</text:p>
          </table:table-cell>
          <table:table-cell table:style-name="ce4" office:value-type="float" office:value="8.87828">
            <text:p>8.88</text:p>
          </table:table-cell>
          <table:table-cell table:style-name="ce4" table:formula="of:=ABS([.M16]-[.B16])" office:value-type="float" office:value="0.53736">
            <text:p>0.54</text:p>
          </table:table-cell>
          <table:table-cell table:style-name="ce33" table:formula="of:=ABS([.M16]-[.B16])*100/[.B16]" office:value-type="float" office:value="5.70710010153319">
            <text:p>5.71</text:p>
          </table:table-cell>
          <table:table-cell table:style-name="ce4" office:value-type="float" office:value="9.12054">
            <text:p>9.12</text:p>
          </table:table-cell>
          <table:table-cell table:style-name="ce4" table:formula="of:=ABS([.P16]-[.B16])" office:value-type="float" office:value="0.2951">
            <text:p>0.30</text:p>
          </table:table-cell>
          <table:table-cell table:style-name="ce52" table:formula="of:=[.Q16]*100/[.B16]" office:value-type="float" office:value="3.13414701496658">
            <text:p>3.134147015</text:p>
          </table:table-cell>
          <table:table-cell office:value-type="float" office:value="8.74779">
            <text:p>8.74779</text:p>
          </table:table-cell>
          <table:table-cell table:formula="of:=ABS([.S16]-[.B16])" office:value-type="float" office:value="0.66785">
            <text:p>0.66785</text:p>
          </table:table-cell>
          <table:table-cell table:formula="of:=[.T16]*100/[.B16]" office:value-type="float" office:value="7.09298571313262">
            <text:p>7.0929857131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2.0328">
            <text:p>12.0328</text:p>
          </table:table-cell>
          <table:table-cell table:style-name="ce2" office:value-type="float" office:value="0.5">
            <text:p>0.5</text:p>
          </table:table-cell>
          <table:table-cell table:style-name="ce8" table:formula="of:=[.C17]*100/[.B17]" office:value-type="float" office:value="4.15530882255169">
            <text:p>4.15530882</text:p>
          </table:table-cell>
          <table:table-cell table:style-name="ce2" office:value-type="float" office:value="11.5249">
            <text:p>11.5249</text:p>
          </table:table-cell>
          <table:table-cell office:value-type="float" office:value="11.7289">
            <text:p>11.7289</text:p>
          </table:table-cell>
          <table:table-cell table:style-name="ce4" office:value-type="float" office:value="11.4664">
            <text:p>11.47</text:p>
          </table:table-cell>
          <table:table-cell table:style-name="ce31" table:formula="of:=AVERAGE(ABS([.E17]-[.B17]);ABS([.F17]-[.B17]);ABS([.G17]-[.B17]))" office:value-type="float" office:value="0.4594">
            <text:p>0.46</text:p>
          </table:table-cell>
          <table:table-cell table:style-name="ce33" table:formula="of:=[.H17]*100/[.B17]" office:value-type="float" office:value="3.81789774616049">
            <text:p>3.82</text:p>
          </table:table-cell>
          <table:table-cell table:style-name="ce4" office:value-type="float" office:value="10.4582">
            <text:p>10.46</text:p>
          </table:table-cell>
          <table:table-cell table:style-name="ce4" table:formula="of:=ABS([.J17]-[.B17])" office:value-type="float" office:value="1.5746">
            <text:p>1.57</text:p>
          </table:table-cell>
          <table:table-cell table:style-name="ce33" table:formula="of:=ABS([.J17]-[.B17])*100/[.B17]" office:value-type="float" office:value="13.0858985439798">
            <text:p>13.09</text:p>
          </table:table-cell>
          <table:table-cell table:style-name="ce4" office:value-type="float" office:value="10.9917">
            <text:p>10.99</text:p>
          </table:table-cell>
          <table:table-cell table:style-name="ce4" table:formula="of:=ABS([.M17]-[.B17])" office:value-type="float" office:value="1.0411">
            <text:p>1.04</text:p>
          </table:table-cell>
          <table:table-cell table:style-name="ce33" table:formula="of:=ABS([.M17]-[.B17])*100/[.B17]" office:value-type="float" office:value="8.65218403031713">
            <text:p>8.65</text:p>
          </table:table-cell>
          <table:table-cell table:style-name="ce4" office:value-type="float" office:value="11.507">
            <text:p>11.51</text:p>
          </table:table-cell>
          <table:table-cell table:style-name="ce4" table:formula="of:=ABS([.P17]-[.B17])" office:value-type="float" office:value="0.5258">
            <text:p>0.53</text:p>
          </table:table-cell>
          <table:table-cell table:style-name="ce52" table:formula="of:=[.Q17]*100/[.B17]" office:value-type="float" office:value="4.36972275779536">
            <text:p>4.3697227578</text:p>
          </table:table-cell>
          <table:table-cell office:value-type="float" office:value="11.2379">
            <text:p>11.2379</text:p>
          </table:table-cell>
          <table:table-cell table:formula="of:=ABS([.S17]-[.B17])" office:value-type="float" office:value="0.7949">
            <text:p>0.7949</text:p>
          </table:table-cell>
          <table:table-cell table:formula="of:=[.T17]*100/[.B17]" office:value-type="float" office:value="6.60610996609268">
            <text:p>6.6061099661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2" office:value-type="float" office:value="13.947">
            <text:p>13.947</text:p>
          </table:table-cell>
          <table:table-cell table:style-name="ce2" office:value-type="float" office:value="0.79">
            <text:p>0.79</text:p>
          </table:table-cell>
          <table:table-cell table:style-name="ce8" table:formula="of:=[.C18]*100/[.B18]" office:value-type="float" office:value="5.66430056643006">
            <text:p>5.66430057</text:p>
          </table:table-cell>
          <table:table-cell table:style-name="ce2" office:value-type="float" office:value="13.426">
            <text:p>13.426</text:p>
          </table:table-cell>
          <table:table-cell office:value-type="float" office:value="13.9415">
            <text:p>13.9415</text:p>
          </table:table-cell>
          <table:table-cell table:style-name="ce4" office:value-type="float" office:value="13.1088">
            <text:p>13.11</text:p>
          </table:table-cell>
          <table:table-cell table:style-name="ce31" table:formula="of:=AVERAGE(ABS([.E18]-[.B18]);ABS([.F18]-[.B18]);ABS([.G18]-[.B18]))" office:value-type="float" office:value="0.454899999999999">
            <text:p>0.45</text:p>
          </table:table-cell>
          <table:table-cell table:style-name="ce33" table:formula="of:=[.H18]*100/[.B18]" office:value-type="float" office:value="3.26163332616333">
            <text:p>3.26</text:p>
          </table:table-cell>
          <table:table-cell table:style-name="ce4" office:value-type="float" office:value="12.3676">
            <text:p>12.37</text:p>
          </table:table-cell>
          <table:table-cell table:style-name="ce4" table:formula="of:=ABS([.J18]-[.B18])" office:value-type="float" office:value="1.5794">
            <text:p>1.58</text:p>
          </table:table-cell>
          <table:table-cell table:style-name="ce33" table:formula="of:=ABS([.J18]-[.B18])*100/[.B18]" office:value-type="float" office:value="11.3242991324299">
            <text:p>11.32</text:p>
          </table:table-cell>
          <table:table-cell table:style-name="ce4" office:value-type="float" office:value="16.9941">
            <text:p>16.99</text:p>
          </table:table-cell>
          <table:table-cell table:style-name="ce4" table:formula="of:=ABS([.M18]-[.B18])" office:value-type="float" office:value="3.0471">
            <text:p>3.05</text:p>
          </table:table-cell>
          <table:table-cell table:style-name="ce33" table:formula="of:=ABS([.M18]-[.B18])*100/[.B18]" office:value-type="float" office:value="21.8477091847709">
            <text:p>21.85</text:p>
          </table:table-cell>
          <table:table-cell table:style-name="ce4" office:value-type="float" office:value="13.5994">
            <text:p>13.60</text:p>
          </table:table-cell>
          <table:table-cell table:style-name="ce4" table:formula="of:=ABS([.P18]-[.B18])" office:value-type="float" office:value="0.3476">
            <text:p>0.35</text:p>
          </table:table-cell>
          <table:table-cell table:style-name="ce52" table:formula="of:=[.Q18]*100/[.B18]" office:value-type="float" office:value="2.49229224922922">
            <text:p>2.4922922492</text:p>
          </table:table-cell>
          <table:table-cell office:value-type="float" office:value="12.1804">
            <text:p>12.1804</text:p>
          </table:table-cell>
          <table:table-cell table:formula="of:=ABS([.S18]-[.B18])" office:value-type="float" office:value="1.7666">
            <text:p>1.7666</text:p>
          </table:table-cell>
          <table:table-cell table:formula="of:=[.T18]*100/[.B18]" office:value-type="float" office:value="12.6665232666523">
            <text:p>12.6665232667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2" office:value-type="float" office:value="15.5728">
            <text:p>15.5728</text:p>
          </table:table-cell>
          <table:table-cell table:style-name="ce2" office:value-type="float" office:value="0.94">
            <text:p>0.94</text:p>
          </table:table-cell>
          <table:table-cell table:style-name="ce8" table:formula="of:=[.C19]*100/[.B19]" office:value-type="float" office:value="6.03616562211035">
            <text:p>6.03616562</text:p>
          </table:table-cell>
          <table:table-cell table:style-name="ce2" office:value-type="float" office:value="14.9393">
            <text:p>14.9393</text:p>
          </table:table-cell>
          <table:table-cell office:value-type="float" office:value="13.1819">
            <text:p>13.1819</text:p>
          </table:table-cell>
          <table:table-cell table:style-name="ce4" office:value-type="float" office:value="18.9913">
            <text:p>18.99</text:p>
          </table:table-cell>
          <table:table-cell table:style-name="ce31" table:formula="of:=AVERAGE(ABS([.E19]-[.B19]);ABS([.F19]-[.B19]);ABS([.G19]-[.B19]))" office:value-type="float" office:value="2.14763333333333">
            <text:p>2.15</text:p>
          </table:table-cell>
          <table:table-cell table:style-name="ce35" table:formula="of:=[.H19]*100/[.B19]" office:value-type="float" office:value="13.7909260591116">
            <text:p>13.79</text:p>
          </table:table-cell>
          <table:table-cell table:style-name="ce4" office:value-type="float" office:value="11.0109">
            <text:p>11.01</text:p>
          </table:table-cell>
          <table:table-cell table:style-name="ce4" table:formula="of:=ABS([.J19]-[.B19])" office:value-type="float" office:value="4.5619">
            <text:p>4.56</text:p>
          </table:table-cell>
          <table:table-cell table:style-name="ce33" table:formula="of:=ABS([.J19]-[.B19])*100/[.B19]" office:value-type="float" office:value="29.2940254803247">
            <text:p>29.29</text:p>
          </table:table-cell>
          <table:table-cell table:style-name="ce4" office:value-type="float" office:value="24.9275">
            <text:p>24.93</text:p>
          </table:table-cell>
          <table:table-cell table:style-name="ce4" table:formula="of:=ABS([.M19]-[.B19])" office:value-type="float" office:value="9.3547">
            <text:p>9.35</text:p>
          </table:table-cell>
          <table:table-cell table:style-name="ce35" table:formula="of:=ABS([.M19]-[.B19])*100/[.B19]" office:value-type="float" office:value="60.07076440974">
            <text:p>60.07</text:p>
          </table:table-cell>
          <table:table-cell table:style-name="ce4" office:value-type="float" office:value="14.4942">
            <text:p>14.49</text:p>
          </table:table-cell>
          <table:table-cell table:style-name="ce4" table:formula="of:=ABS([.P19]-[.B19])" office:value-type="float" office:value="1.0786">
            <text:p>1.08</text:p>
          </table:table-cell>
          <table:table-cell table:style-name="ce52" table:formula="of:=[.Q19]*100/[.B19]" office:value-type="float" office:value="6.92617897873216">
            <text:p>6.9261789787</text:p>
          </table:table-cell>
          <table:table-cell office:value-type="float" office:value="13.9912">
            <text:p>13.9912</text:p>
          </table:table-cell>
          <table:table-cell table:formula="of:=ABS([.S19]-[.B19])" office:value-type="float" office:value="1.5816">
            <text:p>1.5816</text:p>
          </table:table-cell>
          <table:table-cell table:formula="of:=[.T19]*100/[.B19]" office:value-type="float" office:value="10.1561697318401">
            <text:p>10.1561697318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2" office:value-type="float" office:value="18.6828">
            <text:p>18.6828</text:p>
          </table:table-cell>
          <table:table-cell table:style-name="ce2" office:value-type="float" office:value="1.1">
            <text:p>1.1</text:p>
          </table:table-cell>
          <table:table-cell table:style-name="ce8" table:formula="of:=[.C20]*100/[.B20]" office:value-type="float" office:value="5.88776842871518">
            <text:p>5.88776843</text:p>
          </table:table-cell>
          <table:table-cell table:style-name="ce2" office:value-type="float" office:value="15.9894">
            <text:p>15.9894</text:p>
          </table:table-cell>
          <table:table-cell office:value-type="float" office:value="18.3983">
            <text:p>18.3983</text:p>
          </table:table-cell>
          <table:table-cell table:style-name="ce4" office:value-type="float" office:value="18.8915">
            <text:p>18.89</text:p>
          </table:table-cell>
          <table:table-cell table:style-name="ce31" table:formula="of:=AVERAGE(ABS([.E20]-[.B20]);ABS([.F20]-[.B20]);ABS([.G20]-[.B20]))" office:value-type="float" office:value="1.0622">
            <text:p>1.06</text:p>
          </table:table-cell>
          <table:table-cell table:style-name="ce33" table:formula="of:=[.H20]*100/[.B20]" office:value-type="float" office:value="5.68544329543752">
            <text:p>5.69</text:p>
          </table:table-cell>
          <table:table-cell table:style-name="ce4" office:value-type="float" office:value="13.4395">
            <text:p>13.44</text:p>
          </table:table-cell>
          <table:table-cell table:style-name="ce4" table:formula="of:=ABS([.J20]-[.B20])" office:value-type="float" office:value="5.2433">
            <text:p>5.24</text:p>
          </table:table-cell>
          <table:table-cell table:style-name="ce33" table:formula="of:=ABS([.J20]-[.B20])*100/[.B20]" office:value-type="float" office:value="28.0648510929839">
            <text:p>28.06</text:p>
          </table:table-cell>
          <table:table-cell table:style-name="ce4" office:value-type="float" office:value="22.7315">
            <text:p>22.73</text:p>
          </table:table-cell>
          <table:table-cell table:style-name="ce4" table:formula="of:=ABS([.M20]-[.B20])" office:value-type="float" office:value="4.0487">
            <text:p>4.05</text:p>
          </table:table-cell>
          <table:table-cell table:style-name="ce33" table:formula="of:=ABS([.M20]-[.B20])*100/[.B20]" office:value-type="float" office:value="21.6707345793992">
            <text:p>21.67</text:p>
          </table:table-cell>
          <table:table-cell table:style-name="ce4" office:value-type="float" office:value="17.8309">
            <text:p>17.83</text:p>
          </table:table-cell>
          <table:table-cell table:style-name="ce4" table:formula="of:=ABS([.P20]-[.B20])" office:value-type="float" office:value="0.851900000000001">
            <text:p>0.85</text:p>
          </table:table-cell>
          <table:table-cell table:style-name="ce52" table:formula="of:=[.Q20]*100/[.B20]" office:value-type="float" office:value="4.55980902220224">
            <text:p>4.5598090222</text:p>
          </table:table-cell>
          <table:table-cell office:value-type="float" office:value="16.1269">
            <text:p>16.1269</text:p>
          </table:table-cell>
          <table:table-cell table:formula="of:=ABS([.S20]-[.B20])" office:value-type="float" office:value="2.5559">
            <text:p>2.5559</text:p>
          </table:table-cell>
          <table:table-cell table:formula="of:=[.T20]*100/[.B20]" office:value-type="float" office:value="13.6804975699574">
            <text:p>13.68049757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2" office:value-type="float" office:value="17.8064">
            <text:p>17.8064</text:p>
          </table:table-cell>
          <table:table-cell table:style-name="ce2" office:value-type="float" office:value="1.9">
            <text:p>1.9</text:p>
          </table:table-cell>
          <table:table-cell table:style-name="ce8" table:formula="of:=[.C21]*100/[.B21]" office:value-type="float" office:value="10.6703207835385">
            <text:p>10.67032078</text:p>
          </table:table-cell>
          <table:table-cell table:style-name="ce2" office:value-type="float" office:value="18.8789">
            <text:p>18.8789</text:p>
          </table:table-cell>
          <table:table-cell office:value-type="float" office:value="15.0617">
            <text:p>15.0617</text:p>
          </table:table-cell>
          <table:table-cell table:style-name="ce4" office:value-type="float" office:value="16.734">
            <text:p>16.73</text:p>
          </table:table-cell>
          <table:table-cell table:style-name="ce31" table:formula="of:=AVERAGE(ABS([.E21]-[.B21]);ABS([.F21]-[.B21]);ABS([.G21]-[.B21]))" office:value-type="float" office:value="1.62986666666667">
            <text:p>1.63</text:p>
          </table:table-cell>
          <table:table-cell table:style-name="ce33" table:formula="of:=[.H21]*100/[.B21]" office:value-type="float" office:value="9.15326324617366">
            <text:p>9.15</text:p>
          </table:table-cell>
          <table:table-cell table:style-name="ce4" office:value-type="float" office:value="10.9891">
            <text:p>10.99</text:p>
          </table:table-cell>
          <table:table-cell table:style-name="ce4" table:formula="of:=ABS([.J21]-[.B21])" office:value-type="float" office:value="6.8173">
            <text:p>6.82</text:p>
          </table:table-cell>
          <table:table-cell table:style-name="ce33" table:formula="of:=ABS([.J21]-[.B21])*100/[.B21]" office:value-type="float" office:value="38.2856725671669">
            <text:p>38.29</text:p>
          </table:table-cell>
          <table:table-cell table:style-name="ce4" office:value-type="float" office:value="19.2379">
            <text:p>19.24</text:p>
          </table:table-cell>
          <table:table-cell table:style-name="ce4" table:formula="of:=ABS([.M21]-[.B21])" office:value-type="float" office:value="1.4315">
            <text:p>1.43</text:p>
          </table:table-cell>
          <table:table-cell table:style-name="ce33" table:formula="of:=ABS([.M21]-[.B21])*100/[.B21]" office:value-type="float" office:value="8.03924431665019">
            <text:p>8.04</text:p>
          </table:table-cell>
          <table:table-cell table:style-name="ce4" office:value-type="float" office:value="17.5693">
            <text:p>17.57</text:p>
          </table:table-cell>
          <table:table-cell table:style-name="ce4" table:formula="of:=ABS([.P21]-[.B21])" office:value-type="float" office:value="0.237100000000002">
            <text:p>0.24</text:p>
          </table:table-cell>
          <table:table-cell table:style-name="ce52" table:formula="of:=[.Q21]*100/[.B21]" office:value-type="float" office:value="1.33154371461947">
            <text:p>1.3315437146</text:p>
          </table:table-cell>
          <table:table-cell office:value-type="float" office:value="18.3391">
            <text:p>18.3391</text:p>
          </table:table-cell>
          <table:table-cell table:formula="of:=ABS([.S21]-[.B21])" office:value-type="float" office:value="0.532699999999998">
            <text:p>0.5327</text:p>
          </table:table-cell>
          <table:table-cell table:formula="of:=[.T21]*100/[.B21]" office:value-type="float" office:value="2.99162099020576">
            <text:p>2.9916209902</text:p>
          </table:table-cell>
        </table:table-row>
        <table:table-row table:style-name="ro1">
          <table:table-cell table:style-name="ce2" table:number-columns-repeated="3"/>
          <table:table-cell table:style-name="ce10"/>
          <table:table-cell table:style-name="ce2"/>
          <table:table-cell table:number-columns-repeated="16"/>
        </table:table-row>
        <table:table-row table:style-name="ro1" table:number-rows-repeated="17">
          <table:table-cell table:number-columns-repeated="21"/>
        </table:table-row>
        <table:table-row table:style-name="ro1">
          <table:table-cell table:number-columns-repeated="6"/>
          <table:table-cell office:value-type="string">
            <text:p>f</text:p>
          </table:table-cell>
          <table:table-cell table:number-columns-repeated="14"/>
        </table:table-row>
        <table:table-row table:style-name="ro1" table:number-rows-repeated="104853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3" number:min-integer-digits="1"/>
    </number:number-style>
    <number:number-style style:name="N129">
      <number:number number:decimal-places="12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6" number:min-integer-digits="1"/>
    </number:number-style>
    <number:number-style style:name="N135">
      <number:number number:decimal-places="17" number:min-integer-digits="1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2-03-07T21:24:47</meta:creation-date>
    <dc:date>2012-10-23T12:00:37</dc:date>
    <dc:creator>Lau </dc:creator>
    <meta:editing-duration>P1DT1M1S</meta:editing-duration>
    <meta:editing-cycles>44</meta:editing-cycles>
    <meta:generator>LibreOffice/3.5$Linux_x86 LibreOffice_project/350m1$Build-2</meta:generator>
    <meta:document-statistic meta:table-count="4" meta:cell-count="2726" meta:object-count="0"/>
  </office:meta>
</office:document-meta>
</file>